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f, logger</text:p>
          </table:table-cell>
          <table:table-cell table:number-columns-repeated="11"/>
        </table:table-row>
        <table:table-row table:style-name="ro1">
          <table:table-cell office:value-type="float" office:value="1427749381.20168" calcext:value-type="float">
            <text:p>1427749381.20168</text:p>
          </table:table-cell>
          <table:table-cell office:value-type="float" office:value="1427749451.51416" calcext:value-type="float">
            <text:p>1427749451.51416</text:p>
          </table:table-cell>
          <table:table-cell table:number-columns-repeated="6"/>
          <table:table-cell table:formula="of:=MAX([.B2];[.D2];[.G2])-MAX([.A2];[.C2];[.E2])" office:value-type="float" office:value="70.3124799728394" calcext:value-type="float">
            <text:p>70.3124799728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formula="of:=AVERAGE([.J2:.J600])" office:value-type="float" office:value="1.17401010656357" calcext:value-type="float">
            <text:p>1.1740101066</text:p>
          </table:table-cell>
        </table:table-row>
        <table:table-row table:style-name="ro1">
          <table:table-cell table:number-columns-repeated="2"/>
          <table:table-cell office:value-type="float" office:value="1427749381.20168" calcext:value-type="float">
            <text:p>1427749381.20168</text:p>
          </table:table-cell>
          <table:table-cell office:value-type="float" office:value="1427749382.50457" calcext:value-type="float">
            <text:p>1427749382.50457</text:p>
          </table:table-cell>
          <table:table-cell table:number-columns-repeated="4"/>
          <table:table-cell table:formula="of:=MAX([.B3];[.D3];[.G3])-MAX([.A3];[.C3];[.E3])" office:value-type="float" office:value="1.30289006233215" calcext:value-type="float">
            <text:p>1.3028900623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169" calcext:value-type="float">
            <text:p>1427749381.20169</text:p>
          </table:table-cell>
          <table:table-cell office:value-type="float" office:value="1427749382.12586" calcext:value-type="float">
            <text:p>1427749382.12586</text:p>
          </table:table-cell>
          <table:table-cell office:value-type="float" office:value="1427749382.2135" calcext:value-type="float">
            <text:p>1427749382.2135</text:p>
          </table:table-cell>
          <table:table-cell/>
          <table:table-cell table:formula="of:=MAX([.B4];[.D4];[.G4])-MAX([.A4];[.C4];[.E4])" office:value-type="float" office:value="1.0118100643158" calcext:value-type="float">
            <text:p>1.0118100643</text:p>
          </table:table-cell>
          <table:table-cell table:formula="of:=IF(ISBLANK([.E4]);&quot;&quot;;[.I4])" office:value-type="float" office:value="1.0118100643158" calcext:value-type="float">
            <text:p>1.0118100643</text:p>
          </table:table-cell>
          <table:table-cell table:formula="of:=IF(OR(ISBLANK([.E4]);[.I4]&lt;=0);&quot;&quot;;[.I4])" office:value-type="float" office:value="1.0118100643158" calcext:value-type="float">
            <text:p>1.01181006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29" calcext:value-type="float">
            <text:p>1427749381.2029</text:p>
          </table:table-cell>
          <table:table-cell office:value-type="float" office:value="1427749381.85693" calcext:value-type="float">
            <text:p>1427749381.85693</text:p>
          </table:table-cell>
          <table:table-cell office:value-type="float" office:value="1427749382.38319" calcext:value-type="float">
            <text:p>1427749382.38319</text:p>
          </table:table-cell>
          <table:table-cell/>
          <table:table-cell table:formula="of:=MAX([.B5];[.D5];[.G5])-MAX([.A5];[.C5];[.E5])" office:value-type="float" office:value="1.18028998374939" calcext:value-type="float">
            <text:p>1.1802899837</text:p>
          </table:table-cell>
          <table:table-cell table:formula="of:=IF(ISBLANK([.E5]);&quot;&quot;;[.I5])" office:value-type="float" office:value="1.18028998374939" calcext:value-type="float">
            <text:p>1.1802899837</text:p>
          </table:table-cell>
          <table:table-cell table:formula="of:=IF(OR(ISBLANK([.E5]);[.I5]&lt;=0);&quot;&quot;;[.I5])" office:value-type="float" office:value="1.18028998374939" calcext:value-type="float">
            <text:p>1.18028998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373" calcext:value-type="float">
            <text:p>1427749381.20373</text:p>
          </table:table-cell>
          <table:table-cell office:value-type="float" office:value="1427749381.85687" calcext:value-type="float">
            <text:p>1427749381.85687</text:p>
          </table:table-cell>
          <table:table-cell office:value-type="float" office:value="1427749382.38316" calcext:value-type="float">
            <text:p>1427749382.38316</text:p>
          </table:table-cell>
          <table:table-cell/>
          <table:table-cell table:formula="of:=MAX([.B6];[.D6];[.G6])-MAX([.A6];[.C6];[.E6])" office:value-type="float" office:value="1.17943000793457" calcext:value-type="float">
            <text:p>1.1794300079</text:p>
          </table:table-cell>
          <table:table-cell table:formula="of:=IF(ISBLANK([.E6]);&quot;&quot;;[.I6])" office:value-type="float" office:value="1.17943000793457" calcext:value-type="float">
            <text:p>1.1794300079</text:p>
          </table:table-cell>
          <table:table-cell table:formula="of:=IF(OR(ISBLANK([.E6]);[.I6]&lt;=0);&quot;&quot;;[.I6])" office:value-type="float" office:value="1.17943000793457" calcext:value-type="float">
            <text:p>1.17943000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423" calcext:value-type="float">
            <text:p>1427749381.20423</text:p>
          </table:table-cell>
          <table:table-cell office:value-type="float" office:value="1427749382.38299" calcext:value-type="float">
            <text:p>1427749382.38299</text:p>
          </table:table-cell>
          <table:table-cell office:value-type="float" office:value="1427749382.42742" calcext:value-type="float">
            <text:p>1427749382.42742</text:p>
          </table:table-cell>
          <table:table-cell/>
          <table:table-cell table:formula="of:=MAX([.B7];[.D7];[.G7])-MAX([.A7];[.C7];[.E7])" office:value-type="float" office:value="1.22318983078003" calcext:value-type="float">
            <text:p>1.2231898308</text:p>
          </table:table-cell>
          <table:table-cell table:formula="of:=IF(ISBLANK([.E7]);&quot;&quot;;[.I7])" office:value-type="float" office:value="1.22318983078003" calcext:value-type="float">
            <text:p>1.2231898308</text:p>
          </table:table-cell>
          <table:table-cell table:formula="of:=IF(OR(ISBLANK([.E7]);[.I7]&lt;=0);&quot;&quot;;[.I7])" office:value-type="float" office:value="1.22318983078003" calcext:value-type="float">
            <text:p>1.22318983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473" calcext:value-type="float">
            <text:p>1427749381.20473</text:p>
          </table:table-cell>
          <table:table-cell office:value-type="float" office:value="1427749381.85748" calcext:value-type="float">
            <text:p>1427749381.85748</text:p>
          </table:table-cell>
          <table:table-cell office:value-type="float" office:value="1427749382.38293" calcext:value-type="float">
            <text:p>1427749382.38293</text:p>
          </table:table-cell>
          <table:table-cell/>
          <table:table-cell table:formula="of:=MAX([.B8];[.D8];[.G8])-MAX([.A8];[.C8];[.E8])" office:value-type="float" office:value="1.17820000648499" calcext:value-type="float">
            <text:p>1.1782000065</text:p>
          </table:table-cell>
          <table:table-cell table:formula="of:=IF(ISBLANK([.E8]);&quot;&quot;;[.I8])" office:value-type="float" office:value="1.17820000648499" calcext:value-type="float">
            <text:p>1.1782000065</text:p>
          </table:table-cell>
          <table:table-cell table:formula="of:=IF(OR(ISBLANK([.E8]);[.I8]&lt;=0);&quot;&quot;;[.I8])" office:value-type="float" office:value="1.17820000648499" calcext:value-type="float">
            <text:p>1.17820000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522" calcext:value-type="float">
            <text:p>1427749381.20522</text:p>
          </table:table-cell>
          <table:table-cell office:value-type="float" office:value="1427749382.38313" calcext:value-type="float">
            <text:p>1427749382.38313</text:p>
          </table:table-cell>
          <table:table-cell office:value-type="float" office:value="1427749382.42347" calcext:value-type="float">
            <text:p>1427749382.42347</text:p>
          </table:table-cell>
          <table:table-cell/>
          <table:table-cell table:formula="of:=MAX([.B9];[.D9];[.G9])-MAX([.A9];[.C9];[.E9])" office:value-type="float" office:value="1.21825003623962" calcext:value-type="float">
            <text:p>1.2182500362</text:p>
          </table:table-cell>
          <table:table-cell table:formula="of:=IF(ISBLANK([.E9]);&quot;&quot;;[.I9])" office:value-type="float" office:value="1.21825003623962" calcext:value-type="float">
            <text:p>1.2182500362</text:p>
          </table:table-cell>
          <table:table-cell table:formula="of:=IF(OR(ISBLANK([.E9]);[.I9]&lt;=0);&quot;&quot;;[.I9])" office:value-type="float" office:value="1.21825003623962" calcext:value-type="float">
            <text:p>1.21825003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569" calcext:value-type="float">
            <text:p>1427749381.20569</text:p>
          </table:table-cell>
          <table:table-cell office:value-type="float" office:value="1427749382.03808" calcext:value-type="float">
            <text:p>1427749382.03808</text:p>
          </table:table-cell>
          <table:table-cell office:value-type="float" office:value="1427749382.12591" calcext:value-type="float">
            <text:p>1427749382.12591</text:p>
          </table:table-cell>
          <table:table-cell/>
          <table:table-cell table:formula="of:=MAX([.B10];[.D10];[.G10])-MAX([.A10];[.C10];[.E10])" office:value-type="float" office:value="0.920220136642456" calcext:value-type="float">
            <text:p>0.9202201366</text:p>
          </table:table-cell>
          <table:table-cell table:formula="of:=IF(ISBLANK([.E10]);&quot;&quot;;[.I10])" office:value-type="float" office:value="0.920220136642456" calcext:value-type="float">
            <text:p>0.9202201366</text:p>
          </table:table-cell>
          <table:table-cell table:formula="of:=IF(OR(ISBLANK([.E10]);[.I10]&lt;=0);&quot;&quot;;[.I10])" office:value-type="float" office:value="0.920220136642456" calcext:value-type="float">
            <text:p>0.9202201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621" calcext:value-type="float">
            <text:p>1427749381.20621</text:p>
          </table:table-cell>
          <table:table-cell office:value-type="float" office:value="1427749382.47172" calcext:value-type="float">
            <text:p>1427749382.47172</text:p>
          </table:table-cell>
          <table:table-cell office:value-type="float" office:value="1427749382.50456" calcext:value-type="float">
            <text:p>1427749382.50456</text:p>
          </table:table-cell>
          <table:table-cell/>
          <table:table-cell table:formula="of:=MAX([.B11];[.D11];[.G11])-MAX([.A11];[.C11];[.E11])" office:value-type="float" office:value="1.2983500957489" calcext:value-type="float">
            <text:p>1.2983500957</text:p>
          </table:table-cell>
          <table:table-cell table:formula="of:=IF(ISBLANK([.E11]);&quot;&quot;;[.I11])" office:value-type="float" office:value="1.2983500957489" calcext:value-type="float">
            <text:p>1.2983500957</text:p>
          </table:table-cell>
          <table:table-cell table:formula="of:=IF(OR(ISBLANK([.E11]);[.I11]&lt;=0);&quot;&quot;;[.I11])" office:value-type="float" office:value="1.2983500957489" calcext:value-type="float">
            <text:p>1.2983500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676" calcext:value-type="float">
            <text:p>1427749381.20676</text:p>
          </table:table-cell>
          <table:table-cell office:value-type="float" office:value="1427749382.21346" calcext:value-type="float">
            <text:p>1427749382.21346</text:p>
          </table:table-cell>
          <table:table-cell office:value-type="float" office:value="1427749382.29318" calcext:value-type="float">
            <text:p>1427749382.29318</text:p>
          </table:table-cell>
          <table:table-cell/>
          <table:table-cell table:formula="of:=MAX([.B12];[.D12];[.G12])-MAX([.A12];[.C12];[.E12])" office:value-type="float" office:value="1.0864200592041" calcext:value-type="float">
            <text:p>1.0864200592</text:p>
          </table:table-cell>
          <table:table-cell table:formula="of:=IF(ISBLANK([.E12]);&quot;&quot;;[.I12])" office:value-type="float" office:value="1.0864200592041" calcext:value-type="float">
            <text:p>1.0864200592</text:p>
          </table:table-cell>
          <table:table-cell table:formula="of:=IF(OR(ISBLANK([.E12]);[.I12]&lt;=0);&quot;&quot;;[.I12])" office:value-type="float" office:value="1.0864200592041" calcext:value-type="float">
            <text:p>1.0864200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1.20723" calcext:value-type="float">
            <text:p>1427749381.20723</text:p>
          </table:table-cell>
          <table:table-cell office:value-type="float" office:value="1427749382.29313" calcext:value-type="float">
            <text:p>1427749382.29313</text:p>
          </table:table-cell>
          <table:table-cell office:value-type="float" office:value="1427749382.38303" calcext:value-type="float">
            <text:p>1427749382.38303</text:p>
          </table:table-cell>
          <table:table-cell/>
          <table:table-cell table:formula="of:=MAX([.B13];[.D13];[.G13])-MAX([.A13];[.C13];[.E13])" office:value-type="float" office:value="1.17579984664917" calcext:value-type="float">
            <text:p>1.1757998466</text:p>
          </table:table-cell>
          <table:table-cell table:formula="of:=IF(ISBLANK([.E13]);&quot;&quot;;[.I13])" office:value-type="float" office:value="1.17579984664917" calcext:value-type="float">
            <text:p>1.1757998466</text:p>
          </table:table-cell>
          <table:table-cell table:formula="of:=IF(OR(ISBLANK([.E13]);[.I13]&lt;=0);&quot;&quot;;[.I13])" office:value-type="float" office:value="1.17579984664917" calcext:value-type="float">
            <text:p>1.17579984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2.50458" calcext:value-type="float">
            <text:p>1427749382.50458</text:p>
          </table:table-cell>
          <table:table-cell office:value-type="float" office:value="1427749383.88041" calcext:value-type="float">
            <text:p>1427749383.88041</text:p>
          </table:table-cell>
          <table:table-cell table:number-columns-repeated="4"/>
          <table:table-cell table:formula="of:=MAX([.B14];[.D14];[.G14])-MAX([.A14];[.C14];[.E14])" office:value-type="float" office:value="1.37582993507385" calcext:value-type="float">
            <text:p>1.3758299351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0458" calcext:value-type="float">
            <text:p>1427749382.50458</text:p>
          </table:table-cell>
          <table:table-cell office:value-type="float" office:value="1427749383.76488" calcext:value-type="float">
            <text:p>1427749383.76488</text:p>
          </table:table-cell>
          <table:table-cell office:value-type="float" office:value="1427749383.79771" calcext:value-type="float">
            <text:p>1427749383.79771</text:p>
          </table:table-cell>
          <table:table-cell/>
          <table:table-cell table:formula="of:=MAX([.B15];[.D15];[.G15])-MAX([.A15];[.C15];[.E15])" office:value-type="float" office:value="1.29312992095947" calcext:value-type="float">
            <text:p>1.293129921</text:p>
          </table:table-cell>
          <table:table-cell table:formula="of:=IF(ISBLANK([.E15]);&quot;&quot;;[.I15])" office:value-type="float" office:value="1.29312992095947" calcext:value-type="float">
            <text:p>1.293129921</text:p>
          </table:table-cell>
          <table:table-cell table:formula="of:=IF(OR(ISBLANK([.E15]);[.I15]&lt;=0);&quot;&quot;;[.I15])" office:value-type="float" office:value="1.29312992095947" calcext:value-type="float">
            <text:p>1.2931299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0697" calcext:value-type="float">
            <text:p>1427749382.50697</text:p>
          </table:table-cell>
          <table:table-cell office:value-type="float" office:value="1427749383.84864" calcext:value-type="float">
            <text:p>1427749383.84864</text:p>
          </table:table-cell>
          <table:table-cell office:value-type="float" office:value="1427749383.8804" calcext:value-type="float">
            <text:p>1427749383.8804</text:p>
          </table:table-cell>
          <table:table-cell/>
          <table:table-cell table:formula="of:=MAX([.B16];[.D16];[.G16])-MAX([.A16];[.C16];[.E16])" office:value-type="float" office:value="1.37343001365662" calcext:value-type="float">
            <text:p>1.3734300137</text:p>
          </table:table-cell>
          <table:table-cell table:formula="of:=IF(ISBLANK([.E16]);&quot;&quot;;[.I16])" office:value-type="float" office:value="1.37343001365662" calcext:value-type="float">
            <text:p>1.3734300137</text:p>
          </table:table-cell>
          <table:table-cell table:formula="of:=IF(OR(ISBLANK([.E16]);[.I16]&lt;=0);&quot;&quot;;[.I16])" office:value-type="float" office:value="1.37343001365662" calcext:value-type="float">
            <text:p>1.3734300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0941" calcext:value-type="float">
            <text:p>1427749382.50941</text:p>
          </table:table-cell>
          <table:table-cell office:value-type="float" office:value="1427749383.76511" calcext:value-type="float">
            <text:p>1427749383.76511</text:p>
          </table:table-cell>
          <table:table-cell office:value-type="float" office:value="1427749383.79774" calcext:value-type="float">
            <text:p>1427749383.79774</text:p>
          </table:table-cell>
          <table:table-cell/>
          <table:table-cell table:formula="of:=MAX([.B17];[.D17];[.G17])-MAX([.A17];[.C17];[.E17])" office:value-type="float" office:value="1.288330078125" calcext:value-type="float">
            <text:p>1.2883300781</text:p>
          </table:table-cell>
          <table:table-cell table:formula="of:=IF(ISBLANK([.E17]);&quot;&quot;;[.I17])" office:value-type="float" office:value="1.288330078125" calcext:value-type="float">
            <text:p>1.2883300781</text:p>
          </table:table-cell>
          <table:table-cell table:formula="of:=IF(OR(ISBLANK([.E17]);[.I17]&lt;=0);&quot;&quot;;[.I17])" office:value-type="float" office:value="1.288330078125" calcext:value-type="float">
            <text:p>1.28833007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158" calcext:value-type="float">
            <text:p>1427749382.51158</text:p>
          </table:table-cell>
          <table:table-cell office:value-type="float" office:value="1427749383.76527" calcext:value-type="float">
            <text:p>1427749383.76527</text:p>
          </table:table-cell>
          <table:table-cell office:value-type="float" office:value="1427749383.79955" calcext:value-type="float">
            <text:p>1427749383.79955</text:p>
          </table:table-cell>
          <table:table-cell/>
          <table:table-cell table:formula="of:=MAX([.B18];[.D18];[.G18])-MAX([.A18];[.C18];[.E18])" office:value-type="float" office:value="1.28797006607056" calcext:value-type="float">
            <text:p>1.2879700661</text:p>
          </table:table-cell>
          <table:table-cell table:formula="of:=IF(ISBLANK([.E18]);&quot;&quot;;[.I18])" office:value-type="float" office:value="1.28797006607056" calcext:value-type="float">
            <text:p>1.2879700661</text:p>
          </table:table-cell>
          <table:table-cell table:formula="of:=IF(OR(ISBLANK([.E18]);[.I18]&lt;=0);&quot;&quot;;[.I18])" office:value-type="float" office:value="1.28797006607056" calcext:value-type="float">
            <text:p>1.28797006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242" calcext:value-type="float">
            <text:p>1427749382.51242</text:p>
          </table:table-cell>
          <table:table-cell office:value-type="float" office:value="1427749383.765" calcext:value-type="float">
            <text:p>1427749383.765</text:p>
          </table:table-cell>
          <table:table-cell office:value-type="float" office:value="1427749383.79951" calcext:value-type="float">
            <text:p>1427749383.79951</text:p>
          </table:table-cell>
          <table:table-cell/>
          <table:table-cell table:formula="of:=MAX([.B19];[.D19];[.G19])-MAX([.A19];[.C19];[.E19])" office:value-type="float" office:value="1.28709006309509" calcext:value-type="float">
            <text:p>1.2870900631</text:p>
          </table:table-cell>
          <table:table-cell table:formula="of:=IF(ISBLANK([.E19]);&quot;&quot;;[.I19])" office:value-type="float" office:value="1.28709006309509" calcext:value-type="float">
            <text:p>1.2870900631</text:p>
          </table:table-cell>
          <table:table-cell table:formula="of:=IF(OR(ISBLANK([.E19]);[.I19]&lt;=0);&quot;&quot;;[.I19])" office:value-type="float" office:value="1.28709006309509" calcext:value-type="float">
            <text:p>1.28709006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332" calcext:value-type="float">
            <text:p>1427749382.51332</text:p>
          </table:table-cell>
          <table:table-cell office:value-type="float" office:value="1427749383.76495" calcext:value-type="float">
            <text:p>1427749383.76495</text:p>
          </table:table-cell>
          <table:table-cell office:value-type="float" office:value="1427749383.79774" calcext:value-type="float">
            <text:p>1427749383.79774</text:p>
          </table:table-cell>
          <table:table-cell/>
          <table:table-cell table:formula="of:=MAX([.B20];[.D20];[.G20])-MAX([.A20];[.C20];[.E20])" office:value-type="float" office:value="1.28442001342773" calcext:value-type="float">
            <text:p>1.2844200134</text:p>
          </table:table-cell>
          <table:table-cell table:formula="of:=IF(ISBLANK([.E20]);&quot;&quot;;[.I20])" office:value-type="float" office:value="1.28442001342773" calcext:value-type="float">
            <text:p>1.2844200134</text:p>
          </table:table-cell>
          <table:table-cell table:formula="of:=IF(OR(ISBLANK([.E20]);[.I20]&lt;=0);&quot;&quot;;[.I20])" office:value-type="float" office:value="1.28442001342773" calcext:value-type="float">
            <text:p>1.2844200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416" calcext:value-type="float">
            <text:p>1427749382.51416</text:p>
          </table:table-cell>
          <table:table-cell office:value-type="float" office:value="1427749383.76517" calcext:value-type="float">
            <text:p>1427749383.76517</text:p>
          </table:table-cell>
          <table:table-cell office:value-type="float" office:value="1427749383.79368" calcext:value-type="float">
            <text:p>1427749383.79368</text:p>
          </table:table-cell>
          <table:table-cell/>
          <table:table-cell table:formula="of:=MAX([.B21];[.D21];[.G21])-MAX([.A21];[.C21];[.E21])" office:value-type="float" office:value="1.27952003479004" calcext:value-type="float">
            <text:p>1.2795200348</text:p>
          </table:table-cell>
          <table:table-cell table:formula="of:=IF(ISBLANK([.E21]);&quot;&quot;;[.I21])" office:value-type="float" office:value="1.27952003479004" calcext:value-type="float">
            <text:p>1.2795200348</text:p>
          </table:table-cell>
          <table:table-cell table:formula="of:=IF(OR(ISBLANK([.E21]);[.I21]&lt;=0);&quot;&quot;;[.I21])" office:value-type="float" office:value="1.27952003479004" calcext:value-type="float">
            <text:p>1.27952003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5" calcext:value-type="float">
            <text:p>1427749382.515</text:p>
          </table:table-cell>
          <table:table-cell office:value-type="float" office:value="1427749383.76506" calcext:value-type="float">
            <text:p>1427749383.76506</text:p>
          </table:table-cell>
          <table:table-cell office:value-type="float" office:value="1427749383.80187" calcext:value-type="float">
            <text:p>1427749383.80187</text:p>
          </table:table-cell>
          <table:table-cell/>
          <table:table-cell table:formula="of:=MAX([.B22];[.D22];[.G22])-MAX([.A22];[.C22];[.E22])" office:value-type="float" office:value="1.28687000274658" calcext:value-type="float">
            <text:p>1.2868700027</text:p>
          </table:table-cell>
          <table:table-cell table:formula="of:=IF(ISBLANK([.E22]);&quot;&quot;;[.I22])" office:value-type="float" office:value="1.28687000274658" calcext:value-type="float">
            <text:p>1.2868700027</text:p>
          </table:table-cell>
          <table:table-cell table:formula="of:=IF(OR(ISBLANK([.E22]);[.I22]&lt;=0);&quot;&quot;;[.I22])" office:value-type="float" office:value="1.28687000274658" calcext:value-type="float">
            <text:p>1.28687000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59" calcext:value-type="float">
            <text:p>1427749382.5159</text:p>
          </table:table-cell>
          <table:table-cell office:value-type="float" office:value="1427749383.76522" calcext:value-type="float">
            <text:p>1427749383.76522</text:p>
          </table:table-cell>
          <table:table-cell office:value-type="float" office:value="1427749383.8019" calcext:value-type="float">
            <text:p>1427749383.8019</text:p>
          </table:table-cell>
          <table:table-cell/>
          <table:table-cell table:formula="of:=MAX([.B23];[.D23];[.G23])-MAX([.A23];[.C23];[.E23])" office:value-type="float" office:value="1.28600001335144" calcext:value-type="float">
            <text:p>1.2860000134</text:p>
          </table:table-cell>
          <table:table-cell table:formula="of:=IF(ISBLANK([.E23]);&quot;&quot;;[.I23])" office:value-type="float" office:value="1.28600001335144" calcext:value-type="float">
            <text:p>1.2860000134</text:p>
          </table:table-cell>
          <table:table-cell table:formula="of:=IF(OR(ISBLANK([.E23]);[.I23]&lt;=0);&quot;&quot;;[.I23])" office:value-type="float" office:value="1.28600001335144" calcext:value-type="float">
            <text:p>1.2860000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2.51683" calcext:value-type="float">
            <text:p>1427749382.51683</text:p>
          </table:table-cell>
          <table:table-cell office:value-type="float" office:value="1427749383.42421" calcext:value-type="float">
            <text:p>1427749383.42421</text:p>
          </table:table-cell>
          <table:table-cell office:value-type="float" office:value="1427749383.5036" calcext:value-type="float">
            <text:p>1427749383.5036</text:p>
          </table:table-cell>
          <table:table-cell/>
          <table:table-cell table:formula="of:=MAX([.B24];[.D24];[.G24])-MAX([.A24];[.C24];[.E24])" office:value-type="float" office:value="0.986769914627075" calcext:value-type="float">
            <text:p>0.9867699146</text:p>
          </table:table-cell>
          <table:table-cell table:formula="of:=IF(ISBLANK([.E24]);&quot;&quot;;[.I24])" office:value-type="float" office:value="0.986769914627075" calcext:value-type="float">
            <text:p>0.9867699146</text:p>
          </table:table-cell>
          <table:table-cell table:formula="of:=IF(OR(ISBLANK([.E24]);[.I24]&lt;=0);&quot;&quot;;[.I24])" office:value-type="float" office:value="0.986769914627075" calcext:value-type="float">
            <text:p>0.9867699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3.88042" calcext:value-type="float">
            <text:p>1427749383.88042</text:p>
          </table:table-cell>
          <table:table-cell office:value-type="float" office:value="1427749385.64852" calcext:value-type="float">
            <text:p>1427749385.64852</text:p>
          </table:table-cell>
          <table:table-cell table:number-columns-repeated="4"/>
          <table:table-cell table:formula="of:=MAX([.B25];[.D25];[.G25])-MAX([.A25];[.C25];[.E25])" office:value-type="float" office:value="1.76810002326965" calcext:value-type="float">
            <text:p>1.7681000233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042" calcext:value-type="float">
            <text:p>1427749383.88042</text:p>
          </table:table-cell>
          <table:table-cell office:value-type="float" office:value="1427749385.52681" calcext:value-type="float">
            <text:p>1427749385.52681</text:p>
          </table:table-cell>
          <table:table-cell office:value-type="float" office:value="1427749385.555" calcext:value-type="float">
            <text:p>1427749385.555</text:p>
          </table:table-cell>
          <table:table-cell/>
          <table:table-cell table:formula="of:=MAX([.B26];[.D26];[.G26])-MAX([.A26];[.C26];[.E26])" office:value-type="float" office:value="1.67458009719849" calcext:value-type="float">
            <text:p>1.6745800972</text:p>
          </table:table-cell>
          <table:table-cell table:formula="of:=IF(ISBLANK([.E26]);&quot;&quot;;[.I26])" office:value-type="float" office:value="1.67458009719849" calcext:value-type="float">
            <text:p>1.6745800972</text:p>
          </table:table-cell>
          <table:table-cell table:formula="of:=IF(OR(ISBLANK([.E26]);[.I26]&lt;=0);&quot;&quot;;[.I26])" office:value-type="float" office:value="1.67458009719849" calcext:value-type="float">
            <text:p>1.67458009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092" calcext:value-type="float">
            <text:p>1427749383.88092</text:p>
          </table:table-cell>
          <table:table-cell office:value-type="float" office:value="1427749385.52759" calcext:value-type="float">
            <text:p>1427749385.52759</text:p>
          </table:table-cell>
          <table:table-cell office:value-type="float" office:value="1427749385.56468" calcext:value-type="float">
            <text:p>1427749385.56468</text:p>
          </table:table-cell>
          <table:table-cell/>
          <table:table-cell table:formula="of:=MAX([.B27];[.D27];[.G27])-MAX([.A27];[.C27];[.E27])" office:value-type="float" office:value="1.68376016616821" calcext:value-type="float">
            <text:p>1.6837601662</text:p>
          </table:table-cell>
          <table:table-cell table:formula="of:=IF(ISBLANK([.E27]);&quot;&quot;;[.I27])" office:value-type="float" office:value="1.68376016616821" calcext:value-type="float">
            <text:p>1.6837601662</text:p>
          </table:table-cell>
          <table:table-cell table:formula="of:=IF(OR(ISBLANK([.E27]);[.I27]&lt;=0);&quot;&quot;;[.I27])" office:value-type="float" office:value="1.68376016616821" calcext:value-type="float">
            <text:p>1.68376016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137" calcext:value-type="float">
            <text:p>1427749383.88137</text:p>
          </table:table-cell>
          <table:table-cell office:value-type="float" office:value="1427749385.2832" calcext:value-type="float">
            <text:p>1427749385.2832</text:p>
          </table:table-cell>
          <table:table-cell office:value-type="float" office:value="1427749385.3661" calcext:value-type="float">
            <text:p>1427749385.3661</text:p>
          </table:table-cell>
          <table:table-cell/>
          <table:table-cell table:formula="of:=MAX([.B28];[.D28];[.G28])-MAX([.A28];[.C28];[.E28])" office:value-type="float" office:value="1.48473000526428" calcext:value-type="float">
            <text:p>1.4847300053</text:p>
          </table:table-cell>
          <table:table-cell table:formula="of:=IF(ISBLANK([.E28]);&quot;&quot;;[.I28])" office:value-type="float" office:value="1.48473000526428" calcext:value-type="float">
            <text:p>1.4847300053</text:p>
          </table:table-cell>
          <table:table-cell table:formula="of:=IF(OR(ISBLANK([.E28]);[.I28]&lt;=0);&quot;&quot;;[.I28])" office:value-type="float" office:value="1.48473000526428" calcext:value-type="float">
            <text:p>1.48473000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183" calcext:value-type="float">
            <text:p>1427749383.88183</text:p>
          </table:table-cell>
          <table:table-cell office:value-type="float" office:value="1427749384.84794" calcext:value-type="float">
            <text:p>1427749384.84794</text:p>
          </table:table-cell>
          <table:table-cell office:value-type="float" office:value="1427749384.99507" calcext:value-type="float">
            <text:p>1427749384.99507</text:p>
          </table:table-cell>
          <table:table-cell/>
          <table:table-cell table:formula="of:=MAX([.B29];[.D29];[.G29])-MAX([.A29];[.C29];[.E29])" office:value-type="float" office:value="1.11324000358582" calcext:value-type="float">
            <text:p>1.1132400036</text:p>
          </table:table-cell>
          <table:table-cell table:formula="of:=IF(ISBLANK([.E29]);&quot;&quot;;[.I29])" office:value-type="float" office:value="1.11324000358582" calcext:value-type="float">
            <text:p>1.1132400036</text:p>
          </table:table-cell>
          <table:table-cell table:formula="of:=IF(OR(ISBLANK([.E29]);[.I29]&lt;=0);&quot;&quot;;[.I29])" office:value-type="float" office:value="1.11324000358582" calcext:value-type="float">
            <text:p>1.11324000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228" calcext:value-type="float">
            <text:p>1427749383.88228</text:p>
          </table:table-cell>
          <table:table-cell office:value-type="float" office:value="1427749385.44641" calcext:value-type="float">
            <text:p>1427749385.44641</text:p>
          </table:table-cell>
          <table:table-cell office:value-type="float" office:value="1427749385.52671" calcext:value-type="float">
            <text:p>1427749385.52671</text:p>
          </table:table-cell>
          <table:table-cell/>
          <table:table-cell table:formula="of:=MAX([.B30];[.D30];[.G30])-MAX([.A30];[.C30];[.E30])" office:value-type="float" office:value="1.64442992210388" calcext:value-type="float">
            <text:p>1.6444299221</text:p>
          </table:table-cell>
          <table:table-cell table:formula="of:=IF(ISBLANK([.E30]);&quot;&quot;;[.I30])" office:value-type="float" office:value="1.64442992210388" calcext:value-type="float">
            <text:p>1.6444299221</text:p>
          </table:table-cell>
          <table:table-cell table:formula="of:=IF(OR(ISBLANK([.E30]);[.I30]&lt;=0);&quot;&quot;;[.I30])" office:value-type="float" office:value="1.64442992210388" calcext:value-type="float">
            <text:p>1.64442992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273" calcext:value-type="float">
            <text:p>1427749383.88273</text:p>
          </table:table-cell>
          <table:table-cell office:value-type="float" office:value="1427749385.6182" calcext:value-type="float">
            <text:p>1427749385.6182</text:p>
          </table:table-cell>
          <table:table-cell office:value-type="float" office:value="1427749385.64851" calcext:value-type="float">
            <text:p>1427749385.64851</text:p>
          </table:table-cell>
          <table:table-cell/>
          <table:table-cell table:formula="of:=MAX([.B31];[.D31];[.G31])-MAX([.A31];[.C31];[.E31])" office:value-type="float" office:value="1.76577997207642" calcext:value-type="float">
            <text:p>1.7657799721</text:p>
          </table:table-cell>
          <table:table-cell table:formula="of:=IF(ISBLANK([.E31]);&quot;&quot;;[.I31])" office:value-type="float" office:value="1.76577997207642" calcext:value-type="float">
            <text:p>1.7657799721</text:p>
          </table:table-cell>
          <table:table-cell table:formula="of:=IF(OR(ISBLANK([.E31]);[.I31]&lt;=0);&quot;&quot;;[.I31])" office:value-type="float" office:value="1.76577997207642" calcext:value-type="float">
            <text:p>1.7657799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32" calcext:value-type="float">
            <text:p>1427749383.8832</text:p>
          </table:table-cell>
          <table:table-cell office:value-type="float" office:value="1427749385.28326" calcext:value-type="float">
            <text:p>1427749385.28326</text:p>
          </table:table-cell>
          <table:table-cell office:value-type="float" office:value="1427749385.36613" calcext:value-type="float">
            <text:p>1427749385.36613</text:p>
          </table:table-cell>
          <table:table-cell/>
          <table:table-cell table:formula="of:=MAX([.B32];[.D32];[.G32])-MAX([.A32];[.C32];[.E32])" office:value-type="float" office:value="1.48293018341064" calcext:value-type="float">
            <text:p>1.4829301834</text:p>
          </table:table-cell>
          <table:table-cell table:formula="of:=IF(ISBLANK([.E32]);&quot;&quot;;[.I32])" office:value-type="float" office:value="1.48293018341064" calcext:value-type="float">
            <text:p>1.4829301834</text:p>
          </table:table-cell>
          <table:table-cell table:formula="of:=IF(OR(ISBLANK([.E32]);[.I32]&lt;=0);&quot;&quot;;[.I32])" office:value-type="float" office:value="1.48293018341064" calcext:value-type="float">
            <text:p>1.48293018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44" calcext:value-type="float">
            <text:p>1427749383.8844</text:p>
          </table:table-cell>
          <table:table-cell office:value-type="float" office:value="1427749385.11778" calcext:value-type="float">
            <text:p>1427749385.11778</text:p>
          </table:table-cell>
          <table:table-cell office:value-type="float" office:value="1427749385.20113" calcext:value-type="float">
            <text:p>1427749385.20113</text:p>
          </table:table-cell>
          <table:table-cell/>
          <table:table-cell table:formula="of:=MAX([.B33];[.D33];[.G33])-MAX([.A33];[.C33];[.E33])" office:value-type="float" office:value="1.31673002243042" calcext:value-type="float">
            <text:p>1.3167300224</text:p>
          </table:table-cell>
          <table:table-cell table:formula="of:=IF(ISBLANK([.E33]);&quot;&quot;;[.I33])" office:value-type="float" office:value="1.31673002243042" calcext:value-type="float">
            <text:p>1.3167300224</text:p>
          </table:table-cell>
          <table:table-cell table:formula="of:=IF(OR(ISBLANK([.E33]);[.I33]&lt;=0);&quot;&quot;;[.I33])" office:value-type="float" office:value="1.31673002243042" calcext:value-type="float">
            <text:p>1.31673002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572" calcext:value-type="float">
            <text:p>1427749383.88572</text:p>
          </table:table-cell>
          <table:table-cell office:value-type="float" office:value="1427749385.52668" calcext:value-type="float">
            <text:p>1427749385.52668</text:p>
          </table:table-cell>
          <table:table-cell office:value-type="float" office:value="1427749385.56335" calcext:value-type="float">
            <text:p>1427749385.56335</text:p>
          </table:table-cell>
          <table:table-cell/>
          <table:table-cell table:formula="of:=MAX([.B34];[.D34];[.G34])-MAX([.A34];[.C34];[.E34])" office:value-type="float" office:value="1.67762994766235" calcext:value-type="float">
            <text:p>1.6776299477</text:p>
          </table:table-cell>
          <table:table-cell table:formula="of:=IF(ISBLANK([.E34]);&quot;&quot;;[.I34])" office:value-type="float" office:value="1.67762994766235" calcext:value-type="float">
            <text:p>1.6776299477</text:p>
          </table:table-cell>
          <table:table-cell table:formula="of:=IF(OR(ISBLANK([.E34]);[.I34]&lt;=0);&quot;&quot;;[.I34])" office:value-type="float" office:value="1.67762994766235" calcext:value-type="float">
            <text:p>1.67762994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3.88739" calcext:value-type="float">
            <text:p>1427749383.88739</text:p>
          </table:table-cell>
          <table:table-cell office:value-type="float" office:value="1427749384.99501" calcext:value-type="float">
            <text:p>1427749384.99501</text:p>
          </table:table-cell>
          <table:table-cell office:value-type="float" office:value="1427749385.11784" calcext:value-type="float">
            <text:p>1427749385.11784</text:p>
          </table:table-cell>
          <table:table-cell/>
          <table:table-cell table:formula="of:=MAX([.B35];[.D35];[.G35])-MAX([.A35];[.C35];[.E35])" office:value-type="float" office:value="1.23045015335083" calcext:value-type="float">
            <text:p>1.2304501534</text:p>
          </table:table-cell>
          <table:table-cell table:formula="of:=IF(ISBLANK([.E35]);&quot;&quot;;[.I35])" office:value-type="float" office:value="1.23045015335083" calcext:value-type="float">
            <text:p>1.2304501534</text:p>
          </table:table-cell>
          <table:table-cell table:formula="of:=IF(OR(ISBLANK([.E35]);[.I35]&lt;=0);&quot;&quot;;[.I35])" office:value-type="float" office:value="1.23045015335083" calcext:value-type="float">
            <text:p>1.23045015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5.64853" calcext:value-type="float">
            <text:p>1427749385.64853</text:p>
          </table:table-cell>
          <table:table-cell office:value-type="float" office:value="1427749386.94584" calcext:value-type="float">
            <text:p>1427749386.94584</text:p>
          </table:table-cell>
          <table:table-cell table:number-columns-repeated="4"/>
          <table:table-cell table:formula="of:=MAX([.B36];[.D36];[.G36])-MAX([.A36];[.C36];[.E36])" office:value-type="float" office:value="1.29730987548828" calcext:value-type="float">
            <text:p>1.2973098755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4854" calcext:value-type="float">
            <text:p>1427749385.64854</text:p>
          </table:table-cell>
          <table:table-cell office:value-type="float" office:value="1427749386.91528" calcext:value-type="float">
            <text:p>1427749386.91528</text:p>
          </table:table-cell>
          <table:table-cell office:value-type="float" office:value="1427749386.94583" calcext:value-type="float">
            <text:p>1427749386.94583</text:p>
          </table:table-cell>
          <table:table-cell/>
          <table:table-cell table:formula="of:=MAX([.B37];[.D37];[.G37])-MAX([.A37];[.C37];[.E37])" office:value-type="float" office:value="1.29729008674622" calcext:value-type="float">
            <text:p>1.2972900867</text:p>
          </table:table-cell>
          <table:table-cell table:formula="of:=IF(ISBLANK([.E37]);&quot;&quot;;[.I37])" office:value-type="float" office:value="1.29729008674622" calcext:value-type="float">
            <text:p>1.2972900867</text:p>
          </table:table-cell>
          <table:table-cell table:formula="of:=IF(OR(ISBLANK([.E37]);[.I37]&lt;=0);&quot;&quot;;[.I37])" office:value-type="float" office:value="1.29729008674622" calcext:value-type="float">
            <text:p>1.29729008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499" calcext:value-type="float">
            <text:p>1427749385.6499</text:p>
          </table:table-cell>
          <table:table-cell office:value-type="float" office:value="1427749386.7528" calcext:value-type="float">
            <text:p>1427749386.7528</text:p>
          </table:table-cell>
          <table:table-cell office:value-type="float" office:value="1427749386.83119" calcext:value-type="float">
            <text:p>1427749386.83119</text:p>
          </table:table-cell>
          <table:table-cell/>
          <table:table-cell table:formula="of:=MAX([.B38];[.D38];[.G38])-MAX([.A38];[.C38];[.E38])" office:value-type="float" office:value="1.18129014968872" calcext:value-type="float">
            <text:p>1.1812901497</text:p>
          </table:table-cell>
          <table:table-cell table:formula="of:=IF(ISBLANK([.E38]);&quot;&quot;;[.I38])" office:value-type="float" office:value="1.18129014968872" calcext:value-type="float">
            <text:p>1.1812901497</text:p>
          </table:table-cell>
          <table:table-cell table:formula="of:=IF(OR(ISBLANK([.E38]);[.I38]&lt;=0);&quot;&quot;;[.I38])" office:value-type="float" office:value="1.18129014968872" calcext:value-type="float">
            <text:p>1.18129014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121" calcext:value-type="float">
            <text:p>1427749385.65121</text:p>
          </table:table-cell>
          <table:table-cell office:value-type="float" office:value="1427749386.67428" calcext:value-type="float">
            <text:p>1427749386.67428</text:p>
          </table:table-cell>
          <table:table-cell office:value-type="float" office:value="1427749386.75291" calcext:value-type="float">
            <text:p>1427749386.75291</text:p>
          </table:table-cell>
          <table:table-cell/>
          <table:table-cell table:formula="of:=MAX([.B39];[.D39];[.G39])-MAX([.A39];[.C39];[.E39])" office:value-type="float" office:value="1.10169982910156" calcext:value-type="float">
            <text:p>1.1016998291</text:p>
          </table:table-cell>
          <table:table-cell table:formula="of:=IF(ISBLANK([.E39]);&quot;&quot;;[.I39])" office:value-type="float" office:value="1.10169982910156" calcext:value-type="float">
            <text:p>1.1016998291</text:p>
          </table:table-cell>
          <table:table-cell table:formula="of:=IF(OR(ISBLANK([.E39]);[.I39]&lt;=0);&quot;&quot;;[.I39])" office:value-type="float" office:value="1.10169982910156" calcext:value-type="float">
            <text:p>1.10169982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255" calcext:value-type="float">
            <text:p>1427749385.65255</text:p>
          </table:table-cell>
          <table:table-cell office:value-type="float" office:value="1427749386.83129" calcext:value-type="float">
            <text:p>1427749386.83129</text:p>
          </table:table-cell>
          <table:table-cell office:value-type="float" office:value="1427749386.86631" calcext:value-type="float">
            <text:p>1427749386.86631</text:p>
          </table:table-cell>
          <table:table-cell/>
          <table:table-cell table:formula="of:=MAX([.B40];[.D40];[.G40])-MAX([.A40];[.C40];[.E40])" office:value-type="float" office:value="1.2137598991394" calcext:value-type="float">
            <text:p>1.2137598991</text:p>
          </table:table-cell>
          <table:table-cell table:formula="of:=IF(ISBLANK([.E40]);&quot;&quot;;[.I40])" office:value-type="float" office:value="1.2137598991394" calcext:value-type="float">
            <text:p>1.2137598991</text:p>
          </table:table-cell>
          <table:table-cell table:formula="of:=IF(OR(ISBLANK([.E40]);[.I40]&lt;=0);&quot;&quot;;[.I40])" office:value-type="float" office:value="1.2137598991394" calcext:value-type="float">
            <text:p>1.2137598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385" calcext:value-type="float">
            <text:p>1427749385.65385</text:p>
          </table:table-cell>
          <table:table-cell office:value-type="float" office:value="1427749386.51174" calcext:value-type="float">
            <text:p>1427749386.51174</text:p>
          </table:table-cell>
          <table:table-cell office:value-type="float" office:value="1427749386.59361" calcext:value-type="float">
            <text:p>1427749386.59361</text:p>
          </table:table-cell>
          <table:table-cell/>
          <table:table-cell table:formula="of:=MAX([.B41];[.D41];[.G41])-MAX([.A41];[.C41];[.E41])" office:value-type="float" office:value="0.939759969711304" calcext:value-type="float">
            <text:p>0.9397599697</text:p>
          </table:table-cell>
          <table:table-cell table:formula="of:=IF(ISBLANK([.E41]);&quot;&quot;;[.I41])" office:value-type="float" office:value="0.939759969711304" calcext:value-type="float">
            <text:p>0.9397599697</text:p>
          </table:table-cell>
          <table:table-cell table:formula="of:=IF(OR(ISBLANK([.E41]);[.I41]&lt;=0);&quot;&quot;;[.I41])" office:value-type="float" office:value="0.939759969711304" calcext:value-type="float">
            <text:p>0.9397599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516" calcext:value-type="float">
            <text:p>1427749385.65516</text:p>
          </table:table-cell>
          <table:table-cell office:value-type="float" office:value="1427749386.51167" calcext:value-type="float">
            <text:p>1427749386.51167</text:p>
          </table:table-cell>
          <table:table-cell office:value-type="float" office:value="1427749386.59357" calcext:value-type="float">
            <text:p>1427749386.59357</text:p>
          </table:table-cell>
          <table:table-cell/>
          <table:table-cell table:formula="of:=MAX([.B42];[.D42];[.G42])-MAX([.A42];[.C42];[.E42])" office:value-type="float" office:value="0.938410043716431" calcext:value-type="float">
            <text:p>0.9384100437</text:p>
          </table:table-cell>
          <table:table-cell table:formula="of:=IF(ISBLANK([.E42]);&quot;&quot;;[.I42])" office:value-type="float" office:value="0.938410043716431" calcext:value-type="float">
            <text:p>0.9384100437</text:p>
          </table:table-cell>
          <table:table-cell table:formula="of:=IF(OR(ISBLANK([.E42]);[.I42]&lt;=0);&quot;&quot;;[.I42])" office:value-type="float" office:value="0.938410043716431" calcext:value-type="float">
            <text:p>0.93841004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657" calcext:value-type="float">
            <text:p>1427749385.65657</text:p>
          </table:table-cell>
          <table:table-cell office:value-type="float" office:value="1427749386.83958" calcext:value-type="float">
            <text:p>1427749386.83958</text:p>
          </table:table-cell>
          <table:table-cell office:value-type="float" office:value="1427749386.87938" calcext:value-type="float">
            <text:p>1427749386.87938</text:p>
          </table:table-cell>
          <table:table-cell/>
          <table:table-cell table:formula="of:=MAX([.B43];[.D43];[.G43])-MAX([.A43];[.C43];[.E43])" office:value-type="float" office:value="1.22281002998352" calcext:value-type="float">
            <text:p>1.22281003</text:p>
          </table:table-cell>
          <table:table-cell table:formula="of:=IF(ISBLANK([.E43]);&quot;&quot;;[.I43])" office:value-type="float" office:value="1.22281002998352" calcext:value-type="float">
            <text:p>1.22281003</text:p>
          </table:table-cell>
          <table:table-cell table:formula="of:=IF(OR(ISBLANK([.E43]);[.I43]&lt;=0);&quot;&quot;;[.I43])" office:value-type="float" office:value="1.22281002998352" calcext:value-type="float">
            <text:p>1.22281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788" calcext:value-type="float">
            <text:p>1427749385.65788</text:p>
          </table:table-cell>
          <table:table-cell office:value-type="float" office:value="1427749386.43253" calcext:value-type="float">
            <text:p>1427749386.43253</text:p>
          </table:table-cell>
          <table:table-cell office:value-type="float" office:value="1427749386.51178" calcext:value-type="float">
            <text:p>1427749386.51178</text:p>
          </table:table-cell>
          <table:table-cell/>
          <table:table-cell table:formula="of:=MAX([.B44];[.D44];[.G44])-MAX([.A44];[.C44];[.E44])" office:value-type="float" office:value="0.853899955749512" calcext:value-type="float">
            <text:p>0.8538999557</text:p>
          </table:table-cell>
          <table:table-cell table:formula="of:=IF(ISBLANK([.E44]);&quot;&quot;;[.I44])" office:value-type="float" office:value="0.853899955749512" calcext:value-type="float">
            <text:p>0.8538999557</text:p>
          </table:table-cell>
          <table:table-cell table:formula="of:=IF(OR(ISBLANK([.E44]);[.I44]&lt;=0);&quot;&quot;;[.I44])" office:value-type="float" office:value="0.853899955749512" calcext:value-type="float">
            <text:p>0.85389995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5919" calcext:value-type="float">
            <text:p>1427749385.65919</text:p>
          </table:table-cell>
          <table:table-cell office:value-type="float" office:value="1427749386.35449" calcext:value-type="float">
            <text:p>1427749386.35449</text:p>
          </table:table-cell>
          <table:table-cell office:value-type="float" office:value="1427749386.43259" calcext:value-type="float">
            <text:p>1427749386.43259</text:p>
          </table:table-cell>
          <table:table-cell/>
          <table:table-cell table:formula="of:=MAX([.B45];[.D45];[.G45])-MAX([.A45];[.C45];[.E45])" office:value-type="float" office:value="0.773400068283081" calcext:value-type="float">
            <text:p>0.7734000683</text:p>
          </table:table-cell>
          <table:table-cell table:formula="of:=IF(ISBLANK([.E45]);&quot;&quot;;[.I45])" office:value-type="float" office:value="0.773400068283081" calcext:value-type="float">
            <text:p>0.7734000683</text:p>
          </table:table-cell>
          <table:table-cell table:formula="of:=IF(OR(ISBLANK([.E45]);[.I45]&lt;=0);&quot;&quot;;[.I45])" office:value-type="float" office:value="0.773400068283081" calcext:value-type="float">
            <text:p>0.77340006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5.66639" calcext:value-type="float">
            <text:p>1427749385.66639</text:p>
          </table:table-cell>
          <table:table-cell office:value-type="float" office:value="1427749386.75287" calcext:value-type="float">
            <text:p>1427749386.75287</text:p>
          </table:table-cell>
          <table:table-cell office:value-type="float" office:value="1427749386.83122" calcext:value-type="float">
            <text:p>1427749386.83122</text:p>
          </table:table-cell>
          <table:table-cell/>
          <table:table-cell table:formula="of:=MAX([.B46];[.D46];[.G46])-MAX([.A46];[.C46];[.E46])" office:value-type="float" office:value="1.16482996940613" calcext:value-type="float">
            <text:p>1.1648299694</text:p>
          </table:table-cell>
          <table:table-cell table:formula="of:=IF(ISBLANK([.E46]);&quot;&quot;;[.I46])" office:value-type="float" office:value="1.16482996940613" calcext:value-type="float">
            <text:p>1.1648299694</text:p>
          </table:table-cell>
          <table:table-cell table:formula="of:=IF(OR(ISBLANK([.E46]);[.I46]&lt;=0);&quot;&quot;;[.I46])" office:value-type="float" office:value="1.16482996940613" calcext:value-type="float">
            <text:p>1.1648299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6.94584" calcext:value-type="float">
            <text:p>1427749386.94584</text:p>
          </table:table-cell>
          <table:table-cell office:value-type="float" office:value="1427749388.2422" calcext:value-type="float">
            <text:p>1427749388.2422</text:p>
          </table:table-cell>
          <table:table-cell table:number-columns-repeated="4"/>
          <table:table-cell table:formula="of:=MAX([.B47];[.D47];[.G47])-MAX([.A47];[.C47];[.E47])" office:value-type="float" office:value="1.29636001586914" calcext:value-type="float">
            <text:p>1.2963600159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584" calcext:value-type="float">
            <text:p>1427749386.94584</text:p>
          </table:table-cell>
          <table:table-cell office:value-type="float" office:value="1427749388.20851" calcext:value-type="float">
            <text:p>1427749388.20851</text:p>
          </table:table-cell>
          <table:table-cell office:value-type="float" office:value="1427749388.2422" calcext:value-type="float">
            <text:p>1427749388.2422</text:p>
          </table:table-cell>
          <table:table-cell/>
          <table:table-cell table:formula="of:=MAX([.B48];[.D48];[.G48])-MAX([.A48];[.C48];[.E48])" office:value-type="float" office:value="1.29636001586914" calcext:value-type="float">
            <text:p>1.2963600159</text:p>
          </table:table-cell>
          <table:table-cell table:formula="of:=IF(ISBLANK([.E48]);&quot;&quot;;[.I48])" office:value-type="float" office:value="1.29636001586914" calcext:value-type="float">
            <text:p>1.2963600159</text:p>
          </table:table-cell>
          <table:table-cell table:formula="of:=IF(OR(ISBLANK([.E48]);[.I48]&lt;=0);&quot;&quot;;[.I48])" office:value-type="float" office:value="1.29636001586914" calcext:value-type="float">
            <text:p>1.29636001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636" calcext:value-type="float">
            <text:p>1427749386.94636</text:p>
          </table:table-cell>
          <table:table-cell office:value-type="float" office:value="1427749388.11833" calcext:value-type="float">
            <text:p>1427749388.11833</text:p>
          </table:table-cell>
          <table:table-cell office:value-type="float" office:value="1427749388.15145" calcext:value-type="float">
            <text:p>1427749388.15145</text:p>
          </table:table-cell>
          <table:table-cell/>
          <table:table-cell table:formula="of:=MAX([.B49];[.D49];[.G49])-MAX([.A49];[.C49];[.E49])" office:value-type="float" office:value="1.20508980751038" calcext:value-type="float">
            <text:p>1.2050898075</text:p>
          </table:table-cell>
          <table:table-cell table:formula="of:=IF(ISBLANK([.E49]);&quot;&quot;;[.I49])" office:value-type="float" office:value="1.20508980751038" calcext:value-type="float">
            <text:p>1.2050898075</text:p>
          </table:table-cell>
          <table:table-cell table:formula="of:=IF(OR(ISBLANK([.E49]);[.I49]&lt;=0);&quot;&quot;;[.I49])" office:value-type="float" office:value="1.20508980751038" calcext:value-type="float">
            <text:p>1.20508980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686" calcext:value-type="float">
            <text:p>1427749386.94686</text:p>
          </table:table-cell>
          <table:table-cell office:value-type="float" office:value="1427749388.1182" calcext:value-type="float">
            <text:p>1427749388.1182</text:p>
          </table:table-cell>
          <table:table-cell office:value-type="float" office:value="1427749388.15142" calcext:value-type="float">
            <text:p>1427749388.15142</text:p>
          </table:table-cell>
          <table:table-cell/>
          <table:table-cell table:formula="of:=MAX([.B50];[.D50];[.G50])-MAX([.A50];[.C50];[.E50])" office:value-type="float" office:value="1.20456004142761" calcext:value-type="float">
            <text:p>1.2045600414</text:p>
          </table:table-cell>
          <table:table-cell table:formula="of:=IF(ISBLANK([.E50]);&quot;&quot;;[.I50])" office:value-type="float" office:value="1.20456004142761" calcext:value-type="float">
            <text:p>1.2045600414</text:p>
          </table:table-cell>
          <table:table-cell table:formula="of:=IF(OR(ISBLANK([.E50]);[.I50]&lt;=0);&quot;&quot;;[.I50])" office:value-type="float" office:value="1.20456004142761" calcext:value-type="float">
            <text:p>1.2045600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737" calcext:value-type="float">
            <text:p>1427749386.94737</text:p>
          </table:table-cell>
          <table:table-cell office:value-type="float" office:value="1427749387.95414" calcext:value-type="float">
            <text:p>1427749387.95414</text:p>
          </table:table-cell>
          <table:table-cell office:value-type="float" office:value="1427749388.03547" calcext:value-type="float">
            <text:p>1427749388.03547</text:p>
          </table:table-cell>
          <table:table-cell/>
          <table:table-cell table:formula="of:=MAX([.B51];[.D51];[.G51])-MAX([.A51];[.C51];[.E51])" office:value-type="float" office:value="1.08809995651245" calcext:value-type="float">
            <text:p>1.0880999565</text:p>
          </table:table-cell>
          <table:table-cell table:formula="of:=IF(ISBLANK([.E51]);&quot;&quot;;[.I51])" office:value-type="float" office:value="1.08809995651245" calcext:value-type="float">
            <text:p>1.0880999565</text:p>
          </table:table-cell>
          <table:table-cell table:formula="of:=IF(OR(ISBLANK([.E51]);[.I51]&lt;=0);&quot;&quot;;[.I51])" office:value-type="float" office:value="1.08809995651245" calcext:value-type="float">
            <text:p>1.08809995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786" calcext:value-type="float">
            <text:p>1427749386.94786</text:p>
          </table:table-cell>
          <table:table-cell office:value-type="float" office:value="1427749388.12241" calcext:value-type="float">
            <text:p>1427749388.12241</text:p>
          </table:table-cell>
          <table:table-cell office:value-type="float" office:value="1427749388.15455" calcext:value-type="float">
            <text:p>1427749388.15455</text:p>
          </table:table-cell>
          <table:table-cell/>
          <table:table-cell table:formula="of:=MAX([.B52];[.D52];[.G52])-MAX([.A52];[.C52];[.E52])" office:value-type="float" office:value="1.20669007301331" calcext:value-type="float">
            <text:p>1.206690073</text:p>
          </table:table-cell>
          <table:table-cell table:formula="of:=IF(ISBLANK([.E52]);&quot;&quot;;[.I52])" office:value-type="float" office:value="1.20669007301331" calcext:value-type="float">
            <text:p>1.206690073</text:p>
          </table:table-cell>
          <table:table-cell table:formula="of:=IF(OR(ISBLANK([.E52]);[.I52]&lt;=0);&quot;&quot;;[.I52])" office:value-type="float" office:value="1.20669007301331" calcext:value-type="float">
            <text:p>1.2066900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833" calcext:value-type="float">
            <text:p>1427749386.94833</text:p>
          </table:table-cell>
          <table:table-cell office:value-type="float" office:value="1427749388.03543" calcext:value-type="float">
            <text:p>1427749388.03543</text:p>
          </table:table-cell>
          <table:table-cell office:value-type="float" office:value="1427749388.11824" calcext:value-type="float">
            <text:p>1427749388.11824</text:p>
          </table:table-cell>
          <table:table-cell/>
          <table:table-cell table:formula="of:=MAX([.B53];[.D53];[.G53])-MAX([.A53];[.C53];[.E53])" office:value-type="float" office:value="1.16991019248962" calcext:value-type="float">
            <text:p>1.1699101925</text:p>
          </table:table-cell>
          <table:table-cell table:formula="of:=IF(ISBLANK([.E53]);&quot;&quot;;[.I53])" office:value-type="float" office:value="1.16991019248962" calcext:value-type="float">
            <text:p>1.1699101925</text:p>
          </table:table-cell>
          <table:table-cell table:formula="of:=IF(OR(ISBLANK([.E53]);[.I53]&lt;=0);&quot;&quot;;[.I53])" office:value-type="float" office:value="1.16991019248962" calcext:value-type="float">
            <text:p>1.16991019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88" calcext:value-type="float">
            <text:p>1427749386.9488</text:p>
          </table:table-cell>
          <table:table-cell office:value-type="float" office:value="1427749387.87438" calcext:value-type="float">
            <text:p>1427749387.87438</text:p>
          </table:table-cell>
          <table:table-cell office:value-type="float" office:value="1427749387.95418" calcext:value-type="float">
            <text:p>1427749387.95418</text:p>
          </table:table-cell>
          <table:table-cell/>
          <table:table-cell table:formula="of:=MAX([.B54];[.D54];[.G54])-MAX([.A54];[.C54];[.E54])" office:value-type="float" office:value="1.00537991523743" calcext:value-type="float">
            <text:p>1.0053799152</text:p>
          </table:table-cell>
          <table:table-cell table:formula="of:=IF(ISBLANK([.E54]);&quot;&quot;;[.I54])" office:value-type="float" office:value="1.00537991523743" calcext:value-type="float">
            <text:p>1.0053799152</text:p>
          </table:table-cell>
          <table:table-cell table:formula="of:=IF(OR(ISBLANK([.E54]);[.I54]&lt;=0);&quot;&quot;;[.I54])" office:value-type="float" office:value="1.00537991523743" calcext:value-type="float">
            <text:p>1.00537991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4963" calcext:value-type="float">
            <text:p>1427749386.94963</text:p>
          </table:table-cell>
          <table:table-cell office:value-type="float" office:value="1427749387.71463" calcext:value-type="float">
            <text:p>1427749387.71463</text:p>
          </table:table-cell>
          <table:table-cell office:value-type="float" office:value="1427749387.79568" calcext:value-type="float">
            <text:p>1427749387.79568</text:p>
          </table:table-cell>
          <table:table-cell/>
          <table:table-cell table:formula="of:=MAX([.B55];[.D55];[.G55])-MAX([.A55];[.C55];[.E55])" office:value-type="float" office:value="0.846050024032593" calcext:value-type="float">
            <text:p>0.846050024</text:p>
          </table:table-cell>
          <table:table-cell table:formula="of:=IF(ISBLANK([.E55]);&quot;&quot;;[.I55])" office:value-type="float" office:value="0.846050024032593" calcext:value-type="float">
            <text:p>0.846050024</text:p>
          </table:table-cell>
          <table:table-cell table:formula="of:=IF(OR(ISBLANK([.E55]);[.I55]&lt;=0);&quot;&quot;;[.I55])" office:value-type="float" office:value="0.846050024032593" calcext:value-type="float">
            <text:p>0.8460500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5077" calcext:value-type="float">
            <text:p>1427749386.95077</text:p>
          </table:table-cell>
          <table:table-cell office:value-type="float" office:value="1427749387.79563" calcext:value-type="float">
            <text:p>1427749387.79563</text:p>
          </table:table-cell>
          <table:table-cell office:value-type="float" office:value="1427749387.87443" calcext:value-type="float">
            <text:p>1427749387.87443</text:p>
          </table:table-cell>
          <table:table-cell/>
          <table:table-cell table:formula="of:=MAX([.B56];[.D56];[.G56])-MAX([.A56];[.C56];[.E56])" office:value-type="float" office:value="0.923660039901733" calcext:value-type="float">
            <text:p>0.9236600399</text:p>
          </table:table-cell>
          <table:table-cell table:formula="of:=IF(ISBLANK([.E56]);&quot;&quot;;[.I56])" office:value-type="float" office:value="0.923660039901733" calcext:value-type="float">
            <text:p>0.9236600399</text:p>
          </table:table-cell>
          <table:table-cell table:formula="of:=IF(OR(ISBLANK([.E56]);[.I56]&lt;=0);&quot;&quot;;[.I56])" office:value-type="float" office:value="0.923660039901733" calcext:value-type="float">
            <text:p>0.9236600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6.95191" calcext:value-type="float">
            <text:p>1427749386.95191</text:p>
          </table:table-cell>
          <table:table-cell office:value-type="float" office:value="1427749387.63011" calcext:value-type="float">
            <text:p>1427749387.63011</text:p>
          </table:table-cell>
          <table:table-cell office:value-type="float" office:value="1427749387.71474" calcext:value-type="float">
            <text:p>1427749387.71474</text:p>
          </table:table-cell>
          <table:table-cell/>
          <table:table-cell table:formula="of:=MAX([.B57];[.D57];[.G57])-MAX([.A57];[.C57];[.E57])" office:value-type="float" office:value="0.762830018997192" calcext:value-type="float">
            <text:p>0.762830019</text:p>
          </table:table-cell>
          <table:table-cell table:formula="of:=IF(ISBLANK([.E57]);&quot;&quot;;[.I57])" office:value-type="float" office:value="0.762830018997192" calcext:value-type="float">
            <text:p>0.762830019</text:p>
          </table:table-cell>
          <table:table-cell table:formula="of:=IF(OR(ISBLANK([.E57]);[.I57]&lt;=0);&quot;&quot;;[.I57])" office:value-type="float" office:value="0.762830018997192" calcext:value-type="float">
            <text:p>0.7628300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8.24222" calcext:value-type="float">
            <text:p>1427749388.24222</text:p>
          </table:table-cell>
          <table:table-cell office:value-type="float" office:value="1427749389.89952" calcext:value-type="float">
            <text:p>1427749389.89952</text:p>
          </table:table-cell>
          <table:table-cell table:number-columns-repeated="4"/>
          <table:table-cell table:formula="of:=MAX([.B58];[.D58];[.G58])-MAX([.A58];[.C58];[.E58])" office:value-type="float" office:value="1.65729999542236" calcext:value-type="float">
            <text:p>1.6572999954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222" calcext:value-type="float">
            <text:p>1427749388.24222</text:p>
          </table:table-cell>
          <table:table-cell office:value-type="float" office:value="1427749389.51776" calcext:value-type="float">
            <text:p>1427749389.51776</text:p>
          </table:table-cell>
          <table:table-cell office:value-type="float" office:value="1427749389.64224" calcext:value-type="float">
            <text:p>1427749389.64224</text:p>
          </table:table-cell>
          <table:table-cell/>
          <table:table-cell table:formula="of:=MAX([.B59];[.D59];[.G59])-MAX([.A59];[.C59];[.E59])" office:value-type="float" office:value="1.40002012252808" calcext:value-type="float">
            <text:p>1.4000201225</text:p>
          </table:table-cell>
          <table:table-cell table:formula="of:=IF(ISBLANK([.E59]);&quot;&quot;;[.I59])" office:value-type="float" office:value="1.40002012252808" calcext:value-type="float">
            <text:p>1.4000201225</text:p>
          </table:table-cell>
          <table:table-cell table:formula="of:=IF(OR(ISBLANK([.E59]);[.I59]&lt;=0);&quot;&quot;;[.I59])" office:value-type="float" office:value="1.40002012252808" calcext:value-type="float">
            <text:p>1.40002012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359" calcext:value-type="float">
            <text:p>1427749388.24359</text:p>
          </table:table-cell>
          <table:table-cell office:value-type="float" office:value="1427749389.76878" calcext:value-type="float">
            <text:p>1427749389.76878</text:p>
          </table:table-cell>
          <table:table-cell office:value-type="float" office:value="1427749389.80561" calcext:value-type="float">
            <text:p>1427749389.80561</text:p>
          </table:table-cell>
          <table:table-cell/>
          <table:table-cell table:formula="of:=MAX([.B60];[.D60];[.G60])-MAX([.A60];[.C60];[.E60])" office:value-type="float" office:value="1.56201982498169" calcext:value-type="float">
            <text:p>1.562019825</text:p>
          </table:table-cell>
          <table:table-cell table:formula="of:=IF(ISBLANK([.E60]);&quot;&quot;;[.I60])" office:value-type="float" office:value="1.56201982498169" calcext:value-type="float">
            <text:p>1.562019825</text:p>
          </table:table-cell>
          <table:table-cell table:formula="of:=IF(OR(ISBLANK([.E60]);[.I60]&lt;=0);&quot;&quot;;[.I60])" office:value-type="float" office:value="1.56201982498169" calcext:value-type="float">
            <text:p>1.5620198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491" calcext:value-type="float">
            <text:p>1427749388.24491</text:p>
          </table:table-cell>
          <table:table-cell office:value-type="float" office:value="1427749389.3926" calcext:value-type="float">
            <text:p>1427749389.3926</text:p>
          </table:table-cell>
          <table:table-cell office:value-type="float" office:value="1427749389.5178" calcext:value-type="float">
            <text:p>1427749389.5178</text:p>
          </table:table-cell>
          <table:table-cell/>
          <table:table-cell table:formula="of:=MAX([.B61];[.D61];[.G61])-MAX([.A61];[.C61];[.E61])" office:value-type="float" office:value="1.27289009094238" calcext:value-type="float">
            <text:p>1.2728900909</text:p>
          </table:table-cell>
          <table:table-cell table:formula="of:=IF(ISBLANK([.E61]);&quot;&quot;;[.I61])" office:value-type="float" office:value="1.27289009094238" calcext:value-type="float">
            <text:p>1.2728900909</text:p>
          </table:table-cell>
          <table:table-cell table:formula="of:=IF(OR(ISBLANK([.E61]);[.I61]&lt;=0);&quot;&quot;;[.I61])" office:value-type="float" office:value="1.27289009094238" calcext:value-type="float">
            <text:p>1.27289009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633" calcext:value-type="float">
            <text:p>1427749388.24633</text:p>
          </table:table-cell>
          <table:table-cell office:value-type="float" office:value="1427749389.86476" calcext:value-type="float">
            <text:p>1427749389.86476</text:p>
          </table:table-cell>
          <table:table-cell office:value-type="float" office:value="1427749389.89951" calcext:value-type="float">
            <text:p>1427749389.89951</text:p>
          </table:table-cell>
          <table:table-cell/>
          <table:table-cell table:formula="of:=MAX([.B62];[.D62];[.G62])-MAX([.A62];[.C62];[.E62])" office:value-type="float" office:value="1.65317988395691" calcext:value-type="float">
            <text:p>1.653179884</text:p>
          </table:table-cell>
          <table:table-cell table:formula="of:=IF(ISBLANK([.E62]);&quot;&quot;;[.I62])" office:value-type="float" office:value="1.65317988395691" calcext:value-type="float">
            <text:p>1.653179884</text:p>
          </table:table-cell>
          <table:table-cell table:formula="of:=IF(OR(ISBLANK([.E62]);[.I62]&lt;=0);&quot;&quot;;[.I62])" office:value-type="float" office:value="1.65317988395691" calcext:value-type="float">
            <text:p>1.6531798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755" calcext:value-type="float">
            <text:p>1427749388.24755</text:p>
          </table:table-cell>
          <table:table-cell office:value-type="float" office:value="1427749389.76846" calcext:value-type="float">
            <text:p>1427749389.76846</text:p>
          </table:table-cell>
          <table:table-cell office:value-type="float" office:value="1427749389.80567" calcext:value-type="float">
            <text:p>1427749389.80567</text:p>
          </table:table-cell>
          <table:table-cell/>
          <table:table-cell table:formula="of:=MAX([.B63];[.D63];[.G63])-MAX([.A63];[.C63];[.E63])" office:value-type="float" office:value="1.55812001228333" calcext:value-type="float">
            <text:p>1.5581200123</text:p>
          </table:table-cell>
          <table:table-cell table:formula="of:=IF(ISBLANK([.E63]);&quot;&quot;;[.I63])" office:value-type="float" office:value="1.55812001228333" calcext:value-type="float">
            <text:p>1.5581200123</text:p>
          </table:table-cell>
          <table:table-cell table:formula="of:=IF(OR(ISBLANK([.E63]);[.I63]&lt;=0);&quot;&quot;;[.I63])" office:value-type="float" office:value="1.55812001228333" calcext:value-type="float">
            <text:p>1.55812001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805" calcext:value-type="float">
            <text:p>1427749388.24805</text:p>
          </table:table-cell>
          <table:table-cell office:value-type="float" office:value="1427749389.64218" calcext:value-type="float">
            <text:p>1427749389.64218</text:p>
          </table:table-cell>
          <table:table-cell office:value-type="float" office:value="1427749389.7686" calcext:value-type="float">
            <text:p>1427749389.7686</text:p>
          </table:table-cell>
          <table:table-cell/>
          <table:table-cell table:formula="of:=MAX([.B64];[.D64];[.G64])-MAX([.A64];[.C64];[.E64])" office:value-type="float" office:value="1.5205500125885" calcext:value-type="float">
            <text:p>1.5205500126</text:p>
          </table:table-cell>
          <table:table-cell table:formula="of:=IF(ISBLANK([.E64]);&quot;&quot;;[.I64])" office:value-type="float" office:value="1.5205500125885" calcext:value-type="float">
            <text:p>1.5205500126</text:p>
          </table:table-cell>
          <table:table-cell table:formula="of:=IF(OR(ISBLANK([.E64]);[.I64]&lt;=0);&quot;&quot;;[.I64])" office:value-type="float" office:value="1.5205500125885" calcext:value-type="float">
            <text:p>1.52055001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855" calcext:value-type="float">
            <text:p>1427749388.24855</text:p>
          </table:table-cell>
          <table:table-cell office:value-type="float" office:value="1427749389.1489" calcext:value-type="float">
            <text:p>1427749389.1489</text:p>
          </table:table-cell>
          <table:table-cell office:value-type="float" office:value="1427749389.26842" calcext:value-type="float">
            <text:p>1427749389.26842</text:p>
          </table:table-cell>
          <table:table-cell/>
          <table:table-cell table:formula="of:=MAX([.B65];[.D65];[.G65])-MAX([.A65];[.C65];[.E65])" office:value-type="float" office:value="1.0198700428009" calcext:value-type="float">
            <text:p>1.0198700428</text:p>
          </table:table-cell>
          <table:table-cell table:formula="of:=IF(ISBLANK([.E65]);&quot;&quot;;[.I65])" office:value-type="float" office:value="1.0198700428009" calcext:value-type="float">
            <text:p>1.0198700428</text:p>
          </table:table-cell>
          <table:table-cell table:formula="of:=IF(OR(ISBLANK([.E65]);[.I65]&lt;=0);&quot;&quot;;[.I65])" office:value-type="float" office:value="1.0198700428009" calcext:value-type="float">
            <text:p>1.01987004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91" calcext:value-type="float">
            <text:p>1427749388.2491</text:p>
          </table:table-cell>
          <table:table-cell office:value-type="float" office:value="1427749389.02955" calcext:value-type="float">
            <text:p>1427749389.02955</text:p>
          </table:table-cell>
          <table:table-cell office:value-type="float" office:value="1427749389.14904" calcext:value-type="float">
            <text:p>1427749389.14904</text:p>
          </table:table-cell>
          <table:table-cell/>
          <table:table-cell table:formula="of:=MAX([.B66];[.D66];[.G66])-MAX([.A66];[.C66];[.E66])" office:value-type="float" office:value="0.899940013885498" calcext:value-type="float">
            <text:p>0.8999400139</text:p>
          </table:table-cell>
          <table:table-cell table:formula="of:=IF(ISBLANK([.E66]);&quot;&quot;;[.I66])" office:value-type="float" office:value="0.899940013885498" calcext:value-type="float">
            <text:p>0.8999400139</text:p>
          </table:table-cell>
          <table:table-cell table:formula="of:=IF(OR(ISBLANK([.E66]);[.I66]&lt;=0);&quot;&quot;;[.I66])" office:value-type="float" office:value="0.899940013885498" calcext:value-type="float">
            <text:p>0.89994001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4958" calcext:value-type="float">
            <text:p>1427749388.24958</text:p>
          </table:table-cell>
          <table:table-cell office:value-type="float" office:value="1427749389.14898" calcext:value-type="float">
            <text:p>1427749389.14898</text:p>
          </table:table-cell>
          <table:table-cell office:value-type="float" office:value="1427749389.26845" calcext:value-type="float">
            <text:p>1427749389.26845</text:p>
          </table:table-cell>
          <table:table-cell/>
          <table:table-cell table:formula="of:=MAX([.B67];[.D67];[.G67])-MAX([.A67];[.C67];[.E67])" office:value-type="float" office:value="1.01887011528015" calcext:value-type="float">
            <text:p>1.0188701153</text:p>
          </table:table-cell>
          <table:table-cell table:formula="of:=IF(ISBLANK([.E67]);&quot;&quot;;[.I67])" office:value-type="float" office:value="1.01887011528015" calcext:value-type="float">
            <text:p>1.0188701153</text:p>
          </table:table-cell>
          <table:table-cell table:formula="of:=IF(OR(ISBLANK([.E67]);[.I67]&lt;=0);&quot;&quot;;[.I67])" office:value-type="float" office:value="1.01887011528015" calcext:value-type="float">
            <text:p>1.0188701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8.25006" calcext:value-type="float">
            <text:p>1427749388.25006</text:p>
          </table:table-cell>
          <table:table-cell office:value-type="float" office:value="1427749389.76855" calcext:value-type="float">
            <text:p>1427749389.76855</text:p>
          </table:table-cell>
          <table:table-cell office:value-type="float" office:value="1427749389.80552" calcext:value-type="float">
            <text:p>1427749389.80552</text:p>
          </table:table-cell>
          <table:table-cell/>
          <table:table-cell table:formula="of:=MAX([.B68];[.D68];[.G68])-MAX([.A68];[.C68];[.E68])" office:value-type="float" office:value="1.55545997619629" calcext:value-type="float">
            <text:p>1.5554599762</text:p>
          </table:table-cell>
          <table:table-cell table:formula="of:=IF(ISBLANK([.E68]);&quot;&quot;;[.I68])" office:value-type="float" office:value="1.55545997619629" calcext:value-type="float">
            <text:p>1.5554599762</text:p>
          </table:table-cell>
          <table:table-cell table:formula="of:=IF(OR(ISBLANK([.E68]);[.I68]&lt;=0);&quot;&quot;;[.I68])" office:value-type="float" office:value="1.55545997619629" calcext:value-type="float">
            <text:p>1.55545997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89.89953" calcext:value-type="float">
            <text:p>1427749389.89953</text:p>
          </table:table-cell>
          <table:table-cell office:value-type="float" office:value="1427749391.4743" calcext:value-type="float">
            <text:p>1427749391.4743</text:p>
          </table:table-cell>
          <table:table-cell table:number-columns-repeated="4"/>
          <table:table-cell table:formula="of:=MAX([.B69];[.D69];[.G69])-MAX([.A69];[.C69];[.E69])" office:value-type="float" office:value="1.57476997375488" calcext:value-type="float">
            <text:p>1.5747699738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89954" calcext:value-type="float">
            <text:p>1427749389.89954</text:p>
          </table:table-cell>
          <table:table-cell office:value-type="float" office:value="1427749391.24006" calcext:value-type="float">
            <text:p>1427749391.24006</text:p>
          </table:table-cell>
          <table:table-cell office:value-type="float" office:value="1427749391.3587" calcext:value-type="float">
            <text:p>1427749391.3587</text:p>
          </table:table-cell>
          <table:table-cell/>
          <table:table-cell table:formula="of:=MAX([.B70];[.D70];[.G70])-MAX([.A70];[.C70];[.E70])" office:value-type="float" office:value="1.4591600894928" calcext:value-type="float">
            <text:p>1.4591600895</text:p>
          </table:table-cell>
          <table:table-cell table:formula="of:=IF(ISBLANK([.E70]);&quot;&quot;;[.I70])" office:value-type="float" office:value="1.4591600894928" calcext:value-type="float">
            <text:p>1.4591600895</text:p>
          </table:table-cell>
          <table:table-cell table:formula="of:=IF(OR(ISBLANK([.E70]);[.I70]&lt;=0);&quot;&quot;;[.I70])" office:value-type="float" office:value="1.4591600894928" calcext:value-type="float">
            <text:p>1.45916008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089" calcext:value-type="float">
            <text:p>1427749389.90089</text:p>
          </table:table-cell>
          <table:table-cell office:value-type="float" office:value="1427749391.04148" calcext:value-type="float">
            <text:p>1427749391.04148</text:p>
          </table:table-cell>
          <table:table-cell office:value-type="float" office:value="1427749391.16148" calcext:value-type="float">
            <text:p>1427749391.16148</text:p>
          </table:table-cell>
          <table:table-cell/>
          <table:table-cell table:formula="of:=MAX([.B71];[.D71];[.G71])-MAX([.A71];[.C71];[.E71])" office:value-type="float" office:value="1.26058983802795" calcext:value-type="float">
            <text:p>1.260589838</text:p>
          </table:table-cell>
          <table:table-cell table:formula="of:=IF(ISBLANK([.E71]);&quot;&quot;;[.I71])" office:value-type="float" office:value="1.26058983802795" calcext:value-type="float">
            <text:p>1.260589838</text:p>
          </table:table-cell>
          <table:table-cell table:formula="of:=IF(OR(ISBLANK([.E71]);[.I71]&lt;=0);&quot;&quot;;[.I71])" office:value-type="float" office:value="1.26058983802795" calcext:value-type="float">
            <text:p>1.2605898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22" calcext:value-type="float">
            <text:p>1427749389.9022</text:p>
          </table:table-cell>
          <table:table-cell office:value-type="float" office:value="1427749390.79797" calcext:value-type="float">
            <text:p>1427749390.79797</text:p>
          </table:table-cell>
          <table:table-cell office:value-type="float" office:value="1427749390.92065" calcext:value-type="float">
            <text:p>1427749390.92065</text:p>
          </table:table-cell>
          <table:table-cell/>
          <table:table-cell table:formula="of:=MAX([.B72];[.D72];[.G72])-MAX([.A72];[.C72];[.E72])" office:value-type="float" office:value="1.01845002174377" calcext:value-type="float">
            <text:p>1.0184500217</text:p>
          </table:table-cell>
          <table:table-cell table:formula="of:=IF(ISBLANK([.E72]);&quot;&quot;;[.I72])" office:value-type="float" office:value="1.01845002174377" calcext:value-type="float">
            <text:p>1.0184500217</text:p>
          </table:table-cell>
          <table:table-cell table:formula="of:=IF(OR(ISBLANK([.E72]);[.I72]&lt;=0);&quot;&quot;;[.I72])" office:value-type="float" office:value="1.01845002174377" calcext:value-type="float">
            <text:p>1.01845002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355" calcext:value-type="float">
            <text:p>1427749389.90355</text:p>
          </table:table-cell>
          <table:table-cell office:value-type="float" office:value="1427749390.59824" calcext:value-type="float">
            <text:p>1427749390.59824</text:p>
          </table:table-cell>
          <table:table-cell office:value-type="float" office:value="1427749390.67952" calcext:value-type="float">
            <text:p>1427749390.67952</text:p>
          </table:table-cell>
          <table:table-cell/>
          <table:table-cell table:formula="of:=MAX([.B73];[.D73];[.G73])-MAX([.A73];[.C73];[.E73])" office:value-type="float" office:value="0.775969982147217" calcext:value-type="float">
            <text:p>0.7759699821</text:p>
          </table:table-cell>
          <table:table-cell table:formula="of:=IF(ISBLANK([.E73]);&quot;&quot;;[.I73])" office:value-type="float" office:value="0.775969982147217" calcext:value-type="float">
            <text:p>0.7759699821</text:p>
          </table:table-cell>
          <table:table-cell table:formula="of:=IF(OR(ISBLANK([.E73]);[.I73]&lt;=0);&quot;&quot;;[.I73])" office:value-type="float" office:value="0.775969982147217" calcext:value-type="float">
            <text:p>0.77596998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487" calcext:value-type="float">
            <text:p>1427749389.90487</text:p>
          </table:table-cell>
          <table:table-cell office:value-type="float" office:value="1427749391.35838" calcext:value-type="float">
            <text:p>1427749391.35838</text:p>
          </table:table-cell>
          <table:table-cell office:value-type="float" office:value="1427749391.39557" calcext:value-type="float">
            <text:p>1427749391.39557</text:p>
          </table:table-cell>
          <table:table-cell/>
          <table:table-cell table:formula="of:=MAX([.B74];[.D74];[.G74])-MAX([.A74];[.C74];[.E74])" office:value-type="float" office:value="1.49070000648499" calcext:value-type="float">
            <text:p>1.4907000065</text:p>
          </table:table-cell>
          <table:table-cell table:formula="of:=IF(ISBLANK([.E74]);&quot;&quot;;[.I74])" office:value-type="float" office:value="1.49070000648499" calcext:value-type="float">
            <text:p>1.4907000065</text:p>
          </table:table-cell>
          <table:table-cell table:formula="of:=IF(OR(ISBLANK([.E74]);[.I74]&lt;=0);&quot;&quot;;[.I74])" office:value-type="float" office:value="1.49070000648499" calcext:value-type="float">
            <text:p>1.49070000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594" calcext:value-type="float">
            <text:p>1427749389.90594</text:p>
          </table:table-cell>
          <table:table-cell office:value-type="float" office:value="1427749391.44014" calcext:value-type="float">
            <text:p>1427749391.44014</text:p>
          </table:table-cell>
          <table:table-cell office:value-type="float" office:value="1427749391.47429" calcext:value-type="float">
            <text:p>1427749391.47429</text:p>
          </table:table-cell>
          <table:table-cell/>
          <table:table-cell table:formula="of:=MAX([.B75];[.D75];[.G75])-MAX([.A75];[.C75];[.E75])" office:value-type="float" office:value="1.56834983825684" calcext:value-type="float">
            <text:p>1.5683498383</text:p>
          </table:table-cell>
          <table:table-cell table:formula="of:=IF(ISBLANK([.E75]);&quot;&quot;;[.I75])" office:value-type="float" office:value="1.56834983825684" calcext:value-type="float">
            <text:p>1.5683498383</text:p>
          </table:table-cell>
          <table:table-cell table:formula="of:=IF(OR(ISBLANK([.E75]);[.I75]&lt;=0);&quot;&quot;;[.I75])" office:value-type="float" office:value="1.56834983825684" calcext:value-type="float">
            <text:p>1.56834983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697" calcext:value-type="float">
            <text:p>1427749389.90697</text:p>
          </table:table-cell>
          <table:table-cell office:value-type="float" office:value="1427749391.16142" calcext:value-type="float">
            <text:p>1427749391.16142</text:p>
          </table:table-cell>
          <table:table-cell office:value-type="float" office:value="1427749391.24012" calcext:value-type="float">
            <text:p>1427749391.24012</text:p>
          </table:table-cell>
          <table:table-cell/>
          <table:table-cell table:formula="of:=MAX([.B76];[.D76];[.G76])-MAX([.A76];[.C76];[.E76])" office:value-type="float" office:value="1.33314990997314" calcext:value-type="float">
            <text:p>1.33314991</text:p>
          </table:table-cell>
          <table:table-cell table:formula="of:=IF(ISBLANK([.E76]);&quot;&quot;;[.I76])" office:value-type="float" office:value="1.33314990997314" calcext:value-type="float">
            <text:p>1.33314991</text:p>
          </table:table-cell>
          <table:table-cell table:formula="of:=IF(OR(ISBLANK([.E76]);[.I76]&lt;=0);&quot;&quot;;[.I76])" office:value-type="float" office:value="1.33314990997314" calcext:value-type="float">
            <text:p>1.33314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832" calcext:value-type="float">
            <text:p>1427749389.90832</text:p>
          </table:table-cell>
          <table:table-cell office:value-type="float" office:value="1427749391.36661" calcext:value-type="float">
            <text:p>1427749391.36661</text:p>
          </table:table-cell>
          <table:table-cell office:value-type="float" office:value="1427749391.40199" calcext:value-type="float">
            <text:p>1427749391.40199</text:p>
          </table:table-cell>
          <table:table-cell/>
          <table:table-cell table:formula="of:=MAX([.B77];[.D77];[.G77])-MAX([.A77];[.C77];[.E77])" office:value-type="float" office:value="1.49366998672485" calcext:value-type="float">
            <text:p>1.4936699867</text:p>
          </table:table-cell>
          <table:table-cell table:formula="of:=IF(ISBLANK([.E77]);&quot;&quot;;[.I77])" office:value-type="float" office:value="1.49366998672485" calcext:value-type="float">
            <text:p>1.4936699867</text:p>
          </table:table-cell>
          <table:table-cell table:formula="of:=IF(OR(ISBLANK([.E77]);[.I77]&lt;=0);&quot;&quot;;[.I77])" office:value-type="float" office:value="1.49366998672485" calcext:value-type="float">
            <text:p>1.49366998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0963" calcext:value-type="float">
            <text:p>1427749389.90963</text:p>
          </table:table-cell>
          <table:table-cell office:value-type="float" office:value="1427749391.35888" calcext:value-type="float">
            <text:p>1427749391.35888</text:p>
          </table:table-cell>
          <table:table-cell office:value-type="float" office:value="1427749391.39876" calcext:value-type="float">
            <text:p>1427749391.39876</text:p>
          </table:table-cell>
          <table:table-cell/>
          <table:table-cell table:formula="of:=MAX([.B78];[.D78];[.G78])-MAX([.A78];[.C78];[.E78])" office:value-type="float" office:value="1.4891300201416" calcext:value-type="float">
            <text:p>1.4891300201</text:p>
          </table:table-cell>
          <table:table-cell table:formula="of:=IF(ISBLANK([.E78]);&quot;&quot;;[.I78])" office:value-type="float" office:value="1.4891300201416" calcext:value-type="float">
            <text:p>1.4891300201</text:p>
          </table:table-cell>
          <table:table-cell table:formula="of:=IF(OR(ISBLANK([.E78]);[.I78]&lt;=0);&quot;&quot;;[.I78])" office:value-type="float" office:value="1.4891300201416" calcext:value-type="float">
            <text:p>1.4891300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89.91093" calcext:value-type="float">
            <text:p>1427749389.91093</text:p>
          </table:table-cell>
          <table:table-cell office:value-type="float" office:value="1427749390.92059" calcext:value-type="float">
            <text:p>1427749390.92059</text:p>
          </table:table-cell>
          <table:table-cell office:value-type="float" office:value="1427749391.04153" calcext:value-type="float">
            <text:p>1427749391.04153</text:p>
          </table:table-cell>
          <table:table-cell/>
          <table:table-cell table:formula="of:=MAX([.B79];[.D79];[.G79])-MAX([.A79];[.C79];[.E79])" office:value-type="float" office:value="1.13059997558594" calcext:value-type="float">
            <text:p>1.1305999756</text:p>
          </table:table-cell>
          <table:table-cell table:formula="of:=IF(ISBLANK([.E79]);&quot;&quot;;[.I79])" office:value-type="float" office:value="1.13059997558594" calcext:value-type="float">
            <text:p>1.1305999756</text:p>
          </table:table-cell>
          <table:table-cell table:formula="of:=IF(OR(ISBLANK([.E79]);[.I79]&lt;=0);&quot;&quot;;[.I79])" office:value-type="float" office:value="1.13059997558594" calcext:value-type="float">
            <text:p>1.13059997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1.47431" calcext:value-type="float">
            <text:p>1427749391.47431</text:p>
          </table:table-cell>
          <table:table-cell office:value-type="float" office:value="1427749392.8508" calcext:value-type="float">
            <text:p>1427749392.8508</text:p>
          </table:table-cell>
          <table:table-cell table:number-columns-repeated="4"/>
          <table:table-cell table:formula="of:=MAX([.B80];[.D80];[.G80])-MAX([.A80];[.C80];[.E80])" office:value-type="float" office:value="1.37649011611938" calcext:value-type="float">
            <text:p>1.3764901161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7431" calcext:value-type="float">
            <text:p>1427749391.47431</text:p>
          </table:table-cell>
          <table:table-cell office:value-type="float" office:value="1427749392.81789" calcext:value-type="float">
            <text:p>1427749392.81789</text:p>
          </table:table-cell>
          <table:table-cell office:value-type="float" office:value="1427749392.8508" calcext:value-type="float">
            <text:p>1427749392.8508</text:p>
          </table:table-cell>
          <table:table-cell/>
          <table:table-cell table:formula="of:=MAX([.B81];[.D81];[.G81])-MAX([.A81];[.C81];[.E81])" office:value-type="float" office:value="1.37649011611938" calcext:value-type="float">
            <text:p>1.3764901161</text:p>
          </table:table-cell>
          <table:table-cell table:formula="of:=IF(ISBLANK([.E81]);&quot;&quot;;[.I81])" office:value-type="float" office:value="1.37649011611938" calcext:value-type="float">
            <text:p>1.3764901161</text:p>
          </table:table-cell>
          <table:table-cell table:formula="of:=IF(OR(ISBLANK([.E81]);[.I81]&lt;=0);&quot;&quot;;[.I81])" office:value-type="float" office:value="1.37649011611938" calcext:value-type="float">
            <text:p>1.3764901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7573" calcext:value-type="float">
            <text:p>1427749391.47573</text:p>
          </table:table-cell>
          <table:table-cell office:value-type="float" office:value="1427749392.39033" calcext:value-type="float">
            <text:p>1427749392.39033</text:p>
          </table:table-cell>
          <table:table-cell office:value-type="float" office:value="1427749392.48026" calcext:value-type="float">
            <text:p>1427749392.48026</text:p>
          </table:table-cell>
          <table:table-cell/>
          <table:table-cell table:formula="of:=MAX([.B82];[.D82];[.G82])-MAX([.A82];[.C82];[.E82])" office:value-type="float" office:value="1.00452995300293" calcext:value-type="float">
            <text:p>1.004529953</text:p>
          </table:table-cell>
          <table:table-cell table:formula="of:=IF(ISBLANK([.E82]);&quot;&quot;;[.I82])" office:value-type="float" office:value="1.00452995300293" calcext:value-type="float">
            <text:p>1.004529953</text:p>
          </table:table-cell>
          <table:table-cell table:formula="of:=IF(OR(ISBLANK([.E82]);[.I82]&lt;=0);&quot;&quot;;[.I82])" office:value-type="float" office:value="1.00452995300293" calcext:value-type="float">
            <text:p>1.0045299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7709" calcext:value-type="float">
            <text:p>1427749391.47709</text:p>
          </table:table-cell>
          <table:table-cell office:value-type="float" office:value="1427749392.03997" calcext:value-type="float">
            <text:p>1427749392.03997</text:p>
          </table:table-cell>
          <table:table-cell office:value-type="float" office:value="1427749392.72946" calcext:value-type="float">
            <text:p>1427749392.72946</text:p>
          </table:table-cell>
          <table:table-cell/>
          <table:table-cell table:formula="of:=MAX([.B83];[.D83];[.G83])-MAX([.A83];[.C83];[.E83])" office:value-type="float" office:value="1.25237011909485" calcext:value-type="float">
            <text:p>1.2523701191</text:p>
          </table:table-cell>
          <table:table-cell table:formula="of:=IF(ISBLANK([.E83]);&quot;&quot;;[.I83])" office:value-type="float" office:value="1.25237011909485" calcext:value-type="float">
            <text:p>1.2523701191</text:p>
          </table:table-cell>
          <table:table-cell table:formula="of:=IF(OR(ISBLANK([.E83]);[.I83]&lt;=0);&quot;&quot;;[.I83])" office:value-type="float" office:value="1.25237011909485" calcext:value-type="float">
            <text:p>1.25237011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7841" calcext:value-type="float">
            <text:p>1427749391.47841</text:p>
          </table:table-cell>
          <table:table-cell office:value-type="float" office:value="1427749392.64817" calcext:value-type="float">
            <text:p>1427749392.64817</text:p>
          </table:table-cell>
          <table:table-cell office:value-type="float" office:value="1427749392.72921" calcext:value-type="float">
            <text:p>1427749392.72921</text:p>
          </table:table-cell>
          <table:table-cell/>
          <table:table-cell table:formula="of:=MAX([.B84];[.D84];[.G84])-MAX([.A84];[.C84];[.E84])" office:value-type="float" office:value="1.25079989433289" calcext:value-type="float">
            <text:p>1.2507998943</text:p>
          </table:table-cell>
          <table:table-cell table:formula="of:=IF(ISBLANK([.E84]);&quot;&quot;;[.I84])" office:value-type="float" office:value="1.25079989433289" calcext:value-type="float">
            <text:p>1.2507998943</text:p>
          </table:table-cell>
          <table:table-cell table:formula="of:=IF(OR(ISBLANK([.E84]);[.I84]&lt;=0);&quot;&quot;;[.I84])" office:value-type="float" office:value="1.25079989433289" calcext:value-type="float">
            <text:p>1.25079989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7956" calcext:value-type="float">
            <text:p>1427749391.47956</text:p>
          </table:table-cell>
          <table:table-cell office:value-type="float" office:value="1427749392.6481" calcext:value-type="float">
            <text:p>1427749392.6481</text:p>
          </table:table-cell>
          <table:table-cell office:value-type="float" office:value="1427749392.72911" calcext:value-type="float">
            <text:p>1427749392.72911</text:p>
          </table:table-cell>
          <table:table-cell/>
          <table:table-cell table:formula="of:=MAX([.B85];[.D85];[.G85])-MAX([.A85];[.C85];[.E85])" office:value-type="float" office:value="1.24955010414124" calcext:value-type="float">
            <text:p>1.2495501041</text:p>
          </table:table-cell>
          <table:table-cell table:formula="of:=IF(ISBLANK([.E85]);&quot;&quot;;[.I85])" office:value-type="float" office:value="1.24955010414124" calcext:value-type="float">
            <text:p>1.2495501041</text:p>
          </table:table-cell>
          <table:table-cell table:formula="of:=IF(OR(ISBLANK([.E85]);[.I85]&lt;=0);&quot;&quot;;[.I85])" office:value-type="float" office:value="1.24955010414124" calcext:value-type="float">
            <text:p>1.24955010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8004" calcext:value-type="float">
            <text:p>1427749391.48004</text:p>
          </table:table-cell>
          <table:table-cell office:value-type="float" office:value="1427749392.48019" calcext:value-type="float">
            <text:p>1427749392.48019</text:p>
          </table:table-cell>
          <table:table-cell office:value-type="float" office:value="1427749392.56529" calcext:value-type="float">
            <text:p>1427749392.56529</text:p>
          </table:table-cell>
          <table:table-cell/>
          <table:table-cell table:formula="of:=MAX([.B86];[.D86];[.G86])-MAX([.A86];[.C86];[.E86])" office:value-type="float" office:value="1.08524990081787" calcext:value-type="float">
            <text:p>1.0852499008</text:p>
          </table:table-cell>
          <table:table-cell table:formula="of:=IF(ISBLANK([.E86]);&quot;&quot;;[.I86])" office:value-type="float" office:value="1.08524990081787" calcext:value-type="float">
            <text:p>1.0852499008</text:p>
          </table:table-cell>
          <table:table-cell table:formula="of:=IF(OR(ISBLANK([.E86]);[.I86]&lt;=0);&quot;&quot;;[.I86])" office:value-type="float" office:value="1.08524990081787" calcext:value-type="float">
            <text:p>1.08524990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8054" calcext:value-type="float">
            <text:p>1427749391.48054</text:p>
          </table:table-cell>
          <table:table-cell office:value-type="float" office:value="1427749392.72918" calcext:value-type="float">
            <text:p>1427749392.72918</text:p>
          </table:table-cell>
          <table:table-cell office:value-type="float" office:value="1427749392.76752" calcext:value-type="float">
            <text:p>1427749392.76752</text:p>
          </table:table-cell>
          <table:table-cell/>
          <table:table-cell table:formula="of:=MAX([.B87];[.D87];[.G87])-MAX([.A87];[.C87];[.E87])" office:value-type="float" office:value="1.28697991371155" calcext:value-type="float">
            <text:p>1.2869799137</text:p>
          </table:table-cell>
          <table:table-cell table:formula="of:=IF(ISBLANK([.E87]);&quot;&quot;;[.I87])" office:value-type="float" office:value="1.28697991371155" calcext:value-type="float">
            <text:p>1.2869799137</text:p>
          </table:table-cell>
          <table:table-cell table:formula="of:=IF(OR(ISBLANK([.E87]);[.I87]&lt;=0);&quot;&quot;;[.I87])" office:value-type="float" office:value="1.28697991371155" calcext:value-type="float">
            <text:p>1.28697991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8102" calcext:value-type="float">
            <text:p>1427749391.48102</text:p>
          </table:table-cell>
          <table:table-cell office:value-type="float" office:value="1427749392.30647" calcext:value-type="float">
            <text:p>1427749392.30647</text:p>
          </table:table-cell>
          <table:table-cell office:value-type="float" office:value="1427749392.39038" calcext:value-type="float">
            <text:p>1427749392.39038</text:p>
          </table:table-cell>
          <table:table-cell/>
          <table:table-cell table:formula="of:=MAX([.B88];[.D88];[.G88])-MAX([.A88];[.C88];[.E88])" office:value-type="float" office:value="0.909359931945801" calcext:value-type="float">
            <text:p>0.9093599319</text:p>
          </table:table-cell>
          <table:table-cell table:formula="of:=IF(ISBLANK([.E88]);&quot;&quot;;[.I88])" office:value-type="float" office:value="0.909359931945801" calcext:value-type="float">
            <text:p>0.9093599319</text:p>
          </table:table-cell>
          <table:table-cell table:formula="of:=IF(OR(ISBLANK([.E88]);[.I88]&lt;=0);&quot;&quot;;[.I88])" office:value-type="float" office:value="0.909359931945801" calcext:value-type="float">
            <text:p>0.90935993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8155" calcext:value-type="float">
            <text:p>1427749391.48155</text:p>
          </table:table-cell>
          <table:table-cell office:value-type="float" office:value="1427749392.73413" calcext:value-type="float">
            <text:p>1427749392.73413</text:p>
          </table:table-cell>
          <table:table-cell office:value-type="float" office:value="1427749392.76751" calcext:value-type="float">
            <text:p>1427749392.76751</text:p>
          </table:table-cell>
          <table:table-cell/>
          <table:table-cell table:formula="of:=MAX([.B89];[.D89];[.G89])-MAX([.A89];[.C89];[.E89])" office:value-type="float" office:value="1.28595995903015" calcext:value-type="float">
            <text:p>1.285959959</text:p>
          </table:table-cell>
          <table:table-cell table:formula="of:=IF(ISBLANK([.E89]);&quot;&quot;;[.I89])" office:value-type="float" office:value="1.28595995903015" calcext:value-type="float">
            <text:p>1.285959959</text:p>
          </table:table-cell>
          <table:table-cell table:formula="of:=IF(OR(ISBLANK([.E89]);[.I89]&lt;=0);&quot;&quot;;[.I89])" office:value-type="float" office:value="1.28595995903015" calcext:value-type="float">
            <text:p>1.2859599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1.48204" calcext:value-type="float">
            <text:p>1427749391.48204</text:p>
          </table:table-cell>
          <table:table-cell office:value-type="float" office:value="1427749392.21508" calcext:value-type="float">
            <text:p>1427749392.21508</text:p>
          </table:table-cell>
          <table:table-cell office:value-type="float" office:value="1427749392.30652" calcext:value-type="float">
            <text:p>1427749392.30652</text:p>
          </table:table-cell>
          <table:table-cell/>
          <table:table-cell table:formula="of:=MAX([.B90];[.D90];[.G90])-MAX([.A90];[.C90];[.E90])" office:value-type="float" office:value="0.824480056762695" calcext:value-type="float">
            <text:p>0.8244800568</text:p>
          </table:table-cell>
          <table:table-cell table:formula="of:=IF(ISBLANK([.E90]);&quot;&quot;;[.I90])" office:value-type="float" office:value="0.824480056762695" calcext:value-type="float">
            <text:p>0.8244800568</text:p>
          </table:table-cell>
          <table:table-cell table:formula="of:=IF(OR(ISBLANK([.E90]);[.I90]&lt;=0);&quot;&quot;;[.I90])" office:value-type="float" office:value="0.824480056762695" calcext:value-type="float">
            <text:p>0.82448005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2.85081" calcext:value-type="float">
            <text:p>1427749392.85081</text:p>
          </table:table-cell>
          <table:table-cell office:value-type="float" office:value="1427749394.40111" calcext:value-type="float">
            <text:p>1427749394.40111</text:p>
          </table:table-cell>
          <table:table-cell table:number-columns-repeated="4"/>
          <table:table-cell table:formula="of:=MAX([.B91];[.D91];[.G91])-MAX([.A91];[.C91];[.E91])" office:value-type="float" office:value="1.55029988288879" calcext:value-type="float">
            <text:p>1.5502998829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081" calcext:value-type="float">
            <text:p>1427749392.85081</text:p>
          </table:table-cell>
          <table:table-cell office:value-type="float" office:value="1427749394.28231" calcext:value-type="float">
            <text:p>1427749394.28231</text:p>
          </table:table-cell>
          <table:table-cell office:value-type="float" office:value="1427749394.31981" calcext:value-type="float">
            <text:p>1427749394.31981</text:p>
          </table:table-cell>
          <table:table-cell/>
          <table:table-cell table:formula="of:=MAX([.B92];[.D92];[.G92])-MAX([.A92];[.C92];[.E92])" office:value-type="float" office:value="1.4689998626709" calcext:value-type="float">
            <text:p>1.4689998627</text:p>
          </table:table-cell>
          <table:table-cell table:formula="of:=IF(ISBLANK([.E92]);&quot;&quot;;[.I92])" office:value-type="float" office:value="1.4689998626709" calcext:value-type="float">
            <text:p>1.4689998627</text:p>
          </table:table-cell>
          <table:table-cell table:formula="of:=IF(OR(ISBLANK([.E92]);[.I92]&lt;=0);&quot;&quot;;[.I92])" office:value-type="float" office:value="1.4689998626709" calcext:value-type="float">
            <text:p>1.46899986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214" calcext:value-type="float">
            <text:p>1427749392.85214</text:p>
          </table:table-cell>
          <table:table-cell office:value-type="float" office:value="1427749394.28212" calcext:value-type="float">
            <text:p>1427749394.28212</text:p>
          </table:table-cell>
          <table:table-cell office:value-type="float" office:value="1427749394.31978" calcext:value-type="float">
            <text:p>1427749394.31978</text:p>
          </table:table-cell>
          <table:table-cell/>
          <table:table-cell table:formula="of:=MAX([.B93];[.D93];[.G93])-MAX([.A93];[.C93];[.E93])" office:value-type="float" office:value="1.46764016151428" calcext:value-type="float">
            <text:p>1.4676401615</text:p>
          </table:table-cell>
          <table:table-cell table:formula="of:=IF(ISBLANK([.E93]);&quot;&quot;;[.I93])" office:value-type="float" office:value="1.46764016151428" calcext:value-type="float">
            <text:p>1.4676401615</text:p>
          </table:table-cell>
          <table:table-cell table:formula="of:=IF(OR(ISBLANK([.E93]);[.I93]&lt;=0);&quot;&quot;;[.I93])" office:value-type="float" office:value="1.46764016151428" calcext:value-type="float">
            <text:p>1.46764016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356" calcext:value-type="float">
            <text:p>1427749392.85356</text:p>
          </table:table-cell>
          <table:table-cell office:value-type="float" office:value="1427749394.28889" calcext:value-type="float">
            <text:p>1427749394.28889</text:p>
          </table:table-cell>
          <table:table-cell office:value-type="float" office:value="1427749394.32346" calcext:value-type="float">
            <text:p>1427749394.32346</text:p>
          </table:table-cell>
          <table:table-cell/>
          <table:table-cell table:formula="of:=MAX([.B94];[.D94];[.G94])-MAX([.A94];[.C94];[.E94])" office:value-type="float" office:value="1.46990013122559" calcext:value-type="float">
            <text:p>1.4699001312</text:p>
          </table:table-cell>
          <table:table-cell table:formula="of:=IF(ISBLANK([.E94]);&quot;&quot;;[.I94])" office:value-type="float" office:value="1.46990013122559" calcext:value-type="float">
            <text:p>1.4699001312</text:p>
          </table:table-cell>
          <table:table-cell table:formula="of:=IF(OR(ISBLANK([.E94]);[.I94]&lt;=0);&quot;&quot;;[.I94])" office:value-type="float" office:value="1.46990013122559" calcext:value-type="float">
            <text:p>1.46990013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488" calcext:value-type="float">
            <text:p>1427749392.85488</text:p>
          </table:table-cell>
          <table:table-cell office:value-type="float" office:value="1427749393.52637" calcext:value-type="float">
            <text:p>1427749393.52637</text:p>
          </table:table-cell>
          <table:table-cell office:value-type="float" office:value="1427749393.6054" calcext:value-type="float">
            <text:p>1427749393.6054</text:p>
          </table:table-cell>
          <table:table-cell/>
          <table:table-cell table:formula="of:=MAX([.B95];[.D95];[.G95])-MAX([.A95];[.C95];[.E95])" office:value-type="float" office:value="0.750519990921021" calcext:value-type="float">
            <text:p>0.7505199909</text:p>
          </table:table-cell>
          <table:table-cell table:formula="of:=IF(ISBLANK([.E95]);&quot;&quot;;[.I95])" office:value-type="float" office:value="0.750519990921021" calcext:value-type="float">
            <text:p>0.7505199909</text:p>
          </table:table-cell>
          <table:table-cell table:formula="of:=IF(OR(ISBLANK([.E95]);[.I95]&lt;=0);&quot;&quot;;[.I95])" office:value-type="float" office:value="0.750519990921021" calcext:value-type="float">
            <text:p>0.75051999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624" calcext:value-type="float">
            <text:p>1427749392.85624</text:p>
          </table:table-cell>
          <table:table-cell office:value-type="float" office:value="1427749393.72625" calcext:value-type="float">
            <text:p>1427749393.72625</text:p>
          </table:table-cell>
          <table:table-cell office:value-type="float" office:value="1427749393.84507" calcext:value-type="float">
            <text:p>1427749393.84507</text:p>
          </table:table-cell>
          <table:table-cell/>
          <table:table-cell table:formula="of:=MAX([.B96];[.D96];[.G96])-MAX([.A96];[.C96];[.E96])" office:value-type="float" office:value="0.988829851150513" calcext:value-type="float">
            <text:p>0.9888298512</text:p>
          </table:table-cell>
          <table:table-cell table:formula="of:=IF(ISBLANK([.E96]);&quot;&quot;;[.I96])" office:value-type="float" office:value="0.988829851150513" calcext:value-type="float">
            <text:p>0.9888298512</text:p>
          </table:table-cell>
          <table:table-cell table:formula="of:=IF(OR(ISBLANK([.E96]);[.I96]&lt;=0);&quot;&quot;;[.I96])" office:value-type="float" office:value="0.988829851150513" calcext:value-type="float">
            <text:p>0.98882985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759" calcext:value-type="float">
            <text:p>1427749392.85759</text:p>
          </table:table-cell>
          <table:table-cell office:value-type="float" office:value="1427749394.36812" calcext:value-type="float">
            <text:p>1427749394.36812</text:p>
          </table:table-cell>
          <table:table-cell office:value-type="float" office:value="1427749394.40111" calcext:value-type="float">
            <text:p>1427749394.40111</text:p>
          </table:table-cell>
          <table:table-cell/>
          <table:table-cell table:formula="of:=MAX([.B97];[.D97];[.G97])-MAX([.A97];[.C97];[.E97])" office:value-type="float" office:value="1.54351997375488" calcext:value-type="float">
            <text:p>1.5435199738</text:p>
          </table:table-cell>
          <table:table-cell table:formula="of:=IF(ISBLANK([.E97]);&quot;&quot;;[.I97])" office:value-type="float" office:value="1.54351997375488" calcext:value-type="float">
            <text:p>1.5435199738</text:p>
          </table:table-cell>
          <table:table-cell table:formula="of:=IF(OR(ISBLANK([.E97]);[.I97]&lt;=0);&quot;&quot;;[.I97])" office:value-type="float" office:value="1.54351997375488" calcext:value-type="float">
            <text:p>1.54351997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589" calcext:value-type="float">
            <text:p>1427749392.8589</text:p>
          </table:table-cell>
          <table:table-cell office:value-type="float" office:value="1427749394.16199" calcext:value-type="float">
            <text:p>1427749394.16199</text:p>
          </table:table-cell>
          <table:table-cell office:value-type="float" office:value="1427749394.28218" calcext:value-type="float">
            <text:p>1427749394.28218</text:p>
          </table:table-cell>
          <table:table-cell/>
          <table:table-cell table:formula="of:=MAX([.B98];[.D98];[.G98])-MAX([.A98];[.C98];[.E98])" office:value-type="float" office:value="1.42328000068665" calcext:value-type="float">
            <text:p>1.4232800007</text:p>
          </table:table-cell>
          <table:table-cell table:formula="of:=IF(ISBLANK([.E98]);&quot;&quot;;[.I98])" office:value-type="float" office:value="1.42328000068665" calcext:value-type="float">
            <text:p>1.4232800007</text:p>
          </table:table-cell>
          <table:table-cell table:formula="of:=IF(OR(ISBLANK([.E98]);[.I98]&lt;=0);&quot;&quot;;[.I98])" office:value-type="float" office:value="1.42328000068665" calcext:value-type="float">
            <text:p>1.42328000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6023" calcext:value-type="float">
            <text:p>1427749392.86023</text:p>
          </table:table-cell>
          <table:table-cell office:value-type="float" office:value="1427749393.96398" calcext:value-type="float">
            <text:p>1427749393.96398</text:p>
          </table:table-cell>
          <table:table-cell office:value-type="float" office:value="1427749394.04201" calcext:value-type="float">
            <text:p>1427749394.04201</text:p>
          </table:table-cell>
          <table:table-cell/>
          <table:table-cell table:formula="of:=MAX([.B99];[.D99];[.G99])-MAX([.A99];[.C99];[.E99])" office:value-type="float" office:value="1.18178009986877" calcext:value-type="float">
            <text:p>1.1817800999</text:p>
          </table:table-cell>
          <table:table-cell table:formula="of:=IF(ISBLANK([.E99]);&quot;&quot;;[.I99])" office:value-type="float" office:value="1.18178009986877" calcext:value-type="float">
            <text:p>1.1817800999</text:p>
          </table:table-cell>
          <table:table-cell table:formula="of:=IF(OR(ISBLANK([.E99]);[.I99]&lt;=0);&quot;&quot;;[.I99])" office:value-type="float" office:value="1.18178009986877" calcext:value-type="float">
            <text:p>1.18178009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6154" calcext:value-type="float">
            <text:p>1427749392.86154</text:p>
          </table:table-cell>
          <table:table-cell office:value-type="float" office:value="1427749393.96406" calcext:value-type="float">
            <text:p>1427749393.96406</text:p>
          </table:table-cell>
          <table:table-cell office:value-type="float" office:value="1427749394.04204" calcext:value-type="float">
            <text:p>1427749394.04204</text:p>
          </table:table-cell>
          <table:table-cell/>
          <table:table-cell table:formula="of:=MAX([.B100];[.D100];[.G100])-MAX([.A100];[.C100];[.E100])" office:value-type="float" office:value="1.18050003051758" calcext:value-type="float">
            <text:p>1.1805000305</text:p>
          </table:table-cell>
          <table:table-cell table:formula="of:=IF(ISBLANK([.E100]);&quot;&quot;;[.I100])" office:value-type="float" office:value="1.18050003051758" calcext:value-type="float">
            <text:p>1.1805000305</text:p>
          </table:table-cell>
          <table:table-cell table:formula="of:=IF(OR(ISBLANK([.E100]);[.I100]&lt;=0);&quot;&quot;;[.I100])" office:value-type="float" office:value="1.18050003051758" calcext:value-type="float">
            <text:p>1.18050003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2.86284" calcext:value-type="float">
            <text:p>1427749392.86284</text:p>
          </table:table-cell>
          <table:table-cell office:value-type="float" office:value="1427749393.84501" calcext:value-type="float">
            <text:p>1427749393.84501</text:p>
          </table:table-cell>
          <table:table-cell office:value-type="float" office:value="1427749393.9641" calcext:value-type="float">
            <text:p>1427749393.9641</text:p>
          </table:table-cell>
          <table:table-cell/>
          <table:table-cell table:formula="of:=MAX([.B101];[.D101];[.G101])-MAX([.A101];[.C101];[.E101])" office:value-type="float" office:value="1.10125994682312" calcext:value-type="float">
            <text:p>1.1012599468</text:p>
          </table:table-cell>
          <table:table-cell table:formula="of:=IF(ISBLANK([.E101]);&quot;&quot;;[.I101])" office:value-type="float" office:value="1.10125994682312" calcext:value-type="float">
            <text:p>1.1012599468</text:p>
          </table:table-cell>
          <table:table-cell table:formula="of:=IF(OR(ISBLANK([.E101]);[.I101]&lt;=0);&quot;&quot;;[.I101])" office:value-type="float" office:value="1.10125994682312" calcext:value-type="float">
            <text:p>1.10125994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4.40112" calcext:value-type="float">
            <text:p>1427749394.40112</text:p>
          </table:table-cell>
          <table:table-cell office:value-type="float" office:value="1427749395.73258" calcext:value-type="float">
            <text:p>1427749395.73258</text:p>
          </table:table-cell>
          <table:table-cell table:number-columns-repeated="4"/>
          <table:table-cell table:formula="of:=MAX([.B102];[.D102];[.G102])-MAX([.A102];[.C102];[.E102])" office:value-type="float" office:value="1.33145999908447" calcext:value-type="float">
            <text:p>1.3314599991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112" calcext:value-type="float">
            <text:p>1427749394.40112</text:p>
          </table:table-cell>
          <table:table-cell office:value-type="float" office:value="1427749395.61262" calcext:value-type="float">
            <text:p>1427749395.61262</text:p>
          </table:table-cell>
          <table:table-cell office:value-type="float" office:value="1427749395.65096" calcext:value-type="float">
            <text:p>1427749395.65096</text:p>
          </table:table-cell>
          <table:table-cell/>
          <table:table-cell table:formula="of:=MAX([.B103];[.D103];[.G103])-MAX([.A103];[.C103];[.E103])" office:value-type="float" office:value="1.24984002113342" calcext:value-type="float">
            <text:p>1.2498400211</text:p>
          </table:table-cell>
          <table:table-cell table:formula="of:=IF(ISBLANK([.E103]);&quot;&quot;;[.I103])" office:value-type="float" office:value="1.24984002113342" calcext:value-type="float">
            <text:p>1.2498400211</text:p>
          </table:table-cell>
          <table:table-cell table:formula="of:=IF(OR(ISBLANK([.E103]);[.I103]&lt;=0);&quot;&quot;;[.I103])" office:value-type="float" office:value="1.24984002113342" calcext:value-type="float">
            <text:p>1.2498400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167" calcext:value-type="float">
            <text:p>1427749394.40167</text:p>
          </table:table-cell>
          <table:table-cell office:value-type="float" office:value="1427749395.25136" calcext:value-type="float">
            <text:p>1427749395.25136</text:p>
          </table:table-cell>
          <table:table-cell office:value-type="float" office:value="1427749395.37122" calcext:value-type="float">
            <text:p>1427749395.37122</text:p>
          </table:table-cell>
          <table:table-cell/>
          <table:table-cell table:formula="of:=MAX([.B104];[.D104];[.G104])-MAX([.A104];[.C104];[.E104])" office:value-type="float" office:value="0.969550132751465" calcext:value-type="float">
            <text:p>0.9695501328</text:p>
          </table:table-cell>
          <table:table-cell table:formula="of:=IF(ISBLANK([.E104]);&quot;&quot;;[.I104])" office:value-type="float" office:value="0.969550132751465" calcext:value-type="float">
            <text:p>0.9695501328</text:p>
          </table:table-cell>
          <table:table-cell table:formula="of:=IF(OR(ISBLANK([.E104]);[.I104]&lt;=0);&quot;&quot;;[.I104])" office:value-type="float" office:value="0.969550132751465" calcext:value-type="float">
            <text:p>0.96955013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284" calcext:value-type="float">
            <text:p>1427749394.40284</text:p>
          </table:table-cell>
          <table:table-cell office:value-type="float" office:value="1427749395.52913" calcext:value-type="float">
            <text:p>1427749395.52913</text:p>
          </table:table-cell>
          <table:table-cell office:value-type="float" office:value="1427749395.60826" calcext:value-type="float">
            <text:p>1427749395.60826</text:p>
          </table:table-cell>
          <table:table-cell/>
          <table:table-cell table:formula="of:=MAX([.B105];[.D105];[.G105])-MAX([.A105];[.C105];[.E105])" office:value-type="float" office:value="1.20542001724243" calcext:value-type="float">
            <text:p>1.2054200172</text:p>
          </table:table-cell>
          <table:table-cell table:formula="of:=IF(ISBLANK([.E105]);&quot;&quot;;[.I105])" office:value-type="float" office:value="1.20542001724243" calcext:value-type="float">
            <text:p>1.2054200172</text:p>
          </table:table-cell>
          <table:table-cell table:formula="of:=IF(OR(ISBLANK([.E105]);[.I105]&lt;=0);&quot;&quot;;[.I105])" office:value-type="float" office:value="1.20542001724243" calcext:value-type="float">
            <text:p>1.20542001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382" calcext:value-type="float">
            <text:p>1427749394.40382</text:p>
          </table:table-cell>
          <table:table-cell office:value-type="float" office:value="1427749395.60836" calcext:value-type="float">
            <text:p>1427749395.60836</text:p>
          </table:table-cell>
          <table:table-cell office:value-type="float" office:value="1427749395.64472" calcext:value-type="float">
            <text:p>1427749395.64472</text:p>
          </table:table-cell>
          <table:table-cell/>
          <table:table-cell table:formula="of:=MAX([.B106];[.D106];[.G106])-MAX([.A106];[.C106];[.E106])" office:value-type="float" office:value="1.24090003967285" calcext:value-type="float">
            <text:p>1.2409000397</text:p>
          </table:table-cell>
          <table:table-cell table:formula="of:=IF(ISBLANK([.E106]);&quot;&quot;;[.I106])" office:value-type="float" office:value="1.24090003967285" calcext:value-type="float">
            <text:p>1.2409000397</text:p>
          </table:table-cell>
          <table:table-cell table:formula="of:=IF(OR(ISBLANK([.E106]);[.I106]&lt;=0);&quot;&quot;;[.I106])" office:value-type="float" office:value="1.24090003967285" calcext:value-type="float">
            <text:p>1.24090003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484" calcext:value-type="float">
            <text:p>1427749394.40484</text:p>
          </table:table-cell>
          <table:table-cell office:value-type="float" office:value="1427749395.37115" calcext:value-type="float">
            <text:p>1427749395.37115</text:p>
          </table:table-cell>
          <table:table-cell office:value-type="float" office:value="1427749395.44975" calcext:value-type="float">
            <text:p>1427749395.44975</text:p>
          </table:table-cell>
          <table:table-cell/>
          <table:table-cell table:formula="of:=MAX([.B107];[.D107];[.G107])-MAX([.A107];[.C107];[.E107])" office:value-type="float" office:value="1.04490995407105" calcext:value-type="float">
            <text:p>1.0449099541</text:p>
          </table:table-cell>
          <table:table-cell table:formula="of:=IF(ISBLANK([.E107]);&quot;&quot;;[.I107])" office:value-type="float" office:value="1.04490995407105" calcext:value-type="float">
            <text:p>1.0449099541</text:p>
          </table:table-cell>
          <table:table-cell table:formula="of:=IF(OR(ISBLANK([.E107]);[.I107]&lt;=0);&quot;&quot;;[.I107])" office:value-type="float" office:value="1.04490995407105" calcext:value-type="float">
            <text:p>1.04490995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614" calcext:value-type="float">
            <text:p>1427749394.40614</text:p>
          </table:table-cell>
          <table:table-cell office:value-type="float" office:value="1427749395.2513" calcext:value-type="float">
            <text:p>1427749395.2513</text:p>
          </table:table-cell>
          <table:table-cell office:value-type="float" office:value="1427749395.37118" calcext:value-type="float">
            <text:p>1427749395.37118</text:p>
          </table:table-cell>
          <table:table-cell/>
          <table:table-cell table:formula="of:=MAX([.B108];[.D108];[.G108])-MAX([.A108];[.C108];[.E108])" office:value-type="float" office:value="0.965039968490601" calcext:value-type="float">
            <text:p>0.9650399685</text:p>
          </table:table-cell>
          <table:table-cell table:formula="of:=IF(ISBLANK([.E108]);&quot;&quot;;[.I108])" office:value-type="float" office:value="0.965039968490601" calcext:value-type="float">
            <text:p>0.9650399685</text:p>
          </table:table-cell>
          <table:table-cell table:formula="of:=IF(OR(ISBLANK([.E108]);[.I108]&lt;=0);&quot;&quot;;[.I108])" office:value-type="float" office:value="0.965039968490601" calcext:value-type="float">
            <text:p>0.96503996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712" calcext:value-type="float">
            <text:p>1427749394.40712</text:p>
          </table:table-cell>
          <table:table-cell office:value-type="float" office:value="1427749395.09594" calcext:value-type="float">
            <text:p>1427749395.09594</text:p>
          </table:table-cell>
          <table:table-cell office:value-type="float" office:value="1427749395.17346" calcext:value-type="float">
            <text:p>1427749395.17346</text:p>
          </table:table-cell>
          <table:table-cell/>
          <table:table-cell table:formula="of:=MAX([.B109];[.D109];[.G109])-MAX([.A109];[.C109];[.E109])" office:value-type="float" office:value="0.766340017318726" calcext:value-type="float">
            <text:p>0.7663400173</text:p>
          </table:table-cell>
          <table:table-cell table:formula="of:=IF(ISBLANK([.E109]);&quot;&quot;;[.I109])" office:value-type="float" office:value="0.766340017318726" calcext:value-type="float">
            <text:p>0.7663400173</text:p>
          </table:table-cell>
          <table:table-cell table:formula="of:=IF(OR(ISBLANK([.E109]);[.I109]&lt;=0);&quot;&quot;;[.I109])" office:value-type="float" office:value="0.766340017318726" calcext:value-type="float">
            <text:p>0.76634001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849" calcext:value-type="float">
            <text:p>1427749394.40849</text:p>
          </table:table-cell>
          <table:table-cell office:value-type="float" office:value="1427749395.69816" calcext:value-type="float">
            <text:p>1427749395.69816</text:p>
          </table:table-cell>
          <table:table-cell office:value-type="float" office:value="1427749395.73257" calcext:value-type="float">
            <text:p>1427749395.73257</text:p>
          </table:table-cell>
          <table:table-cell/>
          <table:table-cell table:formula="of:=MAX([.B110];[.D110];[.G110])-MAX([.A110];[.C110];[.E110])" office:value-type="float" office:value="1.32407999038696" calcext:value-type="float">
            <text:p>1.3240799904</text:p>
          </table:table-cell>
          <table:table-cell table:formula="of:=IF(ISBLANK([.E110]);&quot;&quot;;[.I110])" office:value-type="float" office:value="1.32407999038696" calcext:value-type="float">
            <text:p>1.3240799904</text:p>
          </table:table-cell>
          <table:table-cell table:formula="of:=IF(OR(ISBLANK([.E110]);[.I110]&lt;=0);&quot;&quot;;[.I110])" office:value-type="float" office:value="1.32407999038696" calcext:value-type="float">
            <text:p>1.32407999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0979" calcext:value-type="float">
            <text:p>1427749394.40979</text:p>
          </table:table-cell>
          <table:table-cell office:value-type="float" office:value="1427749395.01727" calcext:value-type="float">
            <text:p>1427749395.01727</text:p>
          </table:table-cell>
          <table:table-cell office:value-type="float" office:value="1427749395.09598" calcext:value-type="float">
            <text:p>1427749395.09598</text:p>
          </table:table-cell>
          <table:table-cell/>
          <table:table-cell table:formula="of:=MAX([.B111];[.D111];[.G111])-MAX([.A111];[.C111];[.E111])" office:value-type="float" office:value="0.686189889907837" calcext:value-type="float">
            <text:p>0.6861898899</text:p>
          </table:table-cell>
          <table:table-cell table:formula="of:=IF(ISBLANK([.E111]);&quot;&quot;;[.I111])" office:value-type="float" office:value="0.686189889907837" calcext:value-type="float">
            <text:p>0.6861898899</text:p>
          </table:table-cell>
          <table:table-cell table:formula="of:=IF(OR(ISBLANK([.E111]);[.I111]&lt;=0);&quot;&quot;;[.I111])" office:value-type="float" office:value="0.686189889907837" calcext:value-type="float">
            <text:p>0.68618988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4.41108" calcext:value-type="float">
            <text:p>1427749394.41108</text:p>
          </table:table-cell>
          <table:table-cell office:value-type="float" office:value="1427749395.60823" calcext:value-type="float">
            <text:p>1427749395.60823</text:p>
          </table:table-cell>
          <table:table-cell office:value-type="float" office:value="1427749395.64478" calcext:value-type="float">
            <text:p>1427749395.64478</text:p>
          </table:table-cell>
          <table:table-cell/>
          <table:table-cell table:formula="of:=MAX([.B112];[.D112];[.G112])-MAX([.A112];[.C112];[.E112])" office:value-type="float" office:value="1.23370003700256" calcext:value-type="float">
            <text:p>1.233700037</text:p>
          </table:table-cell>
          <table:table-cell table:formula="of:=IF(ISBLANK([.E112]);&quot;&quot;;[.I112])" office:value-type="float" office:value="1.23370003700256" calcext:value-type="float">
            <text:p>1.233700037</text:p>
          </table:table-cell>
          <table:table-cell table:formula="of:=IF(OR(ISBLANK([.E112]);[.I112]&lt;=0);&quot;&quot;;[.I112])" office:value-type="float" office:value="1.23370003700256" calcext:value-type="float">
            <text:p>1.2337000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5.7326" calcext:value-type="float">
            <text:p>1427749395.7326</text:p>
          </table:table-cell>
          <table:table-cell office:value-type="float" office:value="1427749397.00931" calcext:value-type="float">
            <text:p>1427749397.00931</text:p>
          </table:table-cell>
          <table:table-cell table:number-columns-repeated="4"/>
          <table:table-cell table:formula="of:=MAX([.B113];[.D113];[.G113])-MAX([.A113];[.C113];[.E113])" office:value-type="float" office:value="1.27671003341675" calcext:value-type="float">
            <text:p>1.2767100334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26" calcext:value-type="float">
            <text:p>1427749395.7326</text:p>
          </table:table-cell>
          <table:table-cell office:value-type="float" office:value="1427749396.88422" calcext:value-type="float">
            <text:p>1427749396.88422</text:p>
          </table:table-cell>
          <table:table-cell office:value-type="float" office:value="1427749396.92225" calcext:value-type="float">
            <text:p>1427749396.92225</text:p>
          </table:table-cell>
          <table:table-cell/>
          <table:table-cell table:formula="of:=MAX([.B114];[.D114];[.G114])-MAX([.A114];[.C114];[.E114])" office:value-type="float" office:value="1.18965005874634" calcext:value-type="float">
            <text:p>1.1896500587</text:p>
          </table:table-cell>
          <table:table-cell table:formula="of:=IF(ISBLANK([.E114]);&quot;&quot;;[.I114])" office:value-type="float" office:value="1.18965005874634" calcext:value-type="float">
            <text:p>1.1896500587</text:p>
          </table:table-cell>
          <table:table-cell table:formula="of:=IF(OR(ISBLANK([.E114]);[.I114]&lt;=0);&quot;&quot;;[.I114])" office:value-type="float" office:value="1.18965005874634" calcext:value-type="float">
            <text:p>1.18965005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383" calcext:value-type="float">
            <text:p>1427749395.73383</text:p>
          </table:table-cell>
          <table:table-cell office:value-type="float" office:value="1427749396.88412" calcext:value-type="float">
            <text:p>1427749396.88412</text:p>
          </table:table-cell>
          <table:table-cell office:value-type="float" office:value="1427749396.92226" calcext:value-type="float">
            <text:p>1427749396.92226</text:p>
          </table:table-cell>
          <table:table-cell/>
          <table:table-cell table:formula="of:=MAX([.B115];[.D115];[.G115])-MAX([.A115];[.C115];[.E115])" office:value-type="float" office:value="1.18843007087708" calcext:value-type="float">
            <text:p>1.1884300709</text:p>
          </table:table-cell>
          <table:table-cell table:formula="of:=IF(ISBLANK([.E115]);&quot;&quot;;[.I115])" office:value-type="float" office:value="1.18843007087708" calcext:value-type="float">
            <text:p>1.1884300709</text:p>
          </table:table-cell>
          <table:table-cell table:formula="of:=IF(OR(ISBLANK([.E115]);[.I115]&lt;=0);&quot;&quot;;[.I115])" office:value-type="float" office:value="1.18843007087708" calcext:value-type="float">
            <text:p>1.18843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5" calcext:value-type="float">
            <text:p>1427749395.735</text:p>
          </table:table-cell>
          <table:table-cell office:value-type="float" office:value="1427749396.88406" calcext:value-type="float">
            <text:p>1427749396.88406</text:p>
          </table:table-cell>
          <table:table-cell office:value-type="float" office:value="1427749396.91561" calcext:value-type="float">
            <text:p>1427749396.91561</text:p>
          </table:table-cell>
          <table:table-cell/>
          <table:table-cell table:formula="of:=MAX([.B116];[.D116];[.G116])-MAX([.A116];[.C116];[.E116])" office:value-type="float" office:value="1.18061017990112" calcext:value-type="float">
            <text:p>1.1806101799</text:p>
          </table:table-cell>
          <table:table-cell table:formula="of:=IF(ISBLANK([.E116]);&quot;&quot;;[.I116])" office:value-type="float" office:value="1.18061017990112" calcext:value-type="float">
            <text:p>1.1806101799</text:p>
          </table:table-cell>
          <table:table-cell table:formula="of:=IF(OR(ISBLANK([.E116]);[.I116]&lt;=0);&quot;&quot;;[.I116])" office:value-type="float" office:value="1.18061017990112" calcext:value-type="float">
            <text:p>1.18061017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633" calcext:value-type="float">
            <text:p>1427749395.73633</text:p>
          </table:table-cell>
          <table:table-cell office:value-type="float" office:value="1427749396.72361" calcext:value-type="float">
            <text:p>1427749396.72361</text:p>
          </table:table-cell>
          <table:table-cell office:value-type="float" office:value="1427749396.80133" calcext:value-type="float">
            <text:p>1427749396.80133</text:p>
          </table:table-cell>
          <table:table-cell/>
          <table:table-cell table:formula="of:=MAX([.B117];[.D117];[.G117])-MAX([.A117];[.C117];[.E117])" office:value-type="float" office:value="1.06500005722046" calcext:value-type="float">
            <text:p>1.0650000572</text:p>
          </table:table-cell>
          <table:table-cell table:formula="of:=IF(ISBLANK([.E117]);&quot;&quot;;[.I117])" office:value-type="float" office:value="1.06500005722046" calcext:value-type="float">
            <text:p>1.0650000572</text:p>
          </table:table-cell>
          <table:table-cell table:formula="of:=IF(OR(ISBLANK([.E117]);[.I117]&lt;=0);&quot;&quot;;[.I117])" office:value-type="float" office:value="1.06500005722046" calcext:value-type="float">
            <text:p>1.0650000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763" calcext:value-type="float">
            <text:p>1427749395.73763</text:p>
          </table:table-cell>
          <table:table-cell office:value-type="float" office:value="1427749396.64529" calcext:value-type="float">
            <text:p>1427749396.64529</text:p>
          </table:table-cell>
          <table:table-cell office:value-type="float" office:value="1427749396.72371" calcext:value-type="float">
            <text:p>1427749396.72371</text:p>
          </table:table-cell>
          <table:table-cell/>
          <table:table-cell table:formula="of:=MAX([.B118];[.D118];[.G118])-MAX([.A118];[.C118];[.E118])" office:value-type="float" office:value="0.986080169677734" calcext:value-type="float">
            <text:p>0.9860801697</text:p>
          </table:table-cell>
          <table:table-cell table:formula="of:=IF(ISBLANK([.E118]);&quot;&quot;;[.I118])" office:value-type="float" office:value="0.986080169677734" calcext:value-type="float">
            <text:p>0.9860801697</text:p>
          </table:table-cell>
          <table:table-cell table:formula="of:=IF(OR(ISBLANK([.E118]);[.I118]&lt;=0);&quot;&quot;;[.I118])" office:value-type="float" office:value="0.986080169677734" calcext:value-type="float">
            <text:p>0.9860801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905" calcext:value-type="float">
            <text:p>1427749395.73905</text:p>
          </table:table-cell>
          <table:table-cell office:value-type="float" office:value="1427749396.97916" calcext:value-type="float">
            <text:p>1427749396.97916</text:p>
          </table:table-cell>
          <table:table-cell office:value-type="float" office:value="1427749397.00931" calcext:value-type="float">
            <text:p>1427749397.00931</text:p>
          </table:table-cell>
          <table:table-cell/>
          <table:table-cell table:formula="of:=MAX([.B119];[.D119];[.G119])-MAX([.A119];[.C119];[.E119])" office:value-type="float" office:value="1.27026009559631" calcext:value-type="float">
            <text:p>1.2702600956</text:p>
          </table:table-cell>
          <table:table-cell table:formula="of:=IF(ISBLANK([.E119]);&quot;&quot;;[.I119])" office:value-type="float" office:value="1.27026009559631" calcext:value-type="float">
            <text:p>1.2702600956</text:p>
          </table:table-cell>
          <table:table-cell table:formula="of:=IF(OR(ISBLANK([.E119]);[.I119]&lt;=0);&quot;&quot;;[.I119])" office:value-type="float" office:value="1.27026009559631" calcext:value-type="float">
            <text:p>1.27026009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398" calcext:value-type="float">
            <text:p>1427749395.7398</text:p>
          </table:table-cell>
          <table:table-cell office:value-type="float" office:value="1427749396.72368" calcext:value-type="float">
            <text:p>1427749396.72368</text:p>
          </table:table-cell>
          <table:table-cell office:value-type="float" office:value="1427749396.80136" calcext:value-type="float">
            <text:p>1427749396.80136</text:p>
          </table:table-cell>
          <table:table-cell/>
          <table:table-cell table:formula="of:=MAX([.B120];[.D120];[.G120])-MAX([.A120];[.C120];[.E120])" office:value-type="float" office:value="1.0615599155426" calcext:value-type="float">
            <text:p>1.0615599155</text:p>
          </table:table-cell>
          <table:table-cell table:formula="of:=IF(ISBLANK([.E120]);&quot;&quot;;[.I120])" office:value-type="float" office:value="1.0615599155426" calcext:value-type="float">
            <text:p>1.0615599155</text:p>
          </table:table-cell>
          <table:table-cell table:formula="of:=IF(OR(ISBLANK([.E120]);[.I120]&lt;=0);&quot;&quot;;[.I120])" office:value-type="float" office:value="1.0615599155426" calcext:value-type="float">
            <text:p>1.06155991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4026" calcext:value-type="float">
            <text:p>1427749395.74026</text:p>
          </table:table-cell>
          <table:table-cell office:value-type="float" office:value="1427749396.41014" calcext:value-type="float">
            <text:p>1427749396.41014</text:p>
          </table:table-cell>
          <table:table-cell office:value-type="float" office:value="1427749396.4881" calcext:value-type="float">
            <text:p>1427749396.4881</text:p>
          </table:table-cell>
          <table:table-cell/>
          <table:table-cell table:formula="of:=MAX([.B121];[.D121];[.G121])-MAX([.A121];[.C121];[.E121])" office:value-type="float" office:value="0.747840166091919" calcext:value-type="float">
            <text:p>0.7478401661</text:p>
          </table:table-cell>
          <table:table-cell table:formula="of:=IF(ISBLANK([.E121]);&quot;&quot;;[.I121])" office:value-type="float" office:value="0.747840166091919" calcext:value-type="float">
            <text:p>0.7478401661</text:p>
          </table:table-cell>
          <table:table-cell table:formula="of:=IF(OR(ISBLANK([.E121]);[.I121]&lt;=0);&quot;&quot;;[.I121])" office:value-type="float" office:value="0.747840166091919" calcext:value-type="float">
            <text:p>0.74784016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4071" calcext:value-type="float">
            <text:p>1427749395.74071</text:p>
          </table:table-cell>
          <table:table-cell office:value-type="float" office:value="1427749396.4102" calcext:value-type="float">
            <text:p>1427749396.4102</text:p>
          </table:table-cell>
          <table:table-cell office:value-type="float" office:value="1427749396.48813" calcext:value-type="float">
            <text:p>1427749396.48813</text:p>
          </table:table-cell>
          <table:table-cell/>
          <table:table-cell table:formula="of:=MAX([.B122];[.D122];[.G122])-MAX([.A122];[.C122];[.E122])" office:value-type="float" office:value="0.747420072555542" calcext:value-type="float">
            <text:p>0.7474200726</text:p>
          </table:table-cell>
          <table:table-cell table:formula="of:=IF(ISBLANK([.E122]);&quot;&quot;;[.I122])" office:value-type="float" office:value="0.747420072555542" calcext:value-type="float">
            <text:p>0.7474200726</text:p>
          </table:table-cell>
          <table:table-cell table:formula="of:=IF(OR(ISBLANK([.E122]);[.I122]&lt;=0);&quot;&quot;;[.I122])" office:value-type="float" office:value="0.747420072555542" calcext:value-type="float">
            <text:p>0.74742007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5.74116" calcext:value-type="float">
            <text:p>1427749395.74116</text:p>
          </table:table-cell>
          <table:table-cell office:value-type="float" office:value="1427749396.48806" calcext:value-type="float">
            <text:p>1427749396.48806</text:p>
          </table:table-cell>
          <table:table-cell office:value-type="float" office:value="1427749396.56746" calcext:value-type="float">
            <text:p>1427749396.56746</text:p>
          </table:table-cell>
          <table:table-cell/>
          <table:table-cell table:formula="of:=MAX([.B123];[.D123];[.G123])-MAX([.A123];[.C123];[.E123])" office:value-type="float" office:value="0.826300144195557" calcext:value-type="float">
            <text:p>0.8263001442</text:p>
          </table:table-cell>
          <table:table-cell table:formula="of:=IF(ISBLANK([.E123]);&quot;&quot;;[.I123])" office:value-type="float" office:value="0.826300144195557" calcext:value-type="float">
            <text:p>0.8263001442</text:p>
          </table:table-cell>
          <table:table-cell table:formula="of:=IF(OR(ISBLANK([.E123]);[.I123]&lt;=0);&quot;&quot;;[.I123])" office:value-type="float" office:value="0.826300144195557" calcext:value-type="float">
            <text:p>0.82630014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7.00932" calcext:value-type="float">
            <text:p>1427749397.00932</text:p>
          </table:table-cell>
          <table:table-cell office:value-type="float" office:value="1427749398.256" calcext:value-type="float">
            <text:p>1427749398.256</text:p>
          </table:table-cell>
          <table:table-cell table:number-columns-repeated="4"/>
          <table:table-cell table:formula="of:=MAX([.B124];[.D124];[.G124])-MAX([.A124];[.C124];[.E124])" office:value-type="float" office:value="1.24668002128601" calcext:value-type="float">
            <text:p>1.2466800213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0932" calcext:value-type="float">
            <text:p>1427749397.00932</text:p>
          </table:table-cell>
          <table:table-cell office:value-type="float" office:value="1427749398.14127" calcext:value-type="float">
            <text:p>1427749398.14127</text:p>
          </table:table-cell>
          <table:table-cell office:value-type="float" office:value="1427749398.17551" calcext:value-type="float">
            <text:p>1427749398.17551</text:p>
          </table:table-cell>
          <table:table-cell/>
          <table:table-cell table:formula="of:=MAX([.B125];[.D125];[.G125])-MAX([.A125];[.C125];[.E125])" office:value-type="float" office:value="1.16618990898132" calcext:value-type="float">
            <text:p>1.166189909</text:p>
          </table:table-cell>
          <table:table-cell table:formula="of:=IF(ISBLANK([.E125]);&quot;&quot;;[.I125])" office:value-type="float" office:value="1.16618990898132" calcext:value-type="float">
            <text:p>1.166189909</text:p>
          </table:table-cell>
          <table:table-cell table:formula="of:=IF(OR(ISBLANK([.E125]);[.I125]&lt;=0);&quot;&quot;;[.I125])" office:value-type="float" office:value="1.16618990898132" calcext:value-type="float">
            <text:p>1.1661899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007" calcext:value-type="float">
            <text:p>1427749397.01007</text:p>
          </table:table-cell>
          <table:table-cell office:value-type="float" office:value="1427749398.13772" calcext:value-type="float">
            <text:p>1427749398.13772</text:p>
          </table:table-cell>
          <table:table-cell office:value-type="float" office:value="1427749398.17149" calcext:value-type="float">
            <text:p>1427749398.17149</text:p>
          </table:table-cell>
          <table:table-cell/>
          <table:table-cell table:formula="of:=MAX([.B126];[.D126];[.G126])-MAX([.A126];[.C126];[.E126])" office:value-type="float" office:value="1.16141986846924" calcext:value-type="float">
            <text:p>1.1614198685</text:p>
          </table:table-cell>
          <table:table-cell table:formula="of:=IF(ISBLANK([.E126]);&quot;&quot;;[.I126])" office:value-type="float" office:value="1.16141986846924" calcext:value-type="float">
            <text:p>1.1614198685</text:p>
          </table:table-cell>
          <table:table-cell table:formula="of:=IF(OR(ISBLANK([.E126]);[.I126]&lt;=0);&quot;&quot;;[.I126])" office:value-type="float" office:value="1.16141986846924" calcext:value-type="float">
            <text:p>1.16141986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055" calcext:value-type="float">
            <text:p>1427749397.01055</text:p>
          </table:table-cell>
          <table:table-cell office:value-type="float" office:value="1427749398.13785" calcext:value-type="float">
            <text:p>1427749398.13785</text:p>
          </table:table-cell>
          <table:table-cell office:value-type="float" office:value="1427749398.17153" calcext:value-type="float">
            <text:p>1427749398.17153</text:p>
          </table:table-cell>
          <table:table-cell/>
          <table:table-cell table:formula="of:=MAX([.B127];[.D127];[.G127])-MAX([.A127];[.C127];[.E127])" office:value-type="float" office:value="1.1609799861908" calcext:value-type="float">
            <text:p>1.1609799862</text:p>
          </table:table-cell>
          <table:table-cell table:formula="of:=IF(ISBLANK([.E127]);&quot;&quot;;[.I127])" office:value-type="float" office:value="1.1609799861908" calcext:value-type="float">
            <text:p>1.1609799862</text:p>
          </table:table-cell>
          <table:table-cell table:formula="of:=IF(OR(ISBLANK([.E127]);[.I127]&lt;=0);&quot;&quot;;[.I127])" office:value-type="float" office:value="1.1609799861908" calcext:value-type="float">
            <text:p>1.16097998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129" calcext:value-type="float">
            <text:p>1427749397.01129</text:p>
          </table:table-cell>
          <table:table-cell office:value-type="float" office:value="1427749397.73725" calcext:value-type="float">
            <text:p>1427749397.73725</text:p>
          </table:table-cell>
          <table:table-cell office:value-type="float" office:value="1427749397.81765" calcext:value-type="float">
            <text:p>1427749397.81765</text:p>
          </table:table-cell>
          <table:table-cell/>
          <table:table-cell table:formula="of:=MAX([.B128];[.D128];[.G128])-MAX([.A128];[.C128];[.E128])" office:value-type="float" office:value="0.806360006332397" calcext:value-type="float">
            <text:p>0.8063600063</text:p>
          </table:table-cell>
          <table:table-cell table:formula="of:=IF(ISBLANK([.E128]);&quot;&quot;;[.I128])" office:value-type="float" office:value="0.806360006332397" calcext:value-type="float">
            <text:p>0.8063600063</text:p>
          </table:table-cell>
          <table:table-cell table:formula="of:=IF(OR(ISBLANK([.E128]);[.I128]&lt;=0);&quot;&quot;;[.I128])" office:value-type="float" office:value="0.806360006332397" calcext:value-type="float">
            <text:p>0.8063600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254" calcext:value-type="float">
            <text:p>1427749397.01254</text:p>
          </table:table-cell>
          <table:table-cell office:value-type="float" office:value="1427749398.22275" calcext:value-type="float">
            <text:p>1427749398.22275</text:p>
          </table:table-cell>
          <table:table-cell office:value-type="float" office:value="1427749398.25599" calcext:value-type="float">
            <text:p>1427749398.25599</text:p>
          </table:table-cell>
          <table:table-cell/>
          <table:table-cell table:formula="of:=MAX([.B129];[.D129];[.G129])-MAX([.A129];[.C129];[.E129])" office:value-type="float" office:value="1.24344992637634" calcext:value-type="float">
            <text:p>1.2434499264</text:p>
          </table:table-cell>
          <table:table-cell table:formula="of:=IF(ISBLANK([.E129]);&quot;&quot;;[.I129])" office:value-type="float" office:value="1.24344992637634" calcext:value-type="float">
            <text:p>1.2434499264</text:p>
          </table:table-cell>
          <table:table-cell table:formula="of:=IF(OR(ISBLANK([.E129]);[.I129]&lt;=0);&quot;&quot;;[.I129])" office:value-type="float" office:value="1.24344992637634" calcext:value-type="float">
            <text:p>1.24344992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423" calcext:value-type="float">
            <text:p>1427749397.01423</text:p>
          </table:table-cell>
          <table:table-cell office:value-type="float" office:value="1427749397.4966" calcext:value-type="float">
            <text:p>1427749397.4966</text:p>
          </table:table-cell>
          <table:table-cell office:value-type="float" office:value="1427749398.13788" calcext:value-type="float">
            <text:p>1427749398.13788</text:p>
          </table:table-cell>
          <table:table-cell/>
          <table:table-cell table:formula="of:=MAX([.B130];[.D130];[.G130])-MAX([.A130];[.C130];[.E130])" office:value-type="float" office:value="1.12365007400513" calcext:value-type="float">
            <text:p>1.123650074</text:p>
          </table:table-cell>
          <table:table-cell table:formula="of:=IF(ISBLANK([.E130]);&quot;&quot;;[.I130])" office:value-type="float" office:value="1.12365007400513" calcext:value-type="float">
            <text:p>1.123650074</text:p>
          </table:table-cell>
          <table:table-cell table:formula="of:=IF(OR(ISBLANK([.E130]);[.I130]&lt;=0);&quot;&quot;;[.I130])" office:value-type="float" office:value="1.12365007400513" calcext:value-type="float">
            <text:p>1.1236500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56" calcext:value-type="float">
            <text:p>1427749397.0156</text:p>
          </table:table-cell>
          <table:table-cell office:value-type="float" office:value="1427749397.89712" calcext:value-type="float">
            <text:p>1427749397.89712</text:p>
          </table:table-cell>
          <table:table-cell office:value-type="float" office:value="1427749397.97666" calcext:value-type="float">
            <text:p>1427749397.97666</text:p>
          </table:table-cell>
          <table:table-cell/>
          <table:table-cell table:formula="of:=MAX([.B131];[.D131];[.G131])-MAX([.A131];[.C131];[.E131])" office:value-type="float" office:value="0.961060047149658" calcext:value-type="float">
            <text:p>0.9610600471</text:p>
          </table:table-cell>
          <table:table-cell table:formula="of:=IF(ISBLANK([.E131]);&quot;&quot;;[.I131])" office:value-type="float" office:value="0.961060047149658" calcext:value-type="float">
            <text:p>0.9610600471</text:p>
          </table:table-cell>
          <table:table-cell table:formula="of:=IF(OR(ISBLANK([.E131]);[.I131]&lt;=0);&quot;&quot;;[.I131])" office:value-type="float" office:value="0.961060047149658" calcext:value-type="float">
            <text:p>0.96106004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69" calcext:value-type="float">
            <text:p>1427749397.0169</text:p>
          </table:table-cell>
          <table:table-cell office:value-type="float" office:value="1427749397.81761" calcext:value-type="float">
            <text:p>1427749397.81761</text:p>
          </table:table-cell>
          <table:table-cell office:value-type="float" office:value="1427749397.89715" calcext:value-type="float">
            <text:p>1427749397.89715</text:p>
          </table:table-cell>
          <table:table-cell/>
          <table:table-cell table:formula="of:=MAX([.B132];[.D132];[.G132])-MAX([.A132];[.C132];[.E132])" office:value-type="float" office:value="0.880249977111816" calcext:value-type="float">
            <text:p>0.8802499771</text:p>
          </table:table-cell>
          <table:table-cell table:formula="of:=IF(ISBLANK([.E132]);&quot;&quot;;[.I132])" office:value-type="float" office:value="0.880249977111816" calcext:value-type="float">
            <text:p>0.8802499771</text:p>
          </table:table-cell>
          <table:table-cell table:formula="of:=IF(OR(ISBLANK([.E132]);[.I132]&lt;=0);&quot;&quot;;[.I132])" office:value-type="float" office:value="0.880249977111816" calcext:value-type="float">
            <text:p>0.88024997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831" calcext:value-type="float">
            <text:p>1427749397.01831</text:p>
          </table:table-cell>
          <table:table-cell office:value-type="float" office:value="1427749397.89706" calcext:value-type="float">
            <text:p>1427749397.89706</text:p>
          </table:table-cell>
          <table:table-cell office:value-type="float" office:value="1427749397.97662" calcext:value-type="float">
            <text:p>1427749397.97662</text:p>
          </table:table-cell>
          <table:table-cell/>
          <table:table-cell table:formula="of:=MAX([.B133];[.D133];[.G133])-MAX([.A133];[.C133];[.E133])" office:value-type="float" office:value="0.958309888839722" calcext:value-type="float">
            <text:p>0.9583098888</text:p>
          </table:table-cell>
          <table:table-cell table:formula="of:=IF(ISBLANK([.E133]);&quot;&quot;;[.I133])" office:value-type="float" office:value="0.958309888839722" calcext:value-type="float">
            <text:p>0.9583098888</text:p>
          </table:table-cell>
          <table:table-cell table:formula="of:=IF(OR(ISBLANK([.E133]);[.I133]&lt;=0);&quot;&quot;;[.I133])" office:value-type="float" office:value="0.958309888839722" calcext:value-type="float">
            <text:p>0.95830988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7.01952" calcext:value-type="float">
            <text:p>1427749397.01952</text:p>
          </table:table-cell>
          <table:table-cell office:value-type="float" office:value="1427749398.05856" calcext:value-type="float">
            <text:p>1427749398.05856</text:p>
          </table:table-cell>
          <table:table-cell office:value-type="float" office:value="1427749398.13776" calcext:value-type="float">
            <text:p>1427749398.13776</text:p>
          </table:table-cell>
          <table:table-cell/>
          <table:table-cell table:formula="of:=MAX([.B134];[.D134];[.G134])-MAX([.A134];[.C134];[.E134])" office:value-type="float" office:value="1.11823987960815" calcext:value-type="float">
            <text:p>1.1182398796</text:p>
          </table:table-cell>
          <table:table-cell table:formula="of:=IF(ISBLANK([.E134]);&quot;&quot;;[.I134])" office:value-type="float" office:value="1.11823987960815" calcext:value-type="float">
            <text:p>1.1182398796</text:p>
          </table:table-cell>
          <table:table-cell table:formula="of:=IF(OR(ISBLANK([.E134]);[.I134]&lt;=0);&quot;&quot;;[.I134])" office:value-type="float" office:value="1.11823987960815" calcext:value-type="float">
            <text:p>1.11823987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8.25601" calcext:value-type="float">
            <text:p>1427749398.25601</text:p>
          </table:table-cell>
          <table:table-cell office:value-type="float" office:value="1427749399.54492" calcext:value-type="float">
            <text:p>1427749399.54492</text:p>
          </table:table-cell>
          <table:table-cell table:number-columns-repeated="4"/>
          <table:table-cell table:formula="of:=MAX([.B135];[.D135];[.G135])-MAX([.A135];[.C135];[.E135])" office:value-type="float" office:value="1.28890991210938" calcext:value-type="float">
            <text:p>1.2889099121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5601" calcext:value-type="float">
            <text:p>1427749398.25601</text:p>
          </table:table-cell>
          <table:table-cell office:value-type="float" office:value="1427749399.51246" calcext:value-type="float">
            <text:p>1427749399.51246</text:p>
          </table:table-cell>
          <table:table-cell office:value-type="float" office:value="1427749399.54491" calcext:value-type="float">
            <text:p>1427749399.54491</text:p>
          </table:table-cell>
          <table:table-cell/>
          <table:table-cell table:formula="of:=MAX([.B136];[.D136];[.G136])-MAX([.A136];[.C136];[.E136])" office:value-type="float" office:value="1.28889989852905" calcext:value-type="float">
            <text:p>1.2888998985</text:p>
          </table:table-cell>
          <table:table-cell table:formula="of:=IF(ISBLANK([.E136]);&quot;&quot;;[.I136])" office:value-type="float" office:value="1.28889989852905" calcext:value-type="float">
            <text:p>1.2888998985</text:p>
          </table:table-cell>
          <table:table-cell table:formula="of:=IF(OR(ISBLANK([.E136]);[.I136]&lt;=0);&quot;&quot;;[.I136])" office:value-type="float" office:value="1.28889989852905" calcext:value-type="float">
            <text:p>1.28889989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5831" calcext:value-type="float">
            <text:p>1427749398.25831</text:p>
          </table:table-cell>
          <table:table-cell office:value-type="float" office:value="1427749399.43172" calcext:value-type="float">
            <text:p>1427749399.43172</text:p>
          </table:table-cell>
          <table:table-cell office:value-type="float" office:value="1427749399.46595" calcext:value-type="float">
            <text:p>1427749399.46595</text:p>
          </table:table-cell>
          <table:table-cell/>
          <table:table-cell table:formula="of:=MAX([.B137];[.D137];[.G137])-MAX([.A137];[.C137];[.E137])" office:value-type="float" office:value="1.20763993263245" calcext:value-type="float">
            <text:p>1.2076399326</text:p>
          </table:table-cell>
          <table:table-cell table:formula="of:=IF(ISBLANK([.E137]);&quot;&quot;;[.I137])" office:value-type="float" office:value="1.20763993263245" calcext:value-type="float">
            <text:p>1.2076399326</text:p>
          </table:table-cell>
          <table:table-cell table:formula="of:=IF(OR(ISBLANK([.E137]);[.I137]&lt;=0);&quot;&quot;;[.I137])" office:value-type="float" office:value="1.20763993263245" calcext:value-type="float">
            <text:p>1.20763993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5965" calcext:value-type="float">
            <text:p>1427749398.25965</text:p>
          </table:table-cell>
          <table:table-cell office:value-type="float" office:value="1427749399.34655" calcext:value-type="float">
            <text:p>1427749399.34655</text:p>
          </table:table-cell>
          <table:table-cell office:value-type="float" office:value="1427749399.42616" calcext:value-type="float">
            <text:p>1427749399.42616</text:p>
          </table:table-cell>
          <table:table-cell/>
          <table:table-cell table:formula="of:=MAX([.B138];[.D138];[.G138])-MAX([.A138];[.C138];[.E138])" office:value-type="float" office:value="1.16651010513306" calcext:value-type="float">
            <text:p>1.1665101051</text:p>
          </table:table-cell>
          <table:table-cell table:formula="of:=IF(ISBLANK([.E138]);&quot;&quot;;[.I138])" office:value-type="float" office:value="1.16651010513306" calcext:value-type="float">
            <text:p>1.1665101051</text:p>
          </table:table-cell>
          <table:table-cell table:formula="of:=IF(OR(ISBLANK([.E138]);[.I138]&lt;=0);&quot;&quot;;[.I138])" office:value-type="float" office:value="1.16651010513306" calcext:value-type="float">
            <text:p>1.16651010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095" calcext:value-type="float">
            <text:p>1427749398.26095</text:p>
          </table:table-cell>
          <table:table-cell office:value-type="float" office:value="1427749398.7824" calcext:value-type="float">
            <text:p>1427749398.7824</text:p>
          </table:table-cell>
          <table:table-cell office:value-type="float" office:value="1427749399.42612" calcext:value-type="float">
            <text:p>1427749399.42612</text:p>
          </table:table-cell>
          <table:table-cell/>
          <table:table-cell table:formula="of:=MAX([.B139];[.D139];[.G139])-MAX([.A139];[.C139];[.E139])" office:value-type="float" office:value="1.16516995429993" calcext:value-type="float">
            <text:p>1.1651699543</text:p>
          </table:table-cell>
          <table:table-cell table:formula="of:=IF(ISBLANK([.E139]);&quot;&quot;;[.I139])" office:value-type="float" office:value="1.16516995429993" calcext:value-type="float">
            <text:p>1.1651699543</text:p>
          </table:table-cell>
          <table:table-cell table:formula="of:=IF(OR(ISBLANK([.E139]);[.I139]&lt;=0);&quot;&quot;;[.I139])" office:value-type="float" office:value="1.16516995429993" calcext:value-type="float">
            <text:p>1.16516995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228" calcext:value-type="float">
            <text:p>1427749398.26228</text:p>
          </table:table-cell>
          <table:table-cell office:value-type="float" office:value="1427749399.18483" calcext:value-type="float">
            <text:p>1427749399.18483</text:p>
          </table:table-cell>
          <table:table-cell office:value-type="float" office:value="1427749399.26581" calcext:value-type="float">
            <text:p>1427749399.26581</text:p>
          </table:table-cell>
          <table:table-cell/>
          <table:table-cell table:formula="of:=MAX([.B140];[.D140];[.G140])-MAX([.A140];[.C140];[.E140])" office:value-type="float" office:value="1.00353002548218" calcext:value-type="float">
            <text:p>1.0035300255</text:p>
          </table:table-cell>
          <table:table-cell table:formula="of:=IF(ISBLANK([.E140]);&quot;&quot;;[.I140])" office:value-type="float" office:value="1.00353002548218" calcext:value-type="float">
            <text:p>1.0035300255</text:p>
          </table:table-cell>
          <table:table-cell table:formula="of:=IF(OR(ISBLANK([.E140]);[.I140]&lt;=0);&quot;&quot;;[.I140])" office:value-type="float" office:value="1.00353002548218" calcext:value-type="float">
            <text:p>1.00353002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369" calcext:value-type="float">
            <text:p>1427749398.26369</text:p>
          </table:table-cell>
          <table:table-cell office:value-type="float" office:value="1427749399.34667" calcext:value-type="float">
            <text:p>1427749399.34667</text:p>
          </table:table-cell>
          <table:table-cell office:value-type="float" office:value="1427749399.42622" calcext:value-type="float">
            <text:p>1427749399.42622</text:p>
          </table:table-cell>
          <table:table-cell/>
          <table:table-cell table:formula="of:=MAX([.B141];[.D141];[.G141])-MAX([.A141];[.C141];[.E141])" office:value-type="float" office:value="1.16252994537354" calcext:value-type="float">
            <text:p>1.1625299454</text:p>
          </table:table-cell>
          <table:table-cell table:formula="of:=IF(ISBLANK([.E141]);&quot;&quot;;[.I141])" office:value-type="float" office:value="1.16252994537354" calcext:value-type="float">
            <text:p>1.1625299454</text:p>
          </table:table-cell>
          <table:table-cell table:formula="of:=IF(OR(ISBLANK([.E141]);[.I141]&lt;=0);&quot;&quot;;[.I141])" office:value-type="float" office:value="1.16252994537354" calcext:value-type="float">
            <text:p>1.16252994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504" calcext:value-type="float">
            <text:p>1427749398.26504</text:p>
          </table:table-cell>
          <table:table-cell office:value-type="float" office:value="1427749399.18477" calcext:value-type="float">
            <text:p>1427749399.18477</text:p>
          </table:table-cell>
          <table:table-cell office:value-type="float" office:value="1427749399.26577" calcext:value-type="float">
            <text:p>1427749399.26577</text:p>
          </table:table-cell>
          <table:table-cell/>
          <table:table-cell table:formula="of:=MAX([.B142];[.D142];[.G142])-MAX([.A142];[.C142];[.E142])" office:value-type="float" office:value="1.00073003768921" calcext:value-type="float">
            <text:p>1.0007300377</text:p>
          </table:table-cell>
          <table:table-cell table:formula="of:=IF(ISBLANK([.E142]);&quot;&quot;;[.I142])" office:value-type="float" office:value="1.00073003768921" calcext:value-type="float">
            <text:p>1.0007300377</text:p>
          </table:table-cell>
          <table:table-cell table:formula="of:=IF(OR(ISBLANK([.E142]);[.I142]&lt;=0);&quot;&quot;;[.I142])" office:value-type="float" office:value="1.00073003768921" calcext:value-type="float">
            <text:p>1.00073003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637" calcext:value-type="float">
            <text:p>1427749398.26637</text:p>
          </table:table-cell>
          <table:table-cell office:value-type="float" office:value="1427749399.02629" calcext:value-type="float">
            <text:p>1427749399.02629</text:p>
          </table:table-cell>
          <table:table-cell office:value-type="float" office:value="1427749399.10414" calcext:value-type="float">
            <text:p>1427749399.10414</text:p>
          </table:table-cell>
          <table:table-cell/>
          <table:table-cell table:formula="of:=MAX([.B143];[.D143];[.G143])-MAX([.A143];[.C143];[.E143])" office:value-type="float" office:value="0.837769985198975" calcext:value-type="float">
            <text:p>0.8377699852</text:p>
          </table:table-cell>
          <table:table-cell table:formula="of:=IF(ISBLANK([.E143]);&quot;&quot;;[.I143])" office:value-type="float" office:value="0.837769985198975" calcext:value-type="float">
            <text:p>0.8377699852</text:p>
          </table:table-cell>
          <table:table-cell table:formula="of:=IF(OR(ISBLANK([.E143]);[.I143]&lt;=0);&quot;&quot;;[.I143])" office:value-type="float" office:value="0.837769985198975" calcext:value-type="float">
            <text:p>0.83776998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761" calcext:value-type="float">
            <text:p>1427749398.26761</text:p>
          </table:table-cell>
          <table:table-cell office:value-type="float" office:value="1427749399.02623" calcext:value-type="float">
            <text:p>1427749399.02623</text:p>
          </table:table-cell>
          <table:table-cell office:value-type="float" office:value="1427749399.10411" calcext:value-type="float">
            <text:p>1427749399.10411</text:p>
          </table:table-cell>
          <table:table-cell/>
          <table:table-cell table:formula="of:=MAX([.B144];[.D144];[.G144])-MAX([.A144];[.C144];[.E144])" office:value-type="float" office:value="0.836499929428101" calcext:value-type="float">
            <text:p>0.8364999294</text:p>
          </table:table-cell>
          <table:table-cell table:formula="of:=IF(ISBLANK([.E144]);&quot;&quot;;[.I144])" office:value-type="float" office:value="0.836499929428101" calcext:value-type="float">
            <text:p>0.8364999294</text:p>
          </table:table-cell>
          <table:table-cell table:formula="of:=IF(OR(ISBLANK([.E144]);[.I144]&lt;=0);&quot;&quot;;[.I144])" office:value-type="float" office:value="0.836499929428101" calcext:value-type="float">
            <text:p>0.83649992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8.26806" calcext:value-type="float">
            <text:p>1427749398.26806</text:p>
          </table:table-cell>
          <table:table-cell office:value-type="float" office:value="1427749399.34661" calcext:value-type="float">
            <text:p>1427749399.34661</text:p>
          </table:table-cell>
          <table:table-cell office:value-type="float" office:value="1427749399.42619" calcext:value-type="float">
            <text:p>1427749399.42619</text:p>
          </table:table-cell>
          <table:table-cell/>
          <table:table-cell table:formula="of:=MAX([.B145];[.D145];[.G145])-MAX([.A145];[.C145];[.E145])" office:value-type="float" office:value="1.15812993049622" calcext:value-type="float">
            <text:p>1.1581299305</text:p>
          </table:table-cell>
          <table:table-cell table:formula="of:=IF(ISBLANK([.E145]);&quot;&quot;;[.I145])" office:value-type="float" office:value="1.15812993049622" calcext:value-type="float">
            <text:p>1.1581299305</text:p>
          </table:table-cell>
          <table:table-cell table:formula="of:=IF(OR(ISBLANK([.E145]);[.I145]&lt;=0);&quot;&quot;;[.I145])" office:value-type="float" office:value="1.15812993049622" calcext:value-type="float">
            <text:p>1.15812993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399.54492" calcext:value-type="float">
            <text:p>1427749399.54492</text:p>
          </table:table-cell>
          <table:table-cell office:value-type="float" office:value="1427749400.85297" calcext:value-type="float">
            <text:p>1427749400.85297</text:p>
          </table:table-cell>
          <table:table-cell table:number-columns-repeated="4"/>
          <table:table-cell table:formula="of:=MAX([.B146];[.D146];[.G146])-MAX([.A146];[.C146];[.E146])" office:value-type="float" office:value="1.30804991722107" calcext:value-type="float">
            <text:p>1.3080499172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492" calcext:value-type="float">
            <text:p>1427749399.54492</text:p>
          </table:table-cell>
          <table:table-cell office:value-type="float" office:value="1427749400.7348" calcext:value-type="float">
            <text:p>1427749400.7348</text:p>
          </table:table-cell>
          <table:table-cell office:value-type="float" office:value="1427749400.77" calcext:value-type="float">
            <text:p>1427749400.77</text:p>
          </table:table-cell>
          <table:table-cell/>
          <table:table-cell table:formula="of:=MAX([.B147];[.D147];[.G147])-MAX([.A147];[.C147];[.E147])" office:value-type="float" office:value="1.22508001327515" calcext:value-type="float">
            <text:p>1.2250800133</text:p>
          </table:table-cell>
          <table:table-cell table:formula="of:=IF(ISBLANK([.E147]);&quot;&quot;;[.I147])" office:value-type="float" office:value="1.22508001327515" calcext:value-type="float">
            <text:p>1.2250800133</text:p>
          </table:table-cell>
          <table:table-cell table:formula="of:=IF(OR(ISBLANK([.E147]);[.I147]&lt;=0);&quot;&quot;;[.I147])" office:value-type="float" office:value="1.22508001327515" calcext:value-type="float">
            <text:p>1.22508001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643" calcext:value-type="float">
            <text:p>1427749399.54643</text:p>
          </table:table-cell>
          <table:table-cell office:value-type="float" office:value="1427749400.5688" calcext:value-type="float">
            <text:p>1427749400.5688</text:p>
          </table:table-cell>
          <table:table-cell office:value-type="float" office:value="1427749400.64717" calcext:value-type="float">
            <text:p>1427749400.64717</text:p>
          </table:table-cell>
          <table:table-cell/>
          <table:table-cell table:formula="of:=MAX([.B148];[.D148];[.G148])-MAX([.A148];[.C148];[.E148])" office:value-type="float" office:value="1.1007399559021" calcext:value-type="float">
            <text:p>1.1007399559</text:p>
          </table:table-cell>
          <table:table-cell table:formula="of:=IF(ISBLANK([.E148]);&quot;&quot;;[.I148])" office:value-type="float" office:value="1.1007399559021" calcext:value-type="float">
            <text:p>1.1007399559</text:p>
          </table:table-cell>
          <table:table-cell table:formula="of:=IF(OR(ISBLANK([.E148]);[.I148]&lt;=0);&quot;&quot;;[.I148])" office:value-type="float" office:value="1.1007399559021" calcext:value-type="float">
            <text:p>1.10073995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726" calcext:value-type="float">
            <text:p>1427749399.54726</text:p>
          </table:table-cell>
          <table:table-cell office:value-type="float" office:value="1427749400.72724" calcext:value-type="float">
            <text:p>1427749400.72724</text:p>
          </table:table-cell>
          <table:table-cell office:value-type="float" office:value="1427749400.76685" calcext:value-type="float">
            <text:p>1427749400.76685</text:p>
          </table:table-cell>
          <table:table-cell/>
          <table:table-cell table:formula="of:=MAX([.B149];[.D149];[.G149])-MAX([.A149];[.C149];[.E149])" office:value-type="float" office:value="1.21958994865417" calcext:value-type="float">
            <text:p>1.2195899487</text:p>
          </table:table-cell>
          <table:table-cell table:formula="of:=IF(ISBLANK([.E149]);&quot;&quot;;[.I149])" office:value-type="float" office:value="1.21958994865417" calcext:value-type="float">
            <text:p>1.2195899487</text:p>
          </table:table-cell>
          <table:table-cell table:formula="of:=IF(OR(ISBLANK([.E149]);[.I149]&lt;=0);&quot;&quot;;[.I149])" office:value-type="float" office:value="1.21958994865417" calcext:value-type="float">
            <text:p>1.21958994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805" calcext:value-type="float">
            <text:p>1427749399.54805</text:p>
          </table:table-cell>
          <table:table-cell office:value-type="float" office:value="1427749400.8224" calcext:value-type="float">
            <text:p>1427749400.8224</text:p>
          </table:table-cell>
          <table:table-cell office:value-type="float" office:value="1427749400.85296" calcext:value-type="float">
            <text:p>1427749400.85296</text:p>
          </table:table-cell>
          <table:table-cell/>
          <table:table-cell table:formula="of:=MAX([.B150];[.D150];[.G150])-MAX([.A150];[.C150];[.E150])" office:value-type="float" office:value="1.30491018295288" calcext:value-type="float">
            <text:p>1.304910183</text:p>
          </table:table-cell>
          <table:table-cell table:formula="of:=IF(ISBLANK([.E150]);&quot;&quot;;[.I150])" office:value-type="float" office:value="1.30491018295288" calcext:value-type="float">
            <text:p>1.304910183</text:p>
          </table:table-cell>
          <table:table-cell table:formula="of:=IF(OR(ISBLANK([.E150]);[.I150]&lt;=0);&quot;&quot;;[.I150])" office:value-type="float" office:value="1.30491018295288" calcext:value-type="float">
            <text:p>1.3049101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884" calcext:value-type="float">
            <text:p>1427749399.54884</text:p>
          </table:table-cell>
          <table:table-cell office:value-type="float" office:value="1427749400.17544" calcext:value-type="float">
            <text:p>1427749400.17544</text:p>
          </table:table-cell>
          <table:table-cell office:value-type="float" office:value="1427749400.25317" calcext:value-type="float">
            <text:p>1427749400.25317</text:p>
          </table:table-cell>
          <table:table-cell/>
          <table:table-cell table:formula="of:=MAX([.B151];[.D151];[.G151])-MAX([.A151];[.C151];[.E151])" office:value-type="float" office:value="0.704329967498779" calcext:value-type="float">
            <text:p>0.7043299675</text:p>
          </table:table-cell>
          <table:table-cell table:formula="of:=IF(ISBLANK([.E151]);&quot;&quot;;[.I151])" office:value-type="float" office:value="0.704329967498779" calcext:value-type="float">
            <text:p>0.7043299675</text:p>
          </table:table-cell>
          <table:table-cell table:formula="of:=IF(OR(ISBLANK([.E151]);[.I151]&lt;=0);&quot;&quot;;[.I151])" office:value-type="float" office:value="0.704329967498779" calcext:value-type="float">
            <text:p>0.70432996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4962" calcext:value-type="float">
            <text:p>1427749399.54962</text:p>
          </table:table-cell>
          <table:table-cell office:value-type="float" office:value="1427749400.72711" calcext:value-type="float">
            <text:p>1427749400.72711</text:p>
          </table:table-cell>
          <table:table-cell office:value-type="float" office:value="1427749400.76686" calcext:value-type="float">
            <text:p>1427749400.76686</text:p>
          </table:table-cell>
          <table:table-cell/>
          <table:table-cell table:formula="of:=MAX([.B152];[.D152];[.G152])-MAX([.A152];[.C152];[.E152])" office:value-type="float" office:value="1.21724009513855" calcext:value-type="float">
            <text:p>1.2172400951</text:p>
          </table:table-cell>
          <table:table-cell table:formula="of:=IF(ISBLANK([.E152]);&quot;&quot;;[.I152])" office:value-type="float" office:value="1.21724009513855" calcext:value-type="float">
            <text:p>1.2172400951</text:p>
          </table:table-cell>
          <table:table-cell table:formula="of:=IF(OR(ISBLANK([.E152]);[.I152]&lt;=0);&quot;&quot;;[.I152])" office:value-type="float" office:value="1.21724009513855" calcext:value-type="float">
            <text:p>1.2172400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5043" calcext:value-type="float">
            <text:p>1427749399.55043</text:p>
          </table:table-cell>
          <table:table-cell office:value-type="float" office:value="1427749400.40845" calcext:value-type="float">
            <text:p>1427749400.40845</text:p>
          </table:table-cell>
          <table:table-cell office:value-type="float" office:value="1427749400.48815" calcext:value-type="float">
            <text:p>1427749400.48815</text:p>
          </table:table-cell>
          <table:table-cell/>
          <table:table-cell table:formula="of:=MAX([.B153];[.D153];[.G153])-MAX([.A153];[.C153];[.E153])" office:value-type="float" office:value="0.937719821929932" calcext:value-type="float">
            <text:p>0.9377198219</text:p>
          </table:table-cell>
          <table:table-cell table:formula="of:=IF(ISBLANK([.E153]);&quot;&quot;;[.I153])" office:value-type="float" office:value="0.937719821929932" calcext:value-type="float">
            <text:p>0.9377198219</text:p>
          </table:table-cell>
          <table:table-cell table:formula="of:=IF(OR(ISBLANK([.E153]);[.I153]&lt;=0);&quot;&quot;;[.I153])" office:value-type="float" office:value="0.937719821929932" calcext:value-type="float">
            <text:p>0.93771982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5121" calcext:value-type="float">
            <text:p>1427749399.55121</text:p>
          </table:table-cell>
          <table:table-cell office:value-type="float" office:value="1427749400.64713" calcext:value-type="float">
            <text:p>1427749400.64713</text:p>
          </table:table-cell>
          <table:table-cell office:value-type="float" office:value="1427749400.72715" calcext:value-type="float">
            <text:p>1427749400.72715</text:p>
          </table:table-cell>
          <table:table-cell/>
          <table:table-cell table:formula="of:=MAX([.B154];[.D154];[.G154])-MAX([.A154];[.C154];[.E154])" office:value-type="float" office:value="1.17594003677368" calcext:value-type="float">
            <text:p>1.1759400368</text:p>
          </table:table-cell>
          <table:table-cell table:formula="of:=IF(ISBLANK([.E154]);&quot;&quot;;[.I154])" office:value-type="float" office:value="1.17594003677368" calcext:value-type="float">
            <text:p>1.1759400368</text:p>
          </table:table-cell>
          <table:table-cell table:formula="of:=IF(OR(ISBLANK([.E154]);[.I154]&lt;=0);&quot;&quot;;[.I154])" office:value-type="float" office:value="1.17594003677368" calcext:value-type="float">
            <text:p>1.17594003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521" calcext:value-type="float">
            <text:p>1427749399.5521</text:p>
          </table:table-cell>
          <table:table-cell office:value-type="float" office:value="1427749400.48811" calcext:value-type="float">
            <text:p>1427749400.48811</text:p>
          </table:table-cell>
          <table:table-cell office:value-type="float" office:value="1427749400.56883" calcext:value-type="float">
            <text:p>1427749400.56883</text:p>
          </table:table-cell>
          <table:table-cell/>
          <table:table-cell table:formula="of:=MAX([.B155];[.D155];[.G155])-MAX([.A155];[.C155];[.E155])" office:value-type="float" office:value="1.01673007011414" calcext:value-type="float">
            <text:p>1.0167300701</text:p>
          </table:table-cell>
          <table:table-cell table:formula="of:=IF(ISBLANK([.E155]);&quot;&quot;;[.I155])" office:value-type="float" office:value="1.01673007011414" calcext:value-type="float">
            <text:p>1.0167300701</text:p>
          </table:table-cell>
          <table:table-cell table:formula="of:=IF(OR(ISBLANK([.E155]);[.I155]&lt;=0);&quot;&quot;;[.I155])" office:value-type="float" office:value="1.01673007011414" calcext:value-type="float">
            <text:p>1.01673007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399.55294" calcext:value-type="float">
            <text:p>1427749399.55294</text:p>
          </table:table-cell>
          <table:table-cell office:value-type="float" office:value="1427749400.33079" calcext:value-type="float">
            <text:p>1427749400.33079</text:p>
          </table:table-cell>
          <table:table-cell office:value-type="float" office:value="1427749400.40848" calcext:value-type="float">
            <text:p>1427749400.40848</text:p>
          </table:table-cell>
          <table:table-cell/>
          <table:table-cell table:formula="of:=MAX([.B156];[.D156];[.G156])-MAX([.A156];[.C156];[.E156])" office:value-type="float" office:value="0.855540037155151" calcext:value-type="float">
            <text:p>0.8555400372</text:p>
          </table:table-cell>
          <table:table-cell table:formula="of:=IF(ISBLANK([.E156]);&quot;&quot;;[.I156])" office:value-type="float" office:value="0.855540037155151" calcext:value-type="float">
            <text:p>0.8555400372</text:p>
          </table:table-cell>
          <table:table-cell table:formula="of:=IF(OR(ISBLANK([.E156]);[.I156]&lt;=0);&quot;&quot;;[.I156])" office:value-type="float" office:value="0.855540037155151" calcext:value-type="float">
            <text:p>0.85554003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0.85297" calcext:value-type="float">
            <text:p>1427749400.85297</text:p>
          </table:table-cell>
          <table:table-cell office:value-type="float" office:value="1427749402.14496" calcext:value-type="float">
            <text:p>1427749402.14496</text:p>
          </table:table-cell>
          <table:table-cell table:number-columns-repeated="4"/>
          <table:table-cell table:formula="of:=MAX([.B157];[.D157];[.G157])-MAX([.A157];[.C157];[.E157])" office:value-type="float" office:value="1.29199004173279" calcext:value-type="float">
            <text:p>1.2919900417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298" calcext:value-type="float">
            <text:p>1427749400.85298</text:p>
          </table:table-cell>
          <table:table-cell office:value-type="float" office:value="1427749402.11394" calcext:value-type="float">
            <text:p>1427749402.11394</text:p>
          </table:table-cell>
          <table:table-cell office:value-type="float" office:value="1427749402.14496" calcext:value-type="float">
            <text:p>1427749402.14496</text:p>
          </table:table-cell>
          <table:table-cell/>
          <table:table-cell table:formula="of:=MAX([.B158];[.D158];[.G158])-MAX([.A158];[.C158];[.E158])" office:value-type="float" office:value="1.29198002815247" calcext:value-type="float">
            <text:p>1.2919800282</text:p>
          </table:table-cell>
          <table:table-cell table:formula="of:=IF(ISBLANK([.E158]);&quot;&quot;;[.I158])" office:value-type="float" office:value="1.29198002815247" calcext:value-type="float">
            <text:p>1.2919800282</text:p>
          </table:table-cell>
          <table:table-cell table:formula="of:=IF(OR(ISBLANK([.E158]);[.I158]&lt;=0);&quot;&quot;;[.I158])" office:value-type="float" office:value="1.29198002815247" calcext:value-type="float">
            <text:p>1.29198002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371" calcext:value-type="float">
            <text:p>1427749400.85371</text:p>
          </table:table-cell>
          <table:table-cell office:value-type="float" office:value="1427749401.71659" calcext:value-type="float">
            <text:p>1427749401.71659</text:p>
          </table:table-cell>
          <table:table-cell office:value-type="float" office:value="1427749401.79531" calcext:value-type="float">
            <text:p>1427749401.79531</text:p>
          </table:table-cell>
          <table:table-cell/>
          <table:table-cell table:formula="of:=MAX([.B159];[.D159];[.G159])-MAX([.A159];[.C159];[.E159])" office:value-type="float" office:value="0.94160008430481" calcext:value-type="float">
            <text:p>0.9416000843</text:p>
          </table:table-cell>
          <table:table-cell table:formula="of:=IF(ISBLANK([.E159]);&quot;&quot;;[.I159])" office:value-type="float" office:value="0.94160008430481" calcext:value-type="float">
            <text:p>0.9416000843</text:p>
          </table:table-cell>
          <table:table-cell table:formula="of:=IF(OR(ISBLANK([.E159]);[.I159]&lt;=0);&quot;&quot;;[.I159])" office:value-type="float" office:value="0.94160008430481" calcext:value-type="float">
            <text:p>0.94160008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486" calcext:value-type="float">
            <text:p>1427749400.85486</text:p>
          </table:table-cell>
          <table:table-cell office:value-type="float" office:value="1427749402.03246" calcext:value-type="float">
            <text:p>1427749402.03246</text:p>
          </table:table-cell>
          <table:table-cell office:value-type="float" office:value="1427749402.06638" calcext:value-type="float">
            <text:p>1427749402.06638</text:p>
          </table:table-cell>
          <table:table-cell/>
          <table:table-cell table:formula="of:=MAX([.B160];[.D160];[.G160])-MAX([.A160];[.C160];[.E160])" office:value-type="float" office:value="1.21151995658875" calcext:value-type="float">
            <text:p>1.2115199566</text:p>
          </table:table-cell>
          <table:table-cell table:formula="of:=IF(ISBLANK([.E160]);&quot;&quot;;[.I160])" office:value-type="float" office:value="1.21151995658875" calcext:value-type="float">
            <text:p>1.2115199566</text:p>
          </table:table-cell>
          <table:table-cell table:formula="of:=IF(OR(ISBLANK([.E160]);[.I160]&lt;=0);&quot;&quot;;[.I160])" office:value-type="float" office:value="1.21151995658875" calcext:value-type="float">
            <text:p>1.21151995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572" calcext:value-type="float">
            <text:p>1427749400.85572</text:p>
          </table:table-cell>
          <table:table-cell office:value-type="float" office:value="1427749401.87399" calcext:value-type="float">
            <text:p>1427749401.87399</text:p>
          </table:table-cell>
          <table:table-cell office:value-type="float" office:value="1427749401.95407" calcext:value-type="float">
            <text:p>1427749401.95407</text:p>
          </table:table-cell>
          <table:table-cell/>
          <table:table-cell table:formula="of:=MAX([.B161];[.D161];[.G161])-MAX([.A161];[.C161];[.E161])" office:value-type="float" office:value="1.09835004806519" calcext:value-type="float">
            <text:p>1.0983500481</text:p>
          </table:table-cell>
          <table:table-cell table:formula="of:=IF(ISBLANK([.E161]);&quot;&quot;;[.I161])" office:value-type="float" office:value="1.09835004806519" calcext:value-type="float">
            <text:p>1.0983500481</text:p>
          </table:table-cell>
          <table:table-cell table:formula="of:=IF(OR(ISBLANK([.E161]);[.I161]&lt;=0);&quot;&quot;;[.I161])" office:value-type="float" office:value="1.09835004806519" calcext:value-type="float">
            <text:p>1.09835004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688" calcext:value-type="float">
            <text:p>1427749400.85688</text:p>
          </table:table-cell>
          <table:table-cell office:value-type="float" office:value="1427749401.95397" calcext:value-type="float">
            <text:p>1427749401.95397</text:p>
          </table:table-cell>
          <table:table-cell office:value-type="float" office:value="1427749402.0325" calcext:value-type="float">
            <text:p>1427749402.0325</text:p>
          </table:table-cell>
          <table:table-cell/>
          <table:table-cell table:formula="of:=MAX([.B162];[.D162];[.G162])-MAX([.A162];[.C162];[.E162])" office:value-type="float" office:value="1.17562007904053" calcext:value-type="float">
            <text:p>1.175620079</text:p>
          </table:table-cell>
          <table:table-cell table:formula="of:=IF(ISBLANK([.E162]);&quot;&quot;;[.I162])" office:value-type="float" office:value="1.17562007904053" calcext:value-type="float">
            <text:p>1.175620079</text:p>
          </table:table-cell>
          <table:table-cell table:formula="of:=IF(OR(ISBLANK([.E162]);[.I162]&lt;=0);&quot;&quot;;[.I162])" office:value-type="float" office:value="1.17562007904053" calcext:value-type="float">
            <text:p>1.1756200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806" calcext:value-type="float">
            <text:p>1427749400.85806</text:p>
          </table:table-cell>
          <table:table-cell office:value-type="float" office:value="1427749401.79527" calcext:value-type="float">
            <text:p>1427749401.79527</text:p>
          </table:table-cell>
          <table:table-cell office:value-type="float" office:value="1427749401.87403" calcext:value-type="float">
            <text:p>1427749401.87403</text:p>
          </table:table-cell>
          <table:table-cell/>
          <table:table-cell table:formula="of:=MAX([.B163];[.D163];[.G163])-MAX([.A163];[.C163];[.E163])" office:value-type="float" office:value="1.01597023010254" calcext:value-type="float">
            <text:p>1.0159702301</text:p>
          </table:table-cell>
          <table:table-cell table:formula="of:=IF(ISBLANK([.E163]);&quot;&quot;;[.I163])" office:value-type="float" office:value="1.01597023010254" calcext:value-type="float">
            <text:p>1.0159702301</text:p>
          </table:table-cell>
          <table:table-cell table:formula="of:=IF(OR(ISBLANK([.E163]);[.I163]&lt;=0);&quot;&quot;;[.I163])" office:value-type="float" office:value="1.01597023010254" calcext:value-type="float">
            <text:p>1.01597023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924" calcext:value-type="float">
            <text:p>1427749400.85924</text:p>
          </table:table-cell>
          <table:table-cell office:value-type="float" office:value="1427749401.63715" calcext:value-type="float">
            <text:p>1427749401.63715</text:p>
          </table:table-cell>
          <table:table-cell office:value-type="float" office:value="1427749401.71663" calcext:value-type="float">
            <text:p>1427749401.71663</text:p>
          </table:table-cell>
          <table:table-cell/>
          <table:table-cell table:formula="of:=MAX([.B164];[.D164];[.G164])-MAX([.A164];[.C164];[.E164])" office:value-type="float" office:value="0.8573899269104" calcext:value-type="float">
            <text:p>0.8573899269</text:p>
          </table:table-cell>
          <table:table-cell table:formula="of:=IF(ISBLANK([.E164]);&quot;&quot;;[.I164])" office:value-type="float" office:value="0.8573899269104" calcext:value-type="float">
            <text:p>0.8573899269</text:p>
          </table:table-cell>
          <table:table-cell table:formula="of:=IF(OR(ISBLANK([.E164]);[.I164]&lt;=0);&quot;&quot;;[.I164])" office:value-type="float" office:value="0.8573899269104" calcext:value-type="float">
            <text:p>0.85738992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5985" calcext:value-type="float">
            <text:p>1427749400.85985</text:p>
          </table:table-cell>
          <table:table-cell office:value-type="float" office:value="1427749401.95403" calcext:value-type="float">
            <text:p>1427749401.95403</text:p>
          </table:table-cell>
          <table:table-cell office:value-type="float" office:value="1427749402.03253" calcext:value-type="float">
            <text:p>1427749402.03253</text:p>
          </table:table-cell>
          <table:table-cell/>
          <table:table-cell table:formula="of:=MAX([.B165];[.D165];[.G165])-MAX([.A165];[.C165];[.E165])" office:value-type="float" office:value="1.17268013954163" calcext:value-type="float">
            <text:p>1.1726801395</text:p>
          </table:table-cell>
          <table:table-cell table:formula="of:=IF(ISBLANK([.E165]);&quot;&quot;;[.I165])" office:value-type="float" office:value="1.17268013954163" calcext:value-type="float">
            <text:p>1.1726801395</text:p>
          </table:table-cell>
          <table:table-cell table:formula="of:=IF(OR(ISBLANK([.E165]);[.I165]&lt;=0);&quot;&quot;;[.I165])" office:value-type="float" office:value="1.17268013954163" calcext:value-type="float">
            <text:p>1.17268013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6035" calcext:value-type="float">
            <text:p>1427749400.86035</text:p>
          </table:table-cell>
          <table:table-cell office:value-type="float" office:value="1427749402.03262" calcext:value-type="float">
            <text:p>1427749402.03262</text:p>
          </table:table-cell>
          <table:table-cell office:value-type="float" office:value="1427749402.06957" calcext:value-type="float">
            <text:p>1427749402.06957</text:p>
          </table:table-cell>
          <table:table-cell/>
          <table:table-cell table:formula="of:=MAX([.B166];[.D166];[.G166])-MAX([.A166];[.C166];[.E166])" office:value-type="float" office:value="1.20922017097473" calcext:value-type="float">
            <text:p>1.209220171</text:p>
          </table:table-cell>
          <table:table-cell table:formula="of:=IF(ISBLANK([.E166]);&quot;&quot;;[.I166])" office:value-type="float" office:value="1.20922017097473" calcext:value-type="float">
            <text:p>1.209220171</text:p>
          </table:table-cell>
          <table:table-cell table:formula="of:=IF(OR(ISBLANK([.E166]);[.I166]&lt;=0);&quot;&quot;;[.I166])" office:value-type="float" office:value="1.20922017097473" calcext:value-type="float">
            <text:p>1.2092201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0.86086" calcext:value-type="float">
            <text:p>1427749400.86086</text:p>
          </table:table-cell>
          <table:table-cell office:value-type="float" office:value="1427749401.55911" calcext:value-type="float">
            <text:p>1427749401.55911</text:p>
          </table:table-cell>
          <table:table-cell office:value-type="float" office:value="1427749401.63719" calcext:value-type="float">
            <text:p>1427749401.63719</text:p>
          </table:table-cell>
          <table:table-cell/>
          <table:table-cell table:formula="of:=MAX([.B167];[.D167];[.G167])-MAX([.A167];[.C167];[.E167])" office:value-type="float" office:value="0.77632999420166" calcext:value-type="float">
            <text:p>0.7763299942</text:p>
          </table:table-cell>
          <table:table-cell table:formula="of:=IF(ISBLANK([.E167]);&quot;&quot;;[.I167])" office:value-type="float" office:value="0.77632999420166" calcext:value-type="float">
            <text:p>0.7763299942</text:p>
          </table:table-cell>
          <table:table-cell table:formula="of:=IF(OR(ISBLANK([.E167]);[.I167]&lt;=0);&quot;&quot;;[.I167])" office:value-type="float" office:value="0.77632999420166" calcext:value-type="float">
            <text:p>0.77632999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2.14497" calcext:value-type="float">
            <text:p>1427749402.14497</text:p>
          </table:table-cell>
          <table:table-cell office:value-type="float" office:value="1427749403.50661" calcext:value-type="float">
            <text:p>1427749403.50661</text:p>
          </table:table-cell>
          <table:table-cell table:number-columns-repeated="4"/>
          <table:table-cell table:formula="of:=MAX([.B168];[.D168];[.G168])-MAX([.A168];[.C168];[.E168])" office:value-type="float" office:value="1.36163997650146" calcext:value-type="float">
            <text:p>1.3616399765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497" calcext:value-type="float">
            <text:p>1427749402.14497</text:p>
          </table:table-cell>
          <table:table-cell office:value-type="float" office:value="1427749403.38977" calcext:value-type="float">
            <text:p>1427749403.38977</text:p>
          </table:table-cell>
          <table:table-cell office:value-type="float" office:value="1427749403.42545" calcext:value-type="float">
            <text:p>1427749403.42545</text:p>
          </table:table-cell>
          <table:table-cell/>
          <table:table-cell table:formula="of:=MAX([.B169];[.D169];[.G169])-MAX([.A169];[.C169];[.E169])" office:value-type="float" office:value="1.28048014640808" calcext:value-type="float">
            <text:p>1.2804801464</text:p>
          </table:table-cell>
          <table:table-cell table:formula="of:=IF(ISBLANK([.E169]);&quot;&quot;;[.I169])" office:value-type="float" office:value="1.28048014640808" calcext:value-type="float">
            <text:p>1.2804801464</text:p>
          </table:table-cell>
          <table:table-cell table:formula="of:=IF(OR(ISBLANK([.E169]);[.I169]&lt;=0);&quot;&quot;;[.I169])" office:value-type="float" office:value="1.28048014640808" calcext:value-type="float">
            <text:p>1.28048014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569" calcext:value-type="float">
            <text:p>1427749402.14569</text:p>
          </table:table-cell>
          <table:table-cell office:value-type="float" office:value="1427749403.47114" calcext:value-type="float">
            <text:p>1427749403.47114</text:p>
          </table:table-cell>
          <table:table-cell office:value-type="float" office:value="1427749403.50661" calcext:value-type="float">
            <text:p>1427749403.50661</text:p>
          </table:table-cell>
          <table:table-cell/>
          <table:table-cell table:formula="of:=MAX([.B170];[.D170];[.G170])-MAX([.A170];[.C170];[.E170])" office:value-type="float" office:value="1.36091995239258" calcext:value-type="float">
            <text:p>1.3609199524</text:p>
          </table:table-cell>
          <table:table-cell table:formula="of:=IF(ISBLANK([.E170]);&quot;&quot;;[.I170])" office:value-type="float" office:value="1.36091995239258" calcext:value-type="float">
            <text:p>1.3609199524</text:p>
          </table:table-cell>
          <table:table-cell table:formula="of:=IF(OR(ISBLANK([.E170]);[.I170]&lt;=0);&quot;&quot;;[.I170])" office:value-type="float" office:value="1.36091995239258" calcext:value-type="float">
            <text:p>1.36091995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656" calcext:value-type="float">
            <text:p>1427749402.14656</text:p>
          </table:table-cell>
          <table:table-cell office:value-type="float" office:value="1427749403.38471" calcext:value-type="float">
            <text:p>1427749403.38471</text:p>
          </table:table-cell>
          <table:table-cell office:value-type="float" office:value="1427749403.41932" calcext:value-type="float">
            <text:p>1427749403.41932</text:p>
          </table:table-cell>
          <table:table-cell/>
          <table:table-cell table:formula="of:=MAX([.B171];[.D171];[.G171])-MAX([.A171];[.C171];[.E171])" office:value-type="float" office:value="1.27276015281677" calcext:value-type="float">
            <text:p>1.2727601528</text:p>
          </table:table-cell>
          <table:table-cell table:formula="of:=IF(ISBLANK([.E171]);&quot;&quot;;[.I171])" office:value-type="float" office:value="1.27276015281677" calcext:value-type="float">
            <text:p>1.2727601528</text:p>
          </table:table-cell>
          <table:table-cell table:formula="of:=IF(OR(ISBLANK([.E171]);[.I171]&lt;=0);&quot;&quot;;[.I171])" office:value-type="float" office:value="1.27276015281677" calcext:value-type="float">
            <text:p>1.27276015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728" calcext:value-type="float">
            <text:p>1427749402.14728</text:p>
          </table:table-cell>
          <table:table-cell office:value-type="float" office:value="1427749403.30398" calcext:value-type="float">
            <text:p>1427749403.30398</text:p>
          </table:table-cell>
          <table:table-cell office:value-type="float" office:value="1427749403.38474" calcext:value-type="float">
            <text:p>1427749403.38474</text:p>
          </table:table-cell>
          <table:table-cell/>
          <table:table-cell table:formula="of:=MAX([.B172];[.D172];[.G172])-MAX([.A172];[.C172];[.E172])" office:value-type="float" office:value="1.23746013641357" calcext:value-type="float">
            <text:p>1.2374601364</text:p>
          </table:table-cell>
          <table:table-cell table:formula="of:=IF(ISBLANK([.E172]);&quot;&quot;;[.I172])" office:value-type="float" office:value="1.23746013641357" calcext:value-type="float">
            <text:p>1.2374601364</text:p>
          </table:table-cell>
          <table:table-cell table:formula="of:=IF(OR(ISBLANK([.E172]);[.I172]&lt;=0);&quot;&quot;;[.I172])" office:value-type="float" office:value="1.23746013641357" calcext:value-type="float">
            <text:p>1.23746013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777" calcext:value-type="float">
            <text:p>1427749402.14777</text:p>
          </table:table-cell>
          <table:table-cell office:value-type="float" office:value="1427749402.6316" calcext:value-type="float">
            <text:p>1427749402.6316</text:p>
          </table:table-cell>
          <table:table-cell office:value-type="float" office:value="1427749403.38484" calcext:value-type="float">
            <text:p>1427749403.38484</text:p>
          </table:table-cell>
          <table:table-cell/>
          <table:table-cell table:formula="of:=MAX([.B173];[.D173];[.G173])-MAX([.A173];[.C173];[.E173])" office:value-type="float" office:value="1.23707008361816" calcext:value-type="float">
            <text:p>1.2370700836</text:p>
          </table:table-cell>
          <table:table-cell table:formula="of:=IF(ISBLANK([.E173]);&quot;&quot;;[.I173])" office:value-type="float" office:value="1.23707008361816" calcext:value-type="float">
            <text:p>1.2370700836</text:p>
          </table:table-cell>
          <table:table-cell table:formula="of:=IF(OR(ISBLANK([.E173]);[.I173]&lt;=0);&quot;&quot;;[.I173])" office:value-type="float" office:value="1.23707008361816" calcext:value-type="float">
            <text:p>1.23707008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842" calcext:value-type="float">
            <text:p>1427749402.14842</text:p>
          </table:table-cell>
          <table:table-cell office:value-type="float" office:value="1427749403.22516" calcext:value-type="float">
            <text:p>1427749403.22516</text:p>
          </table:table-cell>
          <table:table-cell office:value-type="float" office:value="1427749403.30401" calcext:value-type="float">
            <text:p>1427749403.30401</text:p>
          </table:table-cell>
          <table:table-cell/>
          <table:table-cell table:formula="of:=MAX([.B174];[.D174];[.G174])-MAX([.A174];[.C174];[.E174])" office:value-type="float" office:value="1.15558981895447" calcext:value-type="float">
            <text:p>1.155589819</text:p>
          </table:table-cell>
          <table:table-cell table:formula="of:=IF(ISBLANK([.E174]);&quot;&quot;;[.I174])" office:value-type="float" office:value="1.15558981895447" calcext:value-type="float">
            <text:p>1.155589819</text:p>
          </table:table-cell>
          <table:table-cell table:formula="of:=IF(OR(ISBLANK([.E174]);[.I174]&lt;=0);&quot;&quot;;[.I174])" office:value-type="float" office:value="1.15558981895447" calcext:value-type="float">
            <text:p>1.1555898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889" calcext:value-type="float">
            <text:p>1427749402.14889</text:p>
          </table:table-cell>
          <table:table-cell office:value-type="float" office:value="1427749403.10618" calcext:value-type="float">
            <text:p>1427749403.10618</text:p>
          </table:table-cell>
          <table:table-cell office:value-type="float" office:value="1427749403.22519" calcext:value-type="float">
            <text:p>1427749403.22519</text:p>
          </table:table-cell>
          <table:table-cell/>
          <table:table-cell table:formula="of:=MAX([.B175];[.D175];[.G175])-MAX([.A175];[.C175];[.E175])" office:value-type="float" office:value="1.07629990577698" calcext:value-type="float">
            <text:p>1.0762999058</text:p>
          </table:table-cell>
          <table:table-cell table:formula="of:=IF(ISBLANK([.E175]);&quot;&quot;;[.I175])" office:value-type="float" office:value="1.07629990577698" calcext:value-type="float">
            <text:p>1.0762999058</text:p>
          </table:table-cell>
          <table:table-cell table:formula="of:=IF(OR(ISBLANK([.E175]);[.I175]&lt;=0);&quot;&quot;;[.I175])" office:value-type="float" office:value="1.07629990577698" calcext:value-type="float">
            <text:p>1.07629990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936" calcext:value-type="float">
            <text:p>1427749402.14936</text:p>
          </table:table-cell>
          <table:table-cell office:value-type="float" office:value="1427749402.91124" calcext:value-type="float">
            <text:p>1427749402.91124</text:p>
          </table:table-cell>
          <table:table-cell office:value-type="float" office:value="1427749402.99405" calcext:value-type="float">
            <text:p>1427749402.99405</text:p>
          </table:table-cell>
          <table:table-cell/>
          <table:table-cell table:formula="of:=MAX([.B176];[.D176];[.G176])-MAX([.A176];[.C176];[.E176])" office:value-type="float" office:value="0.844690084457397" calcext:value-type="float">
            <text:p>0.8446900845</text:p>
          </table:table-cell>
          <table:table-cell table:formula="of:=IF(ISBLANK([.E176]);&quot;&quot;;[.I176])" office:value-type="float" office:value="0.844690084457397" calcext:value-type="float">
            <text:p>0.8446900845</text:p>
          </table:table-cell>
          <table:table-cell table:formula="of:=IF(OR(ISBLANK([.E176]);[.I176]&lt;=0);&quot;&quot;;[.I176])" office:value-type="float" office:value="0.844690084457397" calcext:value-type="float">
            <text:p>0.84469008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4988" calcext:value-type="float">
            <text:p>1427749402.14988</text:p>
          </table:table-cell>
          <table:table-cell office:value-type="float" office:value="1427749402.99398" calcext:value-type="float">
            <text:p>1427749402.99398</text:p>
          </table:table-cell>
          <table:table-cell office:value-type="float" office:value="1427749403.10622" calcext:value-type="float">
            <text:p>1427749403.10622</text:p>
          </table:table-cell>
          <table:table-cell/>
          <table:table-cell table:formula="of:=MAX([.B177];[.D177];[.G177])-MAX([.A177];[.C177];[.E177])" office:value-type="float" office:value="0.956340074539185" calcext:value-type="float">
            <text:p>0.9563400745</text:p>
          </table:table-cell>
          <table:table-cell table:formula="of:=IF(ISBLANK([.E177]);&quot;&quot;;[.I177])" office:value-type="float" office:value="0.956340074539185" calcext:value-type="float">
            <text:p>0.9563400745</text:p>
          </table:table-cell>
          <table:table-cell table:formula="of:=IF(OR(ISBLANK([.E177]);[.I177]&lt;=0);&quot;&quot;;[.I177])" office:value-type="float" office:value="0.956340074539185" calcext:value-type="float">
            <text:p>0.95634007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2.15041" calcext:value-type="float">
            <text:p>1427749402.15041</text:p>
          </table:table-cell>
          <table:table-cell office:value-type="float" office:value="1427749403.38494" calcext:value-type="float">
            <text:p>1427749403.38494</text:p>
          </table:table-cell>
          <table:table-cell office:value-type="float" office:value="1427749403.42233" calcext:value-type="float">
            <text:p>1427749403.42233</text:p>
          </table:table-cell>
          <table:table-cell/>
          <table:table-cell table:formula="of:=MAX([.B178];[.D178];[.G178])-MAX([.A178];[.C178];[.E178])" office:value-type="float" office:value="1.27191996574402" calcext:value-type="float">
            <text:p>1.2719199657</text:p>
          </table:table-cell>
          <table:table-cell table:formula="of:=IF(ISBLANK([.E178]);&quot;&quot;;[.I178])" office:value-type="float" office:value="1.27191996574402" calcext:value-type="float">
            <text:p>1.2719199657</text:p>
          </table:table-cell>
          <table:table-cell table:formula="of:=IF(OR(ISBLANK([.E178]);[.I178]&lt;=0);&quot;&quot;;[.I178])" office:value-type="float" office:value="1.27191996574402" calcext:value-type="float">
            <text:p>1.27191996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3.50662" calcext:value-type="float">
            <text:p>1427749403.50662</text:p>
          </table:table-cell>
          <table:table-cell office:value-type="float" office:value="1427749405.26138" calcext:value-type="float">
            <text:p>1427749405.26138</text:p>
          </table:table-cell>
          <table:table-cell table:number-columns-repeated="4"/>
          <table:table-cell table:formula="of:=MAX([.B179];[.D179];[.G179])-MAX([.A179];[.C179];[.E179])" office:value-type="float" office:value="1.75476002693176" calcext:value-type="float">
            <text:p>1.7547600269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0663" calcext:value-type="float">
            <text:p>1427749403.50663</text:p>
          </table:table-cell>
          <table:table-cell office:value-type="float" office:value="1427749405.06201" calcext:value-type="float">
            <text:p>1427749405.06201</text:p>
          </table:table-cell>
          <table:table-cell office:value-type="float" office:value="1427749405.14062" calcext:value-type="float">
            <text:p>1427749405.14062</text:p>
          </table:table-cell>
          <table:table-cell/>
          <table:table-cell table:formula="of:=MAX([.B180];[.D180];[.G180])-MAX([.A180];[.C180];[.E180])" office:value-type="float" office:value="1.63399004936218" calcext:value-type="float">
            <text:p>1.6339900494</text:p>
          </table:table-cell>
          <table:table-cell table:formula="of:=IF(ISBLANK([.E180]);&quot;&quot;;[.I180])" office:value-type="float" office:value="1.63399004936218" calcext:value-type="float">
            <text:p>1.6339900494</text:p>
          </table:table-cell>
          <table:table-cell table:formula="of:=IF(OR(ISBLANK([.E180]);[.I180]&lt;=0);&quot;&quot;;[.I180])" office:value-type="float" office:value="1.63399004936218" calcext:value-type="float">
            <text:p>1.63399004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0766" calcext:value-type="float">
            <text:p>1427749403.50766</text:p>
          </table:table-cell>
          <table:table-cell office:value-type="float" office:value="1427749404.74165" calcext:value-type="float">
            <text:p>1427749404.74165</text:p>
          </table:table-cell>
          <table:table-cell office:value-type="float" office:value="1427749404.86399" calcext:value-type="float">
            <text:p>1427749404.86399</text:p>
          </table:table-cell>
          <table:table-cell/>
          <table:table-cell table:formula="of:=MAX([.B181];[.D181];[.G181])-MAX([.A181];[.C181];[.E181])" office:value-type="float" office:value="1.35633015632629" calcext:value-type="float">
            <text:p>1.3563301563</text:p>
          </table:table-cell>
          <table:table-cell table:formula="of:=IF(ISBLANK([.E181]);&quot;&quot;;[.I181])" office:value-type="float" office:value="1.35633015632629" calcext:value-type="float">
            <text:p>1.3563301563</text:p>
          </table:table-cell>
          <table:table-cell table:formula="of:=IF(OR(ISBLANK([.E181]);[.I181]&lt;=0);&quot;&quot;;[.I181])" office:value-type="float" office:value="1.35633015632629" calcext:value-type="float">
            <text:p>1.35633015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0844" calcext:value-type="float">
            <text:p>1427749403.50844</text:p>
          </table:table-cell>
          <table:table-cell office:value-type="float" office:value="1427749404.51133" calcext:value-type="float">
            <text:p>1427749404.51133</text:p>
          </table:table-cell>
          <table:table-cell office:value-type="float" office:value="1427749404.62201" calcext:value-type="float">
            <text:p>1427749404.62201</text:p>
          </table:table-cell>
          <table:table-cell/>
          <table:table-cell table:formula="of:=MAX([.B182];[.D182];[.G182])-MAX([.A182];[.C182];[.E182])" office:value-type="float" office:value="1.11356997489929" calcext:value-type="float">
            <text:p>1.1135699749</text:p>
          </table:table-cell>
          <table:table-cell table:formula="of:=IF(ISBLANK([.E182]);&quot;&quot;;[.I182])" office:value-type="float" office:value="1.11356997489929" calcext:value-type="float">
            <text:p>1.1135699749</text:p>
          </table:table-cell>
          <table:table-cell table:formula="of:=IF(OR(ISBLANK([.E182]);[.I182]&lt;=0);&quot;&quot;;[.I182])" office:value-type="float" office:value="1.11356997489929" calcext:value-type="float">
            <text:p>1.11356997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0935" calcext:value-type="float">
            <text:p>1427749403.50935</text:p>
          </table:table-cell>
          <table:table-cell office:value-type="float" office:value="1427749405.14412" calcext:value-type="float">
            <text:p>1427749405.14412</text:p>
          </table:table-cell>
          <table:table-cell office:value-type="float" office:value="1427749405.17903" calcext:value-type="float">
            <text:p>1427749405.17903</text:p>
          </table:table-cell>
          <table:table-cell/>
          <table:table-cell table:formula="of:=MAX([.B183];[.D183];[.G183])-MAX([.A183];[.C183];[.E183])" office:value-type="float" office:value="1.66967988014221" calcext:value-type="float">
            <text:p>1.6696798801</text:p>
          </table:table-cell>
          <table:table-cell table:formula="of:=IF(ISBLANK([.E183]);&quot;&quot;;[.I183])" office:value-type="float" office:value="1.66967988014221" calcext:value-type="float">
            <text:p>1.6696798801</text:p>
          </table:table-cell>
          <table:table-cell table:formula="of:=IF(OR(ISBLANK([.E183]);[.I183]&lt;=0);&quot;&quot;;[.I183])" office:value-type="float" office:value="1.66967988014221" calcext:value-type="float">
            <text:p>1.66967988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0987" calcext:value-type="float">
            <text:p>1427749403.50987</text:p>
          </table:table-cell>
          <table:table-cell office:value-type="float" office:value="1427749405.22741" calcext:value-type="float">
            <text:p>1427749405.22741</text:p>
          </table:table-cell>
          <table:table-cell office:value-type="float" office:value="1427749405.26137" calcext:value-type="float">
            <text:p>1427749405.26137</text:p>
          </table:table-cell>
          <table:table-cell/>
          <table:table-cell table:formula="of:=MAX([.B184];[.D184];[.G184])-MAX([.A184];[.C184];[.E184])" office:value-type="float" office:value="1.75149989128113" calcext:value-type="float">
            <text:p>1.7514998913</text:p>
          </table:table-cell>
          <table:table-cell table:formula="of:=IF(ISBLANK([.E184]);&quot;&quot;;[.I184])" office:value-type="float" office:value="1.75149989128113" calcext:value-type="float">
            <text:p>1.7514998913</text:p>
          </table:table-cell>
          <table:table-cell table:formula="of:=IF(OR(ISBLANK([.E184]);[.I184]&lt;=0);&quot;&quot;;[.I184])" office:value-type="float" office:value="1.75149989128113" calcext:value-type="float">
            <text:p>1.75149989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106" calcext:value-type="float">
            <text:p>1427749403.5106</text:p>
          </table:table-cell>
          <table:table-cell office:value-type="float" office:value="1427749405.06207" calcext:value-type="float">
            <text:p>1427749405.06207</text:p>
          </table:table-cell>
          <table:table-cell office:value-type="float" office:value="1427749405.14065" calcext:value-type="float">
            <text:p>1427749405.14065</text:p>
          </table:table-cell>
          <table:table-cell/>
          <table:table-cell table:formula="of:=MAX([.B185];[.D185];[.G185])-MAX([.A185];[.C185];[.E185])" office:value-type="float" office:value="1.63004994392395" calcext:value-type="float">
            <text:p>1.6300499439</text:p>
          </table:table-cell>
          <table:table-cell table:formula="of:=IF(ISBLANK([.E185]);&quot;&quot;;[.I185])" office:value-type="float" office:value="1.63004994392395" calcext:value-type="float">
            <text:p>1.6300499439</text:p>
          </table:table-cell>
          <table:table-cell table:formula="of:=IF(OR(ISBLANK([.E185]);[.I185]&lt;=0);&quot;&quot;;[.I185])" office:value-type="float" office:value="1.63004994392395" calcext:value-type="float">
            <text:p>1.63004994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1121" calcext:value-type="float">
            <text:p>1427749403.51121</text:p>
          </table:table-cell>
          <table:table-cell office:value-type="float" office:value="1427749404.74174" calcext:value-type="float">
            <text:p>1427749404.74174</text:p>
          </table:table-cell>
          <table:table-cell office:value-type="float" office:value="1427749404.86402" calcext:value-type="float">
            <text:p>1427749404.86402</text:p>
          </table:table-cell>
          <table:table-cell/>
          <table:table-cell table:formula="of:=MAX([.B186];[.D186];[.G186])-MAX([.A186];[.C186];[.E186])" office:value-type="float" office:value="1.35281014442444" calcext:value-type="float">
            <text:p>1.3528101444</text:p>
          </table:table-cell>
          <table:table-cell table:formula="of:=IF(ISBLANK([.E186]);&quot;&quot;;[.I186])" office:value-type="float" office:value="1.35281014442444" calcext:value-type="float">
            <text:p>1.3528101444</text:p>
          </table:table-cell>
          <table:table-cell table:formula="of:=IF(OR(ISBLANK([.E186]);[.I186]&lt;=0);&quot;&quot;;[.I186])" office:value-type="float" office:value="1.35281014442444" calcext:value-type="float">
            <text:p>1.35281014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1173" calcext:value-type="float">
            <text:p>1427749403.51173</text:p>
          </table:table-cell>
          <table:table-cell office:value-type="float" office:value="1427749404.33022" calcext:value-type="float">
            <text:p>1427749404.33022</text:p>
          </table:table-cell>
          <table:table-cell office:value-type="float" office:value="1427749404.51126" calcext:value-type="float">
            <text:p>1427749404.51126</text:p>
          </table:table-cell>
          <table:table-cell/>
          <table:table-cell table:formula="of:=MAX([.B187];[.D187];[.G187])-MAX([.A187];[.C187];[.E187])" office:value-type="float" office:value="0.999530076980591" calcext:value-type="float">
            <text:p>0.999530077</text:p>
          </table:table-cell>
          <table:table-cell table:formula="of:=IF(ISBLANK([.E187]);&quot;&quot;;[.I187])" office:value-type="float" office:value="0.999530076980591" calcext:value-type="float">
            <text:p>0.999530077</text:p>
          </table:table-cell>
          <table:table-cell table:formula="of:=IF(OR(ISBLANK([.E187]);[.I187]&lt;=0);&quot;&quot;;[.I187])" office:value-type="float" office:value="0.999530076980591" calcext:value-type="float">
            <text:p>0.999530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1223" calcext:value-type="float">
            <text:p>1427749403.51223</text:p>
          </table:table-cell>
          <table:table-cell office:value-type="float" office:value="1427749404.86395" calcext:value-type="float">
            <text:p>1427749404.86395</text:p>
          </table:table-cell>
          <table:table-cell office:value-type="float" office:value="1427749404.9416" calcext:value-type="float">
            <text:p>1427749404.9416</text:p>
          </table:table-cell>
          <table:table-cell/>
          <table:table-cell table:formula="of:=MAX([.B188];[.D188];[.G188])-MAX([.A188];[.C188];[.E188])" office:value-type="float" office:value="1.42937016487122" calcext:value-type="float">
            <text:p>1.4293701649</text:p>
          </table:table-cell>
          <table:table-cell table:formula="of:=IF(ISBLANK([.E188]);&quot;&quot;;[.I188])" office:value-type="float" office:value="1.42937016487122" calcext:value-type="float">
            <text:p>1.4293701649</text:p>
          </table:table-cell>
          <table:table-cell table:formula="of:=IF(OR(ISBLANK([.E188]);[.I188]&lt;=0);&quot;&quot;;[.I188])" office:value-type="float" office:value="1.42937016487122" calcext:value-type="float">
            <text:p>1.42937016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3.51275" calcext:value-type="float">
            <text:p>1427749403.51275</text:p>
          </table:table-cell>
          <table:table-cell office:value-type="float" office:value="1427749405.14076" calcext:value-type="float">
            <text:p>1427749405.14076</text:p>
          </table:table-cell>
          <table:table-cell office:value-type="float" office:value="1427749405.17911" calcext:value-type="float">
            <text:p>1427749405.17911</text:p>
          </table:table-cell>
          <table:table-cell/>
          <table:table-cell table:formula="of:=MAX([.B189];[.D189];[.G189])-MAX([.A189];[.C189];[.E189])" office:value-type="float" office:value="1.6663601398468" calcext:value-type="float">
            <text:p>1.6663601398</text:p>
          </table:table-cell>
          <table:table-cell table:formula="of:=IF(ISBLANK([.E189]);&quot;&quot;;[.I189])" office:value-type="float" office:value="1.6663601398468" calcext:value-type="float">
            <text:p>1.6663601398</text:p>
          </table:table-cell>
          <table:table-cell table:formula="of:=IF(OR(ISBLANK([.E189]);[.I189]&lt;=0);&quot;&quot;;[.I189])" office:value-type="float" office:value="1.6663601398468" calcext:value-type="float">
            <text:p>1.66636013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5.26139" calcext:value-type="float">
            <text:p>1427749405.26139</text:p>
          </table:table-cell>
          <table:table-cell office:value-type="float" office:value="1427749406.5778" calcext:value-type="float">
            <text:p>1427749406.5778</text:p>
          </table:table-cell>
          <table:table-cell table:number-columns-repeated="4"/>
          <table:table-cell table:formula="of:=MAX([.B190];[.D190];[.G190])-MAX([.A190];[.C190];[.E190])" office:value-type="float" office:value="1.31641006469727" calcext:value-type="float">
            <text:p>1.3164100647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139" calcext:value-type="float">
            <text:p>1427749405.26139</text:p>
          </table:table-cell>
          <table:table-cell office:value-type="float" office:value="1427749406.46001" calcext:value-type="float">
            <text:p>1427749406.46001</text:p>
          </table:table-cell>
          <table:table-cell office:value-type="float" office:value="1427749406.49709" calcext:value-type="float">
            <text:p>1427749406.49709</text:p>
          </table:table-cell>
          <table:table-cell/>
          <table:table-cell table:formula="of:=MAX([.B191];[.D191];[.G191])-MAX([.A191];[.C191];[.E191])" office:value-type="float" office:value="1.23570013046265" calcext:value-type="float">
            <text:p>1.2357001305</text:p>
          </table:table-cell>
          <table:table-cell table:formula="of:=IF(ISBLANK([.E191]);&quot;&quot;;[.I191])" office:value-type="float" office:value="1.23570013046265" calcext:value-type="float">
            <text:p>1.2357001305</text:p>
          </table:table-cell>
          <table:table-cell table:formula="of:=IF(OR(ISBLANK([.E191]);[.I191]&lt;=0);&quot;&quot;;[.I191])" office:value-type="float" office:value="1.23570013046265" calcext:value-type="float">
            <text:p>1.23570013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276" calcext:value-type="float">
            <text:p>1427749405.26276</text:p>
          </table:table-cell>
          <table:table-cell office:value-type="float" office:value="1427749406.29864" calcext:value-type="float">
            <text:p>1427749406.29864</text:p>
          </table:table-cell>
          <table:table-cell office:value-type="float" office:value="1427749406.38041" calcext:value-type="float">
            <text:p>1427749406.38041</text:p>
          </table:table-cell>
          <table:table-cell/>
          <table:table-cell table:formula="of:=MAX([.B192];[.D192];[.G192])-MAX([.A192];[.C192];[.E192])" office:value-type="float" office:value="1.11765003204346" calcext:value-type="float">
            <text:p>1.117650032</text:p>
          </table:table-cell>
          <table:table-cell table:formula="of:=IF(ISBLANK([.E192]);&quot;&quot;;[.I192])" office:value-type="float" office:value="1.11765003204346" calcext:value-type="float">
            <text:p>1.117650032</text:p>
          </table:table-cell>
          <table:table-cell table:formula="of:=IF(OR(ISBLANK([.E192]);[.I192]&lt;=0);&quot;&quot;;[.I192])" office:value-type="float" office:value="1.11765003204346" calcext:value-type="float">
            <text:p>1.1176500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37" calcext:value-type="float">
            <text:p>1427749405.2637</text:p>
          </table:table-cell>
          <table:table-cell office:value-type="float" office:value="1427749406.21831" calcext:value-type="float">
            <text:p>1427749406.21831</text:p>
          </table:table-cell>
          <table:table-cell office:value-type="float" office:value="1427749406.29867" calcext:value-type="float">
            <text:p>1427749406.29867</text:p>
          </table:table-cell>
          <table:table-cell/>
          <table:table-cell table:formula="of:=MAX([.B193];[.D193];[.G193])-MAX([.A193];[.C193];[.E193])" office:value-type="float" office:value="1.03497004508972" calcext:value-type="float">
            <text:p>1.0349700451</text:p>
          </table:table-cell>
          <table:table-cell table:formula="of:=IF(ISBLANK([.E193]);&quot;&quot;;[.I193])" office:value-type="float" office:value="1.03497004508972" calcext:value-type="float">
            <text:p>1.0349700451</text:p>
          </table:table-cell>
          <table:table-cell table:formula="of:=IF(OR(ISBLANK([.E193]);[.I193]&lt;=0);&quot;&quot;;[.I193])" office:value-type="float" office:value="1.03497004508972" calcext:value-type="float">
            <text:p>1.03497004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431" calcext:value-type="float">
            <text:p>1427749405.26431</text:p>
          </table:table-cell>
          <table:table-cell office:value-type="float" office:value="1427749406.54856" calcext:value-type="float">
            <text:p>1427749406.54856</text:p>
          </table:table-cell>
          <table:table-cell office:value-type="float" office:value="1427749406.57779" calcext:value-type="float">
            <text:p>1427749406.57779</text:p>
          </table:table-cell>
          <table:table-cell/>
          <table:table-cell table:formula="of:=MAX([.B194];[.D194];[.G194])-MAX([.A194];[.C194];[.E194])" office:value-type="float" office:value="1.31348013877869" calcext:value-type="float">
            <text:p>1.3134801388</text:p>
          </table:table-cell>
          <table:table-cell table:formula="of:=IF(ISBLANK([.E194]);&quot;&quot;;[.I194])" office:value-type="float" office:value="1.31348013877869" calcext:value-type="float">
            <text:p>1.3134801388</text:p>
          </table:table-cell>
          <table:table-cell table:formula="of:=IF(OR(ISBLANK([.E194]);[.I194]&lt;=0);&quot;&quot;;[.I194])" office:value-type="float" office:value="1.31348013877869" calcext:value-type="float">
            <text:p>1.31348013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483" calcext:value-type="float">
            <text:p>1427749405.26483</text:p>
          </table:table-cell>
          <table:table-cell office:value-type="float" office:value="1427749406.46013" calcext:value-type="float">
            <text:p>1427749406.46013</text:p>
          </table:table-cell>
          <table:table-cell office:value-type="float" office:value="1427749406.49953" calcext:value-type="float">
            <text:p>1427749406.49953</text:p>
          </table:table-cell>
          <table:table-cell/>
          <table:table-cell table:formula="of:=MAX([.B195];[.D195];[.G195])-MAX([.A195];[.C195];[.E195])" office:value-type="float" office:value="1.23469996452332" calcext:value-type="float">
            <text:p>1.2346999645</text:p>
          </table:table-cell>
          <table:table-cell table:formula="of:=IF(ISBLANK([.E195]);&quot;&quot;;[.I195])" office:value-type="float" office:value="1.23469996452332" calcext:value-type="float">
            <text:p>1.2346999645</text:p>
          </table:table-cell>
          <table:table-cell table:formula="of:=IF(OR(ISBLANK([.E195]);[.I195]&lt;=0);&quot;&quot;;[.I195])" office:value-type="float" office:value="1.23469996452332" calcext:value-type="float">
            <text:p>1.23469996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532" calcext:value-type="float">
            <text:p>1427749405.26532</text:p>
          </table:table-cell>
          <table:table-cell office:value-type="float" office:value="1427749406.05434" calcext:value-type="float">
            <text:p>1427749406.05434</text:p>
          </table:table-cell>
          <table:table-cell office:value-type="float" office:value="1427749406.13465" calcext:value-type="float">
            <text:p>1427749406.13465</text:p>
          </table:table-cell>
          <table:table-cell/>
          <table:table-cell table:formula="of:=MAX([.B196];[.D196];[.G196])-MAX([.A196];[.C196];[.E196])" office:value-type="float" office:value="0.869329929351807" calcext:value-type="float">
            <text:p>0.8693299294</text:p>
          </table:table-cell>
          <table:table-cell table:formula="of:=IF(ISBLANK([.E196]);&quot;&quot;;[.I196])" office:value-type="float" office:value="0.869329929351807" calcext:value-type="float">
            <text:p>0.8693299294</text:p>
          </table:table-cell>
          <table:table-cell table:formula="of:=IF(OR(ISBLANK([.E196]);[.I196]&lt;=0);&quot;&quot;;[.I196])" office:value-type="float" office:value="0.869329929351807" calcext:value-type="float">
            <text:p>0.86932992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58" calcext:value-type="float">
            <text:p>1427749405.2658</text:p>
          </table:table-cell>
          <table:table-cell office:value-type="float" office:value="1427749406.38037" calcext:value-type="float">
            <text:p>1427749406.38037</text:p>
          </table:table-cell>
          <table:table-cell office:value-type="float" office:value="1427749406.46005" calcext:value-type="float">
            <text:p>1427749406.46005</text:p>
          </table:table-cell>
          <table:table-cell/>
          <table:table-cell table:formula="of:=MAX([.B197];[.D197];[.G197])-MAX([.A197];[.C197];[.E197])" office:value-type="float" office:value="1.19425010681152" calcext:value-type="float">
            <text:p>1.1942501068</text:p>
          </table:table-cell>
          <table:table-cell table:formula="of:=IF(ISBLANK([.E197]);&quot;&quot;;[.I197])" office:value-type="float" office:value="1.19425010681152" calcext:value-type="float">
            <text:p>1.1942501068</text:p>
          </table:table-cell>
          <table:table-cell table:formula="of:=IF(OR(ISBLANK([.E197]);[.I197]&lt;=0);&quot;&quot;;[.I197])" office:value-type="float" office:value="1.19425010681152" calcext:value-type="float">
            <text:p>1.19425010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629" calcext:value-type="float">
            <text:p>1427749405.26629</text:p>
          </table:table-cell>
          <table:table-cell office:value-type="float" office:value="1427749406.0544" calcext:value-type="float">
            <text:p>1427749406.0544</text:p>
          </table:table-cell>
          <table:table-cell office:value-type="float" office:value="1427749406.13469" calcext:value-type="float">
            <text:p>1427749406.13469</text:p>
          </table:table-cell>
          <table:table-cell/>
          <table:table-cell table:formula="of:=MAX([.B198];[.D198];[.G198])-MAX([.A198];[.C198];[.E198])" office:value-type="float" office:value="0.868400096893311" calcext:value-type="float">
            <text:p>0.8684000969</text:p>
          </table:table-cell>
          <table:table-cell table:formula="of:=IF(ISBLANK([.E198]);&quot;&quot;;[.I198])" office:value-type="float" office:value="0.868400096893311" calcext:value-type="float">
            <text:p>0.8684000969</text:p>
          </table:table-cell>
          <table:table-cell table:formula="of:=IF(OR(ISBLANK([.E198]);[.I198]&lt;=0);&quot;&quot;;[.I198])" office:value-type="float" office:value="0.868400096893311" calcext:value-type="float">
            <text:p>0.86840009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679" calcext:value-type="float">
            <text:p>1427749405.26679</text:p>
          </table:table-cell>
          <table:table-cell office:value-type="float" office:value="1427749405.89158" calcext:value-type="float">
            <text:p>1427749405.89158</text:p>
          </table:table-cell>
          <table:table-cell office:value-type="float" office:value="1427749405.97325" calcext:value-type="float">
            <text:p>1427749405.97325</text:p>
          </table:table-cell>
          <table:table-cell/>
          <table:table-cell table:formula="of:=MAX([.B199];[.D199];[.G199])-MAX([.A199];[.C199];[.E199])" office:value-type="float" office:value="0.706459999084473" calcext:value-type="float">
            <text:p>0.7064599991</text:p>
          </table:table-cell>
          <table:table-cell table:formula="of:=IF(ISBLANK([.E199]);&quot;&quot;;[.I199])" office:value-type="float" office:value="0.706459999084473" calcext:value-type="float">
            <text:p>0.7064599991</text:p>
          </table:table-cell>
          <table:table-cell table:formula="of:=IF(OR(ISBLANK([.E199]);[.I199]&lt;=0);&quot;&quot;;[.I199])" office:value-type="float" office:value="0.706459999084473" calcext:value-type="float">
            <text:p>0.7064599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5.26729" calcext:value-type="float">
            <text:p>1427749405.26729</text:p>
          </table:table-cell>
          <table:table-cell office:value-type="float" office:value="1427749406.46328" calcext:value-type="float">
            <text:p>1427749406.46328</text:p>
          </table:table-cell>
          <table:table-cell office:value-type="float" office:value="1427749406.50056" calcext:value-type="float">
            <text:p>1427749406.50056</text:p>
          </table:table-cell>
          <table:table-cell/>
          <table:table-cell table:formula="of:=MAX([.B200];[.D200];[.G200])-MAX([.A200];[.C200];[.E200])" office:value-type="float" office:value="1.23326992988586" calcext:value-type="float">
            <text:p>1.2332699299</text:p>
          </table:table-cell>
          <table:table-cell table:formula="of:=IF(ISBLANK([.E200]);&quot;&quot;;[.I200])" office:value-type="float" office:value="1.23326992988586" calcext:value-type="float">
            <text:p>1.2332699299</text:p>
          </table:table-cell>
          <table:table-cell table:formula="of:=IF(OR(ISBLANK([.E200]);[.I200]&lt;=0);&quot;&quot;;[.I200])" office:value-type="float" office:value="1.23326992988586" calcext:value-type="float">
            <text:p>1.23326992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6.5778" calcext:value-type="float">
            <text:p>1427749406.5778</text:p>
          </table:table-cell>
          <table:table-cell office:value-type="float" office:value="1427749408.1417" calcext:value-type="float">
            <text:p>1427749408.1417</text:p>
          </table:table-cell>
          <table:table-cell table:number-columns-repeated="4"/>
          <table:table-cell table:formula="of:=MAX([.B201];[.D201];[.G201])-MAX([.A201];[.C201];[.E201])" office:value-type="float" office:value="1.56389999389648" calcext:value-type="float">
            <text:p>1.5638999939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7781" calcext:value-type="float">
            <text:p>1427749406.57781</text:p>
          </table:table-cell>
          <table:table-cell office:value-type="float" office:value="1427749408.02177" calcext:value-type="float">
            <text:p>1427749408.02177</text:p>
          </table:table-cell>
          <table:table-cell office:value-type="float" office:value="1427749408.05156" calcext:value-type="float">
            <text:p>1427749408.05156</text:p>
          </table:table-cell>
          <table:table-cell/>
          <table:table-cell table:formula="of:=MAX([.B202];[.D202];[.G202])-MAX([.A202];[.C202];[.E202])" office:value-type="float" office:value="1.47374987602234" calcext:value-type="float">
            <text:p>1.473749876</text:p>
          </table:table-cell>
          <table:table-cell table:formula="of:=IF(ISBLANK([.E202]);&quot;&quot;;[.I202])" office:value-type="float" office:value="1.47374987602234" calcext:value-type="float">
            <text:p>1.473749876</text:p>
          </table:table-cell>
          <table:table-cell table:formula="of:=IF(OR(ISBLANK([.E202]);[.I202]&lt;=0);&quot;&quot;;[.I202])" office:value-type="float" office:value="1.47374987602234" calcext:value-type="float">
            <text:p>1.4737498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7831" calcext:value-type="float">
            <text:p>1427749406.57831</text:p>
          </table:table-cell>
          <table:table-cell office:value-type="float" office:value="1427749407.62473" calcext:value-type="float">
            <text:p>1427749407.62473</text:p>
          </table:table-cell>
          <table:table-cell office:value-type="float" office:value="1427749407.70371" calcext:value-type="float">
            <text:p>1427749407.70371</text:p>
          </table:table-cell>
          <table:table-cell/>
          <table:table-cell table:formula="of:=MAX([.B203];[.D203];[.G203])-MAX([.A203];[.C203];[.E203])" office:value-type="float" office:value="1.12540006637573" calcext:value-type="float">
            <text:p>1.1254000664</text:p>
          </table:table-cell>
          <table:table-cell table:formula="of:=IF(ISBLANK([.E203]);&quot;&quot;;[.I203])" office:value-type="float" office:value="1.12540006637573" calcext:value-type="float">
            <text:p>1.1254000664</text:p>
          </table:table-cell>
          <table:table-cell table:formula="of:=IF(OR(ISBLANK([.E203]);[.I203]&lt;=0);&quot;&quot;;[.I203])" office:value-type="float" office:value="1.12540006637573" calcext:value-type="float">
            <text:p>1.12540006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7879" calcext:value-type="float">
            <text:p>1427749406.57879</text:p>
          </table:table-cell>
          <table:table-cell office:value-type="float" office:value="1427749407.94085" calcext:value-type="float">
            <text:p>1427749407.94085</text:p>
          </table:table-cell>
          <table:table-cell office:value-type="float" office:value="1427749408.0218" calcext:value-type="float">
            <text:p>1427749408.0218</text:p>
          </table:table-cell>
          <table:table-cell/>
          <table:table-cell table:formula="of:=MAX([.B204];[.D204];[.G204])-MAX([.A204];[.C204];[.E204])" office:value-type="float" office:value="1.44301009178162" calcext:value-type="float">
            <text:p>1.4430100918</text:p>
          </table:table-cell>
          <table:table-cell table:formula="of:=IF(ISBLANK([.E204]);&quot;&quot;;[.I204])" office:value-type="float" office:value="1.44301009178162" calcext:value-type="float">
            <text:p>1.4430100918</text:p>
          </table:table-cell>
          <table:table-cell table:formula="of:=IF(OR(ISBLANK([.E204]);[.I204]&lt;=0);&quot;&quot;;[.I204])" office:value-type="float" office:value="1.44301009178162" calcext:value-type="float">
            <text:p>1.44301009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7966" calcext:value-type="float">
            <text:p>1427749406.57966</text:p>
          </table:table-cell>
          <table:table-cell office:value-type="float" office:value="1427749408.10693" calcext:value-type="float">
            <text:p>1427749408.10693</text:p>
          </table:table-cell>
          <table:table-cell office:value-type="float" office:value="1427749408.14169" calcext:value-type="float">
            <text:p>1427749408.14169</text:p>
          </table:table-cell>
          <table:table-cell/>
          <table:table-cell table:formula="of:=MAX([.B205];[.D205];[.G205])-MAX([.A205];[.C205];[.E205])" office:value-type="float" office:value="1.56203007698059" calcext:value-type="float">
            <text:p>1.562030077</text:p>
          </table:table-cell>
          <table:table-cell table:formula="of:=IF(ISBLANK([.E205]);&quot;&quot;;[.I205])" office:value-type="float" office:value="1.56203007698059" calcext:value-type="float">
            <text:p>1.562030077</text:p>
          </table:table-cell>
          <table:table-cell table:formula="of:=IF(OR(ISBLANK([.E205]);[.I205]&lt;=0);&quot;&quot;;[.I205])" office:value-type="float" office:value="1.56203007698059" calcext:value-type="float">
            <text:p>1.5620300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034" calcext:value-type="float">
            <text:p>1427749406.58034</text:p>
          </table:table-cell>
          <table:table-cell office:value-type="float" office:value="1427749408.02171" calcext:value-type="float">
            <text:p>1427749408.02171</text:p>
          </table:table-cell>
          <table:table-cell office:value-type="float" office:value="1427749408.05546" calcext:value-type="float">
            <text:p>1427749408.05546</text:p>
          </table:table-cell>
          <table:table-cell/>
          <table:table-cell table:formula="of:=MAX([.B206];[.D206];[.G206])-MAX([.A206];[.C206];[.E206])" office:value-type="float" office:value="1.47512006759644" calcext:value-type="float">
            <text:p>1.4751200676</text:p>
          </table:table-cell>
          <table:table-cell table:formula="of:=IF(ISBLANK([.E206]);&quot;&quot;;[.I206])" office:value-type="float" office:value="1.47512006759644" calcext:value-type="float">
            <text:p>1.4751200676</text:p>
          </table:table-cell>
          <table:table-cell table:formula="of:=IF(OR(ISBLANK([.E206]);[.I206]&lt;=0);&quot;&quot;;[.I206])" office:value-type="float" office:value="1.47512006759644" calcext:value-type="float">
            <text:p>1.475120067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161" calcext:value-type="float">
            <text:p>1427749406.58161</text:p>
          </table:table-cell>
          <table:table-cell office:value-type="float" office:value="1427749407.7825" calcext:value-type="float">
            <text:p>1427749407.7825</text:p>
          </table:table-cell>
          <table:table-cell office:value-type="float" office:value="1427749407.86217" calcext:value-type="float">
            <text:p>1427749407.86217</text:p>
          </table:table-cell>
          <table:table-cell/>
          <table:table-cell table:formula="of:=MAX([.B207];[.D207];[.G207])-MAX([.A207];[.C207];[.E207])" office:value-type="float" office:value="1.28056001663208" calcext:value-type="float">
            <text:p>1.2805600166</text:p>
          </table:table-cell>
          <table:table-cell table:formula="of:=IF(ISBLANK([.E207]);&quot;&quot;;[.I207])" office:value-type="float" office:value="1.28056001663208" calcext:value-type="float">
            <text:p>1.2805600166</text:p>
          </table:table-cell>
          <table:table-cell table:formula="of:=IF(OR(ISBLANK([.E207]);[.I207]&lt;=0);&quot;&quot;;[.I207])" office:value-type="float" office:value="1.28056001663208" calcext:value-type="float">
            <text:p>1.28056001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214" calcext:value-type="float">
            <text:p>1427749406.58214</text:p>
          </table:table-cell>
          <table:table-cell office:value-type="float" office:value="1427749408.02191" calcext:value-type="float">
            <text:p>1427749408.02191</text:p>
          </table:table-cell>
          <table:table-cell office:value-type="float" office:value="1427749408.0555" calcext:value-type="float">
            <text:p>1427749408.0555</text:p>
          </table:table-cell>
          <table:table-cell/>
          <table:table-cell table:formula="of:=MAX([.B208];[.D208];[.G208])-MAX([.A208];[.C208];[.E208])" office:value-type="float" office:value="1.47336006164551" calcext:value-type="float">
            <text:p>1.4733600616</text:p>
          </table:table-cell>
          <table:table-cell table:formula="of:=IF(ISBLANK([.E208]);&quot;&quot;;[.I208])" office:value-type="float" office:value="1.47336006164551" calcext:value-type="float">
            <text:p>1.4733600616</text:p>
          </table:table-cell>
          <table:table-cell table:formula="of:=IF(OR(ISBLANK([.E208]);[.I208]&lt;=0);&quot;&quot;;[.I208])" office:value-type="float" office:value="1.47336006164551" calcext:value-type="float">
            <text:p>1.47336006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325" calcext:value-type="float">
            <text:p>1427749406.58325</text:p>
          </table:table-cell>
          <table:table-cell office:value-type="float" office:value="1427749407.86213" calcext:value-type="float">
            <text:p>1427749407.86213</text:p>
          </table:table-cell>
          <table:table-cell office:value-type="float" office:value="1427749407.94088" calcext:value-type="float">
            <text:p>1427749407.94088</text:p>
          </table:table-cell>
          <table:table-cell/>
          <table:table-cell table:formula="of:=MAX([.B209];[.D209];[.G209])-MAX([.A209];[.C209];[.E209])" office:value-type="float" office:value="1.35763001441956" calcext:value-type="float">
            <text:p>1.3576300144</text:p>
          </table:table-cell>
          <table:table-cell table:formula="of:=IF(ISBLANK([.E209]);&quot;&quot;;[.I209])" office:value-type="float" office:value="1.35763001441956" calcext:value-type="float">
            <text:p>1.3576300144</text:p>
          </table:table-cell>
          <table:table-cell table:formula="of:=IF(OR(ISBLANK([.E209]);[.I209]&lt;=0);&quot;&quot;;[.I209])" office:value-type="float" office:value="1.35763001441956" calcext:value-type="float">
            <text:p>1.35763001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445" calcext:value-type="float">
            <text:p>1427749406.58445</text:p>
          </table:table-cell>
          <table:table-cell office:value-type="float" office:value="1427749407.46604" calcext:value-type="float">
            <text:p>1427749407.46604</text:p>
          </table:table-cell>
          <table:table-cell office:value-type="float" office:value="1427749407.54679" calcext:value-type="float">
            <text:p>1427749407.54679</text:p>
          </table:table-cell>
          <table:table-cell/>
          <table:table-cell table:formula="of:=MAX([.B210];[.D210];[.G210])-MAX([.A210];[.C210];[.E210])" office:value-type="float" office:value="0.962339878082275" calcext:value-type="float">
            <text:p>0.9623398781</text:p>
          </table:table-cell>
          <table:table-cell table:formula="of:=IF(ISBLANK([.E210]);&quot;&quot;;[.I210])" office:value-type="float" office:value="0.962339878082275" calcext:value-type="float">
            <text:p>0.9623398781</text:p>
          </table:table-cell>
          <table:table-cell table:formula="of:=IF(OR(ISBLANK([.E210]);[.I210]&lt;=0);&quot;&quot;;[.I210])" office:value-type="float" office:value="0.962339878082275" calcext:value-type="float">
            <text:p>0.96233987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6.58548" calcext:value-type="float">
            <text:p>1427749406.58548</text:p>
          </table:table-cell>
          <table:table-cell office:value-type="float" office:value="1427749407.62478" calcext:value-type="float">
            <text:p>1427749407.62478</text:p>
          </table:table-cell>
          <table:table-cell office:value-type="float" office:value="1427749407.70374" calcext:value-type="float">
            <text:p>1427749407.70374</text:p>
          </table:table-cell>
          <table:table-cell/>
          <table:table-cell table:formula="of:=MAX([.B211];[.D211];[.G211])-MAX([.A211];[.C211];[.E211])" office:value-type="float" office:value="1.1182599067688" calcext:value-type="float">
            <text:p>1.1182599068</text:p>
          </table:table-cell>
          <table:table-cell table:formula="of:=IF(ISBLANK([.E211]);&quot;&quot;;[.I211])" office:value-type="float" office:value="1.1182599067688" calcext:value-type="float">
            <text:p>1.1182599068</text:p>
          </table:table-cell>
          <table:table-cell table:formula="of:=IF(OR(ISBLANK([.E211]);[.I211]&lt;=0);&quot;&quot;;[.I211])" office:value-type="float" office:value="1.1182599067688" calcext:value-type="float">
            <text:p>1.11825990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8.14171" calcext:value-type="float">
            <text:p>1427749408.14171</text:p>
          </table:table-cell>
          <table:table-cell office:value-type="float" office:value="1427749409.63537" calcext:value-type="float">
            <text:p>1427749409.63537</text:p>
          </table:table-cell>
          <table:table-cell table:number-columns-repeated="4"/>
          <table:table-cell table:formula="of:=MAX([.B212];[.D212];[.G212])-MAX([.A212];[.C212];[.E212])" office:value-type="float" office:value="1.49365997314453" calcext:value-type="float">
            <text:p>1.4936599731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171" calcext:value-type="float">
            <text:p>1427749408.14171</text:p>
          </table:table-cell>
          <table:table-cell office:value-type="float" office:value="1427749409.48314" calcext:value-type="float">
            <text:p>1427749409.48314</text:p>
          </table:table-cell>
          <table:table-cell office:value-type="float" office:value="1427749409.51792" calcext:value-type="float">
            <text:p>1427749409.51792</text:p>
          </table:table-cell>
          <table:table-cell/>
          <table:table-cell table:formula="of:=MAX([.B213];[.D213];[.G213])-MAX([.A213];[.C213];[.E213])" office:value-type="float" office:value="1.37620997428894" calcext:value-type="float">
            <text:p>1.3762099743</text:p>
          </table:table-cell>
          <table:table-cell table:formula="of:=IF(ISBLANK([.E213]);&quot;&quot;;[.I213])" office:value-type="float" office:value="1.37620997428894" calcext:value-type="float">
            <text:p>1.3762099743</text:p>
          </table:table-cell>
          <table:table-cell table:formula="of:=IF(OR(ISBLANK([.E213]);[.I213]&lt;=0);&quot;&quot;;[.I213])" office:value-type="float" office:value="1.37620997428894" calcext:value-type="float">
            <text:p>1.37620997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245" calcext:value-type="float">
            <text:p>1427749408.14245</text:p>
          </table:table-cell>
          <table:table-cell office:value-type="float" office:value="1427749409.48329" calcext:value-type="float">
            <text:p>1427749409.48329</text:p>
          </table:table-cell>
          <table:table-cell office:value-type="float" office:value="1427749409.51303" calcext:value-type="float">
            <text:p>1427749409.51303</text:p>
          </table:table-cell>
          <table:table-cell/>
          <table:table-cell table:formula="of:=MAX([.B214];[.D214];[.G214])-MAX([.A214];[.C214];[.E214])" office:value-type="float" office:value="1.37057995796204" calcext:value-type="float">
            <text:p>1.370579958</text:p>
          </table:table-cell>
          <table:table-cell table:formula="of:=IF(ISBLANK([.E214]);&quot;&quot;;[.I214])" office:value-type="float" office:value="1.37057995796204" calcext:value-type="float">
            <text:p>1.370579958</text:p>
          </table:table-cell>
          <table:table-cell table:formula="of:=IF(OR(ISBLANK([.E214]);[.I214]&lt;=0);&quot;&quot;;[.I214])" office:value-type="float" office:value="1.37057995796204" calcext:value-type="float">
            <text:p>1.3705799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32" calcext:value-type="float">
            <text:p>1427749408.1432</text:p>
          </table:table-cell>
          <table:table-cell office:value-type="float" office:value="1427749409.3172" calcext:value-type="float">
            <text:p>1427749409.3172</text:p>
          </table:table-cell>
          <table:table-cell office:value-type="float" office:value="1427749409.39991" calcext:value-type="float">
            <text:p>1427749409.39991</text:p>
          </table:table-cell>
          <table:table-cell/>
          <table:table-cell table:formula="of:=MAX([.B215];[.D215];[.G215])-MAX([.A215];[.C215];[.E215])" office:value-type="float" office:value="1.25671005249023" calcext:value-type="float">
            <text:p>1.2567100525</text:p>
          </table:table-cell>
          <table:table-cell table:formula="of:=IF(ISBLANK([.E215]);&quot;&quot;;[.I215])" office:value-type="float" office:value="1.25671005249023" calcext:value-type="float">
            <text:p>1.2567100525</text:p>
          </table:table-cell>
          <table:table-cell table:formula="of:=IF(OR(ISBLANK([.E215]);[.I215]&lt;=0);&quot;&quot;;[.I215])" office:value-type="float" office:value="1.25671005249023" calcext:value-type="float">
            <text:p>1.25671005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391" calcext:value-type="float">
            <text:p>1427749408.14391</text:p>
          </table:table-cell>
          <table:table-cell office:value-type="float" office:value="1427749408.83037" calcext:value-type="float">
            <text:p>1427749408.83037</text:p>
          </table:table-cell>
          <table:table-cell office:value-type="float" office:value="1427749409.48321" calcext:value-type="float">
            <text:p>1427749409.48321</text:p>
          </table:table-cell>
          <table:table-cell/>
          <table:table-cell table:formula="of:=MAX([.B216];[.D216];[.G216])-MAX([.A216];[.C216];[.E216])" office:value-type="float" office:value="1.33930015563965" calcext:value-type="float">
            <text:p>1.3393001556</text:p>
          </table:table-cell>
          <table:table-cell table:formula="of:=IF(ISBLANK([.E216]);&quot;&quot;;[.I216])" office:value-type="float" office:value="1.33930015563965" calcext:value-type="float">
            <text:p>1.3393001556</text:p>
          </table:table-cell>
          <table:table-cell table:formula="of:=IF(OR(ISBLANK([.E216]);[.I216]&lt;=0);&quot;&quot;;[.I216])" office:value-type="float" office:value="1.33930015563965" calcext:value-type="float">
            <text:p>1.33930015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513" calcext:value-type="float">
            <text:p>1427749408.14513</text:p>
          </table:table-cell>
          <table:table-cell office:value-type="float" office:value="1427749409.39987" calcext:value-type="float">
            <text:p>1427749409.39987</text:p>
          </table:table-cell>
          <table:table-cell office:value-type="float" office:value="1427749409.48318" calcext:value-type="float">
            <text:p>1427749409.48318</text:p>
          </table:table-cell>
          <table:table-cell/>
          <table:table-cell table:formula="of:=MAX([.B217];[.D217];[.G217])-MAX([.A217];[.C217];[.E217])" office:value-type="float" office:value="1.33805012702942" calcext:value-type="float">
            <text:p>1.338050127</text:p>
          </table:table-cell>
          <table:table-cell table:formula="of:=IF(ISBLANK([.E217]);&quot;&quot;;[.I217])" office:value-type="float" office:value="1.33805012702942" calcext:value-type="float">
            <text:p>1.338050127</text:p>
          </table:table-cell>
          <table:table-cell table:formula="of:=IF(OR(ISBLANK([.E217]);[.I217]&lt;=0);&quot;&quot;;[.I217])" office:value-type="float" office:value="1.33805012702942" calcext:value-type="float">
            <text:p>1.3380501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585" calcext:value-type="float">
            <text:p>1427749408.14585</text:p>
          </table:table-cell>
          <table:table-cell office:value-type="float" office:value="1427749409.60267" calcext:value-type="float">
            <text:p>1427749409.60267</text:p>
          </table:table-cell>
          <table:table-cell office:value-type="float" office:value="1427749409.63537" calcext:value-type="float">
            <text:p>1427749409.63537</text:p>
          </table:table-cell>
          <table:table-cell/>
          <table:table-cell table:formula="of:=MAX([.B218];[.D218];[.G218])-MAX([.A218];[.C218];[.E218])" office:value-type="float" office:value="1.48952007293701" calcext:value-type="float">
            <text:p>1.4895200729</text:p>
          </table:table-cell>
          <table:table-cell table:formula="of:=IF(ISBLANK([.E218]);&quot;&quot;;[.I218])" office:value-type="float" office:value="1.48952007293701" calcext:value-type="float">
            <text:p>1.4895200729</text:p>
          </table:table-cell>
          <table:table-cell table:formula="of:=IF(OR(ISBLANK([.E218]);[.I218]&lt;=0);&quot;&quot;;[.I218])" office:value-type="float" office:value="1.48952007293701" calcext:value-type="float">
            <text:p>1.48952007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654" calcext:value-type="float">
            <text:p>1427749408.14654</text:p>
          </table:table-cell>
          <table:table-cell office:value-type="float" office:value="1427749409.10552" calcext:value-type="float">
            <text:p>1427749409.10552</text:p>
          </table:table-cell>
          <table:table-cell office:value-type="float" office:value="1427749409.18864" calcext:value-type="float">
            <text:p>1427749409.18864</text:p>
          </table:table-cell>
          <table:table-cell/>
          <table:table-cell table:formula="of:=MAX([.B219];[.D219];[.G219])-MAX([.A219];[.C219];[.E219])" office:value-type="float" office:value="1.04210019111633" calcext:value-type="float">
            <text:p>1.0421001911</text:p>
          </table:table-cell>
          <table:table-cell table:formula="of:=IF(ISBLANK([.E219]);&quot;&quot;;[.I219])" office:value-type="float" office:value="1.04210019111633" calcext:value-type="float">
            <text:p>1.0421001911</text:p>
          </table:table-cell>
          <table:table-cell table:formula="of:=IF(OR(ISBLANK([.E219]);[.I219]&lt;=0);&quot;&quot;;[.I219])" office:value-type="float" office:value="1.04210019111633" calcext:value-type="float">
            <text:p>1.04210019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727" calcext:value-type="float">
            <text:p>1427749408.14727</text:p>
          </table:table-cell>
          <table:table-cell office:value-type="float" office:value="1427749409.18849" calcext:value-type="float">
            <text:p>1427749409.18849</text:p>
          </table:table-cell>
          <table:table-cell office:value-type="float" office:value="1427749409.31714" calcext:value-type="float">
            <text:p>1427749409.31714</text:p>
          </table:table-cell>
          <table:table-cell/>
          <table:table-cell table:formula="of:=MAX([.B220];[.D220];[.G220])-MAX([.A220];[.C220];[.E220])" office:value-type="float" office:value="1.16987013816834" calcext:value-type="float">
            <text:p>1.1698701382</text:p>
          </table:table-cell>
          <table:table-cell table:formula="of:=IF(ISBLANK([.E220]);&quot;&quot;;[.I220])" office:value-type="float" office:value="1.16987013816834" calcext:value-type="float">
            <text:p>1.1698701382</text:p>
          </table:table-cell>
          <table:table-cell table:formula="of:=IF(OR(ISBLANK([.E220]);[.I220]&lt;=0);&quot;&quot;;[.I220])" office:value-type="float" office:value="1.16987013816834" calcext:value-type="float">
            <text:p>1.16987013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848" calcext:value-type="float">
            <text:p>1427749408.14848</text:p>
          </table:table-cell>
          <table:table-cell office:value-type="float" office:value="1427749409.18858" calcext:value-type="float">
            <text:p>1427749409.18858</text:p>
          </table:table-cell>
          <table:table-cell office:value-type="float" office:value="1427749409.31724" calcext:value-type="float">
            <text:p>1427749409.31724</text:p>
          </table:table-cell>
          <table:table-cell/>
          <table:table-cell table:formula="of:=MAX([.B221];[.D221];[.G221])-MAX([.A221];[.C221];[.E221])" office:value-type="float" office:value="1.16876006126404" calcext:value-type="float">
            <text:p>1.1687600613</text:p>
          </table:table-cell>
          <table:table-cell table:formula="of:=IF(ISBLANK([.E221]);&quot;&quot;;[.I221])" office:value-type="float" office:value="1.16876006126404" calcext:value-type="float">
            <text:p>1.1687600613</text:p>
          </table:table-cell>
          <table:table-cell table:formula="of:=IF(OR(ISBLANK([.E221]);[.I221]&lt;=0);&quot;&quot;;[.I221])" office:value-type="float" office:value="1.16876006126404" calcext:value-type="float">
            <text:p>1.16876006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8.14979" calcext:value-type="float">
            <text:p>1427749408.14979</text:p>
          </table:table-cell>
          <table:table-cell office:value-type="float" office:value="1427749409.02268" calcext:value-type="float">
            <text:p>1427749409.02268</text:p>
          </table:table-cell>
          <table:table-cell office:value-type="float" office:value="1427749409.10556" calcext:value-type="float">
            <text:p>1427749409.10556</text:p>
          </table:table-cell>
          <table:table-cell/>
          <table:table-cell table:formula="of:=MAX([.B222];[.D222];[.G222])-MAX([.A222];[.C222];[.E222])" office:value-type="float" office:value="0.955770015716553" calcext:value-type="float">
            <text:p>0.9557700157</text:p>
          </table:table-cell>
          <table:table-cell table:formula="of:=IF(ISBLANK([.E222]);&quot;&quot;;[.I222])" office:value-type="float" office:value="0.955770015716553" calcext:value-type="float">
            <text:p>0.9557700157</text:p>
          </table:table-cell>
          <table:table-cell table:formula="of:=IF(OR(ISBLANK([.E222]);[.I222]&lt;=0);&quot;&quot;;[.I222])" office:value-type="float" office:value="0.955770015716553" calcext:value-type="float">
            <text:p>0.95577001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09.63538" calcext:value-type="float">
            <text:p>1427749409.63538</text:p>
          </table:table-cell>
          <table:table-cell office:value-type="float" office:value="1427749411.09893" calcext:value-type="float">
            <text:p>1427749411.09893</text:p>
          </table:table-cell>
          <table:table-cell table:number-columns-repeated="4"/>
          <table:table-cell table:formula="of:=MAX([.B223];[.D223];[.G223])-MAX([.A223];[.C223];[.E223])" office:value-type="float" office:value="1.46354985237122" calcext:value-type="float">
            <text:p>1.4635498524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538" calcext:value-type="float">
            <text:p>1427749409.63538</text:p>
          </table:table-cell>
          <table:table-cell office:value-type="float" office:value="1427749410.98163" calcext:value-type="float">
            <text:p>1427749410.98163</text:p>
          </table:table-cell>
          <table:table-cell office:value-type="float" office:value="1427749411.02159" calcext:value-type="float">
            <text:p>1427749411.02159</text:p>
          </table:table-cell>
          <table:table-cell/>
          <table:table-cell table:formula="of:=MAX([.B224];[.D224];[.G224])-MAX([.A224];[.C224];[.E224])" office:value-type="float" office:value="1.3862099647522" calcext:value-type="float">
            <text:p>1.3862099648</text:p>
          </table:table-cell>
          <table:table-cell table:formula="of:=IF(ISBLANK([.E224]);&quot;&quot;;[.I224])" office:value-type="float" office:value="1.3862099647522" calcext:value-type="float">
            <text:p>1.3862099648</text:p>
          </table:table-cell>
          <table:table-cell table:formula="of:=IF(OR(ISBLANK([.E224]);[.I224]&lt;=0);&quot;&quot;;[.I224])" office:value-type="float" office:value="1.3862099647522" calcext:value-type="float">
            <text:p>1.38620996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598" calcext:value-type="float">
            <text:p>1427749409.63598</text:p>
          </table:table-cell>
          <table:table-cell office:value-type="float" office:value="1427749410.81313" calcext:value-type="float">
            <text:p>1427749410.81313</text:p>
          </table:table-cell>
          <table:table-cell office:value-type="float" office:value="1427749410.89906" calcext:value-type="float">
            <text:p>1427749410.89906</text:p>
          </table:table-cell>
          <table:table-cell/>
          <table:table-cell table:formula="of:=MAX([.B225];[.D225];[.G225])-MAX([.A225];[.C225];[.E225])" office:value-type="float" office:value="1.26308012008667" calcext:value-type="float">
            <text:p>1.2630801201</text:p>
          </table:table-cell>
          <table:table-cell table:formula="of:=IF(ISBLANK([.E225]);&quot;&quot;;[.I225])" office:value-type="float" office:value="1.26308012008667" calcext:value-type="float">
            <text:p>1.2630801201</text:p>
          </table:table-cell>
          <table:table-cell table:formula="of:=IF(OR(ISBLANK([.E225]);[.I225]&lt;=0);&quot;&quot;;[.I225])" office:value-type="float" office:value="1.26308012008667" calcext:value-type="float">
            <text:p>1.2630801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648" calcext:value-type="float">
            <text:p>1427749409.63648</text:p>
          </table:table-cell>
          <table:table-cell office:value-type="float" office:value="1427749410.24454" calcext:value-type="float">
            <text:p>1427749410.24454</text:p>
          </table:table-cell>
          <table:table-cell office:value-type="float" office:value="1427749410.57425" calcext:value-type="float">
            <text:p>1427749410.57425</text:p>
          </table:table-cell>
          <table:table-cell/>
          <table:table-cell table:formula="of:=MAX([.B226];[.D226];[.G226])-MAX([.A226];[.C226];[.E226])" office:value-type="float" office:value="0.937769889831543" calcext:value-type="float">
            <text:p>0.9377698898</text:p>
          </table:table-cell>
          <table:table-cell table:formula="of:=IF(ISBLANK([.E226]);&quot;&quot;;[.I226])" office:value-type="float" office:value="0.937769889831543" calcext:value-type="float">
            <text:p>0.9377698898</text:p>
          </table:table-cell>
          <table:table-cell table:formula="of:=IF(OR(ISBLANK([.E226]);[.I226]&lt;=0);&quot;&quot;;[.I226])" office:value-type="float" office:value="0.937769889831543" calcext:value-type="float">
            <text:p>0.93776988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703" calcext:value-type="float">
            <text:p>1427749409.63703</text:p>
          </table:table-cell>
          <table:table-cell office:value-type="float" office:value="1427749410.98169" calcext:value-type="float">
            <text:p>1427749410.98169</text:p>
          </table:table-cell>
          <table:table-cell office:value-type="float" office:value="1427749411.02149" calcext:value-type="float">
            <text:p>1427749411.02149</text:p>
          </table:table-cell>
          <table:table-cell/>
          <table:table-cell table:formula="of:=MAX([.B227];[.D227];[.G227])-MAX([.A227];[.C227];[.E227])" office:value-type="float" office:value="1.38446021080017" calcext:value-type="float">
            <text:p>1.3844602108</text:p>
          </table:table-cell>
          <table:table-cell table:formula="of:=IF(ISBLANK([.E227]);&quot;&quot;;[.I227])" office:value-type="float" office:value="1.38446021080017" calcext:value-type="float">
            <text:p>1.3844602108</text:p>
          </table:table-cell>
          <table:table-cell table:formula="of:=IF(OR(ISBLANK([.E227]);[.I227]&lt;=0);&quot;&quot;;[.I227])" office:value-type="float" office:value="1.38446021080017" calcext:value-type="float">
            <text:p>1.38446021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76" calcext:value-type="float">
            <text:p>1427749409.6376</text:p>
          </table:table-cell>
          <table:table-cell office:value-type="float" office:value="1427749410.7326" calcext:value-type="float">
            <text:p>1427749410.7326</text:p>
          </table:table-cell>
          <table:table-cell office:value-type="float" office:value="1427749410.81317" calcext:value-type="float">
            <text:p>1427749410.81317</text:p>
          </table:table-cell>
          <table:table-cell/>
          <table:table-cell table:formula="of:=MAX([.B228];[.D228];[.G228])-MAX([.A228];[.C228];[.E228])" office:value-type="float" office:value="1.17557001113892" calcext:value-type="float">
            <text:p>1.1755700111</text:p>
          </table:table-cell>
          <table:table-cell table:formula="of:=IF(ISBLANK([.E228]);&quot;&quot;;[.I228])" office:value-type="float" office:value="1.17557001113892" calcext:value-type="float">
            <text:p>1.1755700111</text:p>
          </table:table-cell>
          <table:table-cell table:formula="of:=IF(OR(ISBLANK([.E228]);[.I228]&lt;=0);&quot;&quot;;[.I228])" office:value-type="float" office:value="1.17557001113892" calcext:value-type="float">
            <text:p>1.1755700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813" calcext:value-type="float">
            <text:p>1427749409.63813</text:p>
          </table:table-cell>
          <table:table-cell office:value-type="float" office:value="1427749410.89897" calcext:value-type="float">
            <text:p>1427749410.89897</text:p>
          </table:table-cell>
          <table:table-cell office:value-type="float" office:value="1427749410.98173" calcext:value-type="float">
            <text:p>1427749410.98173</text:p>
          </table:table-cell>
          <table:table-cell/>
          <table:table-cell table:formula="of:=MAX([.B229];[.D229];[.G229])-MAX([.A229];[.C229];[.E229])" office:value-type="float" office:value="1.34360003471375" calcext:value-type="float">
            <text:p>1.3436000347</text:p>
          </table:table-cell>
          <table:table-cell table:formula="of:=IF(ISBLANK([.E229]);&quot;&quot;;[.I229])" office:value-type="float" office:value="1.34360003471375" calcext:value-type="float">
            <text:p>1.3436000347</text:p>
          </table:table-cell>
          <table:table-cell table:formula="of:=IF(OR(ISBLANK([.E229]);[.I229]&lt;=0);&quot;&quot;;[.I229])" office:value-type="float" office:value="1.34360003471375" calcext:value-type="float">
            <text:p>1.34360003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866" calcext:value-type="float">
            <text:p>1427749409.63866</text:p>
          </table:table-cell>
          <table:table-cell office:value-type="float" office:value="1427749411.06637" calcext:value-type="float">
            <text:p>1427749411.06637</text:p>
          </table:table-cell>
          <table:table-cell office:value-type="float" office:value="1427749411.09893" calcext:value-type="float">
            <text:p>1427749411.09893</text:p>
          </table:table-cell>
          <table:table-cell/>
          <table:table-cell table:formula="of:=MAX([.B230];[.D230];[.G230])-MAX([.A230];[.C230];[.E230])" office:value-type="float" office:value="1.46026992797852" calcext:value-type="float">
            <text:p>1.460269928</text:p>
          </table:table-cell>
          <table:table-cell table:formula="of:=IF(ISBLANK([.E230]);&quot;&quot;;[.I230])" office:value-type="float" office:value="1.46026992797852" calcext:value-type="float">
            <text:p>1.460269928</text:p>
          </table:table-cell>
          <table:table-cell table:formula="of:=IF(OR(ISBLANK([.E230]);[.I230]&lt;=0);&quot;&quot;;[.I230])" office:value-type="float" office:value="1.46026992797852" calcext:value-type="float">
            <text:p>1.4602699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919" calcext:value-type="float">
            <text:p>1427749409.63919</text:p>
          </table:table-cell>
          <table:table-cell office:value-type="float" office:value="1427749410.89903" calcext:value-type="float">
            <text:p>1427749410.89903</text:p>
          </table:table-cell>
          <table:table-cell office:value-type="float" office:value="1427749410.98176" calcext:value-type="float">
            <text:p>1427749410.98176</text:p>
          </table:table-cell>
          <table:table-cell/>
          <table:table-cell table:formula="of:=MAX([.B231];[.D231];[.G231])-MAX([.A231];[.C231];[.E231])" office:value-type="float" office:value="1.34257006645203" calcext:value-type="float">
            <text:p>1.3425700665</text:p>
          </table:table-cell>
          <table:table-cell table:formula="of:=IF(ISBLANK([.E231]);&quot;&quot;;[.I231])" office:value-type="float" office:value="1.34257006645203" calcext:value-type="float">
            <text:p>1.3425700665</text:p>
          </table:table-cell>
          <table:table-cell table:formula="of:=IF(OR(ISBLANK([.E231]);[.I231]&lt;=0);&quot;&quot;;[.I231])" office:value-type="float" office:value="1.34257006645203" calcext:value-type="float">
            <text:p>1.34257006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3972" calcext:value-type="float">
            <text:p>1427749409.63972</text:p>
          </table:table-cell>
          <table:table-cell office:value-type="float" office:value="1427749410.57433" calcext:value-type="float">
            <text:p>1427749410.57433</text:p>
          </table:table-cell>
          <table:table-cell office:value-type="float" office:value="1427749410.65335" calcext:value-type="float">
            <text:p>1427749410.65335</text:p>
          </table:table-cell>
          <table:table-cell/>
          <table:table-cell table:formula="of:=MAX([.B232];[.D232];[.G232])-MAX([.A232];[.C232];[.E232])" office:value-type="float" office:value="1.01363015174866" calcext:value-type="float">
            <text:p>1.0136301517</text:p>
          </table:table-cell>
          <table:table-cell table:formula="of:=IF(ISBLANK([.E232]);&quot;&quot;;[.I232])" office:value-type="float" office:value="1.01363015174866" calcext:value-type="float">
            <text:p>1.0136301517</text:p>
          </table:table-cell>
          <table:table-cell table:formula="of:=IF(OR(ISBLANK([.E232]);[.I232]&lt;=0);&quot;&quot;;[.I232])" office:value-type="float" office:value="1.01363015174866" calcext:value-type="float">
            <text:p>1.01363015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09.6403" calcext:value-type="float">
            <text:p>1427749409.6403</text:p>
          </table:table-cell>
          <table:table-cell office:value-type="float" office:value="1427749410.65344" calcext:value-type="float">
            <text:p>1427749410.65344</text:p>
          </table:table-cell>
          <table:table-cell office:value-type="float" office:value="1427749410.73264" calcext:value-type="float">
            <text:p>1427749410.73264</text:p>
          </table:table-cell>
          <table:table-cell/>
          <table:table-cell table:formula="of:=MAX([.B233];[.D233];[.G233])-MAX([.A233];[.C233];[.E233])" office:value-type="float" office:value="1.09233999252319" calcext:value-type="float">
            <text:p>1.0923399925</text:p>
          </table:table-cell>
          <table:table-cell table:formula="of:=IF(ISBLANK([.E233]);&quot;&quot;;[.I233])" office:value-type="float" office:value="1.09233999252319" calcext:value-type="float">
            <text:p>1.0923399925</text:p>
          </table:table-cell>
          <table:table-cell table:formula="of:=IF(OR(ISBLANK([.E233]);[.I233]&lt;=0);&quot;&quot;;[.I233])" office:value-type="float" office:value="1.09233999252319" calcext:value-type="float">
            <text:p>1.09233999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1.09894" calcext:value-type="float">
            <text:p>1427749411.09894</text:p>
          </table:table-cell>
          <table:table-cell office:value-type="float" office:value="1427749412.78899" calcext:value-type="float">
            <text:p>1427749412.78899</text:p>
          </table:table-cell>
          <table:table-cell table:number-columns-repeated="4"/>
          <table:table-cell table:formula="of:=MAX([.B234];[.D234];[.G234])-MAX([.A234];[.C234];[.E234])" office:value-type="float" office:value="1.69005012512207" calcext:value-type="float">
            <text:p>1.6900501251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09894" calcext:value-type="float">
            <text:p>1427749411.09894</text:p>
          </table:table-cell>
          <table:table-cell office:value-type="float" office:value="1427749412.75432" calcext:value-type="float">
            <text:p>1427749412.75432</text:p>
          </table:table-cell>
          <table:table-cell office:value-type="float" office:value="1427749412.78899" calcext:value-type="float">
            <text:p>1427749412.78899</text:p>
          </table:table-cell>
          <table:table-cell/>
          <table:table-cell table:formula="of:=MAX([.B235];[.D235];[.G235])-MAX([.A235];[.C235];[.E235])" office:value-type="float" office:value="1.69005012512207" calcext:value-type="float">
            <text:p>1.6900501251</text:p>
          </table:table-cell>
          <table:table-cell table:formula="of:=IF(ISBLANK([.E235]);&quot;&quot;;[.I235])" office:value-type="float" office:value="1.69005012512207" calcext:value-type="float">
            <text:p>1.6900501251</text:p>
          </table:table-cell>
          <table:table-cell table:formula="of:=IF(OR(ISBLANK([.E235]);[.I235]&lt;=0);&quot;&quot;;[.I235])" office:value-type="float" office:value="1.69005012512207" calcext:value-type="float">
            <text:p>1.69005012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0995" calcext:value-type="float">
            <text:p>1427749411.0995</text:p>
          </table:table-cell>
          <table:table-cell office:value-type="float" office:value="1427749412.50469" calcext:value-type="float">
            <text:p>1427749412.50469</text:p>
          </table:table-cell>
          <table:table-cell office:value-type="float" office:value="1427749412.58498" calcext:value-type="float">
            <text:p>1427749412.58498</text:p>
          </table:table-cell>
          <table:table-cell/>
          <table:table-cell table:formula="of:=MAX([.B236];[.D236];[.G236])-MAX([.A236];[.C236];[.E236])" office:value-type="float" office:value="1.48548007011414" calcext:value-type="float">
            <text:p>1.4854800701</text:p>
          </table:table-cell>
          <table:table-cell table:formula="of:=IF(ISBLANK([.E236]);&quot;&quot;;[.I236])" office:value-type="float" office:value="1.48548007011414" calcext:value-type="float">
            <text:p>1.4854800701</text:p>
          </table:table-cell>
          <table:table-cell table:formula="of:=IF(OR(ISBLANK([.E236]);[.I236]&lt;=0);&quot;&quot;;[.I236])" office:value-type="float" office:value="1.48548007011414" calcext:value-type="float">
            <text:p>1.48548007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" calcext:value-type="float">
            <text:p>1427749411.1</text:p>
          </table:table-cell>
          <table:table-cell office:value-type="float" office:value="1427749412.09745" calcext:value-type="float">
            <text:p>1427749412.09745</text:p>
          </table:table-cell>
          <table:table-cell office:value-type="float" office:value="1427749412.17776" calcext:value-type="float">
            <text:p>1427749412.17776</text:p>
          </table:table-cell>
          <table:table-cell/>
          <table:table-cell table:formula="of:=MAX([.B237];[.D237];[.G237])-MAX([.A237];[.C237];[.E237])" office:value-type="float" office:value="1.0777599811554" calcext:value-type="float">
            <text:p>1.0777599812</text:p>
          </table:table-cell>
          <table:table-cell table:formula="of:=IF(ISBLANK([.E237]);&quot;&quot;;[.I237])" office:value-type="float" office:value="1.0777599811554" calcext:value-type="float">
            <text:p>1.0777599812</text:p>
          </table:table-cell>
          <table:table-cell table:formula="of:=IF(OR(ISBLANK([.E237]);[.I237]&lt;=0);&quot;&quot;;[.I237])" office:value-type="float" office:value="1.0777599811554" calcext:value-type="float">
            <text:p>1.07775998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049" calcext:value-type="float">
            <text:p>1427749411.10049</text:p>
          </table:table-cell>
          <table:table-cell office:value-type="float" office:value="1427749412.66395" calcext:value-type="float">
            <text:p>1427749412.66395</text:p>
          </table:table-cell>
          <table:table-cell office:value-type="float" office:value="1427749412.69907" calcext:value-type="float">
            <text:p>1427749412.69907</text:p>
          </table:table-cell>
          <table:table-cell/>
          <table:table-cell table:formula="of:=MAX([.B238];[.D238];[.G238])-MAX([.A238];[.C238];[.E238])" office:value-type="float" office:value="1.59857988357544" calcext:value-type="float">
            <text:p>1.5985798836</text:p>
          </table:table-cell>
          <table:table-cell table:formula="of:=IF(ISBLANK([.E238]);&quot;&quot;;[.I238])" office:value-type="float" office:value="1.59857988357544" calcext:value-type="float">
            <text:p>1.5985798836</text:p>
          </table:table-cell>
          <table:table-cell table:formula="of:=IF(OR(ISBLANK([.E238]);[.I238]&lt;=0);&quot;&quot;;[.I238])" office:value-type="float" office:value="1.59857988357544" calcext:value-type="float">
            <text:p>1.59857988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099" calcext:value-type="float">
            <text:p>1427749411.10099</text:p>
          </table:table-cell>
          <table:table-cell office:value-type="float" office:value="1427749412.66409" calcext:value-type="float">
            <text:p>1427749412.66409</text:p>
          </table:table-cell>
          <table:table-cell office:value-type="float" office:value="1427749412.69909" calcext:value-type="float">
            <text:p>1427749412.69909</text:p>
          </table:table-cell>
          <table:table-cell/>
          <table:table-cell table:formula="of:=MAX([.B239];[.D239];[.G239])-MAX([.A239];[.C239];[.E239])" office:value-type="float" office:value="1.59809994697571" calcext:value-type="float">
            <text:p>1.598099947</text:p>
          </table:table-cell>
          <table:table-cell table:formula="of:=IF(ISBLANK([.E239]);&quot;&quot;;[.I239])" office:value-type="float" office:value="1.59809994697571" calcext:value-type="float">
            <text:p>1.598099947</text:p>
          </table:table-cell>
          <table:table-cell table:formula="of:=IF(OR(ISBLANK([.E239]);[.I239]&lt;=0);&quot;&quot;;[.I239])" office:value-type="float" office:value="1.59809994697571" calcext:value-type="float">
            <text:p>1.5980999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164" calcext:value-type="float">
            <text:p>1427749411.10164</text:p>
          </table:table-cell>
          <table:table-cell office:value-type="float" office:value="1427749412.38077" calcext:value-type="float">
            <text:p>1427749412.38077</text:p>
          </table:table-cell>
          <table:table-cell office:value-type="float" office:value="1427749412.50476" calcext:value-type="float">
            <text:p>1427749412.50476</text:p>
          </table:table-cell>
          <table:table-cell/>
          <table:table-cell table:formula="of:=MAX([.B240];[.D240];[.G240])-MAX([.A240];[.C240];[.E240])" office:value-type="float" office:value="1.40312004089355" calcext:value-type="float">
            <text:p>1.4031200409</text:p>
          </table:table-cell>
          <table:table-cell table:formula="of:=IF(ISBLANK([.E240]);&quot;&quot;;[.I240])" office:value-type="float" office:value="1.40312004089355" calcext:value-type="float">
            <text:p>1.4031200409</text:p>
          </table:table-cell>
          <table:table-cell table:formula="of:=IF(OR(ISBLANK([.E240]);[.I240]&lt;=0);&quot;&quot;;[.I240])" office:value-type="float" office:value="1.40312004089355" calcext:value-type="float">
            <text:p>1.40312004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215" calcext:value-type="float">
            <text:p>1427749411.10215</text:p>
          </table:table-cell>
          <table:table-cell office:value-type="float" office:value="1427749412.30009" calcext:value-type="float">
            <text:p>1427749412.30009</text:p>
          </table:table-cell>
          <table:table-cell office:value-type="float" office:value="1427749412.38082" calcext:value-type="float">
            <text:p>1427749412.38082</text:p>
          </table:table-cell>
          <table:table-cell/>
          <table:table-cell table:formula="of:=MAX([.B241];[.D241];[.G241])-MAX([.A241];[.C241];[.E241])" office:value-type="float" office:value="1.27867007255554" calcext:value-type="float">
            <text:p>1.2786700726</text:p>
          </table:table-cell>
          <table:table-cell table:formula="of:=IF(ISBLANK([.E241]);&quot;&quot;;[.I241])" office:value-type="float" office:value="1.27867007255554" calcext:value-type="float">
            <text:p>1.2786700726</text:p>
          </table:table-cell>
          <table:table-cell table:formula="of:=IF(OR(ISBLANK([.E241]);[.I241]&lt;=0);&quot;&quot;;[.I241])" office:value-type="float" office:value="1.27867007255554" calcext:value-type="float">
            <text:p>1.27867007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264" calcext:value-type="float">
            <text:p>1427749411.10264</text:p>
          </table:table-cell>
          <table:table-cell office:value-type="float" office:value="1427749412.6712" calcext:value-type="float">
            <text:p>1427749412.6712</text:p>
          </table:table-cell>
          <table:table-cell office:value-type="float" office:value="1427749412.69945" calcext:value-type="float">
            <text:p>1427749412.69945</text:p>
          </table:table-cell>
          <table:table-cell/>
          <table:table-cell table:formula="of:=MAX([.B242];[.D242];[.G242])-MAX([.A242];[.C242];[.E242])" office:value-type="float" office:value="1.59681010246277" calcext:value-type="float">
            <text:p>1.5968101025</text:p>
          </table:table-cell>
          <table:table-cell table:formula="of:=IF(ISBLANK([.E242]);&quot;&quot;;[.I242])" office:value-type="float" office:value="1.59681010246277" calcext:value-type="float">
            <text:p>1.5968101025</text:p>
          </table:table-cell>
          <table:table-cell table:formula="of:=IF(OR(ISBLANK([.E242]);[.I242]&lt;=0);&quot;&quot;;[.I242])" office:value-type="float" office:value="1.59681010246277" calcext:value-type="float">
            <text:p>1.59681010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314" calcext:value-type="float">
            <text:p>1427749411.10314</text:p>
          </table:table-cell>
          <table:table-cell office:value-type="float" office:value="1427749412.17772" calcext:value-type="float">
            <text:p>1427749412.17772</text:p>
          </table:table-cell>
          <table:table-cell office:value-type="float" office:value="1427749412.30013" calcext:value-type="float">
            <text:p>1427749412.30013</text:p>
          </table:table-cell>
          <table:table-cell/>
          <table:table-cell table:formula="of:=MAX([.B243];[.D243];[.G243])-MAX([.A243];[.C243];[.E243])" office:value-type="float" office:value="1.19698977470398" calcext:value-type="float">
            <text:p>1.1969897747</text:p>
          </table:table-cell>
          <table:table-cell table:formula="of:=IF(ISBLANK([.E243]);&quot;&quot;;[.I243])" office:value-type="float" office:value="1.19698977470398" calcext:value-type="float">
            <text:p>1.1969897747</text:p>
          </table:table-cell>
          <table:table-cell table:formula="of:=IF(OR(ISBLANK([.E243]);[.I243]&lt;=0);&quot;&quot;;[.I243])" office:value-type="float" office:value="1.19698977470398" calcext:value-type="float">
            <text:p>1.19698977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1.10368" calcext:value-type="float">
            <text:p>1427749411.10368</text:p>
          </table:table-cell>
          <table:table-cell office:value-type="float" office:value="1427749412.58494" calcext:value-type="float">
            <text:p>1427749412.58494</text:p>
          </table:table-cell>
          <table:table-cell office:value-type="float" office:value="1427749412.66399" calcext:value-type="float">
            <text:p>1427749412.66399</text:p>
          </table:table-cell>
          <table:table-cell/>
          <table:table-cell table:formula="of:=MAX([.B244];[.D244];[.G244])-MAX([.A244];[.C244];[.E244])" office:value-type="float" office:value="1.56031012535095" calcext:value-type="float">
            <text:p>1.5603101254</text:p>
          </table:table-cell>
          <table:table-cell table:formula="of:=IF(ISBLANK([.E244]);&quot;&quot;;[.I244])" office:value-type="float" office:value="1.56031012535095" calcext:value-type="float">
            <text:p>1.5603101254</text:p>
          </table:table-cell>
          <table:table-cell table:formula="of:=IF(OR(ISBLANK([.E244]);[.I244]&lt;=0);&quot;&quot;;[.I244])" office:value-type="float" office:value="1.56031012535095" calcext:value-type="float">
            <text:p>1.56031012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2.78901" calcext:value-type="float">
            <text:p>1427749412.78901</text:p>
          </table:table-cell>
          <table:table-cell office:value-type="float" office:value="1427749414.09331" calcext:value-type="float">
            <text:p>1427749414.09331</text:p>
          </table:table-cell>
          <table:table-cell table:number-columns-repeated="4"/>
          <table:table-cell table:formula="of:=MAX([.B245];[.D245];[.G245])-MAX([.A245];[.C245];[.E245])" office:value-type="float" office:value="1.30430006980896" calcext:value-type="float">
            <text:p>1.3043000698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8901" calcext:value-type="float">
            <text:p>1427749412.78901</text:p>
          </table:table-cell>
          <table:table-cell office:value-type="float" office:value="1427749414.05911" calcext:value-type="float">
            <text:p>1427749414.05911</text:p>
          </table:table-cell>
          <table:table-cell office:value-type="float" office:value="1427749414.0933" calcext:value-type="float">
            <text:p>1427749414.0933</text:p>
          </table:table-cell>
          <table:table-cell/>
          <table:table-cell table:formula="of:=MAX([.B246];[.D246];[.G246])-MAX([.A246];[.C246];[.E246])" office:value-type="float" office:value="1.30429005622864" calcext:value-type="float">
            <text:p>1.3042900562</text:p>
          </table:table-cell>
          <table:table-cell table:formula="of:=IF(ISBLANK([.E246]);&quot;&quot;;[.I246])" office:value-type="float" office:value="1.30429005622864" calcext:value-type="float">
            <text:p>1.3042900562</text:p>
          </table:table-cell>
          <table:table-cell table:formula="of:=IF(OR(ISBLANK([.E246]);[.I246]&lt;=0);&quot;&quot;;[.I246])" office:value-type="float" office:value="1.30429005622864" calcext:value-type="float">
            <text:p>1.30429005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038" calcext:value-type="float">
            <text:p>1427749412.79038</text:p>
          </table:table-cell>
          <table:table-cell office:value-type="float" office:value="1427749413.97564" calcext:value-type="float">
            <text:p>1427749413.97564</text:p>
          </table:table-cell>
          <table:table-cell office:value-type="float" office:value="1427749414.0114" calcext:value-type="float">
            <text:p>1427749414.0114</text:p>
          </table:table-cell>
          <table:table-cell/>
          <table:table-cell table:formula="of:=MAX([.B247];[.D247];[.G247])-MAX([.A247];[.C247];[.E247])" office:value-type="float" office:value="1.22101998329163" calcext:value-type="float">
            <text:p>1.2210199833</text:p>
          </table:table-cell>
          <table:table-cell table:formula="of:=IF(ISBLANK([.E247]);&quot;&quot;;[.I247])" office:value-type="float" office:value="1.22101998329163" calcext:value-type="float">
            <text:p>1.2210199833</text:p>
          </table:table-cell>
          <table:table-cell table:formula="of:=IF(OR(ISBLANK([.E247]);[.I247]&lt;=0);&quot;&quot;;[.I247])" office:value-type="float" office:value="1.22101998329163" calcext:value-type="float">
            <text:p>1.22101998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172" calcext:value-type="float">
            <text:p>1427749412.79172</text:p>
          </table:table-cell>
          <table:table-cell office:value-type="float" office:value="1427749413.97208" calcext:value-type="float">
            <text:p>1427749413.97208</text:p>
          </table:table-cell>
          <table:table-cell office:value-type="float" office:value="1427749414.01148" calcext:value-type="float">
            <text:p>1427749414.01148</text:p>
          </table:table-cell>
          <table:table-cell/>
          <table:table-cell table:formula="of:=MAX([.B248];[.D248];[.G248])-MAX([.A248];[.C248];[.E248])" office:value-type="float" office:value="1.21976017951965" calcext:value-type="float">
            <text:p>1.2197601795</text:p>
          </table:table-cell>
          <table:table-cell table:formula="of:=IF(ISBLANK([.E248]);&quot;&quot;;[.I248])" office:value-type="float" office:value="1.21976017951965" calcext:value-type="float">
            <text:p>1.2197601795</text:p>
          </table:table-cell>
          <table:table-cell table:formula="of:=IF(OR(ISBLANK([.E248]);[.I248]&lt;=0);&quot;&quot;;[.I248])" office:value-type="float" office:value="1.21976017951965" calcext:value-type="float">
            <text:p>1.21976017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305" calcext:value-type="float">
            <text:p>1427749412.79305</text:p>
          </table:table-cell>
          <table:table-cell office:value-type="float" office:value="1427749413.65579" calcext:value-type="float">
            <text:p>1427749413.65579</text:p>
          </table:table-cell>
          <table:table-cell office:value-type="float" office:value="1427749413.73556" calcext:value-type="float">
            <text:p>1427749413.73556</text:p>
          </table:table-cell>
          <table:table-cell/>
          <table:table-cell table:formula="of:=MAX([.B249];[.D249];[.G249])-MAX([.A249];[.C249];[.E249])" office:value-type="float" office:value="0.942509889602661" calcext:value-type="float">
            <text:p>0.9425098896</text:p>
          </table:table-cell>
          <table:table-cell table:formula="of:=IF(ISBLANK([.E249]);&quot;&quot;;[.I249])" office:value-type="float" office:value="0.942509889602661" calcext:value-type="float">
            <text:p>0.9425098896</text:p>
          </table:table-cell>
          <table:table-cell table:formula="of:=IF(OR(ISBLANK([.E249]);[.I249]&lt;=0);&quot;&quot;;[.I249])" office:value-type="float" office:value="0.942509889602661" calcext:value-type="float">
            <text:p>0.94250988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438" calcext:value-type="float">
            <text:p>1427749412.79438</text:p>
          </table:table-cell>
          <table:table-cell office:value-type="float" office:value="1427749413.97196" calcext:value-type="float">
            <text:p>1427749413.97196</text:p>
          </table:table-cell>
          <table:table-cell office:value-type="float" office:value="1427749414.00717" calcext:value-type="float">
            <text:p>1427749414.00717</text:p>
          </table:table-cell>
          <table:table-cell/>
          <table:table-cell table:formula="of:=MAX([.B250];[.D250];[.G250])-MAX([.A250];[.C250];[.E250])" office:value-type="float" office:value="1.21279001235962" calcext:value-type="float">
            <text:p>1.2127900124</text:p>
          </table:table-cell>
          <table:table-cell table:formula="of:=IF(ISBLANK([.E250]);&quot;&quot;;[.I250])" office:value-type="float" office:value="1.21279001235962" calcext:value-type="float">
            <text:p>1.2127900124</text:p>
          </table:table-cell>
          <table:table-cell table:formula="of:=IF(OR(ISBLANK([.E250]);[.I250]&lt;=0);&quot;&quot;;[.I250])" office:value-type="float" office:value="1.21279001235962" calcext:value-type="float">
            <text:p>1.21279001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667" calcext:value-type="float">
            <text:p>1427749412.79667</text:p>
          </table:table-cell>
          <table:table-cell office:value-type="float" office:value="1427749413.89343" calcext:value-type="float">
            <text:p>1427749413.89343</text:p>
          </table:table-cell>
          <table:table-cell office:value-type="float" office:value="1427749413.972" calcext:value-type="float">
            <text:p>1427749413.972</text:p>
          </table:table-cell>
          <table:table-cell/>
          <table:table-cell table:formula="of:=MAX([.B251];[.D251];[.G251])-MAX([.A251];[.C251];[.E251])" office:value-type="float" office:value="1.17532992362976" calcext:value-type="float">
            <text:p>1.1753299236</text:p>
          </table:table-cell>
          <table:table-cell table:formula="of:=IF(ISBLANK([.E251]);&quot;&quot;;[.I251])" office:value-type="float" office:value="1.17532992362976" calcext:value-type="float">
            <text:p>1.1753299236</text:p>
          </table:table-cell>
          <table:table-cell table:formula="of:=IF(OR(ISBLANK([.E251]);[.I251]&lt;=0);&quot;&quot;;[.I251])" office:value-type="float" office:value="1.17532992362976" calcext:value-type="float">
            <text:p>1.17532992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8" calcext:value-type="float">
            <text:p>1427749412.798</text:p>
          </table:table-cell>
          <table:table-cell office:value-type="float" office:value="1427749413.57632" calcext:value-type="float">
            <text:p>1427749413.57632</text:p>
          </table:table-cell>
          <table:table-cell office:value-type="float" office:value="1427749413.65583" calcext:value-type="float">
            <text:p>1427749413.65583</text:p>
          </table:table-cell>
          <table:table-cell/>
          <table:table-cell table:formula="of:=MAX([.B252];[.D252];[.G252])-MAX([.A252];[.C252];[.E252])" office:value-type="float" office:value="0.857829809188843" calcext:value-type="float">
            <text:p>0.8578298092</text:p>
          </table:table-cell>
          <table:table-cell table:formula="of:=IF(ISBLANK([.E252]);&quot;&quot;;[.I252])" office:value-type="float" office:value="0.857829809188843" calcext:value-type="float">
            <text:p>0.8578298092</text:p>
          </table:table-cell>
          <table:table-cell table:formula="of:=IF(OR(ISBLANK([.E252]);[.I252]&lt;=0);&quot;&quot;;[.I252])" office:value-type="float" office:value="0.857829809188843" calcext:value-type="float">
            <text:p>0.85782980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937" calcext:value-type="float">
            <text:p>1427749412.79937</text:p>
          </table:table-cell>
          <table:table-cell office:value-type="float" office:value="1427749413.49702" calcext:value-type="float">
            <text:p>1427749413.49702</text:p>
          </table:table-cell>
          <table:table-cell office:value-type="float" office:value="1427749413.57637" calcext:value-type="float">
            <text:p>1427749413.57637</text:p>
          </table:table-cell>
          <table:table-cell/>
          <table:table-cell table:formula="of:=MAX([.B253];[.D253];[.G253])-MAX([.A253];[.C253];[.E253])" office:value-type="float" office:value="0.776999950408936" calcext:value-type="float">
            <text:p>0.7769999504</text:p>
          </table:table-cell>
          <table:table-cell table:formula="of:=IF(ISBLANK([.E253]);&quot;&quot;;[.I253])" office:value-type="float" office:value="0.776999950408936" calcext:value-type="float">
            <text:p>0.7769999504</text:p>
          </table:table-cell>
          <table:table-cell table:formula="of:=IF(OR(ISBLANK([.E253]);[.I253]&lt;=0);&quot;&quot;;[.I253])" office:value-type="float" office:value="0.776999950408936" calcext:value-type="float">
            <text:p>0.77699995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7999" calcext:value-type="float">
            <text:p>1427749412.7999</text:p>
          </table:table-cell>
          <table:table-cell office:value-type="float" office:value="1427749413.73552" calcext:value-type="float">
            <text:p>1427749413.73552</text:p>
          </table:table-cell>
          <table:table-cell office:value-type="float" office:value="1427749413.81477" calcext:value-type="float">
            <text:p>1427749413.81477</text:p>
          </table:table-cell>
          <table:table-cell/>
          <table:table-cell table:formula="of:=MAX([.B254];[.D254];[.G254])-MAX([.A254];[.C254];[.E254])" office:value-type="float" office:value="1.01486992835999" calcext:value-type="float">
            <text:p>1.0148699284</text:p>
          </table:table-cell>
          <table:table-cell table:formula="of:=IF(ISBLANK([.E254]);&quot;&quot;;[.I254])" office:value-type="float" office:value="1.01486992835999" calcext:value-type="float">
            <text:p>1.0148699284</text:p>
          </table:table-cell>
          <table:table-cell table:formula="of:=IF(OR(ISBLANK([.E254]);[.I254]&lt;=0);&quot;&quot;;[.I254])" office:value-type="float" office:value="1.01486992835999" calcext:value-type="float">
            <text:p>1.014869928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2.8004" calcext:value-type="float">
            <text:p>1427749412.8004</text:p>
          </table:table-cell>
          <table:table-cell office:value-type="float" office:value="1427749413.81473" calcext:value-type="float">
            <text:p>1427749413.81473</text:p>
          </table:table-cell>
          <table:table-cell office:value-type="float" office:value="1427749413.89347" calcext:value-type="float">
            <text:p>1427749413.89347</text:p>
          </table:table-cell>
          <table:table-cell/>
          <table:table-cell table:formula="of:=MAX([.B255];[.D255];[.G255])-MAX([.A255];[.C255];[.E255])" office:value-type="float" office:value="1.0930700302124" calcext:value-type="float">
            <text:p>1.0930700302</text:p>
          </table:table-cell>
          <table:table-cell table:formula="of:=IF(ISBLANK([.E255]);&quot;&quot;;[.I255])" office:value-type="float" office:value="1.0930700302124" calcext:value-type="float">
            <text:p>1.0930700302</text:p>
          </table:table-cell>
          <table:table-cell table:formula="of:=IF(OR(ISBLANK([.E255]);[.I255]&lt;=0);&quot;&quot;;[.I255])" office:value-type="float" office:value="1.0930700302124" calcext:value-type="float">
            <text:p>1.09307003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4.09332" calcext:value-type="float">
            <text:p>1427749414.09332</text:p>
          </table:table-cell>
          <table:table-cell office:value-type="float" office:value="1427749415.36502" calcext:value-type="float">
            <text:p>1427749415.36502</text:p>
          </table:table-cell>
          <table:table-cell table:number-columns-repeated="4"/>
          <table:table-cell table:formula="of:=MAX([.B256];[.D256];[.G256])-MAX([.A256];[.C256];[.E256])" office:value-type="float" office:value="1.27170014381409" calcext:value-type="float">
            <text:p>1.2717001438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09332" calcext:value-type="float">
            <text:p>1427749414.09332</text:p>
          </table:table-cell>
          <table:table-cell office:value-type="float" office:value="1427749415.25626" calcext:value-type="float">
            <text:p>1427749415.25626</text:p>
          </table:table-cell>
          <table:table-cell office:value-type="float" office:value="1427749415.29543" calcext:value-type="float">
            <text:p>1427749415.29543</text:p>
          </table:table-cell>
          <table:table-cell/>
          <table:table-cell table:formula="of:=MAX([.B257];[.D257];[.G257])-MAX([.A257];[.C257];[.E257])" office:value-type="float" office:value="1.20211005210876" calcext:value-type="float">
            <text:p>1.2021100521</text:p>
          </table:table-cell>
          <table:table-cell table:formula="of:=IF(ISBLANK([.E257]);&quot;&quot;;[.I257])" office:value-type="float" office:value="1.20211005210876" calcext:value-type="float">
            <text:p>1.2021100521</text:p>
          </table:table-cell>
          <table:table-cell table:formula="of:=IF(OR(ISBLANK([.E257]);[.I257]&lt;=0);&quot;&quot;;[.I257])" office:value-type="float" office:value="1.20211005210876" calcext:value-type="float">
            <text:p>1.20211005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09471" calcext:value-type="float">
            <text:p>1427749414.09471</text:p>
          </table:table-cell>
          <table:table-cell office:value-type="float" office:value="1427749415.08647" calcext:value-type="float">
            <text:p>1427749415.08647</text:p>
          </table:table-cell>
          <table:table-cell office:value-type="float" office:value="1427749415.16687" calcext:value-type="float">
            <text:p>1427749415.16687</text:p>
          </table:table-cell>
          <table:table-cell/>
          <table:table-cell table:formula="of:=MAX([.B258];[.D258];[.G258])-MAX([.A258];[.C258];[.E258])" office:value-type="float" office:value="1.07216000556946" calcext:value-type="float">
            <text:p>1.0721600056</text:p>
          </table:table-cell>
          <table:table-cell table:formula="of:=IF(ISBLANK([.E258]);&quot;&quot;;[.I258])" office:value-type="float" office:value="1.07216000556946" calcext:value-type="float">
            <text:p>1.0721600056</text:p>
          </table:table-cell>
          <table:table-cell table:formula="of:=IF(OR(ISBLANK([.E258]);[.I258]&lt;=0);&quot;&quot;;[.I258])" office:value-type="float" office:value="1.07216000556946" calcext:value-type="float">
            <text:p>1.07216000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09605" calcext:value-type="float">
            <text:p>1427749414.09605</text:p>
          </table:table-cell>
          <table:table-cell office:value-type="float" office:value="1427749414.92625" calcext:value-type="float">
            <text:p>1427749414.92625</text:p>
          </table:table-cell>
          <table:table-cell office:value-type="float" office:value="1427749415.00486" calcext:value-type="float">
            <text:p>1427749415.00486</text:p>
          </table:table-cell>
          <table:table-cell/>
          <table:table-cell table:formula="of:=MAX([.B259];[.D259];[.G259])-MAX([.A259];[.C259];[.E259])" office:value-type="float" office:value="0.908809900283814" calcext:value-type="float">
            <text:p>0.9088099003</text:p>
          </table:table-cell>
          <table:table-cell table:formula="of:=IF(ISBLANK([.E259]);&quot;&quot;;[.I259])" office:value-type="float" office:value="0.908809900283814" calcext:value-type="float">
            <text:p>0.9088099003</text:p>
          </table:table-cell>
          <table:table-cell table:formula="of:=IF(OR(ISBLANK([.E259]);[.I259]&lt;=0);&quot;&quot;;[.I259])" office:value-type="float" office:value="0.908809900283814" calcext:value-type="float">
            <text:p>0.90880990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09737" calcext:value-type="float">
            <text:p>1427749414.09737</text:p>
          </table:table-cell>
          <table:table-cell office:value-type="float" office:value="1427749415.16683" calcext:value-type="float">
            <text:p>1427749415.16683</text:p>
          </table:table-cell>
          <table:table-cell office:value-type="float" office:value="1427749415.24773" calcext:value-type="float">
            <text:p>1427749415.24773</text:p>
          </table:table-cell>
          <table:table-cell/>
          <table:table-cell table:formula="of:=MAX([.B260];[.D260];[.G260])-MAX([.A260];[.C260];[.E260])" office:value-type="float" office:value="1.15036010742188" calcext:value-type="float">
            <text:p>1.1503601074</text:p>
          </table:table-cell>
          <table:table-cell table:formula="of:=IF(ISBLANK([.E260]);&quot;&quot;;[.I260])" office:value-type="float" office:value="1.15036010742188" calcext:value-type="float">
            <text:p>1.1503601074</text:p>
          </table:table-cell>
          <table:table-cell table:formula="of:=IF(OR(ISBLANK([.E260]);[.I260]&lt;=0);&quot;&quot;;[.I260])" office:value-type="float" office:value="1.15036010742188" calcext:value-type="float">
            <text:p>1.15036010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09872" calcext:value-type="float">
            <text:p>1427749414.09872</text:p>
          </table:table-cell>
          <table:table-cell office:value-type="float" office:value="1427749415.00483" calcext:value-type="float">
            <text:p>1427749415.00483</text:p>
          </table:table-cell>
          <table:table-cell office:value-type="float" office:value="1427749415.08652" calcext:value-type="float">
            <text:p>1427749415.08652</text:p>
          </table:table-cell>
          <table:table-cell/>
          <table:table-cell table:formula="of:=MAX([.B261];[.D261];[.G261])-MAX([.A261];[.C261];[.E261])" office:value-type="float" office:value="0.987799882888794" calcext:value-type="float">
            <text:p>0.9877998829</text:p>
          </table:table-cell>
          <table:table-cell table:formula="of:=IF(ISBLANK([.E261]);&quot;&quot;;[.I261])" office:value-type="float" office:value="0.987799882888794" calcext:value-type="float">
            <text:p>0.9877998829</text:p>
          </table:table-cell>
          <table:table-cell table:formula="of:=IF(OR(ISBLANK([.E261]);[.I261]&lt;=0);&quot;&quot;;[.I261])" office:value-type="float" office:value="0.987799882888794" calcext:value-type="float">
            <text:p>0.98779988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10108" calcext:value-type="float">
            <text:p>1427749414.10108</text:p>
          </table:table-cell>
          <table:table-cell office:value-type="float" office:value="1427749414.68901" calcext:value-type="float">
            <text:p>1427749414.68901</text:p>
          </table:table-cell>
          <table:table-cell office:value-type="float" office:value="1427749415.00477" calcext:value-type="float">
            <text:p>1427749415.00477</text:p>
          </table:table-cell>
          <table:table-cell/>
          <table:table-cell table:formula="of:=MAX([.B262];[.D262];[.G262])-MAX([.A262];[.C262];[.E262])" office:value-type="float" office:value="0.903690099716187" calcext:value-type="float">
            <text:p>0.9036900997</text:p>
          </table:table-cell>
          <table:table-cell table:formula="of:=IF(ISBLANK([.E262]);&quot;&quot;;[.I262])" office:value-type="float" office:value="0.903690099716187" calcext:value-type="float">
            <text:p>0.9036900997</text:p>
          </table:table-cell>
          <table:table-cell table:formula="of:=IF(OR(ISBLANK([.E262]);[.I262]&lt;=0);&quot;&quot;;[.I262])" office:value-type="float" office:value="0.903690099716187" calcext:value-type="float">
            <text:p>0.9036900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1024" calcext:value-type="float">
            <text:p>1427749414.1024</text:p>
          </table:table-cell>
          <table:table-cell office:value-type="float" office:value="1427749415.3307" calcext:value-type="float">
            <text:p>1427749415.3307</text:p>
          </table:table-cell>
          <table:table-cell office:value-type="float" office:value="1427749415.36502" calcext:value-type="float">
            <text:p>1427749415.36502</text:p>
          </table:table-cell>
          <table:table-cell/>
          <table:table-cell table:formula="of:=MAX([.B263];[.D263];[.G263])-MAX([.A263];[.C263];[.E263])" office:value-type="float" office:value="1.262619972229" calcext:value-type="float">
            <text:p>1.2626199722</text:p>
          </table:table-cell>
          <table:table-cell table:formula="of:=IF(ISBLANK([.E263]);&quot;&quot;;[.I263])" office:value-type="float" office:value="1.262619972229" calcext:value-type="float">
            <text:p>1.2626199722</text:p>
          </table:table-cell>
          <table:table-cell table:formula="of:=IF(OR(ISBLANK([.E263]);[.I263]&lt;=0);&quot;&quot;;[.I263])" office:value-type="float" office:value="1.262619972229" calcext:value-type="float">
            <text:p>1.26261997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10374" calcext:value-type="float">
            <text:p>1427749414.10374</text:p>
          </table:table-cell>
          <table:table-cell office:value-type="float" office:value="1427749415.24783" calcext:value-type="float">
            <text:p>1427749415.24783</text:p>
          </table:table-cell>
          <table:table-cell office:value-type="float" office:value="1427749415.28344" calcext:value-type="float">
            <text:p>1427749415.28344</text:p>
          </table:table-cell>
          <table:table-cell/>
          <table:table-cell table:formula="of:=MAX([.B264];[.D264];[.G264])-MAX([.A264];[.C264];[.E264])" office:value-type="float" office:value="1.17970013618469" calcext:value-type="float">
            <text:p>1.1797001362</text:p>
          </table:table-cell>
          <table:table-cell table:formula="of:=IF(ISBLANK([.E264]);&quot;&quot;;[.I264])" office:value-type="float" office:value="1.17970013618469" calcext:value-type="float">
            <text:p>1.1797001362</text:p>
          </table:table-cell>
          <table:table-cell table:formula="of:=IF(OR(ISBLANK([.E264]);[.I264]&lt;=0);&quot;&quot;;[.I264])" office:value-type="float" office:value="1.17970013618469" calcext:value-type="float">
            <text:p>1.17970013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10504" calcext:value-type="float">
            <text:p>1427749414.10504</text:p>
          </table:table-cell>
          <table:table-cell office:value-type="float" office:value="1427749415.24769" calcext:value-type="float">
            <text:p>1427749415.24769</text:p>
          </table:table-cell>
          <table:table-cell office:value-type="float" office:value="1427749415.2788" calcext:value-type="float">
            <text:p>1427749415.2788</text:p>
          </table:table-cell>
          <table:table-cell/>
          <table:table-cell table:formula="of:=MAX([.B265];[.D265];[.G265])-MAX([.A265];[.C265];[.E265])" office:value-type="float" office:value="1.17375993728638" calcext:value-type="float">
            <text:p>1.1737599373</text:p>
          </table:table-cell>
          <table:table-cell table:formula="of:=IF(ISBLANK([.E265]);&quot;&quot;;[.I265])" office:value-type="float" office:value="1.17375993728638" calcext:value-type="float">
            <text:p>1.1737599373</text:p>
          </table:table-cell>
          <table:table-cell table:formula="of:=IF(OR(ISBLANK([.E265]);[.I265]&lt;=0);&quot;&quot;;[.I265])" office:value-type="float" office:value="1.17375993728638" calcext:value-type="float">
            <text:p>1.17375993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4.10636" calcext:value-type="float">
            <text:p>1427749414.10636</text:p>
          </table:table-cell>
          <table:table-cell office:value-type="float" office:value="1427749415.24788" calcext:value-type="float">
            <text:p>1427749415.24788</text:p>
          </table:table-cell>
          <table:table-cell office:value-type="float" office:value="1427749415.28344" calcext:value-type="float">
            <text:p>1427749415.28344</text:p>
          </table:table-cell>
          <table:table-cell/>
          <table:table-cell table:formula="of:=MAX([.B266];[.D266];[.G266])-MAX([.A266];[.C266];[.E266])" office:value-type="float" office:value="1.17708015441895" calcext:value-type="float">
            <text:p>1.1770801544</text:p>
          </table:table-cell>
          <table:table-cell table:formula="of:=IF(ISBLANK([.E266]);&quot;&quot;;[.I266])" office:value-type="float" office:value="1.17708015441895" calcext:value-type="float">
            <text:p>1.1770801544</text:p>
          </table:table-cell>
          <table:table-cell table:formula="of:=IF(OR(ISBLANK([.E266]);[.I266]&lt;=0);&quot;&quot;;[.I266])" office:value-type="float" office:value="1.17708015441895" calcext:value-type="float">
            <text:p>1.17708015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5.36504" calcext:value-type="float">
            <text:p>1427749415.36504</text:p>
          </table:table-cell>
          <table:table-cell office:value-type="float" office:value="1427749416.65283" calcext:value-type="float">
            <text:p>1427749416.65283</text:p>
          </table:table-cell>
          <table:table-cell table:number-columns-repeated="4"/>
          <table:table-cell table:formula="of:=MAX([.B267];[.D267];[.G267])-MAX([.A267];[.C267];[.E267])" office:value-type="float" office:value="1.28778982162476" calcext:value-type="float">
            <text:p>1.2877898216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6504" calcext:value-type="float">
            <text:p>1427749415.36504</text:p>
          </table:table-cell>
          <table:table-cell office:value-type="float" office:value="1427749416.13162" calcext:value-type="float">
            <text:p>1427749416.13162</text:p>
          </table:table-cell>
          <table:table-cell office:value-type="float" office:value="1427749416.20897" calcext:value-type="float">
            <text:p>1427749416.20897</text:p>
          </table:table-cell>
          <table:table-cell/>
          <table:table-cell table:formula="of:=MAX([.B268];[.D268];[.G268])-MAX([.A268];[.C268];[.E268])" office:value-type="float" office:value="0.843930006027222" calcext:value-type="float">
            <text:p>0.843930006</text:p>
          </table:table-cell>
          <table:table-cell table:formula="of:=IF(ISBLANK([.E268]);&quot;&quot;;[.I268])" office:value-type="float" office:value="0.843930006027222" calcext:value-type="float">
            <text:p>0.843930006</text:p>
          </table:table-cell>
          <table:table-cell table:formula="of:=IF(OR(ISBLANK([.E268]);[.I268]&lt;=0);&quot;&quot;;[.I268])" office:value-type="float" office:value="0.843930006027222" calcext:value-type="float">
            <text:p>0.8439300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664" calcext:value-type="float">
            <text:p>1427749415.3664</text:p>
          </table:table-cell>
          <table:table-cell office:value-type="float" office:value="1427749416.53447" calcext:value-type="float">
            <text:p>1427749416.53447</text:p>
          </table:table-cell>
          <table:table-cell office:value-type="float" office:value="1427749416.56716" calcext:value-type="float">
            <text:p>1427749416.56716</text:p>
          </table:table-cell>
          <table:table-cell/>
          <table:table-cell table:formula="of:=MAX([.B269];[.D269];[.G269])-MAX([.A269];[.C269];[.E269])" office:value-type="float" office:value="1.20075988769531" calcext:value-type="float">
            <text:p>1.2007598877</text:p>
          </table:table-cell>
          <table:table-cell table:formula="of:=IF(ISBLANK([.E269]);&quot;&quot;;[.I269])" office:value-type="float" office:value="1.20075988769531" calcext:value-type="float">
            <text:p>1.2007598877</text:p>
          </table:table-cell>
          <table:table-cell table:formula="of:=IF(OR(ISBLANK([.E269]);[.I269]&lt;=0);&quot;&quot;;[.I269])" office:value-type="float" office:value="1.20075988769531" calcext:value-type="float">
            <text:p>1.2007598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6776" calcext:value-type="float">
            <text:p>1427749415.36776</text:p>
          </table:table-cell>
          <table:table-cell office:value-type="float" office:value="1427749416.62419" calcext:value-type="float">
            <text:p>1427749416.62419</text:p>
          </table:table-cell>
          <table:table-cell office:value-type="float" office:value="1427749416.65282" calcext:value-type="float">
            <text:p>1427749416.65282</text:p>
          </table:table-cell>
          <table:table-cell/>
          <table:table-cell table:formula="of:=MAX([.B270];[.D270];[.G270])-MAX([.A270];[.C270];[.E270])" office:value-type="float" office:value="1.28506016731262" calcext:value-type="float">
            <text:p>1.2850601673</text:p>
          </table:table-cell>
          <table:table-cell table:formula="of:=IF(ISBLANK([.E270]);&quot;&quot;;[.I270])" office:value-type="float" office:value="1.28506016731262" calcext:value-type="float">
            <text:p>1.2850601673</text:p>
          </table:table-cell>
          <table:table-cell table:formula="of:=IF(OR(ISBLANK([.E270]);[.I270]&lt;=0);&quot;&quot;;[.I270])" office:value-type="float" office:value="1.28506016731262" calcext:value-type="float">
            <text:p>1.28506016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6906" calcext:value-type="float">
            <text:p>1427749415.36906</text:p>
          </table:table-cell>
          <table:table-cell office:value-type="float" office:value="1427749416.28877" calcext:value-type="float">
            <text:p>1427749416.28877</text:p>
          </table:table-cell>
          <table:table-cell office:value-type="float" office:value="1427749416.36865" calcext:value-type="float">
            <text:p>1427749416.36865</text:p>
          </table:table-cell>
          <table:table-cell/>
          <table:table-cell table:formula="of:=MAX([.B271];[.D271];[.G271])-MAX([.A271];[.C271];[.E271])" office:value-type="float" office:value="0.999589920043945" calcext:value-type="float">
            <text:p>0.99958992</text:p>
          </table:table-cell>
          <table:table-cell table:formula="of:=IF(ISBLANK([.E271]);&quot;&quot;;[.I271])" office:value-type="float" office:value="0.999589920043945" calcext:value-type="float">
            <text:p>0.99958992</text:p>
          </table:table-cell>
          <table:table-cell table:formula="of:=IF(OR(ISBLANK([.E271]);[.I271]&lt;=0);&quot;&quot;;[.I271])" office:value-type="float" office:value="0.999589920043945" calcext:value-type="float">
            <text:p>0.99958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039" calcext:value-type="float">
            <text:p>1427749415.37039</text:p>
          </table:table-cell>
          <table:table-cell office:value-type="float" office:value="1427749415.8884" calcext:value-type="float">
            <text:p>1427749415.8884</text:p>
          </table:table-cell>
          <table:table-cell office:value-type="float" office:value="1427749416.44812" calcext:value-type="float">
            <text:p>1427749416.44812</text:p>
          </table:table-cell>
          <table:table-cell/>
          <table:table-cell table:formula="of:=MAX([.B272];[.D272];[.G272])-MAX([.A272];[.C272];[.E272])" office:value-type="float" office:value="1.07773017883301" calcext:value-type="float">
            <text:p>1.0777301788</text:p>
          </table:table-cell>
          <table:table-cell table:formula="of:=IF(ISBLANK([.E272]);&quot;&quot;;[.I272])" office:value-type="float" office:value="1.07773017883301" calcext:value-type="float">
            <text:p>1.0777301788</text:p>
          </table:table-cell>
          <table:table-cell table:formula="of:=IF(OR(ISBLANK([.E272]);[.I272]&lt;=0);&quot;&quot;;[.I272])" office:value-type="float" office:value="1.07773017883301" calcext:value-type="float">
            <text:p>1.07773017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174" calcext:value-type="float">
            <text:p>1427749415.37174</text:p>
          </table:table-cell>
          <table:table-cell office:value-type="float" office:value="1427749416.13156" calcext:value-type="float">
            <text:p>1427749416.13156</text:p>
          </table:table-cell>
          <table:table-cell office:value-type="float" office:value="1427749416.20893" calcext:value-type="float">
            <text:p>1427749416.20893</text:p>
          </table:table-cell>
          <table:table-cell/>
          <table:table-cell table:formula="of:=MAX([.B273];[.D273];[.G273])-MAX([.A273];[.C273];[.E273])" office:value-type="float" office:value="0.837189912796021" calcext:value-type="float">
            <text:p>0.8371899128</text:p>
          </table:table-cell>
          <table:table-cell table:formula="of:=IF(ISBLANK([.E273]);&quot;&quot;;[.I273])" office:value-type="float" office:value="0.837189912796021" calcext:value-type="float">
            <text:p>0.8371899128</text:p>
          </table:table-cell>
          <table:table-cell table:formula="of:=IF(OR(ISBLANK([.E273]);[.I273]&lt;=0);&quot;&quot;;[.I273])" office:value-type="float" office:value="0.837189912796021" calcext:value-type="float">
            <text:p>0.83718991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403" calcext:value-type="float">
            <text:p>1427749415.37403</text:p>
          </table:table-cell>
          <table:table-cell office:value-type="float" office:value="1427749416.36861" calcext:value-type="float">
            <text:p>1427749416.36861</text:p>
          </table:table-cell>
          <table:table-cell office:value-type="float" office:value="1427749416.44827" calcext:value-type="float">
            <text:p>1427749416.44827</text:p>
          </table:table-cell>
          <table:table-cell/>
          <table:table-cell table:formula="of:=MAX([.B274];[.D274];[.G274])-MAX([.A274];[.C274];[.E274])" office:value-type="float" office:value="1.07423996925354" calcext:value-type="float">
            <text:p>1.0742399693</text:p>
          </table:table-cell>
          <table:table-cell table:formula="of:=IF(ISBLANK([.E274]);&quot;&quot;;[.I274])" office:value-type="float" office:value="1.07423996925354" calcext:value-type="float">
            <text:p>1.0742399693</text:p>
          </table:table-cell>
          <table:table-cell table:formula="of:=IF(OR(ISBLANK([.E274]);[.I274]&lt;=0);&quot;&quot;;[.I274])" office:value-type="float" office:value="1.07423996925354" calcext:value-type="float">
            <text:p>1.07423996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542" calcext:value-type="float">
            <text:p>1427749415.37542</text:p>
          </table:table-cell>
          <table:table-cell office:value-type="float" office:value="1427749416.44824" calcext:value-type="float">
            <text:p>1427749416.44824</text:p>
          </table:table-cell>
          <table:table-cell office:value-type="float" office:value="1427749416.5272" calcext:value-type="float">
            <text:p>1427749416.5272</text:p>
          </table:table-cell>
          <table:table-cell/>
          <table:table-cell table:formula="of:=MAX([.B275];[.D275];[.G275])-MAX([.A275];[.C275];[.E275])" office:value-type="float" office:value="1.15177989006042" calcext:value-type="float">
            <text:p>1.1517798901</text:p>
          </table:table-cell>
          <table:table-cell table:formula="of:=IF(ISBLANK([.E275]);&quot;&quot;;[.I275])" office:value-type="float" office:value="1.15177989006042" calcext:value-type="float">
            <text:p>1.1517798901</text:p>
          </table:table-cell>
          <table:table-cell table:formula="of:=IF(OR(ISBLANK([.E275]);[.I275]&lt;=0);&quot;&quot;;[.I275])" office:value-type="float" office:value="1.15177989006042" calcext:value-type="float">
            <text:p>1.15177989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676" calcext:value-type="float">
            <text:p>1427749415.37676</text:p>
          </table:table-cell>
          <table:table-cell office:value-type="float" office:value="1427749416.52727" calcext:value-type="float">
            <text:p>1427749416.52727</text:p>
          </table:table-cell>
          <table:table-cell office:value-type="float" office:value="1427749416.57014" calcext:value-type="float">
            <text:p>1427749416.57014</text:p>
          </table:table-cell>
          <table:table-cell/>
          <table:table-cell table:formula="of:=MAX([.B276];[.D276];[.G276])-MAX([.A276];[.C276];[.E276])" office:value-type="float" office:value="1.1933798789978" calcext:value-type="float">
            <text:p>1.193379879</text:p>
          </table:table-cell>
          <table:table-cell table:formula="of:=IF(ISBLANK([.E276]);&quot;&quot;;[.I276])" office:value-type="float" office:value="1.1933798789978" calcext:value-type="float">
            <text:p>1.193379879</text:p>
          </table:table-cell>
          <table:table-cell table:formula="of:=IF(OR(ISBLANK([.E276]);[.I276]&lt;=0);&quot;&quot;;[.I276])" office:value-type="float" office:value="1.1933798789978" calcext:value-type="float">
            <text:p>1.1933798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5.37806" calcext:value-type="float">
            <text:p>1427749415.37806</text:p>
          </table:table-cell>
          <table:table-cell office:value-type="float" office:value="1427749416.44818" calcext:value-type="float">
            <text:p>1427749416.44818</text:p>
          </table:table-cell>
          <table:table-cell office:value-type="float" office:value="1427749416.52717" calcext:value-type="float">
            <text:p>1427749416.52717</text:p>
          </table:table-cell>
          <table:table-cell/>
          <table:table-cell table:formula="of:=MAX([.B277];[.D277];[.G277])-MAX([.A277];[.C277];[.E277])" office:value-type="float" office:value="1.14910984039307" calcext:value-type="float">
            <text:p>1.1491098404</text:p>
          </table:table-cell>
          <table:table-cell table:formula="of:=IF(ISBLANK([.E277]);&quot;&quot;;[.I277])" office:value-type="float" office:value="1.14910984039307" calcext:value-type="float">
            <text:p>1.1491098404</text:p>
          </table:table-cell>
          <table:table-cell table:formula="of:=IF(OR(ISBLANK([.E277]);[.I277]&lt;=0);&quot;&quot;;[.I277])" office:value-type="float" office:value="1.14910984039307" calcext:value-type="float">
            <text:p>1.14910984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6.65283" calcext:value-type="float">
            <text:p>1427749416.65283</text:p>
          </table:table-cell>
          <table:table-cell office:value-type="float" office:value="1427749417.94544" calcext:value-type="float">
            <text:p>1427749417.94544</text:p>
          </table:table-cell>
          <table:table-cell table:number-columns-repeated="4"/>
          <table:table-cell table:formula="of:=MAX([.B278];[.D278];[.G278])-MAX([.A278];[.C278];[.E278])" office:value-type="float" office:value="1.29261016845703" calcext:value-type="float">
            <text:p>1.2926101685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284" calcext:value-type="float">
            <text:p>1427749416.65284</text:p>
          </table:table-cell>
          <table:table-cell office:value-type="float" office:value="1427749417.82508" calcext:value-type="float">
            <text:p>1427749417.82508</text:p>
          </table:table-cell>
          <table:table-cell office:value-type="float" office:value="1427749417.85472" calcext:value-type="float">
            <text:p>1427749417.85472</text:p>
          </table:table-cell>
          <table:table-cell/>
          <table:table-cell table:formula="of:=MAX([.B279];[.D279];[.G279])-MAX([.A279];[.C279];[.E279])" office:value-type="float" office:value="1.20188021659851" calcext:value-type="float">
            <text:p>1.2018802166</text:p>
          </table:table-cell>
          <table:table-cell table:formula="of:=IF(ISBLANK([.E279]);&quot;&quot;;[.I279])" office:value-type="float" office:value="1.20188021659851" calcext:value-type="float">
            <text:p>1.2018802166</text:p>
          </table:table-cell>
          <table:table-cell table:formula="of:=IF(OR(ISBLANK([.E279]);[.I279]&lt;=0);&quot;&quot;;[.I279])" office:value-type="float" office:value="1.20188021659851" calcext:value-type="float">
            <text:p>1.20188021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374" calcext:value-type="float">
            <text:p>1427749416.65374</text:p>
          </table:table-cell>
          <table:table-cell office:value-type="float" office:value="1427749417.91477" calcext:value-type="float">
            <text:p>1427749417.91477</text:p>
          </table:table-cell>
          <table:table-cell office:value-type="float" office:value="1427749417.94544" calcext:value-type="float">
            <text:p>1427749417.94544</text:p>
          </table:table-cell>
          <table:table-cell/>
          <table:table-cell table:formula="of:=MAX([.B280];[.D280];[.G280])-MAX([.A280];[.C280];[.E280])" office:value-type="float" office:value="1.2917001247406" calcext:value-type="float">
            <text:p>1.2917001247</text:p>
          </table:table-cell>
          <table:table-cell table:formula="of:=IF(ISBLANK([.E280]);&quot;&quot;;[.I280])" office:value-type="float" office:value="1.2917001247406" calcext:value-type="float">
            <text:p>1.2917001247</text:p>
          </table:table-cell>
          <table:table-cell table:formula="of:=IF(OR(ISBLANK([.E280]);[.I280]&lt;=0);&quot;&quot;;[.I280])" office:value-type="float" office:value="1.2917001247406" calcext:value-type="float">
            <text:p>1.29170012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467" calcext:value-type="float">
            <text:p>1427749416.65467</text:p>
          </table:table-cell>
          <table:table-cell office:value-type="float" office:value="1427749417.82502" calcext:value-type="float">
            <text:p>1427749417.82502</text:p>
          </table:table-cell>
          <table:table-cell office:value-type="float" office:value="1427749417.86344" calcext:value-type="float">
            <text:p>1427749417.86344</text:p>
          </table:table-cell>
          <table:table-cell/>
          <table:table-cell table:formula="of:=MAX([.B281];[.D281];[.G281])-MAX([.A281];[.C281];[.E281])" office:value-type="float" office:value="1.20877003669739" calcext:value-type="float">
            <text:p>1.2087700367</text:p>
          </table:table-cell>
          <table:table-cell table:formula="of:=IF(ISBLANK([.E281]);&quot;&quot;;[.I281])" office:value-type="float" office:value="1.20877003669739" calcext:value-type="float">
            <text:p>1.2087700367</text:p>
          </table:table-cell>
          <table:table-cell table:formula="of:=IF(OR(ISBLANK([.E281]);[.I281]&lt;=0);&quot;&quot;;[.I281])" office:value-type="float" office:value="1.20877003669739" calcext:value-type="float">
            <text:p>1.20877003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573" calcext:value-type="float">
            <text:p>1427749416.65573</text:p>
          </table:table-cell>
          <table:table-cell office:value-type="float" office:value="1427749417.74721" calcext:value-type="float">
            <text:p>1427749417.74721</text:p>
          </table:table-cell>
          <table:table-cell office:value-type="float" office:value="1427749417.82511" calcext:value-type="float">
            <text:p>1427749417.82511</text:p>
          </table:table-cell>
          <table:table-cell/>
          <table:table-cell table:formula="of:=MAX([.B282];[.D282];[.G282])-MAX([.A282];[.C282];[.E282])" office:value-type="float" office:value="1.1693799495697" calcext:value-type="float">
            <text:p>1.1693799496</text:p>
          </table:table-cell>
          <table:table-cell table:formula="of:=IF(ISBLANK([.E282]);&quot;&quot;;[.I282])" office:value-type="float" office:value="1.1693799495697" calcext:value-type="float">
            <text:p>1.1693799496</text:p>
          </table:table-cell>
          <table:table-cell table:formula="of:=IF(OR(ISBLANK([.E282]);[.I282]&lt;=0);&quot;&quot;;[.I282])" office:value-type="float" office:value="1.1693799495697" calcext:value-type="float">
            <text:p>1.16937994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668" calcext:value-type="float">
            <text:p>1427749416.65668</text:p>
          </table:table-cell>
          <table:table-cell office:value-type="float" office:value="1427749417.82559" calcext:value-type="float">
            <text:p>1427749417.82559</text:p>
          </table:table-cell>
          <table:table-cell office:value-type="float" office:value="1427749417.86075" calcext:value-type="float">
            <text:p>1427749417.86075</text:p>
          </table:table-cell>
          <table:table-cell/>
          <table:table-cell table:formula="of:=MAX([.B283];[.D283];[.G283])-MAX([.A283];[.C283];[.E283])" office:value-type="float" office:value="1.20406985282898" calcext:value-type="float">
            <text:p>1.2040698528</text:p>
          </table:table-cell>
          <table:table-cell table:formula="of:=IF(ISBLANK([.E283]);&quot;&quot;;[.I283])" office:value-type="float" office:value="1.20406985282898" calcext:value-type="float">
            <text:p>1.2040698528</text:p>
          </table:table-cell>
          <table:table-cell table:formula="of:=IF(OR(ISBLANK([.E283]);[.I283]&lt;=0);&quot;&quot;;[.I283])" office:value-type="float" office:value="1.20406985282898" calcext:value-type="float">
            <text:p>1.20406985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753" calcext:value-type="float">
            <text:p>1427749416.65753</text:p>
          </table:table-cell>
          <table:table-cell office:value-type="float" office:value="1427749417.50084" calcext:value-type="float">
            <text:p>1427749417.50084</text:p>
          </table:table-cell>
          <table:table-cell office:value-type="float" office:value="1427749417.58955" calcext:value-type="float">
            <text:p>1427749417.58955</text:p>
          </table:table-cell>
          <table:table-cell/>
          <table:table-cell table:formula="of:=MAX([.B284];[.D284];[.G284])-MAX([.A284];[.C284];[.E284])" office:value-type="float" office:value="0.932019948959351" calcext:value-type="float">
            <text:p>0.932019949</text:p>
          </table:table-cell>
          <table:table-cell table:formula="of:=IF(ISBLANK([.E284]);&quot;&quot;;[.I284])" office:value-type="float" office:value="0.932019948959351" calcext:value-type="float">
            <text:p>0.932019949</text:p>
          </table:table-cell>
          <table:table-cell table:formula="of:=IF(OR(ISBLANK([.E284]);[.I284]&lt;=0);&quot;&quot;;[.I284])" office:value-type="float" office:value="0.932019948959351" calcext:value-type="float">
            <text:p>0.9320199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879" calcext:value-type="float">
            <text:p>1427749416.65879</text:p>
          </table:table-cell>
          <table:table-cell office:value-type="float" office:value="1427749417.58951" calcext:value-type="float">
            <text:p>1427749417.58951</text:p>
          </table:table-cell>
          <table:table-cell office:value-type="float" office:value="1427749417.66912" calcext:value-type="float">
            <text:p>1427749417.66912</text:p>
          </table:table-cell>
          <table:table-cell/>
          <table:table-cell table:formula="of:=MAX([.B285];[.D285];[.G285])-MAX([.A285];[.C285];[.E285])" office:value-type="float" office:value="1.01032996177673" calcext:value-type="float">
            <text:p>1.0103299618</text:p>
          </table:table-cell>
          <table:table-cell table:formula="of:=IF(ISBLANK([.E285]);&quot;&quot;;[.I285])" office:value-type="float" office:value="1.01032996177673" calcext:value-type="float">
            <text:p>1.0103299618</text:p>
          </table:table-cell>
          <table:table-cell table:formula="of:=IF(OR(ISBLANK([.E285]);[.I285]&lt;=0);&quot;&quot;;[.I285])" office:value-type="float" office:value="1.01032996177673" calcext:value-type="float">
            <text:p>1.01032996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5984" calcext:value-type="float">
            <text:p>1427749416.65984</text:p>
          </table:table-cell>
          <table:table-cell office:value-type="float" office:value="1427749417.58945" calcext:value-type="float">
            <text:p>1427749417.58945</text:p>
          </table:table-cell>
          <table:table-cell office:value-type="float" office:value="1427749417.66908" calcext:value-type="float">
            <text:p>1427749417.66908</text:p>
          </table:table-cell>
          <table:table-cell/>
          <table:table-cell table:formula="of:=MAX([.B286];[.D286];[.G286])-MAX([.A286];[.C286];[.E286])" office:value-type="float" office:value="1.00923991203308" calcext:value-type="float">
            <text:p>1.009239912</text:p>
          </table:table-cell>
          <table:table-cell table:formula="of:=IF(ISBLANK([.E286]);&quot;&quot;;[.I286])" office:value-type="float" office:value="1.00923991203308" calcext:value-type="float">
            <text:p>1.009239912</text:p>
          </table:table-cell>
          <table:table-cell table:formula="of:=IF(OR(ISBLANK([.E286]);[.I286]&lt;=0);&quot;&quot;;[.I286])" office:value-type="float" office:value="1.00923991203308" calcext:value-type="float">
            <text:p>1.0092399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6083" calcext:value-type="float">
            <text:p>1427749416.66083</text:p>
          </table:table-cell>
          <table:table-cell office:value-type="float" office:value="1427749417.42154" calcext:value-type="float">
            <text:p>1427749417.42154</text:p>
          </table:table-cell>
          <table:table-cell office:value-type="float" office:value="1427749417.50088" calcext:value-type="float">
            <text:p>1427749417.50088</text:p>
          </table:table-cell>
          <table:table-cell/>
          <table:table-cell table:formula="of:=MAX([.B287];[.D287];[.G287])-MAX([.A287];[.C287];[.E287])" office:value-type="float" office:value="0.840049982070923" calcext:value-type="float">
            <text:p>0.8400499821</text:p>
          </table:table-cell>
          <table:table-cell table:formula="of:=IF(ISBLANK([.E287]);&quot;&quot;;[.I287])" office:value-type="float" office:value="0.840049982070923" calcext:value-type="float">
            <text:p>0.8400499821</text:p>
          </table:table-cell>
          <table:table-cell table:formula="of:=IF(OR(ISBLANK([.E287]);[.I287]&lt;=0);&quot;&quot;;[.I287])" office:value-type="float" office:value="0.840049982070923" calcext:value-type="float">
            <text:p>0.84004998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6.66181" calcext:value-type="float">
            <text:p>1427749416.66181</text:p>
          </table:table-cell>
          <table:table-cell office:value-type="float" office:value="1427749417.26548" calcext:value-type="float">
            <text:p>1427749417.26548</text:p>
          </table:table-cell>
          <table:table-cell office:value-type="float" office:value="1427749417.34433" calcext:value-type="float">
            <text:p>1427749417.34433</text:p>
          </table:table-cell>
          <table:table-cell/>
          <table:table-cell table:formula="of:=MAX([.B288];[.D288];[.G288])-MAX([.A288];[.C288];[.E288])" office:value-type="float" office:value="0.682520151138306" calcext:value-type="float">
            <text:p>0.6825201511</text:p>
          </table:table-cell>
          <table:table-cell table:formula="of:=IF(ISBLANK([.E288]);&quot;&quot;;[.I288])" office:value-type="float" office:value="0.682520151138306" calcext:value-type="float">
            <text:p>0.6825201511</text:p>
          </table:table-cell>
          <table:table-cell table:formula="of:=IF(OR(ISBLANK([.E288]);[.I288]&lt;=0);&quot;&quot;;[.I288])" office:value-type="float" office:value="0.682520151138306" calcext:value-type="float">
            <text:p>0.68252015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7.94545" calcext:value-type="float">
            <text:p>1427749417.94545</text:p>
          </table:table-cell>
          <table:table-cell office:value-type="float" office:value="1427749419.29763" calcext:value-type="float">
            <text:p>1427749419.29763</text:p>
          </table:table-cell>
          <table:table-cell table:number-columns-repeated="4"/>
          <table:table-cell table:formula="of:=MAX([.B289];[.D289];[.G289])-MAX([.A289];[.C289];[.E289])" office:value-type="float" office:value="1.35218000411987" calcext:value-type="float">
            <text:p>1.3521800041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545" calcext:value-type="float">
            <text:p>1427749417.94545</text:p>
          </table:table-cell>
          <table:table-cell office:value-type="float" office:value="1427749419.26496" calcext:value-type="float">
            <text:p>1427749419.26496</text:p>
          </table:table-cell>
          <table:table-cell office:value-type="float" office:value="1427749419.29763" calcext:value-type="float">
            <text:p>1427749419.29763</text:p>
          </table:table-cell>
          <table:table-cell/>
          <table:table-cell table:formula="of:=MAX([.B290];[.D290];[.G290])-MAX([.A290];[.C290];[.E290])" office:value-type="float" office:value="1.35218000411987" calcext:value-type="float">
            <text:p>1.3521800041</text:p>
          </table:table-cell>
          <table:table-cell table:formula="of:=IF(ISBLANK([.E290]);&quot;&quot;;[.I290])" office:value-type="float" office:value="1.35218000411987" calcext:value-type="float">
            <text:p>1.3521800041</text:p>
          </table:table-cell>
          <table:table-cell table:formula="of:=IF(OR(ISBLANK([.E290]);[.I290]&lt;=0);&quot;&quot;;[.I290])" office:value-type="float" office:value="1.35218000411987" calcext:value-type="float">
            <text:p>1.35218000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597" calcext:value-type="float">
            <text:p>1427749417.94597</text:p>
          </table:table-cell>
          <table:table-cell office:value-type="float" office:value="1427749418.84843" calcext:value-type="float">
            <text:p>1427749418.84843</text:p>
          </table:table-cell>
          <table:table-cell office:value-type="float" office:value="1427749418.92689" calcext:value-type="float">
            <text:p>1427749418.92689</text:p>
          </table:table-cell>
          <table:table-cell/>
          <table:table-cell table:formula="of:=MAX([.B291];[.D291];[.G291])-MAX([.A291];[.C291];[.E291])" office:value-type="float" office:value="0.98091983795166" calcext:value-type="float">
            <text:p>0.980919838</text:p>
          </table:table-cell>
          <table:table-cell table:formula="of:=IF(ISBLANK([.E291]);&quot;&quot;;[.I291])" office:value-type="float" office:value="0.98091983795166" calcext:value-type="float">
            <text:p>0.980919838</text:p>
          </table:table-cell>
          <table:table-cell table:formula="of:=IF(OR(ISBLANK([.E291]);[.I291]&lt;=0);&quot;&quot;;[.I291])" office:value-type="float" office:value="0.98091983795166" calcext:value-type="float">
            <text:p>0.9809198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647" calcext:value-type="float">
            <text:p>1427749417.94647</text:p>
          </table:table-cell>
          <table:table-cell office:value-type="float" office:value="1427749419.01415" calcext:value-type="float">
            <text:p>1427749419.01415</text:p>
          </table:table-cell>
          <table:table-cell office:value-type="float" office:value="1427749419.09594" calcext:value-type="float">
            <text:p>1427749419.09594</text:p>
          </table:table-cell>
          <table:table-cell/>
          <table:table-cell table:formula="of:=MAX([.B292];[.D292];[.G292])-MAX([.A292];[.C292];[.E292])" office:value-type="float" office:value="1.14947009086609" calcext:value-type="float">
            <text:p>1.1494700909</text:p>
          </table:table-cell>
          <table:table-cell table:formula="of:=IF(ISBLANK([.E292]);&quot;&quot;;[.I292])" office:value-type="float" office:value="1.14947009086609" calcext:value-type="float">
            <text:p>1.1494700909</text:p>
          </table:table-cell>
          <table:table-cell table:formula="of:=IF(OR(ISBLANK([.E292]);[.I292]&lt;=0);&quot;&quot;;[.I292])" office:value-type="float" office:value="1.14947009086609" calcext:value-type="float">
            <text:p>1.14947009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699" calcext:value-type="float">
            <text:p>1427749417.94699</text:p>
          </table:table-cell>
          <table:table-cell office:value-type="float" office:value="1427749419.17468" calcext:value-type="float">
            <text:p>1427749419.17468</text:p>
          </table:table-cell>
          <table:table-cell office:value-type="float" office:value="1427749419.20977" calcext:value-type="float">
            <text:p>1427749419.20977</text:p>
          </table:table-cell>
          <table:table-cell/>
          <table:table-cell table:formula="of:=MAX([.B293];[.D293];[.G293])-MAX([.A293];[.C293];[.E293])" office:value-type="float" office:value="1.26277995109558" calcext:value-type="float">
            <text:p>1.2627799511</text:p>
          </table:table-cell>
          <table:table-cell table:formula="of:=IF(ISBLANK([.E293]);&quot;&quot;;[.I293])" office:value-type="float" office:value="1.26277995109558" calcext:value-type="float">
            <text:p>1.2627799511</text:p>
          </table:table-cell>
          <table:table-cell table:formula="of:=IF(OR(ISBLANK([.E293]);[.I293]&lt;=0);&quot;&quot;;[.I293])" office:value-type="float" office:value="1.26277995109558" calcext:value-type="float">
            <text:p>1.26277995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751" calcext:value-type="float">
            <text:p>1427749417.94751</text:p>
          </table:table-cell>
          <table:table-cell office:value-type="float" office:value="1427749419.01421" calcext:value-type="float">
            <text:p>1427749419.01421</text:p>
          </table:table-cell>
          <table:table-cell office:value-type="float" office:value="1427749419.09598" calcext:value-type="float">
            <text:p>1427749419.09598</text:p>
          </table:table-cell>
          <table:table-cell/>
          <table:table-cell table:formula="of:=MAX([.B294];[.D294];[.G294])-MAX([.A294];[.C294];[.E294])" office:value-type="float" office:value="1.14846992492676" calcext:value-type="float">
            <text:p>1.1484699249</text:p>
          </table:table-cell>
          <table:table-cell table:formula="of:=IF(ISBLANK([.E294]);&quot;&quot;;[.I294])" office:value-type="float" office:value="1.14846992492676" calcext:value-type="float">
            <text:p>1.1484699249</text:p>
          </table:table-cell>
          <table:table-cell table:formula="of:=IF(OR(ISBLANK([.E294]);[.I294]&lt;=0);&quot;&quot;;[.I294])" office:value-type="float" office:value="1.14846992492676" calcext:value-type="float">
            <text:p>1.14846992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8" calcext:value-type="float">
            <text:p>1427749417.948</text:p>
          </table:table-cell>
          <table:table-cell office:value-type="float" office:value="1427749419.17568" calcext:value-type="float">
            <text:p>1427749419.17568</text:p>
          </table:table-cell>
          <table:table-cell office:value-type="float" office:value="1427749419.21254" calcext:value-type="float">
            <text:p>1427749419.21254</text:p>
          </table:table-cell>
          <table:table-cell/>
          <table:table-cell table:formula="of:=MAX([.B295];[.D295];[.G295])-MAX([.A295];[.C295];[.E295])" office:value-type="float" office:value="1.26453995704651" calcext:value-type="float">
            <text:p>1.264539957</text:p>
          </table:table-cell>
          <table:table-cell table:formula="of:=IF(ISBLANK([.E295]);&quot;&quot;;[.I295])" office:value-type="float" office:value="1.26453995704651" calcext:value-type="float">
            <text:p>1.264539957</text:p>
          </table:table-cell>
          <table:table-cell table:formula="of:=IF(OR(ISBLANK([.E295]);[.I295]&lt;=0);&quot;&quot;;[.I295])" office:value-type="float" office:value="1.26453995704651" calcext:value-type="float">
            <text:p>1.264539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848" calcext:value-type="float">
            <text:p>1427749417.94848</text:p>
          </table:table-cell>
          <table:table-cell office:value-type="float" office:value="1427749418.44537" calcext:value-type="float">
            <text:p>1427749418.44537</text:p>
          </table:table-cell>
          <table:table-cell office:value-type="float" office:value="1427749419.17451" calcext:value-type="float">
            <text:p>1427749419.17451</text:p>
          </table:table-cell>
          <table:table-cell/>
          <table:table-cell table:formula="of:=MAX([.B296];[.D296];[.G296])-MAX([.A296];[.C296];[.E296])" office:value-type="float" office:value="1.22603011131287" calcext:value-type="float">
            <text:p>1.2260301113</text:p>
          </table:table-cell>
          <table:table-cell table:formula="of:=IF(ISBLANK([.E296]);&quot;&quot;;[.I296])" office:value-type="float" office:value="1.22603011131287" calcext:value-type="float">
            <text:p>1.2260301113</text:p>
          </table:table-cell>
          <table:table-cell table:formula="of:=IF(OR(ISBLANK([.E296]);[.I296]&lt;=0);&quot;&quot;;[.I296])" office:value-type="float" office:value="1.22603011131287" calcext:value-type="float">
            <text:p>1.22603011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4953" calcext:value-type="float">
            <text:p>1427749417.94953</text:p>
          </table:table-cell>
          <table:table-cell office:value-type="float" office:value="1427749418.72806" calcext:value-type="float">
            <text:p>1427749418.72806</text:p>
          </table:table-cell>
          <table:table-cell office:value-type="float" office:value="1427749418.84846" calcext:value-type="float">
            <text:p>1427749418.84846</text:p>
          </table:table-cell>
          <table:table-cell/>
          <table:table-cell table:formula="of:=MAX([.B297];[.D297];[.G297])-MAX([.A297];[.C297];[.E297])" office:value-type="float" office:value="0.898930072784424" calcext:value-type="float">
            <text:p>0.8989300728</text:p>
          </table:table-cell>
          <table:table-cell table:formula="of:=IF(ISBLANK([.E297]);&quot;&quot;;[.I297])" office:value-type="float" office:value="0.898930072784424" calcext:value-type="float">
            <text:p>0.8989300728</text:p>
          </table:table-cell>
          <table:table-cell table:formula="of:=IF(OR(ISBLANK([.E297]);[.I297]&lt;=0);&quot;&quot;;[.I297])" office:value-type="float" office:value="0.898930072784424" calcext:value-type="float">
            <text:p>0.89893007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51" calcext:value-type="float">
            <text:p>1427749417.951</text:p>
          </table:table-cell>
          <table:table-cell office:value-type="float" office:value="1427749418.84836" calcext:value-type="float">
            <text:p>1427749418.84836</text:p>
          </table:table-cell>
          <table:table-cell office:value-type="float" office:value="1427749418.92685" calcext:value-type="float">
            <text:p>1427749418.92685</text:p>
          </table:table-cell>
          <table:table-cell/>
          <table:table-cell table:formula="of:=MAX([.B298];[.D298];[.G298])-MAX([.A298];[.C298];[.E298])" office:value-type="float" office:value="0.975850105285645" calcext:value-type="float">
            <text:p>0.9758501053</text:p>
          </table:table-cell>
          <table:table-cell table:formula="of:=IF(ISBLANK([.E298]);&quot;&quot;;[.I298])" office:value-type="float" office:value="0.975850105285645" calcext:value-type="float">
            <text:p>0.9758501053</text:p>
          </table:table-cell>
          <table:table-cell table:formula="of:=IF(OR(ISBLANK([.E298]);[.I298]&lt;=0);&quot;&quot;;[.I298])" office:value-type="float" office:value="0.975850105285645" calcext:value-type="float">
            <text:p>0.97585010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7.95154" calcext:value-type="float">
            <text:p>1427749417.95154</text:p>
          </table:table-cell>
          <table:table-cell office:value-type="float" office:value="1427749419.17458" calcext:value-type="float">
            <text:p>1427749419.17458</text:p>
          </table:table-cell>
          <table:table-cell office:value-type="float" office:value="1427749419.20852" calcext:value-type="float">
            <text:p>1427749419.20852</text:p>
          </table:table-cell>
          <table:table-cell/>
          <table:table-cell table:formula="of:=MAX([.B299];[.D299];[.G299])-MAX([.A299];[.C299];[.E299])" office:value-type="float" office:value="1.25697994232178" calcext:value-type="float">
            <text:p>1.2569799423</text:p>
          </table:table-cell>
          <table:table-cell table:formula="of:=IF(ISBLANK([.E299]);&quot;&quot;;[.I299])" office:value-type="float" office:value="1.25697994232178" calcext:value-type="float">
            <text:p>1.2569799423</text:p>
          </table:table-cell>
          <table:table-cell table:formula="of:=IF(OR(ISBLANK([.E299]);[.I299]&lt;=0);&quot;&quot;;[.I299])" office:value-type="float" office:value="1.25697994232178" calcext:value-type="float">
            <text:p>1.25697994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19.29764" calcext:value-type="float">
            <text:p>1427749419.29764</text:p>
          </table:table-cell>
          <table:table-cell office:value-type="float" office:value="1427749420.89558" calcext:value-type="float">
            <text:p>1427749420.89558</text:p>
          </table:table-cell>
          <table:table-cell table:number-columns-repeated="4"/>
          <table:table-cell table:formula="of:=MAX([.B300];[.D300];[.G300])-MAX([.A300];[.C300];[.E300])" office:value-type="float" office:value="1.59793996810913" calcext:value-type="float">
            <text:p>1.5979399681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29765" calcext:value-type="float">
            <text:p>1427749419.29765</text:p>
          </table:table-cell>
          <table:table-cell office:value-type="float" office:value="1427749420.77032" calcext:value-type="float">
            <text:p>1427749420.77032</text:p>
          </table:table-cell>
          <table:table-cell office:value-type="float" office:value="1427749420.80114" calcext:value-type="float">
            <text:p>1427749420.80114</text:p>
          </table:table-cell>
          <table:table-cell/>
          <table:table-cell table:formula="of:=MAX([.B301];[.D301];[.G301])-MAX([.A301];[.C301];[.E301])" office:value-type="float" office:value="1.50348997116089" calcext:value-type="float">
            <text:p>1.5034899712</text:p>
          </table:table-cell>
          <table:table-cell table:formula="of:=IF(ISBLANK([.E301]);&quot;&quot;;[.I301])" office:value-type="float" office:value="1.50348997116089" calcext:value-type="float">
            <text:p>1.5034899712</text:p>
          </table:table-cell>
          <table:table-cell table:formula="of:=IF(OR(ISBLANK([.E301]);[.I301]&lt;=0);&quot;&quot;;[.I301])" office:value-type="float" office:value="1.50348997116089" calcext:value-type="float">
            <text:p>1.50348997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29904" calcext:value-type="float">
            <text:p>1427749419.29904</text:p>
          </table:table-cell>
          <table:table-cell office:value-type="float" office:value="1427749420.86034" calcext:value-type="float">
            <text:p>1427749420.86034</text:p>
          </table:table-cell>
          <table:table-cell office:value-type="float" office:value="1427749420.89557" calcext:value-type="float">
            <text:p>1427749420.89557</text:p>
          </table:table-cell>
          <table:table-cell/>
          <table:table-cell table:formula="of:=MAX([.B302];[.D302];[.G302])-MAX([.A302];[.C302];[.E302])" office:value-type="float" office:value="1.59652996063232" calcext:value-type="float">
            <text:p>1.5965299606</text:p>
          </table:table-cell>
          <table:table-cell table:formula="of:=IF(ISBLANK([.E302]);&quot;&quot;;[.I302])" office:value-type="float" office:value="1.59652996063232" calcext:value-type="float">
            <text:p>1.5965299606</text:p>
          </table:table-cell>
          <table:table-cell table:formula="of:=IF(OR(ISBLANK([.E302]);[.I302]&lt;=0);&quot;&quot;;[.I302])" office:value-type="float" office:value="1.59652996063232" calcext:value-type="float">
            <text:p>1.59652996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039" calcext:value-type="float">
            <text:p>1427749419.30039</text:p>
          </table:table-cell>
          <table:table-cell office:value-type="float" office:value="1427749420.6904" calcext:value-type="float">
            <text:p>1427749420.6904</text:p>
          </table:table-cell>
          <table:table-cell office:value-type="float" office:value="1427749420.77046" calcext:value-type="float">
            <text:p>1427749420.77046</text:p>
          </table:table-cell>
          <table:table-cell/>
          <table:table-cell table:formula="of:=MAX([.B303];[.D303];[.G303])-MAX([.A303];[.C303];[.E303])" office:value-type="float" office:value="1.47006988525391" calcext:value-type="float">
            <text:p>1.4700698853</text:p>
          </table:table-cell>
          <table:table-cell table:formula="of:=IF(ISBLANK([.E303]);&quot;&quot;;[.I303])" office:value-type="float" office:value="1.47006988525391" calcext:value-type="float">
            <text:p>1.4700698853</text:p>
          </table:table-cell>
          <table:table-cell table:formula="of:=IF(OR(ISBLANK([.E303]);[.I303]&lt;=0);&quot;&quot;;[.I303])" office:value-type="float" office:value="1.47006988525391" calcext:value-type="float">
            <text:p>1.47006988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169" calcext:value-type="float">
            <text:p>1427749419.30169</text:p>
          </table:table-cell>
          <table:table-cell office:value-type="float" office:value="1427749420.77061" calcext:value-type="float">
            <text:p>1427749420.77061</text:p>
          </table:table-cell>
          <table:table-cell office:value-type="float" office:value="1427749420.79953" calcext:value-type="float">
            <text:p>1427749420.79953</text:p>
          </table:table-cell>
          <table:table-cell/>
          <table:table-cell table:formula="of:=MAX([.B304];[.D304];[.G304])-MAX([.A304];[.C304];[.E304])" office:value-type="float" office:value="1.49783992767334" calcext:value-type="float">
            <text:p>1.4978399277</text:p>
          </table:table-cell>
          <table:table-cell table:formula="of:=IF(ISBLANK([.E304]);&quot;&quot;;[.I304])" office:value-type="float" office:value="1.49783992767334" calcext:value-type="float">
            <text:p>1.4978399277</text:p>
          </table:table-cell>
          <table:table-cell table:formula="of:=IF(OR(ISBLANK([.E304]);[.I304]&lt;=0);&quot;&quot;;[.I304])" office:value-type="float" office:value="1.49783992767334" calcext:value-type="float">
            <text:p>1.49783992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298" calcext:value-type="float">
            <text:p>1427749419.30298</text:p>
          </table:table-cell>
          <table:table-cell office:value-type="float" office:value="1427749420.33058" calcext:value-type="float">
            <text:p>1427749420.33058</text:p>
          </table:table-cell>
          <table:table-cell office:value-type="float" office:value="1427749420.45159" calcext:value-type="float">
            <text:p>1427749420.45159</text:p>
          </table:table-cell>
          <table:table-cell/>
          <table:table-cell table:formula="of:=MAX([.B305];[.D305];[.G305])-MAX([.A305];[.C305];[.E305])" office:value-type="float" office:value="1.14861011505127" calcext:value-type="float">
            <text:p>1.1486101151</text:p>
          </table:table-cell>
          <table:table-cell table:formula="of:=IF(ISBLANK([.E305]);&quot;&quot;;[.I305])" office:value-type="float" office:value="1.14861011505127" calcext:value-type="float">
            <text:p>1.1486101151</text:p>
          </table:table-cell>
          <table:table-cell table:formula="of:=IF(OR(ISBLANK([.E305]);[.I305]&lt;=0);&quot;&quot;;[.I305])" office:value-type="float" office:value="1.14861011505127" calcext:value-type="float">
            <text:p>1.1486101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379" calcext:value-type="float">
            <text:p>1427749419.30379</text:p>
          </table:table-cell>
          <table:table-cell office:value-type="float" office:value="1427749420.45152" calcext:value-type="float">
            <text:p>1427749420.45152</text:p>
          </table:table-cell>
          <table:table-cell office:value-type="float" office:value="1427749420.5725" calcext:value-type="float">
            <text:p>1427749420.5725</text:p>
          </table:table-cell>
          <table:table-cell/>
          <table:table-cell table:formula="of:=MAX([.B306];[.D306];[.G306])-MAX([.A306];[.C306];[.E306])" office:value-type="float" office:value="1.268709897995" calcext:value-type="float">
            <text:p>1.268709898</text:p>
          </table:table-cell>
          <table:table-cell table:formula="of:=IF(ISBLANK([.E306]);&quot;&quot;;[.I306])" office:value-type="float" office:value="1.268709897995" calcext:value-type="float">
            <text:p>1.268709898</text:p>
          </table:table-cell>
          <table:table-cell table:formula="of:=IF(OR(ISBLANK([.E306]);[.I306]&lt;=0);&quot;&quot;;[.I306])" office:value-type="float" office:value="1.268709897995" calcext:value-type="float">
            <text:p>1.2687098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425" calcext:value-type="float">
            <text:p>1427749419.30425</text:p>
          </table:table-cell>
          <table:table-cell office:value-type="float" office:value="1427749420.7704" calcext:value-type="float">
            <text:p>1427749420.7704</text:p>
          </table:table-cell>
          <table:table-cell office:value-type="float" office:value="1427749420.80344" calcext:value-type="float">
            <text:p>1427749420.80344</text:p>
          </table:table-cell>
          <table:table-cell/>
          <table:table-cell table:formula="of:=MAX([.B307];[.D307];[.G307])-MAX([.A307];[.C307];[.E307])" office:value-type="float" office:value="1.49919009208679" calcext:value-type="float">
            <text:p>1.4991900921</text:p>
          </table:table-cell>
          <table:table-cell table:formula="of:=IF(ISBLANK([.E307]);&quot;&quot;;[.I307])" office:value-type="float" office:value="1.49919009208679" calcext:value-type="float">
            <text:p>1.4991900921</text:p>
          </table:table-cell>
          <table:table-cell table:formula="of:=IF(OR(ISBLANK([.E307]);[.I307]&lt;=0);&quot;&quot;;[.I307])" office:value-type="float" office:value="1.49919009208679" calcext:value-type="float">
            <text:p>1.49919009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497" calcext:value-type="float">
            <text:p>1427749419.30497</text:p>
          </table:table-cell>
          <table:table-cell office:value-type="float" office:value="1427749420.20792" calcext:value-type="float">
            <text:p>1427749420.20792</text:p>
          </table:table-cell>
          <table:table-cell office:value-type="float" office:value="1427749420.33072" calcext:value-type="float">
            <text:p>1427749420.33072</text:p>
          </table:table-cell>
          <table:table-cell/>
          <table:table-cell table:formula="of:=MAX([.B308];[.D308];[.G308])-MAX([.A308];[.C308];[.E308])" office:value-type="float" office:value="1.02574992179871" calcext:value-type="float">
            <text:p>1.0257499218</text:p>
          </table:table-cell>
          <table:table-cell table:formula="of:=IF(ISBLANK([.E308]);&quot;&quot;;[.I308])" office:value-type="float" office:value="1.02574992179871" calcext:value-type="float">
            <text:p>1.0257499218</text:p>
          </table:table-cell>
          <table:table-cell table:formula="of:=IF(OR(ISBLANK([.E308]);[.I308]&lt;=0);&quot;&quot;;[.I308])" office:value-type="float" office:value="1.02574992179871" calcext:value-type="float">
            <text:p>1.02574992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545" calcext:value-type="float">
            <text:p>1427749419.30545</text:p>
          </table:table-cell>
          <table:table-cell office:value-type="float" office:value="1427749420.33067" calcext:value-type="float">
            <text:p>1427749420.33067</text:p>
          </table:table-cell>
          <table:table-cell office:value-type="float" office:value="1427749420.45165" calcext:value-type="float">
            <text:p>1427749420.45165</text:p>
          </table:table-cell>
          <table:table-cell/>
          <table:table-cell table:formula="of:=MAX([.B309];[.D309];[.G309])-MAX([.A309];[.C309];[.E309])" office:value-type="float" office:value="1.14619994163513" calcext:value-type="float">
            <text:p>1.1461999416</text:p>
          </table:table-cell>
          <table:table-cell table:formula="of:=IF(ISBLANK([.E309]);&quot;&quot;;[.I309])" office:value-type="float" office:value="1.14619994163513" calcext:value-type="float">
            <text:p>1.1461999416</text:p>
          </table:table-cell>
          <table:table-cell table:formula="of:=IF(OR(ISBLANK([.E309]);[.I309]&lt;=0);&quot;&quot;;[.I309])" office:value-type="float" office:value="1.14619994163513" calcext:value-type="float">
            <text:p>1.14619994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19.30594" calcext:value-type="float">
            <text:p>1427749419.30594</text:p>
          </table:table-cell>
          <table:table-cell office:value-type="float" office:value="1427749420.08469" calcext:value-type="float">
            <text:p>1427749420.08469</text:p>
          </table:table-cell>
          <table:table-cell office:value-type="float" office:value="1427749420.20798" calcext:value-type="float">
            <text:p>1427749420.20798</text:p>
          </table:table-cell>
          <table:table-cell/>
          <table:table-cell table:formula="of:=MAX([.B310];[.D310];[.G310])-MAX([.A310];[.C310];[.E310])" office:value-type="float" office:value="0.902040004730225" calcext:value-type="float">
            <text:p>0.9020400047</text:p>
          </table:table-cell>
          <table:table-cell table:formula="of:=IF(ISBLANK([.E310]);&quot;&quot;;[.I310])" office:value-type="float" office:value="0.902040004730225" calcext:value-type="float">
            <text:p>0.9020400047</text:p>
          </table:table-cell>
          <table:table-cell table:formula="of:=IF(OR(ISBLANK([.E310]);[.I310]&lt;=0);&quot;&quot;;[.I310])" office:value-type="float" office:value="0.902040004730225" calcext:value-type="float">
            <text:p>0.90204000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0.89559" calcext:value-type="float">
            <text:p>1427749420.89559</text:p>
          </table:table-cell>
          <table:table-cell office:value-type="float" office:value="1427749422.28053" calcext:value-type="float">
            <text:p>1427749422.28053</text:p>
          </table:table-cell>
          <table:table-cell table:number-columns-repeated="4"/>
          <table:table-cell table:formula="of:=MAX([.B311];[.D311];[.G311])-MAX([.A311];[.C311];[.E311])" office:value-type="float" office:value="1.38493990898132" calcext:value-type="float">
            <text:p>1.384939909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89559" calcext:value-type="float">
            <text:p>1427749420.89559</text:p>
          </table:table-cell>
          <table:table-cell office:value-type="float" office:value="1427749422.24815" calcext:value-type="float">
            <text:p>1427749422.24815</text:p>
          </table:table-cell>
          <table:table-cell office:value-type="float" office:value="1427749422.28052" calcext:value-type="float">
            <text:p>1427749422.28052</text:p>
          </table:table-cell>
          <table:table-cell/>
          <table:table-cell table:formula="of:=MAX([.B312];[.D312];[.G312])-MAX([.A312];[.C312];[.E312])" office:value-type="float" office:value="1.384929895401" calcext:value-type="float">
            <text:p>1.3849298954</text:p>
          </table:table-cell>
          <table:table-cell table:formula="of:=IF(ISBLANK([.E312]);&quot;&quot;;[.I312])" office:value-type="float" office:value="1.384929895401" calcext:value-type="float">
            <text:p>1.3849298954</text:p>
          </table:table-cell>
          <table:table-cell table:formula="of:=IF(OR(ISBLANK([.E312]);[.I312]&lt;=0);&quot;&quot;;[.I312])" office:value-type="float" office:value="1.384929895401" calcext:value-type="float">
            <text:p>1.38492989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89644" calcext:value-type="float">
            <text:p>1427749420.89644</text:p>
          </table:table-cell>
          <table:table-cell office:value-type="float" office:value="1427749421.87081" calcext:value-type="float">
            <text:p>1427749421.87081</text:p>
          </table:table-cell>
          <table:table-cell office:value-type="float" office:value="1427749421.94939" calcext:value-type="float">
            <text:p>1427749421.94939</text:p>
          </table:table-cell>
          <table:table-cell/>
          <table:table-cell table:formula="of:=MAX([.B313];[.D313];[.G313])-MAX([.A313];[.C313];[.E313])" office:value-type="float" office:value="1.05294990539551" calcext:value-type="float">
            <text:p>1.0529499054</text:p>
          </table:table-cell>
          <table:table-cell table:formula="of:=IF(ISBLANK([.E313]);&quot;&quot;;[.I313])" office:value-type="float" office:value="1.05294990539551" calcext:value-type="float">
            <text:p>1.0529499054</text:p>
          </table:table-cell>
          <table:table-cell table:formula="of:=IF(OR(ISBLANK([.E313]);[.I313]&lt;=0);&quot;&quot;;[.I313])" office:value-type="float" office:value="1.05294990539551" calcext:value-type="float">
            <text:p>1.0529499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89746" calcext:value-type="float">
            <text:p>1427749420.89746</text:p>
          </table:table-cell>
          <table:table-cell office:value-type="float" office:value="1427749422.14814" calcext:value-type="float">
            <text:p>1427749422.14814</text:p>
          </table:table-cell>
          <table:table-cell office:value-type="float" office:value="1427749422.18274" calcext:value-type="float">
            <text:p>1427749422.18274</text:p>
          </table:table-cell>
          <table:table-cell/>
          <table:table-cell table:formula="of:=MAX([.B314];[.D314];[.G314])-MAX([.A314];[.C314];[.E314])" office:value-type="float" office:value="1.28527998924255" calcext:value-type="float">
            <text:p>1.2852799892</text:p>
          </table:table-cell>
          <table:table-cell table:formula="of:=IF(ISBLANK([.E314]);&quot;&quot;;[.I314])" office:value-type="float" office:value="1.28527998924255" calcext:value-type="float">
            <text:p>1.2852799892</text:p>
          </table:table-cell>
          <table:table-cell table:formula="of:=IF(OR(ISBLANK([.E314]);[.I314]&lt;=0);&quot;&quot;;[.I314])" office:value-type="float" office:value="1.28527998924255" calcext:value-type="float">
            <text:p>1.28527998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89837" calcext:value-type="float">
            <text:p>1427749420.89837</text:p>
          </table:table-cell>
          <table:table-cell office:value-type="float" office:value="1427749422.14826" calcext:value-type="float">
            <text:p>1427749422.14826</text:p>
          </table:table-cell>
          <table:table-cell office:value-type="float" office:value="1427749422.18348" calcext:value-type="float">
            <text:p>1427749422.18348</text:p>
          </table:table-cell>
          <table:table-cell/>
          <table:table-cell table:formula="of:=MAX([.B315];[.D315];[.G315])-MAX([.A315];[.C315];[.E315])" office:value-type="float" office:value="1.28510999679565" calcext:value-type="float">
            <text:p>1.2851099968</text:p>
          </table:table-cell>
          <table:table-cell table:formula="of:=IF(ISBLANK([.E315]);&quot;&quot;;[.I315])" office:value-type="float" office:value="1.28510999679565" calcext:value-type="float">
            <text:p>1.2851099968</text:p>
          </table:table-cell>
          <table:table-cell table:formula="of:=IF(OR(ISBLANK([.E315]);[.I315]&lt;=0);&quot;&quot;;[.I315])" office:value-type="float" office:value="1.28510999679565" calcext:value-type="float">
            <text:p>1.28510999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89927" calcext:value-type="float">
            <text:p>1427749420.89927</text:p>
          </table:table-cell>
          <table:table-cell office:value-type="float" office:value="1427749421.6744" calcext:value-type="float">
            <text:p>1427749421.6744</text:p>
          </table:table-cell>
          <table:table-cell office:value-type="float" office:value="1427749421.75165" calcext:value-type="float">
            <text:p>1427749421.75165</text:p>
          </table:table-cell>
          <table:table-cell/>
          <table:table-cell table:formula="of:=MAX([.B316];[.D316];[.G316])-MAX([.A316];[.C316];[.E316])" office:value-type="float" office:value="0.852380037307739" calcext:value-type="float">
            <text:p>0.8523800373</text:p>
          </table:table-cell>
          <table:table-cell table:formula="of:=IF(ISBLANK([.E316]);&quot;&quot;;[.I316])" office:value-type="float" office:value="0.852380037307739" calcext:value-type="float">
            <text:p>0.8523800373</text:p>
          </table:table-cell>
          <table:table-cell table:formula="of:=IF(OR(ISBLANK([.E316]);[.I316]&lt;=0);&quot;&quot;;[.I316])" office:value-type="float" office:value="0.852380037307739" calcext:value-type="float">
            <text:p>0.85238003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9002" calcext:value-type="float">
            <text:p>1427749420.9002</text:p>
          </table:table-cell>
          <table:table-cell office:value-type="float" office:value="1427749421.94933" calcext:value-type="float">
            <text:p>1427749421.94933</text:p>
          </table:table-cell>
          <table:table-cell office:value-type="float" office:value="1427749422.02835" calcext:value-type="float">
            <text:p>1427749422.02835</text:p>
          </table:table-cell>
          <table:table-cell/>
          <table:table-cell table:formula="of:=MAX([.B317];[.D317];[.G317])-MAX([.A317];[.C317];[.E317])" office:value-type="float" office:value="1.12815022468567" calcext:value-type="float">
            <text:p>1.1281502247</text:p>
          </table:table-cell>
          <table:table-cell table:formula="of:=IF(ISBLANK([.E317]);&quot;&quot;;[.I317])" office:value-type="float" office:value="1.12815022468567" calcext:value-type="float">
            <text:p>1.1281502247</text:p>
          </table:table-cell>
          <table:table-cell table:formula="of:=IF(OR(ISBLANK([.E317]);[.I317]&lt;=0);&quot;&quot;;[.I317])" office:value-type="float" office:value="1.12815022468567" calcext:value-type="float">
            <text:p>1.12815022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90107" calcext:value-type="float">
            <text:p>1427749420.90107</text:p>
          </table:table-cell>
          <table:table-cell office:value-type="float" office:value="1427749422.14797" calcext:value-type="float">
            <text:p>1427749422.14797</text:p>
          </table:table-cell>
          <table:table-cell office:value-type="float" office:value="1427749422.18346" calcext:value-type="float">
            <text:p>1427749422.18346</text:p>
          </table:table-cell>
          <table:table-cell/>
          <table:table-cell table:formula="of:=MAX([.B318];[.D318];[.G318])-MAX([.A318];[.C318];[.E318])" office:value-type="float" office:value="1.28238987922668" calcext:value-type="float">
            <text:p>1.2823898792</text:p>
          </table:table-cell>
          <table:table-cell table:formula="of:=IF(ISBLANK([.E318]);&quot;&quot;;[.I318])" office:value-type="float" office:value="1.28238987922668" calcext:value-type="float">
            <text:p>1.2823898792</text:p>
          </table:table-cell>
          <table:table-cell table:formula="of:=IF(OR(ISBLANK([.E318]);[.I318]&lt;=0);&quot;&quot;;[.I318])" office:value-type="float" office:value="1.28238987922668" calcext:value-type="float">
            <text:p>1.28238987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902" calcext:value-type="float">
            <text:p>1427749420.902</text:p>
          </table:table-cell>
          <table:table-cell office:value-type="float" office:value="1427749422.0283" calcext:value-type="float">
            <text:p>1427749422.0283</text:p>
          </table:table-cell>
          <table:table-cell office:value-type="float" office:value="1427749422.14803" calcext:value-type="float">
            <text:p>1427749422.14803</text:p>
          </table:table-cell>
          <table:table-cell/>
          <table:table-cell table:formula="of:=MAX([.B319];[.D319];[.G319])-MAX([.A319];[.C319];[.E319])" office:value-type="float" office:value="1.24603009223938" calcext:value-type="float">
            <text:p>1.2460300922</text:p>
          </table:table-cell>
          <table:table-cell table:formula="of:=IF(ISBLANK([.E319]);&quot;&quot;;[.I319])" office:value-type="float" office:value="1.24603009223938" calcext:value-type="float">
            <text:p>1.2460300922</text:p>
          </table:table-cell>
          <table:table-cell table:formula="of:=IF(OR(ISBLANK([.E319]);[.I319]&lt;=0);&quot;&quot;;[.I319])" office:value-type="float" office:value="1.24603009223938" calcext:value-type="float">
            <text:p>1.24603009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90313" calcext:value-type="float">
            <text:p>1427749420.90313</text:p>
          </table:table-cell>
          <table:table-cell office:value-type="float" office:value="1427749421.59653" calcext:value-type="float">
            <text:p>1427749421.59653</text:p>
          </table:table-cell>
          <table:table-cell office:value-type="float" office:value="1427749421.67453" calcext:value-type="float">
            <text:p>1427749421.67453</text:p>
          </table:table-cell>
          <table:table-cell/>
          <table:table-cell table:formula="of:=MAX([.B320];[.D320];[.G320])-MAX([.A320];[.C320];[.E320])" office:value-type="float" office:value="0.771399974822998" calcext:value-type="float">
            <text:p>0.7713999748</text:p>
          </table:table-cell>
          <table:table-cell table:formula="of:=IF(ISBLANK([.E320]);&quot;&quot;;[.I320])" office:value-type="float" office:value="0.771399974822998" calcext:value-type="float">
            <text:p>0.7713999748</text:p>
          </table:table-cell>
          <table:table-cell table:formula="of:=IF(OR(ISBLANK([.E320]);[.I320]&lt;=0);&quot;&quot;;[.I320])" office:value-type="float" office:value="0.771399974822998" calcext:value-type="float">
            <text:p>0.77139997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0.90405" calcext:value-type="float">
            <text:p>1427749420.90405</text:p>
          </table:table-cell>
          <table:table-cell office:value-type="float" office:value="1427749421.67449" calcext:value-type="float">
            <text:p>1427749421.67449</text:p>
          </table:table-cell>
          <table:table-cell office:value-type="float" office:value="1427749421.75168" calcext:value-type="float">
            <text:p>1427749421.75168</text:p>
          </table:table-cell>
          <table:table-cell/>
          <table:table-cell table:formula="of:=MAX([.B321];[.D321];[.G321])-MAX([.A321];[.C321];[.E321])" office:value-type="float" office:value="0.84762978553772" calcext:value-type="float">
            <text:p>0.8476297855</text:p>
          </table:table-cell>
          <table:table-cell table:formula="of:=IF(ISBLANK([.E321]);&quot;&quot;;[.I321])" office:value-type="float" office:value="0.84762978553772" calcext:value-type="float">
            <text:p>0.8476297855</text:p>
          </table:table-cell>
          <table:table-cell table:formula="of:=IF(OR(ISBLANK([.E321]);[.I321]&lt;=0);&quot;&quot;;[.I321])" office:value-type="float" office:value="0.84762978553772" calcext:value-type="float">
            <text:p>0.84762978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2.28054" calcext:value-type="float">
            <text:p>1427749422.28054</text:p>
          </table:table-cell>
          <table:table-cell office:value-type="float" office:value="1427749423.58886" calcext:value-type="float">
            <text:p>1427749423.58886</text:p>
          </table:table-cell>
          <table:table-cell table:number-columns-repeated="4"/>
          <table:table-cell table:formula="of:=MAX([.B322];[.D322];[.G322])-MAX([.A322];[.C322];[.E322])" office:value-type="float" office:value="1.30832004547119" calcext:value-type="float">
            <text:p>1.3083200455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054" calcext:value-type="float">
            <text:p>1427749422.28054</text:p>
          </table:table-cell>
          <table:table-cell office:value-type="float" office:value="1427749423.38652" calcext:value-type="float">
            <text:p>1427749423.38652</text:p>
          </table:table-cell>
          <table:table-cell office:value-type="float" office:value="1427749423.464" calcext:value-type="float">
            <text:p>1427749423.464</text:p>
          </table:table-cell>
          <table:table-cell/>
          <table:table-cell table:formula="of:=MAX([.B323];[.D323];[.G323])-MAX([.A323];[.C323];[.E323])" office:value-type="float" office:value="1.18345999717712" calcext:value-type="float">
            <text:p>1.1834599972</text:p>
          </table:table-cell>
          <table:table-cell table:formula="of:=IF(ISBLANK([.E323]);&quot;&quot;;[.I323])" office:value-type="float" office:value="1.18345999717712" calcext:value-type="float">
            <text:p>1.1834599972</text:p>
          </table:table-cell>
          <table:table-cell table:formula="of:=IF(OR(ISBLANK([.E323]);[.I323]&lt;=0);&quot;&quot;;[.I323])" office:value-type="float" office:value="1.18345999717712" calcext:value-type="float">
            <text:p>1.18345999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119" calcext:value-type="float">
            <text:p>1427749422.28119</text:p>
          </table:table-cell>
          <table:table-cell office:value-type="float" office:value="1427749423.47153" calcext:value-type="float">
            <text:p>1427749423.47153</text:p>
          </table:table-cell>
          <table:table-cell office:value-type="float" office:value="1427749423.511" calcext:value-type="float">
            <text:p>1427749423.511</text:p>
          </table:table-cell>
          <table:table-cell/>
          <table:table-cell table:formula="of:=MAX([.B324];[.D324];[.G324])-MAX([.A324];[.C324];[.E324])" office:value-type="float" office:value="1.22980999946594" calcext:value-type="float">
            <text:p>1.2298099995</text:p>
          </table:table-cell>
          <table:table-cell table:formula="of:=IF(ISBLANK([.E324]);&quot;&quot;;[.I324])" office:value-type="float" office:value="1.22980999946594" calcext:value-type="float">
            <text:p>1.2298099995</text:p>
          </table:table-cell>
          <table:table-cell table:formula="of:=IF(OR(ISBLANK([.E324]);[.I324]&lt;=0);&quot;&quot;;[.I324])" office:value-type="float" office:value="1.22980999946594" calcext:value-type="float">
            <text:p>1.22980999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18" calcext:value-type="float">
            <text:p>1427749422.2818</text:p>
          </table:table-cell>
          <table:table-cell office:value-type="float" office:value="1427749423.30691" calcext:value-type="float">
            <text:p>1427749423.30691</text:p>
          </table:table-cell>
          <table:table-cell office:value-type="float" office:value="1427749423.38655" calcext:value-type="float">
            <text:p>1427749423.38655</text:p>
          </table:table-cell>
          <table:table-cell/>
          <table:table-cell table:formula="of:=MAX([.B325];[.D325];[.G325])-MAX([.A325];[.C325];[.E325])" office:value-type="float" office:value="1.10474991798401" calcext:value-type="float">
            <text:p>1.104749918</text:p>
          </table:table-cell>
          <table:table-cell table:formula="of:=IF(ISBLANK([.E325]);&quot;&quot;;[.I325])" office:value-type="float" office:value="1.10474991798401" calcext:value-type="float">
            <text:p>1.104749918</text:p>
          </table:table-cell>
          <table:table-cell table:formula="of:=IF(OR(ISBLANK([.E325]);[.I325]&lt;=0);&quot;&quot;;[.I325])" office:value-type="float" office:value="1.10474991798401" calcext:value-type="float">
            <text:p>1.1047499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239" calcext:value-type="float">
            <text:p>1427749422.28239</text:p>
          </table:table-cell>
          <table:table-cell office:value-type="float" office:value="1427749423.46405" calcext:value-type="float">
            <text:p>1427749423.46405</text:p>
          </table:table-cell>
          <table:table-cell office:value-type="float" office:value="1427749423.4984" calcext:value-type="float">
            <text:p>1427749423.4984</text:p>
          </table:table-cell>
          <table:table-cell/>
          <table:table-cell table:formula="of:=MAX([.B326];[.D326];[.G326])-MAX([.A326];[.C326];[.E326])" office:value-type="float" office:value="1.21600985527039" calcext:value-type="float">
            <text:p>1.2160098553</text:p>
          </table:table-cell>
          <table:table-cell table:formula="of:=IF(ISBLANK([.E326]);&quot;&quot;;[.I326])" office:value-type="float" office:value="1.21600985527039" calcext:value-type="float">
            <text:p>1.2160098553</text:p>
          </table:table-cell>
          <table:table-cell table:formula="of:=IF(OR(ISBLANK([.E326]);[.I326]&lt;=0);&quot;&quot;;[.I326])" office:value-type="float" office:value="1.21600985527039" calcext:value-type="float">
            <text:p>1.21600985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303" calcext:value-type="float">
            <text:p>1427749422.28303</text:p>
          </table:table-cell>
          <table:table-cell office:value-type="float" office:value="1427749423.2271" calcext:value-type="float">
            <text:p>1427749423.2271</text:p>
          </table:table-cell>
          <table:table-cell office:value-type="float" office:value="1427749423.30701" calcext:value-type="float">
            <text:p>1427749423.30701</text:p>
          </table:table-cell>
          <table:table-cell/>
          <table:table-cell table:formula="of:=MAX([.B327];[.D327];[.G327])-MAX([.A327];[.C327];[.E327])" office:value-type="float" office:value="1.02397990226746" calcext:value-type="float">
            <text:p>1.0239799023</text:p>
          </table:table-cell>
          <table:table-cell table:formula="of:=IF(ISBLANK([.E327]);&quot;&quot;;[.I327])" office:value-type="float" office:value="1.02397990226746" calcext:value-type="float">
            <text:p>1.0239799023</text:p>
          </table:table-cell>
          <table:table-cell table:formula="of:=IF(OR(ISBLANK([.E327]);[.I327]&lt;=0);&quot;&quot;;[.I327])" office:value-type="float" office:value="1.02397990226746" calcext:value-type="float">
            <text:p>1.02397990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369" calcext:value-type="float">
            <text:p>1427749422.28369</text:p>
          </table:table-cell>
          <table:table-cell office:value-type="float" office:value="1427749423.30698" calcext:value-type="float">
            <text:p>1427749423.30698</text:p>
          </table:table-cell>
          <table:table-cell office:value-type="float" office:value="1427749423.38658" calcext:value-type="float">
            <text:p>1427749423.38658</text:p>
          </table:table-cell>
          <table:table-cell/>
          <table:table-cell table:formula="of:=MAX([.B328];[.D328];[.G328])-MAX([.A328];[.C328];[.E328])" office:value-type="float" office:value="1.10289001464844" calcext:value-type="float">
            <text:p>1.1028900146</text:p>
          </table:table-cell>
          <table:table-cell table:formula="of:=IF(ISBLANK([.E328]);&quot;&quot;;[.I328])" office:value-type="float" office:value="1.10289001464844" calcext:value-type="float">
            <text:p>1.1028900146</text:p>
          </table:table-cell>
          <table:table-cell table:formula="of:=IF(OR(ISBLANK([.E328]);[.I328]&lt;=0);&quot;&quot;;[.I328])" office:value-type="float" office:value="1.10289001464844" calcext:value-type="float">
            <text:p>1.10289001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432" calcext:value-type="float">
            <text:p>1427749422.28432</text:p>
          </table:table-cell>
          <table:table-cell office:value-type="float" office:value="1427749423.06537" calcext:value-type="float">
            <text:p>1427749423.06537</text:p>
          </table:table-cell>
          <table:table-cell office:value-type="float" office:value="1427749423.14765" calcext:value-type="float">
            <text:p>1427749423.14765</text:p>
          </table:table-cell>
          <table:table-cell/>
          <table:table-cell table:formula="of:=MAX([.B329];[.D329];[.G329])-MAX([.A329];[.C329];[.E329])" office:value-type="float" office:value="0.863329887390137" calcext:value-type="float">
            <text:p>0.8633298874</text:p>
          </table:table-cell>
          <table:table-cell table:formula="of:=IF(ISBLANK([.E329]);&quot;&quot;;[.I329])" office:value-type="float" office:value="0.863329887390137" calcext:value-type="float">
            <text:p>0.8633298874</text:p>
          </table:table-cell>
          <table:table-cell table:formula="of:=IF(OR(ISBLANK([.E329]);[.I329]&lt;=0);&quot;&quot;;[.I329])" office:value-type="float" office:value="0.863329887390137" calcext:value-type="float">
            <text:p>0.86332988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491" calcext:value-type="float">
            <text:p>1427749422.28491</text:p>
          </table:table-cell>
          <table:table-cell office:value-type="float" office:value="1427749423.14761" calcext:value-type="float">
            <text:p>1427749423.14761</text:p>
          </table:table-cell>
          <table:table-cell office:value-type="float" office:value="1427749423.22715" calcext:value-type="float">
            <text:p>1427749423.22715</text:p>
          </table:table-cell>
          <table:table-cell/>
          <table:table-cell table:formula="of:=MAX([.B330];[.D330];[.G330])-MAX([.A330];[.C330];[.E330])" office:value-type="float" office:value="0.942239999771118" calcext:value-type="float">
            <text:p>0.9422399998</text:p>
          </table:table-cell>
          <table:table-cell table:formula="of:=IF(ISBLANK([.E330]);&quot;&quot;;[.I330])" office:value-type="float" office:value="0.942239999771118" calcext:value-type="float">
            <text:p>0.9422399998</text:p>
          </table:table-cell>
          <table:table-cell table:formula="of:=IF(OR(ISBLANK([.E330]);[.I330]&lt;=0);&quot;&quot;;[.I330])" office:value-type="float" office:value="0.942239999771118" calcext:value-type="float">
            <text:p>0.94223999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59" calcext:value-type="float">
            <text:p>1427749422.2859</text:p>
          </table:table-cell>
          <table:table-cell office:value-type="float" office:value="1427749423.55346" calcext:value-type="float">
            <text:p>1427749423.55346</text:p>
          </table:table-cell>
          <table:table-cell office:value-type="float" office:value="1427749423.58885" calcext:value-type="float">
            <text:p>1427749423.58885</text:p>
          </table:table-cell>
          <table:table-cell/>
          <table:table-cell table:formula="of:=MAX([.B331];[.D331];[.G331])-MAX([.A331];[.C331];[.E331])" office:value-type="float" office:value="1.30294990539551" calcext:value-type="float">
            <text:p>1.3029499054</text:p>
          </table:table-cell>
          <table:table-cell table:formula="of:=IF(ISBLANK([.E331]);&quot;&quot;;[.I331])" office:value-type="float" office:value="1.30294990539551" calcext:value-type="float">
            <text:p>1.3029499054</text:p>
          </table:table-cell>
          <table:table-cell table:formula="of:=IF(OR(ISBLANK([.E331]);[.I331]&lt;=0);&quot;&quot;;[.I331])" office:value-type="float" office:value="1.30294990539551" calcext:value-type="float">
            <text:p>1.3029499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2.28649" calcext:value-type="float">
            <text:p>1427749422.28649</text:p>
          </table:table-cell>
          <table:table-cell office:value-type="float" office:value="1427749422.9857" calcext:value-type="float">
            <text:p>1427749422.9857</text:p>
          </table:table-cell>
          <table:table-cell office:value-type="float" office:value="1427749423.06541" calcext:value-type="float">
            <text:p>1427749423.06541</text:p>
          </table:table-cell>
          <table:table-cell/>
          <table:table-cell table:formula="of:=MAX([.B332];[.D332];[.G332])-MAX([.A332];[.C332];[.E332])" office:value-type="float" office:value="0.77891993522644" calcext:value-type="float">
            <text:p>0.7789199352</text:p>
          </table:table-cell>
          <table:table-cell table:formula="of:=IF(ISBLANK([.E332]);&quot;&quot;;[.I332])" office:value-type="float" office:value="0.77891993522644" calcext:value-type="float">
            <text:p>0.7789199352</text:p>
          </table:table-cell>
          <table:table-cell table:formula="of:=IF(OR(ISBLANK([.E332]);[.I332]&lt;=0);&quot;&quot;;[.I332])" office:value-type="float" office:value="0.77891993522644" calcext:value-type="float">
            <text:p>0.77891993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3.58887" calcext:value-type="float">
            <text:p>1427749423.58887</text:p>
          </table:table-cell>
          <table:table-cell office:value-type="float" office:value="1427749424.90281" calcext:value-type="float">
            <text:p>1427749424.90281</text:p>
          </table:table-cell>
          <table:table-cell table:number-columns-repeated="4"/>
          <table:table-cell table:formula="of:=MAX([.B333];[.D333];[.G333])-MAX([.A333];[.C333];[.E333])" office:value-type="float" office:value="1.31394004821777" calcext:value-type="float">
            <text:p>1.3139400482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8887" calcext:value-type="float">
            <text:p>1427749423.58887</text:p>
          </table:table-cell>
          <table:table-cell office:value-type="float" office:value="1427749424.86702" calcext:value-type="float">
            <text:p>1427749424.86702</text:p>
          </table:table-cell>
          <table:table-cell office:value-type="float" office:value="1427749424.9028" calcext:value-type="float">
            <text:p>1427749424.9028</text:p>
          </table:table-cell>
          <table:table-cell/>
          <table:table-cell table:formula="of:=MAX([.B334];[.D334];[.G334])-MAX([.A334];[.C334];[.E334])" office:value-type="float" office:value="1.31393003463745" calcext:value-type="float">
            <text:p>1.3139300346</text:p>
          </table:table-cell>
          <table:table-cell table:formula="of:=IF(ISBLANK([.E334]);&quot;&quot;;[.I334])" office:value-type="float" office:value="1.31393003463745" calcext:value-type="float">
            <text:p>1.3139300346</text:p>
          </table:table-cell>
          <table:table-cell table:formula="of:=IF(OR(ISBLANK([.E334]);[.I334]&lt;=0);&quot;&quot;;[.I334])" office:value-type="float" office:value="1.31393003463745" calcext:value-type="float">
            <text:p>1.31393003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021" calcext:value-type="float">
            <text:p>1427749423.59021</text:p>
          </table:table-cell>
          <table:table-cell office:value-type="float" office:value="1427749424.69455" calcext:value-type="float">
            <text:p>1427749424.69455</text:p>
          </table:table-cell>
          <table:table-cell office:value-type="float" office:value="1427749424.77278" calcext:value-type="float">
            <text:p>1427749424.77278</text:p>
          </table:table-cell>
          <table:table-cell/>
          <table:table-cell table:formula="of:=MAX([.B335];[.D335];[.G335])-MAX([.A335];[.C335];[.E335])" office:value-type="float" office:value="1.18256998062134" calcext:value-type="float">
            <text:p>1.1825699806</text:p>
          </table:table-cell>
          <table:table-cell table:formula="of:=IF(ISBLANK([.E335]);&quot;&quot;;[.I335])" office:value-type="float" office:value="1.18256998062134" calcext:value-type="float">
            <text:p>1.1825699806</text:p>
          </table:table-cell>
          <table:table-cell table:formula="of:=IF(OR(ISBLANK([.E335]);[.I335]&lt;=0);&quot;&quot;;[.I335])" office:value-type="float" office:value="1.18256998062134" calcext:value-type="float">
            <text:p>1.18256998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16" calcext:value-type="float">
            <text:p>1427749423.5916</text:p>
          </table:table-cell>
          <table:table-cell office:value-type="float" office:value="1427749424.4519" calcext:value-type="float">
            <text:p>1427749424.4519</text:p>
          </table:table-cell>
          <table:table-cell office:value-type="float" office:value="1427749424.53257" calcext:value-type="float">
            <text:p>1427749424.53257</text:p>
          </table:table-cell>
          <table:table-cell/>
          <table:table-cell table:formula="of:=MAX([.B336];[.D336];[.G336])-MAX([.A336];[.C336];[.E336])" office:value-type="float" office:value="0.940969944000244" calcext:value-type="float">
            <text:p>0.940969944</text:p>
          </table:table-cell>
          <table:table-cell table:formula="of:=IF(ISBLANK([.E336]);&quot;&quot;;[.I336])" office:value-type="float" office:value="0.940969944000244" calcext:value-type="float">
            <text:p>0.940969944</text:p>
          </table:table-cell>
          <table:table-cell table:formula="of:=IF(OR(ISBLANK([.E336]);[.I336]&lt;=0);&quot;&quot;;[.I336])" office:value-type="float" office:value="0.940969944000244" calcext:value-type="float">
            <text:p>0.9409699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29" calcext:value-type="float">
            <text:p>1427749423.5929</text:p>
          </table:table-cell>
          <table:table-cell office:value-type="float" office:value="1427749424.77274" calcext:value-type="float">
            <text:p>1427749424.77274</text:p>
          </table:table-cell>
          <table:table-cell office:value-type="float" office:value="1427749424.81058" calcext:value-type="float">
            <text:p>1427749424.81058</text:p>
          </table:table-cell>
          <table:table-cell/>
          <table:table-cell table:formula="of:=MAX([.B337];[.D337];[.G337])-MAX([.A337];[.C337];[.E337])" office:value-type="float" office:value="1.21767997741699" calcext:value-type="float">
            <text:p>1.2176799774</text:p>
          </table:table-cell>
          <table:table-cell table:formula="of:=IF(ISBLANK([.E337]);&quot;&quot;;[.I337])" office:value-type="float" office:value="1.21767997741699" calcext:value-type="float">
            <text:p>1.2176799774</text:p>
          </table:table-cell>
          <table:table-cell table:formula="of:=IF(OR(ISBLANK([.E337]);[.I337]&lt;=0);&quot;&quot;;[.I337])" office:value-type="float" office:value="1.21767997741699" calcext:value-type="float">
            <text:p>1.21767997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423" calcext:value-type="float">
            <text:p>1427749423.59423</text:p>
          </table:table-cell>
          <table:table-cell office:value-type="float" office:value="1427749424.21568" calcext:value-type="float">
            <text:p>1427749424.21568</text:p>
          </table:table-cell>
          <table:table-cell office:value-type="float" office:value="1427749424.29481" calcext:value-type="float">
            <text:p>1427749424.29481</text:p>
          </table:table-cell>
          <table:table-cell/>
          <table:table-cell table:formula="of:=MAX([.B338];[.D338];[.G338])-MAX([.A338];[.C338];[.E338])" office:value-type="float" office:value="0.70058012008667" calcext:value-type="float">
            <text:p>0.7005801201</text:p>
          </table:table-cell>
          <table:table-cell table:formula="of:=IF(ISBLANK([.E338]);&quot;&quot;;[.I338])" office:value-type="float" office:value="0.70058012008667" calcext:value-type="float">
            <text:p>0.7005801201</text:p>
          </table:table-cell>
          <table:table-cell table:formula="of:=IF(OR(ISBLANK([.E338]);[.I338]&lt;=0);&quot;&quot;;[.I338])" office:value-type="float" office:value="0.70058012008667" calcext:value-type="float">
            <text:p>0.70058012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561" calcext:value-type="float">
            <text:p>1427749423.59561</text:p>
          </table:table-cell>
          <table:table-cell office:value-type="float" office:value="1427749424.29477" calcext:value-type="float">
            <text:p>1427749424.29477</text:p>
          </table:table-cell>
          <table:table-cell office:value-type="float" office:value="1427749424.77284" calcext:value-type="float">
            <text:p>1427749424.77284</text:p>
          </table:table-cell>
          <table:table-cell/>
          <table:table-cell table:formula="of:=MAX([.B339];[.D339];[.G339])-MAX([.A339];[.C339];[.E339])" office:value-type="float" office:value="1.1772301197052" calcext:value-type="float">
            <text:p>1.1772301197</text:p>
          </table:table-cell>
          <table:table-cell table:formula="of:=IF(ISBLANK([.E339]);&quot;&quot;;[.I339])" office:value-type="float" office:value="1.1772301197052" calcext:value-type="float">
            <text:p>1.1772301197</text:p>
          </table:table-cell>
          <table:table-cell table:formula="of:=IF(OR(ISBLANK([.E339]);[.I339]&lt;=0);&quot;&quot;;[.I339])" office:value-type="float" office:value="1.1772301197052" calcext:value-type="float">
            <text:p>1.17723011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693" calcext:value-type="float">
            <text:p>1427749423.59693</text:p>
          </table:table-cell>
          <table:table-cell office:value-type="float" office:value="1427749424.53253" calcext:value-type="float">
            <text:p>1427749424.53253</text:p>
          </table:table-cell>
          <table:table-cell office:value-type="float" office:value="1427749424.61329" calcext:value-type="float">
            <text:p>1427749424.61329</text:p>
          </table:table-cell>
          <table:table-cell/>
          <table:table-cell table:formula="of:=MAX([.B340];[.D340];[.G340])-MAX([.A340];[.C340];[.E340])" office:value-type="float" office:value="1.01636004447937" calcext:value-type="float">
            <text:p>1.0163600445</text:p>
          </table:table-cell>
          <table:table-cell table:formula="of:=IF(ISBLANK([.E340]);&quot;&quot;;[.I340])" office:value-type="float" office:value="1.01636004447937" calcext:value-type="float">
            <text:p>1.0163600445</text:p>
          </table:table-cell>
          <table:table-cell table:formula="of:=IF(OR(ISBLANK([.E340]);[.I340]&lt;=0);&quot;&quot;;[.I340])" office:value-type="float" office:value="1.01636004447937" calcext:value-type="float">
            <text:p>1.01636004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823" calcext:value-type="float">
            <text:p>1427749423.59823</text:p>
          </table:table-cell>
          <table:table-cell office:value-type="float" office:value="1427749424.77853" calcext:value-type="float">
            <text:p>1427749424.77853</text:p>
          </table:table-cell>
          <table:table-cell office:value-type="float" office:value="1427749424.82065" calcext:value-type="float">
            <text:p>1427749424.82065</text:p>
          </table:table-cell>
          <table:table-cell/>
          <table:table-cell table:formula="of:=MAX([.B341];[.D341];[.G341])-MAX([.A341];[.C341];[.E341])" office:value-type="float" office:value="1.22242021560669" calcext:value-type="float">
            <text:p>1.2224202156</text:p>
          </table:table-cell>
          <table:table-cell table:formula="of:=IF(ISBLANK([.E341]);&quot;&quot;;[.I341])" office:value-type="float" office:value="1.22242021560669" calcext:value-type="float">
            <text:p>1.2224202156</text:p>
          </table:table-cell>
          <table:table-cell table:formula="of:=IF(OR(ISBLANK([.E341]);[.I341]&lt;=0);&quot;&quot;;[.I341])" office:value-type="float" office:value="1.22242021560669" calcext:value-type="float">
            <text:p>1.2224202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59982" calcext:value-type="float">
            <text:p>1427749423.59982</text:p>
          </table:table-cell>
          <table:table-cell office:value-type="float" office:value="1427749424.21613" calcext:value-type="float">
            <text:p>1427749424.21613</text:p>
          </table:table-cell>
          <table:table-cell office:value-type="float" office:value="1427749424.29501" calcext:value-type="float">
            <text:p>1427749424.29501</text:p>
          </table:table-cell>
          <table:table-cell/>
          <table:table-cell table:formula="of:=MAX([.B342];[.D342];[.G342])-MAX([.A342];[.C342];[.E342])" office:value-type="float" office:value="0.695190191268921" calcext:value-type="float">
            <text:p>0.6951901913</text:p>
          </table:table-cell>
          <table:table-cell table:formula="of:=IF(ISBLANK([.E342]);&quot;&quot;;[.I342])" office:value-type="float" office:value="0.695190191268921" calcext:value-type="float">
            <text:p>0.6951901913</text:p>
          </table:table-cell>
          <table:table-cell table:formula="of:=IF(OR(ISBLANK([.E342]);[.I342]&lt;=0);&quot;&quot;;[.I342])" office:value-type="float" office:value="0.695190191268921" calcext:value-type="float">
            <text:p>0.69519019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3.60059" calcext:value-type="float">
            <text:p>1427749423.60059</text:p>
          </table:table-cell>
          <table:table-cell office:value-type="float" office:value="1427749424.61325" calcext:value-type="float">
            <text:p>1427749424.61325</text:p>
          </table:table-cell>
          <table:table-cell office:value-type="float" office:value="1427749424.69458" calcext:value-type="float">
            <text:p>1427749424.69458</text:p>
          </table:table-cell>
          <table:table-cell/>
          <table:table-cell table:formula="of:=MAX([.B343];[.D343];[.G343])-MAX([.A343];[.C343];[.E343])" office:value-type="float" office:value="1.09399008750916" calcext:value-type="float">
            <text:p>1.0939900875</text:p>
          </table:table-cell>
          <table:table-cell table:formula="of:=IF(ISBLANK([.E343]);&quot;&quot;;[.I343])" office:value-type="float" office:value="1.09399008750916" calcext:value-type="float">
            <text:p>1.0939900875</text:p>
          </table:table-cell>
          <table:table-cell table:formula="of:=IF(OR(ISBLANK([.E343]);[.I343]&lt;=0);&quot;&quot;;[.I343])" office:value-type="float" office:value="1.09399008750916" calcext:value-type="float">
            <text:p>1.09399008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4.90282" calcext:value-type="float">
            <text:p>1427749424.90282</text:p>
          </table:table-cell>
          <table:table-cell office:value-type="float" office:value="1427749426.45802" calcext:value-type="float">
            <text:p>1427749426.45802</text:p>
          </table:table-cell>
          <table:table-cell table:number-columns-repeated="4"/>
          <table:table-cell table:formula="of:=MAX([.B344];[.D344];[.G344])-MAX([.A344];[.C344];[.E344])" office:value-type="float" office:value="1.55519986152649" calcext:value-type="float">
            <text:p>1.5551998615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282" calcext:value-type="float">
            <text:p>1427749424.90282</text:p>
          </table:table-cell>
          <table:table-cell office:value-type="float" office:value="1427749426.26376" calcext:value-type="float">
            <text:p>1427749426.26376</text:p>
          </table:table-cell>
          <table:table-cell office:value-type="float" office:value="1427749426.34306" calcext:value-type="float">
            <text:p>1427749426.34306</text:p>
          </table:table-cell>
          <table:table-cell/>
          <table:table-cell table:formula="of:=MAX([.B345];[.D345];[.G345])-MAX([.A345];[.C345];[.E345])" office:value-type="float" office:value="1.44023990631104" calcext:value-type="float">
            <text:p>1.4402399063</text:p>
          </table:table-cell>
          <table:table-cell table:formula="of:=IF(ISBLANK([.E345]);&quot;&quot;;[.I345])" office:value-type="float" office:value="1.44023990631104" calcext:value-type="float">
            <text:p>1.4402399063</text:p>
          </table:table-cell>
          <table:table-cell table:formula="of:=IF(OR(ISBLANK([.E345]);[.I345]&lt;=0);&quot;&quot;;[.I345])" office:value-type="float" office:value="1.44023990631104" calcext:value-type="float">
            <text:p>1.4402399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337" calcext:value-type="float">
            <text:p>1427749424.90337</text:p>
          </table:table-cell>
          <table:table-cell office:value-type="float" office:value="1427749426.35151" calcext:value-type="float">
            <text:p>1427749426.35151</text:p>
          </table:table-cell>
          <table:table-cell office:value-type="float" office:value="1427749426.38137" calcext:value-type="float">
            <text:p>1427749426.38137</text:p>
          </table:table-cell>
          <table:table-cell/>
          <table:table-cell table:formula="of:=MAX([.B346];[.D346];[.G346])-MAX([.A346];[.C346];[.E346])" office:value-type="float" office:value="1.47800016403198" calcext:value-type="float">
            <text:p>1.478000164</text:p>
          </table:table-cell>
          <table:table-cell table:formula="of:=IF(ISBLANK([.E346]);&quot;&quot;;[.I346])" office:value-type="float" office:value="1.47800016403198" calcext:value-type="float">
            <text:p>1.478000164</text:p>
          </table:table-cell>
          <table:table-cell table:formula="of:=IF(OR(ISBLANK([.E346]);[.I346]&lt;=0);&quot;&quot;;[.I346])" office:value-type="float" office:value="1.47800016403198" calcext:value-type="float">
            <text:p>1.4780001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385" calcext:value-type="float">
            <text:p>1427749424.90385</text:p>
          </table:table-cell>
          <table:table-cell office:value-type="float" office:value="1427749426.34315" calcext:value-type="float">
            <text:p>1427749426.34315</text:p>
          </table:table-cell>
          <table:table-cell office:value-type="float" office:value="1427749426.37486" calcext:value-type="float">
            <text:p>1427749426.37486</text:p>
          </table:table-cell>
          <table:table-cell/>
          <table:table-cell table:formula="of:=MAX([.B347];[.D347];[.G347])-MAX([.A347];[.C347];[.E347])" office:value-type="float" office:value="1.4710099697113" calcext:value-type="float">
            <text:p>1.4710099697</text:p>
          </table:table-cell>
          <table:table-cell table:formula="of:=IF(ISBLANK([.E347]);&quot;&quot;;[.I347])" office:value-type="float" office:value="1.4710099697113" calcext:value-type="float">
            <text:p>1.4710099697</text:p>
          </table:table-cell>
          <table:table-cell table:formula="of:=IF(OR(ISBLANK([.E347]);[.I347]&lt;=0);&quot;&quot;;[.I347])" office:value-type="float" office:value="1.4710099697113" calcext:value-type="float">
            <text:p>1.47100996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434" calcext:value-type="float">
            <text:p>1427749424.90434</text:p>
          </table:table-cell>
          <table:table-cell office:value-type="float" office:value="1427749426.14307" calcext:value-type="float">
            <text:p>1427749426.14307</text:p>
          </table:table-cell>
          <table:table-cell office:value-type="float" office:value="1427749426.2638" calcext:value-type="float">
            <text:p>1427749426.2638</text:p>
          </table:table-cell>
          <table:table-cell/>
          <table:table-cell table:formula="of:=MAX([.B348];[.D348];[.G348])-MAX([.A348];[.C348];[.E348])" office:value-type="float" office:value="1.35945987701416" calcext:value-type="float">
            <text:p>1.359459877</text:p>
          </table:table-cell>
          <table:table-cell table:formula="of:=IF(ISBLANK([.E348]);&quot;&quot;;[.I348])" office:value-type="float" office:value="1.35945987701416" calcext:value-type="float">
            <text:p>1.359459877</text:p>
          </table:table-cell>
          <table:table-cell table:formula="of:=IF(OR(ISBLANK([.E348]);[.I348]&lt;=0);&quot;&quot;;[.I348])" office:value-type="float" office:value="1.35945987701416" calcext:value-type="float">
            <text:p>1.359459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482" calcext:value-type="float">
            <text:p>1427749424.90482</text:p>
          </table:table-cell>
          <table:table-cell office:value-type="float" office:value="1427749426.14317" calcext:value-type="float">
            <text:p>1427749426.14317</text:p>
          </table:table-cell>
          <table:table-cell office:value-type="float" office:value="1427749426.2641" calcext:value-type="float">
            <text:p>1427749426.2641</text:p>
          </table:table-cell>
          <table:table-cell/>
          <table:table-cell table:formula="of:=MAX([.B349];[.D349];[.G349])-MAX([.A349];[.C349];[.E349])" office:value-type="float" office:value="1.35928010940552" calcext:value-type="float">
            <text:p>1.3592801094</text:p>
          </table:table-cell>
          <table:table-cell table:formula="of:=IF(ISBLANK([.E349]);&quot;&quot;;[.I349])" office:value-type="float" office:value="1.35928010940552" calcext:value-type="float">
            <text:p>1.3592801094</text:p>
          </table:table-cell>
          <table:table-cell table:formula="of:=IF(OR(ISBLANK([.E349]);[.I349]&lt;=0);&quot;&quot;;[.I349])" office:value-type="float" office:value="1.35928010940552" calcext:value-type="float">
            <text:p>1.35928010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529" calcext:value-type="float">
            <text:p>1427749424.90529</text:p>
          </table:table-cell>
          <table:table-cell office:value-type="float" office:value="1427749425.81796" calcext:value-type="float">
            <text:p>1427749425.81796</text:p>
          </table:table-cell>
          <table:table-cell office:value-type="float" office:value="1427749425.89843" calcext:value-type="float">
            <text:p>1427749425.89843</text:p>
          </table:table-cell>
          <table:table-cell/>
          <table:table-cell table:formula="of:=MAX([.B350];[.D350];[.G350])-MAX([.A350];[.C350];[.E350])" office:value-type="float" office:value="0.99314022064209" calcext:value-type="float">
            <text:p>0.9931402206</text:p>
          </table:table-cell>
          <table:table-cell table:formula="of:=IF(ISBLANK([.E350]);&quot;&quot;;[.I350])" office:value-type="float" office:value="0.99314022064209" calcext:value-type="float">
            <text:p>0.9931402206</text:p>
          </table:table-cell>
          <table:table-cell table:formula="of:=IF(OR(ISBLANK([.E350]);[.I350]&lt;=0);&quot;&quot;;[.I350])" office:value-type="float" office:value="0.99314022064209" calcext:value-type="float">
            <text:p>0.99314022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579" calcext:value-type="float">
            <text:p>1427749424.90579</text:p>
          </table:table-cell>
          <table:table-cell office:value-type="float" office:value="1427749425.81802" calcext:value-type="float">
            <text:p>1427749425.81802</text:p>
          </table:table-cell>
          <table:table-cell office:value-type="float" office:value="1427749425.89848" calcext:value-type="float">
            <text:p>1427749425.89848</text:p>
          </table:table-cell>
          <table:table-cell/>
          <table:table-cell table:formula="of:=MAX([.B351];[.D351];[.G351])-MAX([.A351];[.C351];[.E351])" office:value-type="float" office:value="0.992689847946167" calcext:value-type="float">
            <text:p>0.9926898479</text:p>
          </table:table-cell>
          <table:table-cell table:formula="of:=IF(ISBLANK([.E351]);&quot;&quot;;[.I351])" office:value-type="float" office:value="0.992689847946167" calcext:value-type="float">
            <text:p>0.9926898479</text:p>
          </table:table-cell>
          <table:table-cell table:formula="of:=IF(OR(ISBLANK([.E351]);[.I351]&lt;=0);&quot;&quot;;[.I351])" office:value-type="float" office:value="0.992689847946167" calcext:value-type="float">
            <text:p>0.99268984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627" calcext:value-type="float">
            <text:p>1427749424.90627</text:p>
          </table:table-cell>
          <table:table-cell office:value-type="float" office:value="1427749426.42354" calcext:value-type="float">
            <text:p>1427749426.42354</text:p>
          </table:table-cell>
          <table:table-cell office:value-type="float" office:value="1427749426.45801" calcext:value-type="float">
            <text:p>1427749426.45801</text:p>
          </table:table-cell>
          <table:table-cell/>
          <table:table-cell table:formula="of:=MAX([.B352];[.D352];[.G352])-MAX([.A352];[.C352];[.E352])" office:value-type="float" office:value="1.55173993110657" calcext:value-type="float">
            <text:p>1.5517399311</text:p>
          </table:table-cell>
          <table:table-cell table:formula="of:=IF(ISBLANK([.E352]);&quot;&quot;;[.I352])" office:value-type="float" office:value="1.55173993110657" calcext:value-type="float">
            <text:p>1.5517399311</text:p>
          </table:table-cell>
          <table:table-cell table:formula="of:=IF(OR(ISBLANK([.E352]);[.I352]&lt;=0);&quot;&quot;;[.I352])" office:value-type="float" office:value="1.55173993110657" calcext:value-type="float">
            <text:p>1.55173993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676" calcext:value-type="float">
            <text:p>1427749424.90676</text:p>
          </table:table-cell>
          <table:table-cell office:value-type="float" office:value="1427749425.89837" calcext:value-type="float">
            <text:p>1427749425.89837</text:p>
          </table:table-cell>
          <table:table-cell office:value-type="float" office:value="1427749426.01873" calcext:value-type="float">
            <text:p>1427749426.01873</text:p>
          </table:table-cell>
          <table:table-cell/>
          <table:table-cell table:formula="of:=MAX([.B353];[.D353];[.G353])-MAX([.A353];[.C353];[.E353])" office:value-type="float" office:value="1.11196994781494" calcext:value-type="float">
            <text:p>1.1119699478</text:p>
          </table:table-cell>
          <table:table-cell table:formula="of:=IF(ISBLANK([.E353]);&quot;&quot;;[.I353])" office:value-type="float" office:value="1.11196994781494" calcext:value-type="float">
            <text:p>1.1119699478</text:p>
          </table:table-cell>
          <table:table-cell table:formula="of:=IF(OR(ISBLANK([.E353]);[.I353]&lt;=0);&quot;&quot;;[.I353])" office:value-type="float" office:value="1.11196994781494" calcext:value-type="float">
            <text:p>1.11196994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4.90749" calcext:value-type="float">
            <text:p>1427749424.90749</text:p>
          </table:table-cell>
          <table:table-cell office:value-type="float" office:value="1427749425.69883" calcext:value-type="float">
            <text:p>1427749425.69883</text:p>
          </table:table-cell>
          <table:table-cell office:value-type="float" office:value="1427749425.81806" calcext:value-type="float">
            <text:p>1427749425.81806</text:p>
          </table:table-cell>
          <table:table-cell/>
          <table:table-cell table:formula="of:=MAX([.B354];[.D354];[.G354])-MAX([.A354];[.C354];[.E354])" office:value-type="float" office:value="0.910569906234741" calcext:value-type="float">
            <text:p>0.9105699062</text:p>
          </table:table-cell>
          <table:table-cell table:formula="of:=IF(ISBLANK([.E354]);&quot;&quot;;[.I354])" office:value-type="float" office:value="0.910569906234741" calcext:value-type="float">
            <text:p>0.9105699062</text:p>
          </table:table-cell>
          <table:table-cell table:formula="of:=IF(OR(ISBLANK([.E354]);[.I354]&lt;=0);&quot;&quot;;[.I354])" office:value-type="float" office:value="0.910569906234741" calcext:value-type="float">
            <text:p>0.91056990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6.45803" calcext:value-type="float">
            <text:p>1427749426.45803</text:p>
          </table:table-cell>
          <table:table-cell office:value-type="float" office:value="1427749427.9974" calcext:value-type="float">
            <text:p>1427749427.9974</text:p>
          </table:table-cell>
          <table:table-cell table:number-columns-repeated="4"/>
          <table:table-cell table:formula="of:=MAX([.B355];[.D355];[.G355])-MAX([.A355];[.C355];[.E355])" office:value-type="float" office:value="1.53937005996704" calcext:value-type="float">
            <text:p>1.53937006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5803" calcext:value-type="float">
            <text:p>1427749426.45803</text:p>
          </table:table-cell>
          <table:table-cell office:value-type="float" office:value="1427749427.71819" calcext:value-type="float">
            <text:p>1427749427.71819</text:p>
          </table:table-cell>
          <table:table-cell office:value-type="float" office:value="1427749427.7978" calcext:value-type="float">
            <text:p>1427749427.7978</text:p>
          </table:table-cell>
          <table:table-cell/>
          <table:table-cell table:formula="of:=MAX([.B356];[.D356];[.G356])-MAX([.A356];[.C356];[.E356])" office:value-type="float" office:value="1.33977007865906" calcext:value-type="float">
            <text:p>1.3397700787</text:p>
          </table:table-cell>
          <table:table-cell table:formula="of:=IF(ISBLANK([.E356]);&quot;&quot;;[.I356])" office:value-type="float" office:value="1.33977007865906" calcext:value-type="float">
            <text:p>1.3397700787</text:p>
          </table:table-cell>
          <table:table-cell table:formula="of:=IF(OR(ISBLANK([.E356]);[.I356]&lt;=0);&quot;&quot;;[.I356])" office:value-type="float" office:value="1.33977007865906" calcext:value-type="float">
            <text:p>1.33977007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5942" calcext:value-type="float">
            <text:p>1427749426.45942</text:p>
          </table:table-cell>
          <table:table-cell office:value-type="float" office:value="1427749427.87899" calcext:value-type="float">
            <text:p>1427749427.87899</text:p>
          </table:table-cell>
          <table:table-cell office:value-type="float" office:value="1427749427.9172" calcext:value-type="float">
            <text:p>1427749427.9172</text:p>
          </table:table-cell>
          <table:table-cell/>
          <table:table-cell table:formula="of:=MAX([.B357];[.D357];[.G357])-MAX([.A357];[.C357];[.E357])" office:value-type="float" office:value="1.45778012275696" calcext:value-type="float">
            <text:p>1.4577801228</text:p>
          </table:table-cell>
          <table:table-cell table:formula="of:=IF(ISBLANK([.E357]);&quot;&quot;;[.I357])" office:value-type="float" office:value="1.45778012275696" calcext:value-type="float">
            <text:p>1.4577801228</text:p>
          </table:table-cell>
          <table:table-cell table:formula="of:=IF(OR(ISBLANK([.E357]);[.I357]&lt;=0);&quot;&quot;;[.I357])" office:value-type="float" office:value="1.45778012275696" calcext:value-type="float">
            <text:p>1.45778012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072" calcext:value-type="float">
            <text:p>1427749426.46072</text:p>
          </table:table-cell>
          <table:table-cell office:value-type="float" office:value="1427749427.47835" calcext:value-type="float">
            <text:p>1427749427.47835</text:p>
          </table:table-cell>
          <table:table-cell office:value-type="float" office:value="1427749427.87902" calcext:value-type="float">
            <text:p>1427749427.87902</text:p>
          </table:table-cell>
          <table:table-cell/>
          <table:table-cell table:formula="of:=MAX([.B358];[.D358];[.G358])-MAX([.A358];[.C358];[.E358])" office:value-type="float" office:value="1.41829991340637" calcext:value-type="float">
            <text:p>1.4182999134</text:p>
          </table:table-cell>
          <table:table-cell table:formula="of:=IF(ISBLANK([.E358]);&quot;&quot;;[.I358])" office:value-type="float" office:value="1.41829991340637" calcext:value-type="float">
            <text:p>1.4182999134</text:p>
          </table:table-cell>
          <table:table-cell table:formula="of:=IF(OR(ISBLANK([.E358]);[.I358]&lt;=0);&quot;&quot;;[.I358])" office:value-type="float" office:value="1.41829991340637" calcext:value-type="float">
            <text:p>1.41829991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203" calcext:value-type="float">
            <text:p>1427749426.46203</text:p>
          </table:table-cell>
          <table:table-cell office:value-type="float" office:value="1427749427.87893" calcext:value-type="float">
            <text:p>1427749427.87893</text:p>
          </table:table-cell>
          <table:table-cell office:value-type="float" office:value="1427749427.91547" calcext:value-type="float">
            <text:p>1427749427.91547</text:p>
          </table:table-cell>
          <table:table-cell/>
          <table:table-cell table:formula="of:=MAX([.B359];[.D359];[.G359])-MAX([.A359];[.C359];[.E359])" office:value-type="float" office:value="1.45343995094299" calcext:value-type="float">
            <text:p>1.4534399509</text:p>
          </table:table-cell>
          <table:table-cell table:formula="of:=IF(ISBLANK([.E359]);&quot;&quot;;[.I359])" office:value-type="float" office:value="1.45343995094299" calcext:value-type="float">
            <text:p>1.4534399509</text:p>
          </table:table-cell>
          <table:table-cell table:formula="of:=IF(OR(ISBLANK([.E359]);[.I359]&lt;=0);&quot;&quot;;[.I359])" office:value-type="float" office:value="1.45343995094299" calcext:value-type="float">
            <text:p>1.45343995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334" calcext:value-type="float">
            <text:p>1427749426.46334</text:p>
          </table:table-cell>
          <table:table-cell office:value-type="float" office:value="1427749427.96552" calcext:value-type="float">
            <text:p>1427749427.96552</text:p>
          </table:table-cell>
          <table:table-cell office:value-type="float" office:value="1427749427.99739" calcext:value-type="float">
            <text:p>1427749427.99739</text:p>
          </table:table-cell>
          <table:table-cell/>
          <table:table-cell table:formula="of:=MAX([.B360];[.D360];[.G360])-MAX([.A360];[.C360];[.E360])" office:value-type="float" office:value="1.53404998779297" calcext:value-type="float">
            <text:p>1.5340499878</text:p>
          </table:table-cell>
          <table:table-cell table:formula="of:=IF(ISBLANK([.E360]);&quot;&quot;;[.I360])" office:value-type="float" office:value="1.53404998779297" calcext:value-type="float">
            <text:p>1.5340499878</text:p>
          </table:table-cell>
          <table:table-cell table:formula="of:=IF(OR(ISBLANK([.E360]);[.I360]&lt;=0);&quot;&quot;;[.I360])" office:value-type="float" office:value="1.53404998779297" calcext:value-type="float">
            <text:p>1.53404998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465" calcext:value-type="float">
            <text:p>1427749426.46465</text:p>
          </table:table-cell>
          <table:table-cell office:value-type="float" office:value="1427749427.39992" calcext:value-type="float">
            <text:p>1427749427.39992</text:p>
          </table:table-cell>
          <table:table-cell office:value-type="float" office:value="1427749427.47839" calcext:value-type="float">
            <text:p>1427749427.47839</text:p>
          </table:table-cell>
          <table:table-cell/>
          <table:table-cell table:formula="of:=MAX([.B361];[.D361];[.G361])-MAX([.A361];[.C361];[.E361])" office:value-type="float" office:value="1.01374006271362" calcext:value-type="float">
            <text:p>1.0137400627</text:p>
          </table:table-cell>
          <table:table-cell table:formula="of:=IF(ISBLANK([.E361]);&quot;&quot;;[.I361])" office:value-type="float" office:value="1.01374006271362" calcext:value-type="float">
            <text:p>1.0137400627</text:p>
          </table:table-cell>
          <table:table-cell table:formula="of:=IF(OR(ISBLANK([.E361]);[.I361]&lt;=0);&quot;&quot;;[.I361])" office:value-type="float" office:value="1.01374006271362" calcext:value-type="float">
            <text:p>1.01374006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595" calcext:value-type="float">
            <text:p>1427749426.46595</text:p>
          </table:table-cell>
          <table:table-cell office:value-type="float" office:value="1427749427.79776" calcext:value-type="float">
            <text:p>1427749427.79776</text:p>
          </table:table-cell>
          <table:table-cell office:value-type="float" office:value="1427749427.87885" calcext:value-type="float">
            <text:p>1427749427.87885</text:p>
          </table:table-cell>
          <table:table-cell/>
          <table:table-cell table:formula="of:=MAX([.B362];[.D362];[.G362])-MAX([.A362];[.C362];[.E362])" office:value-type="float" office:value="1.4128999710083" calcext:value-type="float">
            <text:p>1.412899971</text:p>
          </table:table-cell>
          <table:table-cell table:formula="of:=IF(ISBLANK([.E362]);&quot;&quot;;[.I362])" office:value-type="float" office:value="1.4128999710083" calcext:value-type="float">
            <text:p>1.412899971</text:p>
          </table:table-cell>
          <table:table-cell table:formula="of:=IF(OR(ISBLANK([.E362]);[.I362]&lt;=0);&quot;&quot;;[.I362])" office:value-type="float" office:value="1.4128999710083" calcext:value-type="float">
            <text:p>1.4128999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725" calcext:value-type="float">
            <text:p>1427749426.46725</text:p>
          </table:table-cell>
          <table:table-cell office:value-type="float" office:value="1427749427.48028" calcext:value-type="float">
            <text:p>1427749427.48028</text:p>
          </table:table-cell>
          <table:table-cell office:value-type="float" office:value="1427749427.63863" calcext:value-type="float">
            <text:p>1427749427.63863</text:p>
          </table:table-cell>
          <table:table-cell/>
          <table:table-cell table:formula="of:=MAX([.B363];[.D363];[.G363])-MAX([.A363];[.C363];[.E363])" office:value-type="float" office:value="1.17137980461121" calcext:value-type="float">
            <text:p>1.1713798046</text:p>
          </table:table-cell>
          <table:table-cell table:formula="of:=IF(ISBLANK([.E363]);&quot;&quot;;[.I363])" office:value-type="float" office:value="1.17137980461121" calcext:value-type="float">
            <text:p>1.1713798046</text:p>
          </table:table-cell>
          <table:table-cell table:formula="of:=IF(OR(ISBLANK([.E363]);[.I363]&lt;=0);&quot;&quot;;[.I363])" office:value-type="float" office:value="1.17137980461121" calcext:value-type="float">
            <text:p>1.17137980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785" calcext:value-type="float">
            <text:p>1427749426.46785</text:p>
          </table:table-cell>
          <table:table-cell office:value-type="float" office:value="1427749427.88205" calcext:value-type="float">
            <text:p>1427749427.88205</text:p>
          </table:table-cell>
          <table:table-cell office:value-type="float" office:value="1427749427.92316" calcext:value-type="float">
            <text:p>1427749427.92316</text:p>
          </table:table-cell>
          <table:table-cell/>
          <table:table-cell table:formula="of:=MAX([.B364];[.D364];[.G364])-MAX([.A364];[.C364];[.E364])" office:value-type="float" office:value="1.45531010627747" calcext:value-type="float">
            <text:p>1.4553101063</text:p>
          </table:table-cell>
          <table:table-cell table:formula="of:=IF(ISBLANK([.E364]);&quot;&quot;;[.I364])" office:value-type="float" office:value="1.45531010627747" calcext:value-type="float">
            <text:p>1.4553101063</text:p>
          </table:table-cell>
          <table:table-cell table:formula="of:=IF(OR(ISBLANK([.E364]);[.I364]&lt;=0);&quot;&quot;;[.I364])" office:value-type="float" office:value="1.45531010627747" calcext:value-type="float">
            <text:p>1.45531010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6.4685" calcext:value-type="float">
            <text:p>1427749426.4685</text:p>
          </table:table-cell>
          <table:table-cell office:value-type="float" office:value="1427749427.87881" calcext:value-type="float">
            <text:p>1427749427.87881</text:p>
          </table:table-cell>
          <table:table-cell office:value-type="float" office:value="1427749427.91439" calcext:value-type="float">
            <text:p>1427749427.91439</text:p>
          </table:table-cell>
          <table:table-cell/>
          <table:table-cell table:formula="of:=MAX([.B365];[.D365];[.G365])-MAX([.A365];[.C365];[.E365])" office:value-type="float" office:value="1.44589018821716" calcext:value-type="float">
            <text:p>1.4458901882</text:p>
          </table:table-cell>
          <table:table-cell table:formula="of:=IF(ISBLANK([.E365]);&quot;&quot;;[.I365])" office:value-type="float" office:value="1.44589018821716" calcext:value-type="float">
            <text:p>1.4458901882</text:p>
          </table:table-cell>
          <table:table-cell table:formula="of:=IF(OR(ISBLANK([.E365]);[.I365]&lt;=0);&quot;&quot;;[.I365])" office:value-type="float" office:value="1.44589018821716" calcext:value-type="float">
            <text:p>1.44589018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7.99741" calcext:value-type="float">
            <text:p>1427749427.99741</text:p>
          </table:table-cell>
          <table:table-cell office:value-type="float" office:value="1427749429.28498" calcext:value-type="float">
            <text:p>1427749429.28498</text:p>
          </table:table-cell>
          <table:table-cell table:number-columns-repeated="4"/>
          <table:table-cell table:formula="of:=MAX([.B366];[.D366];[.G366])-MAX([.A366];[.C366];[.E366])" office:value-type="float" office:value="1.28756999969482" calcext:value-type="float">
            <text:p>1.2875699997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7.99741" calcext:value-type="float">
            <text:p>1427749427.99741</text:p>
          </table:table-cell>
          <table:table-cell office:value-type="float" office:value="1427749429.08511" calcext:value-type="float">
            <text:p>1427749429.08511</text:p>
          </table:table-cell>
          <table:table-cell office:value-type="float" office:value="1427749429.16387" calcext:value-type="float">
            <text:p>1427749429.16387</text:p>
          </table:table-cell>
          <table:table-cell/>
          <table:table-cell table:formula="of:=MAX([.B367];[.D367];[.G367])-MAX([.A367];[.C367];[.E367])" office:value-type="float" office:value="1.16646003723145" calcext:value-type="float">
            <text:p>1.1664600372</text:p>
          </table:table-cell>
          <table:table-cell table:formula="of:=IF(ISBLANK([.E367]);&quot;&quot;;[.I367])" office:value-type="float" office:value="1.16646003723145" calcext:value-type="float">
            <text:p>1.1664600372</text:p>
          </table:table-cell>
          <table:table-cell table:formula="of:=IF(OR(ISBLANK([.E367]);[.I367]&lt;=0);&quot;&quot;;[.I367])" office:value-type="float" office:value="1.16646003723145" calcext:value-type="float">
            <text:p>1.16646003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7.99879" calcext:value-type="float">
            <text:p>1427749427.99879</text:p>
          </table:table-cell>
          <table:table-cell office:value-type="float" office:value="1427749428.84881" calcext:value-type="float">
            <text:p>1427749428.84881</text:p>
          </table:table-cell>
          <table:table-cell office:value-type="float" office:value="1427749428.92778" calcext:value-type="float">
            <text:p>1427749428.92778</text:p>
          </table:table-cell>
          <table:table-cell/>
          <table:table-cell table:formula="of:=MAX([.B368];[.D368];[.G368])-MAX([.A368];[.C368];[.E368])" office:value-type="float" office:value="0.928989887237549" calcext:value-type="float">
            <text:p>0.9289898872</text:p>
          </table:table-cell>
          <table:table-cell table:formula="of:=IF(ISBLANK([.E368]);&quot;&quot;;[.I368])" office:value-type="float" office:value="0.928989887237549" calcext:value-type="float">
            <text:p>0.9289898872</text:p>
          </table:table-cell>
          <table:table-cell table:formula="of:=IF(OR(ISBLANK([.E368]);[.I368]&lt;=0);&quot;&quot;;[.I368])" office:value-type="float" office:value="0.928989887237549" calcext:value-type="float">
            <text:p>0.92898988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01" calcext:value-type="float">
            <text:p>1427749428.0001</text:p>
          </table:table-cell>
          <table:table-cell office:value-type="float" office:value="1427749429.00586" calcext:value-type="float">
            <text:p>1427749429.00586</text:p>
          </table:table-cell>
          <table:table-cell office:value-type="float" office:value="1427749429.08521" calcext:value-type="float">
            <text:p>1427749429.08521</text:p>
          </table:table-cell>
          <table:table-cell/>
          <table:table-cell table:formula="of:=MAX([.B369];[.D369];[.G369])-MAX([.A369];[.C369];[.E369])" office:value-type="float" office:value="1.08511018753052" calcext:value-type="float">
            <text:p>1.0851101875</text:p>
          </table:table-cell>
          <table:table-cell table:formula="of:=IF(ISBLANK([.E369]);&quot;&quot;;[.I369])" office:value-type="float" office:value="1.08511018753052" calcext:value-type="float">
            <text:p>1.0851101875</text:p>
          </table:table-cell>
          <table:table-cell table:formula="of:=IF(OR(ISBLANK([.E369]);[.I369]&lt;=0);&quot;&quot;;[.I369])" office:value-type="float" office:value="1.08511018753052" calcext:value-type="float">
            <text:p>1.08511018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143" calcext:value-type="float">
            <text:p>1427749428.00143</text:p>
          </table:table-cell>
          <table:table-cell office:value-type="float" office:value="1427749429.16397" calcext:value-type="float">
            <text:p>1427749429.16397</text:p>
          </table:table-cell>
          <table:table-cell office:value-type="float" office:value="1427749429.20123" calcext:value-type="float">
            <text:p>1427749429.20123</text:p>
          </table:table-cell>
          <table:table-cell/>
          <table:table-cell table:formula="of:=MAX([.B370];[.D370];[.G370])-MAX([.A370];[.C370];[.E370])" office:value-type="float" office:value="1.19980001449585" calcext:value-type="float">
            <text:p>1.1998000145</text:p>
          </table:table-cell>
          <table:table-cell table:formula="of:=IF(ISBLANK([.E370]);&quot;&quot;;[.I370])" office:value-type="float" office:value="1.19980001449585" calcext:value-type="float">
            <text:p>1.1998000145</text:p>
          </table:table-cell>
          <table:table-cell table:formula="of:=IF(OR(ISBLANK([.E370]);[.I370]&lt;=0);&quot;&quot;;[.I370])" office:value-type="float" office:value="1.19980001449585" calcext:value-type="float">
            <text:p>1.1998000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273" calcext:value-type="float">
            <text:p>1427749428.00273</text:p>
          </table:table-cell>
          <table:table-cell office:value-type="float" office:value="1427749429.25154" calcext:value-type="float">
            <text:p>1427749429.25154</text:p>
          </table:table-cell>
          <table:table-cell office:value-type="float" office:value="1427749429.28497" calcext:value-type="float">
            <text:p>1427749429.28497</text:p>
          </table:table-cell>
          <table:table-cell/>
          <table:table-cell table:formula="of:=MAX([.B371];[.D371];[.G371])-MAX([.A371];[.C371];[.E371])" office:value-type="float" office:value="1.28224015235901" calcext:value-type="float">
            <text:p>1.2822401524</text:p>
          </table:table-cell>
          <table:table-cell table:formula="of:=IF(ISBLANK([.E371]);&quot;&quot;;[.I371])" office:value-type="float" office:value="1.28224015235901" calcext:value-type="float">
            <text:p>1.2822401524</text:p>
          </table:table-cell>
          <table:table-cell table:formula="of:=IF(OR(ISBLANK([.E371]);[.I371]&lt;=0);&quot;&quot;;[.I371])" office:value-type="float" office:value="1.28224015235901" calcext:value-type="float">
            <text:p>1.28224015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392" calcext:value-type="float">
            <text:p>1427749428.00392</text:p>
          </table:table-cell>
          <table:table-cell office:value-type="float" office:value="1427749429.16599" calcext:value-type="float">
            <text:p>1427749429.16599</text:p>
          </table:table-cell>
          <table:table-cell office:value-type="float" office:value="1427749429.20348" calcext:value-type="float">
            <text:p>1427749429.20348</text:p>
          </table:table-cell>
          <table:table-cell/>
          <table:table-cell table:formula="of:=MAX([.B372];[.D372];[.G372])-MAX([.A372];[.C372];[.E372])" office:value-type="float" office:value="1.19955992698669" calcext:value-type="float">
            <text:p>1.199559927</text:p>
          </table:table-cell>
          <table:table-cell table:formula="of:=IF(ISBLANK([.E372]);&quot;&quot;;[.I372])" office:value-type="float" office:value="1.19955992698669" calcext:value-type="float">
            <text:p>1.199559927</text:p>
          </table:table-cell>
          <table:table-cell table:formula="of:=IF(OR(ISBLANK([.E372]);[.I372]&lt;=0);&quot;&quot;;[.I372])" office:value-type="float" office:value="1.19955992698669" calcext:value-type="float">
            <text:p>1.1995599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49" calcext:value-type="float">
            <text:p>1427749428.0049</text:p>
          </table:table-cell>
          <table:table-cell office:value-type="float" office:value="1427749429.08517" calcext:value-type="float">
            <text:p>1427749429.08517</text:p>
          </table:table-cell>
          <table:table-cell office:value-type="float" office:value="1427749429.1639" calcext:value-type="float">
            <text:p>1427749429.1639</text:p>
          </table:table-cell>
          <table:table-cell/>
          <table:table-cell table:formula="of:=MAX([.B373];[.D373];[.G373])-MAX([.A373];[.C373];[.E373])" office:value-type="float" office:value="1.15899991989136" calcext:value-type="float">
            <text:p>1.1589999199</text:p>
          </table:table-cell>
          <table:table-cell table:formula="of:=IF(ISBLANK([.E373]);&quot;&quot;;[.I373])" office:value-type="float" office:value="1.15899991989136" calcext:value-type="float">
            <text:p>1.1589999199</text:p>
          </table:table-cell>
          <table:table-cell table:formula="of:=IF(OR(ISBLANK([.E373]);[.I373]&lt;=0);&quot;&quot;;[.I373])" office:value-type="float" office:value="1.15899991989136" calcext:value-type="float">
            <text:p>1.15899991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598" calcext:value-type="float">
            <text:p>1427749428.00598</text:p>
          </table:table-cell>
          <table:table-cell office:value-type="float" office:value="1427749428.77063" calcext:value-type="float">
            <text:p>1427749428.77063</text:p>
          </table:table-cell>
          <table:table-cell office:value-type="float" office:value="1427749428.84885" calcext:value-type="float">
            <text:p>1427749428.84885</text:p>
          </table:table-cell>
          <table:table-cell/>
          <table:table-cell table:formula="of:=MAX([.B374];[.D374];[.G374])-MAX([.A374];[.C374];[.E374])" office:value-type="float" office:value="0.842869997024536" calcext:value-type="float">
            <text:p>0.842869997</text:p>
          </table:table-cell>
          <table:table-cell table:formula="of:=IF(ISBLANK([.E374]);&quot;&quot;;[.I374])" office:value-type="float" office:value="0.842869997024536" calcext:value-type="float">
            <text:p>0.842869997</text:p>
          </table:table-cell>
          <table:table-cell table:formula="of:=IF(OR(ISBLANK([.E374]);[.I374]&lt;=0);&quot;&quot;;[.I374])" office:value-type="float" office:value="0.842869997024536" calcext:value-type="float">
            <text:p>0.842869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7" calcext:value-type="float">
            <text:p>1427749428.007</text:p>
          </table:table-cell>
          <table:table-cell office:value-type="float" office:value="1427749428.69249" calcext:value-type="float">
            <text:p>1427749428.69249</text:p>
          </table:table-cell>
          <table:table-cell office:value-type="float" office:value="1427749428.77067" calcext:value-type="float">
            <text:p>1427749428.77067</text:p>
          </table:table-cell>
          <table:table-cell/>
          <table:table-cell table:formula="of:=MAX([.B375];[.D375];[.G375])-MAX([.A375];[.C375];[.E375])" office:value-type="float" office:value="0.763669967651367" calcext:value-type="float">
            <text:p>0.7636699677</text:p>
          </table:table-cell>
          <table:table-cell table:formula="of:=IF(ISBLANK([.E375]);&quot;&quot;;[.I375])" office:value-type="float" office:value="0.763669967651367" calcext:value-type="float">
            <text:p>0.7636699677</text:p>
          </table:table-cell>
          <table:table-cell table:formula="of:=IF(OR(ISBLANK([.E375]);[.I375]&lt;=0);&quot;&quot;;[.I375])" office:value-type="float" office:value="0.763669967651367" calcext:value-type="float">
            <text:p>0.76366996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8.00797" calcext:value-type="float">
            <text:p>1427749428.00797</text:p>
          </table:table-cell>
          <table:table-cell office:value-type="float" office:value="1427749428.92775" calcext:value-type="float">
            <text:p>1427749428.92775</text:p>
          </table:table-cell>
          <table:table-cell office:value-type="float" office:value="1427749429.0059" calcext:value-type="float">
            <text:p>1427749429.0059</text:p>
          </table:table-cell>
          <table:table-cell/>
          <table:table-cell table:formula="of:=MAX([.B376];[.D376];[.G376])-MAX([.A376];[.C376];[.E376])" office:value-type="float" office:value="0.997929811477661" calcext:value-type="float">
            <text:p>0.9979298115</text:p>
          </table:table-cell>
          <table:table-cell table:formula="of:=IF(ISBLANK([.E376]);&quot;&quot;;[.I376])" office:value-type="float" office:value="0.997929811477661" calcext:value-type="float">
            <text:p>0.9979298115</text:p>
          </table:table-cell>
          <table:table-cell table:formula="of:=IF(OR(ISBLANK([.E376]);[.I376]&lt;=0);&quot;&quot;;[.I376])" office:value-type="float" office:value="0.997929811477661" calcext:value-type="float">
            <text:p>0.9979298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29.28499" calcext:value-type="float">
            <text:p>1427749429.28499</text:p>
          </table:table-cell>
          <table:table-cell office:value-type="float" office:value="1427749430.88286" calcext:value-type="float">
            <text:p>1427749430.88286</text:p>
          </table:table-cell>
          <table:table-cell table:number-columns-repeated="4"/>
          <table:table-cell table:formula="of:=MAX([.B377];[.D377];[.G377])-MAX([.A377];[.C377];[.E377])" office:value-type="float" office:value="1.59786987304688" calcext:value-type="float">
            <text:p>1.597869873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85" calcext:value-type="float">
            <text:p>1427749429.285</text:p>
          </table:table-cell>
          <table:table-cell office:value-type="float" office:value="1427749430.76432" calcext:value-type="float">
            <text:p>1427749430.76432</text:p>
          </table:table-cell>
          <table:table-cell office:value-type="float" office:value="1427749430.79734" calcext:value-type="float">
            <text:p>1427749430.79734</text:p>
          </table:table-cell>
          <table:table-cell/>
          <table:table-cell table:formula="of:=MAX([.B378];[.D378];[.G378])-MAX([.A378];[.C378];[.E378])" office:value-type="float" office:value="1.51233983039856" calcext:value-type="float">
            <text:p>1.5123398304</text:p>
          </table:table-cell>
          <table:table-cell table:formula="of:=IF(ISBLANK([.E378]);&quot;&quot;;[.I378])" office:value-type="float" office:value="1.51233983039856" calcext:value-type="float">
            <text:p>1.5123398304</text:p>
          </table:table-cell>
          <table:table-cell table:formula="of:=IF(OR(ISBLANK([.E378]);[.I378]&lt;=0);&quot;&quot;;[.I378])" office:value-type="float" office:value="1.51233983039856" calcext:value-type="float">
            <text:p>1.5123398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8637" calcext:value-type="float">
            <text:p>1427749429.28637</text:p>
          </table:table-cell>
          <table:table-cell office:value-type="float" office:value="1427749430.8534" calcext:value-type="float">
            <text:p>1427749430.8534</text:p>
          </table:table-cell>
          <table:table-cell office:value-type="float" office:value="1427749430.88285" calcext:value-type="float">
            <text:p>1427749430.88285</text:p>
          </table:table-cell>
          <table:table-cell/>
          <table:table-cell table:formula="of:=MAX([.B379];[.D379];[.G379])-MAX([.A379];[.C379];[.E379])" office:value-type="float" office:value="1.59647989273071" calcext:value-type="float">
            <text:p>1.5964798927</text:p>
          </table:table-cell>
          <table:table-cell table:formula="of:=IF(ISBLANK([.E379]);&quot;&quot;;[.I379])" office:value-type="float" office:value="1.59647989273071" calcext:value-type="float">
            <text:p>1.5964798927</text:p>
          </table:table-cell>
          <table:table-cell table:formula="of:=IF(OR(ISBLANK([.E379]);[.I379]&lt;=0);&quot;&quot;;[.I379])" office:value-type="float" office:value="1.59647989273071" calcext:value-type="float">
            <text:p>1.59647989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877" calcext:value-type="float">
            <text:p>1427749429.2877</text:p>
          </table:table-cell>
          <table:table-cell office:value-type="float" office:value="1427749430.27844" calcext:value-type="float">
            <text:p>1427749430.27844</text:p>
          </table:table-cell>
          <table:table-cell office:value-type="float" office:value="1427749430.35929" calcext:value-type="float">
            <text:p>1427749430.35929</text:p>
          </table:table-cell>
          <table:table-cell/>
          <table:table-cell table:formula="of:=MAX([.B380];[.D380];[.G380])-MAX([.A380];[.C380];[.E380])" office:value-type="float" office:value="1.07158994674683" calcext:value-type="float">
            <text:p>1.0715899467</text:p>
          </table:table-cell>
          <table:table-cell table:formula="of:=IF(ISBLANK([.E380]);&quot;&quot;;[.I380])" office:value-type="float" office:value="1.07158994674683" calcext:value-type="float">
            <text:p>1.0715899467</text:p>
          </table:table-cell>
          <table:table-cell table:formula="of:=IF(OR(ISBLANK([.E380]);[.I380]&lt;=0);&quot;&quot;;[.I380])" office:value-type="float" office:value="1.07158994674683" calcext:value-type="float">
            <text:p>1.07158994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8903" calcext:value-type="float">
            <text:p>1427749429.28903</text:p>
          </table:table-cell>
          <table:table-cell office:value-type="float" office:value="1427749430.44203" calcext:value-type="float">
            <text:p>1427749430.44203</text:p>
          </table:table-cell>
          <table:table-cell office:value-type="float" office:value="1427749430.525" calcext:value-type="float">
            <text:p>1427749430.525</text:p>
          </table:table-cell>
          <table:table-cell/>
          <table:table-cell table:formula="of:=MAX([.B381];[.D381];[.G381])-MAX([.A381];[.C381];[.E381])" office:value-type="float" office:value="1.23597002029419" calcext:value-type="float">
            <text:p>1.2359700203</text:p>
          </table:table-cell>
          <table:table-cell table:formula="of:=IF(ISBLANK([.E381]);&quot;&quot;;[.I381])" office:value-type="float" office:value="1.23597002029419" calcext:value-type="float">
            <text:p>1.2359700203</text:p>
          </table:table-cell>
          <table:table-cell table:formula="of:=IF(OR(ISBLANK([.E381]);[.I381]&lt;=0);&quot;&quot;;[.I381])" office:value-type="float" office:value="1.23597002029419" calcext:value-type="float">
            <text:p>1.23597002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033" calcext:value-type="float">
            <text:p>1427749429.29033</text:p>
          </table:table-cell>
          <table:table-cell office:value-type="float" office:value="1427749430.68456" calcext:value-type="float">
            <text:p>1427749430.68456</text:p>
          </table:table-cell>
          <table:table-cell office:value-type="float" office:value="1427749430.76436" calcext:value-type="float">
            <text:p>1427749430.76436</text:p>
          </table:table-cell>
          <table:table-cell/>
          <table:table-cell table:formula="of:=MAX([.B382];[.D382];[.G382])-MAX([.A382];[.C382];[.E382])" office:value-type="float" office:value="1.47403001785278" calcext:value-type="float">
            <text:p>1.4740300179</text:p>
          </table:table-cell>
          <table:table-cell table:formula="of:=IF(ISBLANK([.E382]);&quot;&quot;;[.I382])" office:value-type="float" office:value="1.47403001785278" calcext:value-type="float">
            <text:p>1.4740300179</text:p>
          </table:table-cell>
          <table:table-cell table:formula="of:=IF(OR(ISBLANK([.E382]);[.I382]&lt;=0);&quot;&quot;;[.I382])" office:value-type="float" office:value="1.47403001785278" calcext:value-type="float">
            <text:p>1.47403001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157" calcext:value-type="float">
            <text:p>1427749429.29157</text:p>
          </table:table-cell>
          <table:table-cell office:value-type="float" office:value="1427749430.52493" calcext:value-type="float">
            <text:p>1427749430.52493</text:p>
          </table:table-cell>
          <table:table-cell office:value-type="float" office:value="1427749430.60486" calcext:value-type="float">
            <text:p>1427749430.60486</text:p>
          </table:table-cell>
          <table:table-cell/>
          <table:table-cell table:formula="of:=MAX([.B383];[.D383];[.G383])-MAX([.A383];[.C383];[.E383])" office:value-type="float" office:value="1.31329011917114" calcext:value-type="float">
            <text:p>1.3132901192</text:p>
          </table:table-cell>
          <table:table-cell table:formula="of:=IF(ISBLANK([.E383]);&quot;&quot;;[.I383])" office:value-type="float" office:value="1.31329011917114" calcext:value-type="float">
            <text:p>1.3132901192</text:p>
          </table:table-cell>
          <table:table-cell table:formula="of:=IF(OR(ISBLANK([.E383]);[.I383]&lt;=0);&quot;&quot;;[.I383])" office:value-type="float" office:value="1.31329011917114" calcext:value-type="float">
            <text:p>1.31329011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202" calcext:value-type="float">
            <text:p>1427749429.29202</text:p>
          </table:table-cell>
          <table:table-cell office:value-type="float" office:value="1427749430.44197" calcext:value-type="float">
            <text:p>1427749430.44197</text:p>
          </table:table-cell>
          <table:table-cell office:value-type="float" office:value="1427749430.52497" calcext:value-type="float">
            <text:p>1427749430.52497</text:p>
          </table:table-cell>
          <table:table-cell/>
          <table:table-cell table:formula="of:=MAX([.B384];[.D384];[.G384])-MAX([.A384];[.C384];[.E384])" office:value-type="float" office:value="1.23294997215271" calcext:value-type="float">
            <text:p>1.2329499722</text:p>
          </table:table-cell>
          <table:table-cell table:formula="of:=IF(ISBLANK([.E384]);&quot;&quot;;[.I384])" office:value-type="float" office:value="1.23294997215271" calcext:value-type="float">
            <text:p>1.2329499722</text:p>
          </table:table-cell>
          <table:table-cell table:formula="of:=IF(OR(ISBLANK([.E384]);[.I384]&lt;=0);&quot;&quot;;[.I384])" office:value-type="float" office:value="1.23294997215271" calcext:value-type="float">
            <text:p>1.23294997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247" calcext:value-type="float">
            <text:p>1427749429.29247</text:p>
          </table:table-cell>
          <table:table-cell office:value-type="float" office:value="1427749430.07704" calcext:value-type="float">
            <text:p>1427749430.07704</text:p>
          </table:table-cell>
          <table:table-cell office:value-type="float" office:value="1427749430.76445" calcext:value-type="float">
            <text:p>1427749430.76445</text:p>
          </table:table-cell>
          <table:table-cell/>
          <table:table-cell table:formula="of:=MAX([.B385];[.D385];[.G385])-MAX([.A385];[.C385];[.E385])" office:value-type="float" office:value="1.47198009490967" calcext:value-type="float">
            <text:p>1.4719800949</text:p>
          </table:table-cell>
          <table:table-cell table:formula="of:=IF(ISBLANK([.E385]);&quot;&quot;;[.I385])" office:value-type="float" office:value="1.47198009490967" calcext:value-type="float">
            <text:p>1.4719800949</text:p>
          </table:table-cell>
          <table:table-cell table:formula="of:=IF(OR(ISBLANK([.E385]);[.I385]&lt;=0);&quot;&quot;;[.I385])" office:value-type="float" office:value="1.47198009490967" calcext:value-type="float">
            <text:p>1.47198009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292" calcext:value-type="float">
            <text:p>1427749429.29292</text:p>
          </table:table-cell>
          <table:table-cell office:value-type="float" office:value="1427749430.76426" calcext:value-type="float">
            <text:p>1427749430.76426</text:p>
          </table:table-cell>
          <table:table-cell office:value-type="float" office:value="1427749430.80318" calcext:value-type="float">
            <text:p>1427749430.80318</text:p>
          </table:table-cell>
          <table:table-cell/>
          <table:table-cell table:formula="of:=MAX([.B386];[.D386];[.G386])-MAX([.A386];[.C386];[.E386])" office:value-type="float" office:value="1.51025986671448" calcext:value-type="float">
            <text:p>1.5102598667</text:p>
          </table:table-cell>
          <table:table-cell table:formula="of:=IF(ISBLANK([.E386]);&quot;&quot;;[.I386])" office:value-type="float" office:value="1.51025986671448" calcext:value-type="float">
            <text:p>1.5102598667</text:p>
          </table:table-cell>
          <table:table-cell table:formula="of:=IF(OR(ISBLANK([.E386]);[.I386]&lt;=0);&quot;&quot;;[.I386])" office:value-type="float" office:value="1.51025986671448" calcext:value-type="float">
            <text:p>1.51025986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29.29338" calcext:value-type="float">
            <text:p>1427749429.29338</text:p>
          </table:table-cell>
          <table:table-cell office:value-type="float" office:value="1427749430.35925" calcext:value-type="float">
            <text:p>1427749430.35925</text:p>
          </table:table-cell>
          <table:table-cell office:value-type="float" office:value="1427749430.44206" calcext:value-type="float">
            <text:p>1427749430.44206</text:p>
          </table:table-cell>
          <table:table-cell/>
          <table:table-cell table:formula="of:=MAX([.B387];[.D387];[.G387])-MAX([.A387];[.C387];[.E387])" office:value-type="float" office:value="1.14867997169495" calcext:value-type="float">
            <text:p>1.1486799717</text:p>
          </table:table-cell>
          <table:table-cell table:formula="of:=IF(ISBLANK([.E387]);&quot;&quot;;[.I387])" office:value-type="float" office:value="1.14867997169495" calcext:value-type="float">
            <text:p>1.1486799717</text:p>
          </table:table-cell>
          <table:table-cell table:formula="of:=IF(OR(ISBLANK([.E387]);[.I387]&lt;=0);&quot;&quot;;[.I387])" office:value-type="float" office:value="1.14867997169495" calcext:value-type="float">
            <text:p>1.14867997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0.88287" calcext:value-type="float">
            <text:p>1427749430.88287</text:p>
          </table:table-cell>
          <table:table-cell office:value-type="float" office:value="1427749432.20613" calcext:value-type="float">
            <text:p>1427749432.20613</text:p>
          </table:table-cell>
          <table:table-cell table:number-columns-repeated="4"/>
          <table:table-cell table:formula="of:=MAX([.B388];[.D388];[.G388])-MAX([.A388];[.C388];[.E388])" office:value-type="float" office:value="1.32326006889343" calcext:value-type="float">
            <text:p>1.3232600689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287" calcext:value-type="float">
            <text:p>1427749430.88287</text:p>
          </table:table-cell>
          <table:table-cell office:value-type="float" office:value="1427749431.99907" calcext:value-type="float">
            <text:p>1427749431.99907</text:p>
          </table:table-cell>
          <table:table-cell office:value-type="float" office:value="1427749432.07962" calcext:value-type="float">
            <text:p>1427749432.07962</text:p>
          </table:table-cell>
          <table:table-cell/>
          <table:table-cell table:formula="of:=MAX([.B389];[.D389];[.G389])-MAX([.A389];[.C389];[.E389])" office:value-type="float" office:value="1.1967499256134" calcext:value-type="float">
            <text:p>1.1967499256</text:p>
          </table:table-cell>
          <table:table-cell table:formula="of:=IF(ISBLANK([.E389]);&quot;&quot;;[.I389])" office:value-type="float" office:value="1.1967499256134" calcext:value-type="float">
            <text:p>1.1967499256</text:p>
          </table:table-cell>
          <table:table-cell table:formula="of:=IF(OR(ISBLANK([.E389]);[.I389]&lt;=0);&quot;&quot;;[.I389])" office:value-type="float" office:value="1.1967499256134" calcext:value-type="float">
            <text:p>1.19674992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346" calcext:value-type="float">
            <text:p>1427749430.88346</text:p>
          </table:table-cell>
          <table:table-cell office:value-type="float" office:value="1427749432.0797" calcext:value-type="float">
            <text:p>1427749432.0797</text:p>
          </table:table-cell>
          <table:table-cell office:value-type="float" office:value="1427749432.12003" calcext:value-type="float">
            <text:p>1427749432.12003</text:p>
          </table:table-cell>
          <table:table-cell/>
          <table:table-cell table:formula="of:=MAX([.B390];[.D390];[.G390])-MAX([.A390];[.C390];[.E390])" office:value-type="float" office:value="1.23656988143921" calcext:value-type="float">
            <text:p>1.2365698814</text:p>
          </table:table-cell>
          <table:table-cell table:formula="of:=IF(ISBLANK([.E390]);&quot;&quot;;[.I390])" office:value-type="float" office:value="1.23656988143921" calcext:value-type="float">
            <text:p>1.2365698814</text:p>
          </table:table-cell>
          <table:table-cell table:formula="of:=IF(OR(ISBLANK([.E390]);[.I390]&lt;=0);&quot;&quot;;[.I390])" office:value-type="float" office:value="1.23656988143921" calcext:value-type="float">
            <text:p>1.23656988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392" calcext:value-type="float">
            <text:p>1427749430.88392</text:p>
          </table:table-cell>
          <table:table-cell office:value-type="float" office:value="1427749432.08571" calcext:value-type="float">
            <text:p>1427749432.08571</text:p>
          </table:table-cell>
          <table:table-cell office:value-type="float" office:value="1427749432.11319" calcext:value-type="float">
            <text:p>1427749432.11319</text:p>
          </table:table-cell>
          <table:table-cell/>
          <table:table-cell table:formula="of:=MAX([.B391];[.D391];[.G391])-MAX([.A391];[.C391];[.E391])" office:value-type="float" office:value="1.22926998138428" calcext:value-type="float">
            <text:p>1.2292699814</text:p>
          </table:table-cell>
          <table:table-cell table:formula="of:=IF(ISBLANK([.E391]);&quot;&quot;;[.I391])" office:value-type="float" office:value="1.22926998138428" calcext:value-type="float">
            <text:p>1.2292699814</text:p>
          </table:table-cell>
          <table:table-cell table:formula="of:=IF(OR(ISBLANK([.E391]);[.I391]&lt;=0);&quot;&quot;;[.I391])" office:value-type="float" office:value="1.22926998138428" calcext:value-type="float">
            <text:p>1.22926998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44" calcext:value-type="float">
            <text:p>1427749430.8844</text:p>
          </table:table-cell>
          <table:table-cell office:value-type="float" office:value="1427749432.17167" calcext:value-type="float">
            <text:p>1427749432.17167</text:p>
          </table:table-cell>
          <table:table-cell office:value-type="float" office:value="1427749432.20613" calcext:value-type="float">
            <text:p>1427749432.20613</text:p>
          </table:table-cell>
          <table:table-cell/>
          <table:table-cell table:formula="of:=MAX([.B392];[.D392];[.G392])-MAX([.A392];[.C392];[.E392])" office:value-type="float" office:value="1.32173013687134" calcext:value-type="float">
            <text:p>1.3217301369</text:p>
          </table:table-cell>
          <table:table-cell table:formula="of:=IF(ISBLANK([.E392]);&quot;&quot;;[.I392])" office:value-type="float" office:value="1.32173013687134" calcext:value-type="float">
            <text:p>1.3217301369</text:p>
          </table:table-cell>
          <table:table-cell table:formula="of:=IF(OR(ISBLANK([.E392]);[.I392]&lt;=0);&quot;&quot;;[.I392])" office:value-type="float" office:value="1.32173013687134" calcext:value-type="float">
            <text:p>1.32173013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491" calcext:value-type="float">
            <text:p>1427749430.88491</text:p>
          </table:table-cell>
          <table:table-cell office:value-type="float" office:value="1427749431.60522" calcext:value-type="float">
            <text:p>1427749431.60522</text:p>
          </table:table-cell>
          <table:table-cell office:value-type="float" office:value="1427749431.99916" calcext:value-type="float">
            <text:p>1427749431.99916</text:p>
          </table:table-cell>
          <table:table-cell/>
          <table:table-cell table:formula="of:=MAX([.B393];[.D393];[.G393])-MAX([.A393];[.C393];[.E393])" office:value-type="float" office:value="1.11424994468689" calcext:value-type="float">
            <text:p>1.1142499447</text:p>
          </table:table-cell>
          <table:table-cell table:formula="of:=IF(ISBLANK([.E393]);&quot;&quot;;[.I393])" office:value-type="float" office:value="1.11424994468689" calcext:value-type="float">
            <text:p>1.1142499447</text:p>
          </table:table-cell>
          <table:table-cell table:formula="of:=IF(OR(ISBLANK([.E393]);[.I393]&lt;=0);&quot;&quot;;[.I393])" office:value-type="float" office:value="1.11424994468689" calcext:value-type="float">
            <text:p>1.11424994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536" calcext:value-type="float">
            <text:p>1427749430.88536</text:p>
          </table:table-cell>
          <table:table-cell office:value-type="float" office:value="1427749431.44539" calcext:value-type="float">
            <text:p>1427749431.44539</text:p>
          </table:table-cell>
          <table:table-cell office:value-type="float" office:value="1427749431.52395" calcext:value-type="float">
            <text:p>1427749431.52395</text:p>
          </table:table-cell>
          <table:table-cell/>
          <table:table-cell table:formula="of:=MAX([.B394];[.D394];[.G394])-MAX([.A394];[.C394];[.E394])" office:value-type="float" office:value="0.638590097427368" calcext:value-type="float">
            <text:p>0.6385900974</text:p>
          </table:table-cell>
          <table:table-cell table:formula="of:=IF(ISBLANK([.E394]);&quot;&quot;;[.I394])" office:value-type="float" office:value="0.638590097427368" calcext:value-type="float">
            <text:p>0.6385900974</text:p>
          </table:table-cell>
          <table:table-cell table:formula="of:=IF(OR(ISBLANK([.E394]);[.I394]&lt;=0);&quot;&quot;;[.I394])" office:value-type="float" office:value="0.638590097427368" calcext:value-type="float">
            <text:p>0.63859009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582" calcext:value-type="float">
            <text:p>1427749430.88582</text:p>
          </table:table-cell>
          <table:table-cell office:value-type="float" office:value="1427749431.99901" calcext:value-type="float">
            <text:p>1427749431.99901</text:p>
          </table:table-cell>
          <table:table-cell office:value-type="float" office:value="1427749432.07959" calcext:value-type="float">
            <text:p>1427749432.07959</text:p>
          </table:table-cell>
          <table:table-cell/>
          <table:table-cell table:formula="of:=MAX([.B395];[.D395];[.G395])-MAX([.A395];[.C395];[.E395])" office:value-type="float" office:value="1.19377017021179" calcext:value-type="float">
            <text:p>1.1937701702</text:p>
          </table:table-cell>
          <table:table-cell table:formula="of:=IF(ISBLANK([.E395]);&quot;&quot;;[.I395])" office:value-type="float" office:value="1.19377017021179" calcext:value-type="float">
            <text:p>1.1937701702</text:p>
          </table:table-cell>
          <table:table-cell table:formula="of:=IF(OR(ISBLANK([.E395]);[.I395]&lt;=0);&quot;&quot;;[.I395])" office:value-type="float" office:value="1.19377017021179" calcext:value-type="float">
            <text:p>1.19377017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627" calcext:value-type="float">
            <text:p>1427749430.88627</text:p>
          </table:table-cell>
          <table:table-cell office:value-type="float" office:value="1427749431.99921" calcext:value-type="float">
            <text:p>1427749431.99921</text:p>
          </table:table-cell>
          <table:table-cell office:value-type="float" office:value="1427749432.07974" calcext:value-type="float">
            <text:p>1427749432.07974</text:p>
          </table:table-cell>
          <table:table-cell/>
          <table:table-cell table:formula="of:=MAX([.B396];[.D396];[.G396])-MAX([.A396];[.C396];[.E396])" office:value-type="float" office:value="1.1934700012207" calcext:value-type="float">
            <text:p>1.1934700012</text:p>
          </table:table-cell>
          <table:table-cell table:formula="of:=IF(ISBLANK([.E396]);&quot;&quot;;[.I396])" office:value-type="float" office:value="1.1934700012207" calcext:value-type="float">
            <text:p>1.1934700012</text:p>
          </table:table-cell>
          <table:table-cell table:formula="of:=IF(OR(ISBLANK([.E396]);[.I396]&lt;=0);&quot;&quot;;[.I396])" office:value-type="float" office:value="1.1934700012207" calcext:value-type="float">
            <text:p>1.1934700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673" calcext:value-type="float">
            <text:p>1427749430.88673</text:p>
          </table:table-cell>
          <table:table-cell office:value-type="float" office:value="1427749431.76254" calcext:value-type="float">
            <text:p>1427749431.76254</text:p>
          </table:table-cell>
          <table:table-cell office:value-type="float" office:value="1427749431.84068" calcext:value-type="float">
            <text:p>1427749431.84068</text:p>
          </table:table-cell>
          <table:table-cell/>
          <table:table-cell table:formula="of:=MAX([.B397];[.D397];[.G397])-MAX([.A397];[.C397];[.E397])" office:value-type="float" office:value="0.953949928283691" calcext:value-type="float">
            <text:p>0.9539499283</text:p>
          </table:table-cell>
          <table:table-cell table:formula="of:=IF(ISBLANK([.E397]);&quot;&quot;;[.I397])" office:value-type="float" office:value="0.953949928283691" calcext:value-type="float">
            <text:p>0.9539499283</text:p>
          </table:table-cell>
          <table:table-cell table:formula="of:=IF(OR(ISBLANK([.E397]);[.I397]&lt;=0);&quot;&quot;;[.I397])" office:value-type="float" office:value="0.953949928283691" calcext:value-type="float">
            <text:p>0.95394992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0.88718" calcext:value-type="float">
            <text:p>1427749430.88718</text:p>
          </table:table-cell>
          <table:table-cell office:value-type="float" office:value="1427749431.99912" calcext:value-type="float">
            <text:p>1427749431.99912</text:p>
          </table:table-cell>
          <table:table-cell office:value-type="float" office:value="1427749432.07965" calcext:value-type="float">
            <text:p>1427749432.07965</text:p>
          </table:table-cell>
          <table:table-cell/>
          <table:table-cell table:formula="of:=MAX([.B398];[.D398];[.G398])-MAX([.A398];[.C398];[.E398])" office:value-type="float" office:value="1.19246983528137" calcext:value-type="float">
            <text:p>1.1924698353</text:p>
          </table:table-cell>
          <table:table-cell table:formula="of:=IF(ISBLANK([.E398]);&quot;&quot;;[.I398])" office:value-type="float" office:value="1.19246983528137" calcext:value-type="float">
            <text:p>1.1924698353</text:p>
          </table:table-cell>
          <table:table-cell table:formula="of:=IF(OR(ISBLANK([.E398]);[.I398]&lt;=0);&quot;&quot;;[.I398])" office:value-type="float" office:value="1.19246983528137" calcext:value-type="float">
            <text:p>1.19246983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2.20614" calcext:value-type="float">
            <text:p>1427749432.20614</text:p>
          </table:table-cell>
          <table:table-cell office:value-type="float" office:value="1427749433.52805" calcext:value-type="float">
            <text:p>1427749433.52805</text:p>
          </table:table-cell>
          <table:table-cell table:number-columns-repeated="4"/>
          <table:table-cell table:formula="of:=MAX([.B399];[.D399];[.G399])-MAX([.A399];[.C399];[.E399])" office:value-type="float" office:value="1.32190990447998" calcext:value-type="float">
            <text:p>1.3219099045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0615" calcext:value-type="float">
            <text:p>1427749432.20615</text:p>
          </table:table-cell>
          <table:table-cell office:value-type="float" office:value="1427749433.41941" calcext:value-type="float">
            <text:p>1427749433.41941</text:p>
          </table:table-cell>
          <table:table-cell office:value-type="float" office:value="1427749433.45742" calcext:value-type="float">
            <text:p>1427749433.45742</text:p>
          </table:table-cell>
          <table:table-cell/>
          <table:table-cell table:formula="of:=MAX([.B400];[.D400];[.G400])-MAX([.A400];[.C400];[.E400])" office:value-type="float" office:value="1.25127005577087" calcext:value-type="float">
            <text:p>1.2512700558</text:p>
          </table:table-cell>
          <table:table-cell table:formula="of:=IF(ISBLANK([.E400]);&quot;&quot;;[.I400])" office:value-type="float" office:value="1.25127005577087" calcext:value-type="float">
            <text:p>1.2512700558</text:p>
          </table:table-cell>
          <table:table-cell table:formula="of:=IF(OR(ISBLANK([.E400]);[.I400]&lt;=0);&quot;&quot;;[.I400])" office:value-type="float" office:value="1.25127005577087" calcext:value-type="float">
            <text:p>1.25127005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0695" calcext:value-type="float">
            <text:p>1427749432.20695</text:p>
          </table:table-cell>
          <table:table-cell office:value-type="float" office:value="1427749433.50032" calcext:value-type="float">
            <text:p>1427749433.50032</text:p>
          </table:table-cell>
          <table:table-cell office:value-type="float" office:value="1427749433.52804" calcext:value-type="float">
            <text:p>1427749433.52804</text:p>
          </table:table-cell>
          <table:table-cell/>
          <table:table-cell table:formula="of:=MAX([.B401];[.D401];[.G401])-MAX([.A401];[.C401];[.E401])" office:value-type="float" office:value="1.32108998298645" calcext:value-type="float">
            <text:p>1.321089983</text:p>
          </table:table-cell>
          <table:table-cell table:formula="of:=IF(ISBLANK([.E401]);&quot;&quot;;[.I401])" office:value-type="float" office:value="1.32108998298645" calcext:value-type="float">
            <text:p>1.321089983</text:p>
          </table:table-cell>
          <table:table-cell table:formula="of:=IF(OR(ISBLANK([.E401]);[.I401]&lt;=0);&quot;&quot;;[.I401])" office:value-type="float" office:value="1.32108998298645" calcext:value-type="float">
            <text:p>1.3210899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08" calcext:value-type="float">
            <text:p>1427749432.208</text:p>
          </table:table-cell>
          <table:table-cell office:value-type="float" office:value="1427749433.07412" calcext:value-type="float">
            <text:p>1427749433.07412</text:p>
          </table:table-cell>
          <table:table-cell office:value-type="float" office:value="1427749433.162" calcext:value-type="float">
            <text:p>1427749433.162</text:p>
          </table:table-cell>
          <table:table-cell/>
          <table:table-cell table:formula="of:=MAX([.B402];[.D402];[.G402])-MAX([.A402];[.C402];[.E402])" office:value-type="float" office:value="0.953999996185303" calcext:value-type="float">
            <text:p>0.9539999962</text:p>
          </table:table-cell>
          <table:table-cell table:formula="of:=IF(ISBLANK([.E402]);&quot;&quot;;[.I402])" office:value-type="float" office:value="0.953999996185303" calcext:value-type="float">
            <text:p>0.9539999962</text:p>
          </table:table-cell>
          <table:table-cell table:formula="of:=IF(OR(ISBLANK([.E402]);[.I402]&lt;=0);&quot;&quot;;[.I402])" office:value-type="float" office:value="0.953999996185303" calcext:value-type="float">
            <text:p>0.95399999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0931" calcext:value-type="float">
            <text:p>1427749432.20931</text:p>
          </table:table-cell>
          <table:table-cell office:value-type="float" office:value="1427749433.32909" calcext:value-type="float">
            <text:p>1427749433.32909</text:p>
          </table:table-cell>
          <table:table-cell office:value-type="float" office:value="1427749433.41944" calcext:value-type="float">
            <text:p>1427749433.41944</text:p>
          </table:table-cell>
          <table:table-cell/>
          <table:table-cell table:formula="of:=MAX([.B403];[.D403];[.G403])-MAX([.A403];[.C403];[.E403])" office:value-type="float" office:value="1.21012997627258" calcext:value-type="float">
            <text:p>1.2101299763</text:p>
          </table:table-cell>
          <table:table-cell table:formula="of:=IF(ISBLANK([.E403]);&quot;&quot;;[.I403])" office:value-type="float" office:value="1.21012997627258" calcext:value-type="float">
            <text:p>1.2101299763</text:p>
          </table:table-cell>
          <table:table-cell table:formula="of:=IF(OR(ISBLANK([.E403]);[.I403]&lt;=0);&quot;&quot;;[.I403])" office:value-type="float" office:value="1.21012997627258" calcext:value-type="float">
            <text:p>1.21012997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061" calcext:value-type="float">
            <text:p>1427749432.21061</text:p>
          </table:table-cell>
          <table:table-cell office:value-type="float" office:value="1427749433.24952" calcext:value-type="float">
            <text:p>1427749433.24952</text:p>
          </table:table-cell>
          <table:table-cell office:value-type="float" office:value="1427749433.32915" calcext:value-type="float">
            <text:p>1427749433.32915</text:p>
          </table:table-cell>
          <table:table-cell/>
          <table:table-cell table:formula="of:=MAX([.B404];[.D404];[.G404])-MAX([.A404];[.C404];[.E404])" office:value-type="float" office:value="1.11854004859924" calcext:value-type="float">
            <text:p>1.1185400486</text:p>
          </table:table-cell>
          <table:table-cell table:formula="of:=IF(ISBLANK([.E404]);&quot;&quot;;[.I404])" office:value-type="float" office:value="1.11854004859924" calcext:value-type="float">
            <text:p>1.1185400486</text:p>
          </table:table-cell>
          <table:table-cell table:formula="of:=IF(OR(ISBLANK([.E404]);[.I404]&lt;=0);&quot;&quot;;[.I404])" office:value-type="float" office:value="1.11854004859924" calcext:value-type="float">
            <text:p>1.1185400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195" calcext:value-type="float">
            <text:p>1427749432.21195</text:p>
          </table:table-cell>
          <table:table-cell office:value-type="float" office:value="1427749432.98502" calcext:value-type="float">
            <text:p>1427749432.98502</text:p>
          </table:table-cell>
          <table:table-cell office:value-type="float" office:value="1427749433.07416" calcext:value-type="float">
            <text:p>1427749433.07416</text:p>
          </table:table-cell>
          <table:table-cell/>
          <table:table-cell table:formula="of:=MAX([.B405];[.D405];[.G405])-MAX([.A405];[.C405];[.E405])" office:value-type="float" office:value="0.862210035324097" calcext:value-type="float">
            <text:p>0.8622100353</text:p>
          </table:table-cell>
          <table:table-cell table:formula="of:=IF(ISBLANK([.E405]);&quot;&quot;;[.I405])" office:value-type="float" office:value="0.862210035324097" calcext:value-type="float">
            <text:p>0.8622100353</text:p>
          </table:table-cell>
          <table:table-cell table:formula="of:=IF(OR(ISBLANK([.E405]);[.I405]&lt;=0);&quot;&quot;;[.I405])" office:value-type="float" office:value="0.862210035324097" calcext:value-type="float">
            <text:p>0.8622100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331" calcext:value-type="float">
            <text:p>1427749432.21331</text:p>
          </table:table-cell>
          <table:table-cell office:value-type="float" office:value="1427749432.89298" calcext:value-type="float">
            <text:p>1427749432.89298</text:p>
          </table:table-cell>
          <table:table-cell office:value-type="float" office:value="1427749432.98507" calcext:value-type="float">
            <text:p>1427749432.98507</text:p>
          </table:table-cell>
          <table:table-cell/>
          <table:table-cell table:formula="of:=MAX([.B406];[.D406];[.G406])-MAX([.A406];[.C406];[.E406])" office:value-type="float" office:value="0.771759986877441" calcext:value-type="float">
            <text:p>0.7717599869</text:p>
          </table:table-cell>
          <table:table-cell table:formula="of:=IF(ISBLANK([.E406]);&quot;&quot;;[.I406])" office:value-type="float" office:value="0.771759986877441" calcext:value-type="float">
            <text:p>0.7717599869</text:p>
          </table:table-cell>
          <table:table-cell table:formula="of:=IF(OR(ISBLANK([.E406]);[.I406]&lt;=0);&quot;&quot;;[.I406])" office:value-type="float" office:value="0.771759986877441" calcext:value-type="float">
            <text:p>0.77175998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488" calcext:value-type="float">
            <text:p>1427749432.21488</text:p>
          </table:table-cell>
          <table:table-cell office:value-type="float" office:value="1427749433.16197" calcext:value-type="float">
            <text:p>1427749433.16197</text:p>
          </table:table-cell>
          <table:table-cell office:value-type="float" office:value="1427749433.24956" calcext:value-type="float">
            <text:p>1427749433.24956</text:p>
          </table:table-cell>
          <table:table-cell/>
          <table:table-cell table:formula="of:=MAX([.B407];[.D407];[.G407])-MAX([.A407];[.C407];[.E407])" office:value-type="float" office:value="1.03468012809753" calcext:value-type="float">
            <text:p>1.0346801281</text:p>
          </table:table-cell>
          <table:table-cell table:formula="of:=IF(ISBLANK([.E407]);&quot;&quot;;[.I407])" office:value-type="float" office:value="1.03468012809753" calcext:value-type="float">
            <text:p>1.0346801281</text:p>
          </table:table-cell>
          <table:table-cell table:formula="of:=IF(OR(ISBLANK([.E407]);[.I407]&lt;=0);&quot;&quot;;[.I407])" office:value-type="float" office:value="1.03468012809753" calcext:value-type="float">
            <text:p>1.0346801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575" calcext:value-type="float">
            <text:p>1427749432.21575</text:p>
          </table:table-cell>
          <table:table-cell office:value-type="float" office:value="1427749432.80102" calcext:value-type="float">
            <text:p>1427749432.80102</text:p>
          </table:table-cell>
          <table:table-cell office:value-type="float" office:value="1427749432.89302" calcext:value-type="float">
            <text:p>1427749432.89302</text:p>
          </table:table-cell>
          <table:table-cell/>
          <table:table-cell table:formula="of:=MAX([.B408];[.D408];[.G408])-MAX([.A408];[.C408];[.E408])" office:value-type="float" office:value="0.67726993560791" calcext:value-type="float">
            <text:p>0.6772699356</text:p>
          </table:table-cell>
          <table:table-cell table:formula="of:=IF(ISBLANK([.E408]);&quot;&quot;;[.I408])" office:value-type="float" office:value="0.67726993560791" calcext:value-type="float">
            <text:p>0.6772699356</text:p>
          </table:table-cell>
          <table:table-cell table:formula="of:=IF(OR(ISBLANK([.E408]);[.I408]&lt;=0);&quot;&quot;;[.I408])" office:value-type="float" office:value="0.67726993560791" calcext:value-type="float">
            <text:p>0.67726993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2.21621" calcext:value-type="float">
            <text:p>1427749432.21621</text:p>
          </table:table-cell>
          <table:table-cell office:value-type="float" office:value="1427749433.41954" calcext:value-type="float">
            <text:p>1427749433.41954</text:p>
          </table:table-cell>
          <table:table-cell office:value-type="float" office:value="1427749433.45454" calcext:value-type="float">
            <text:p>1427749433.45454</text:p>
          </table:table-cell>
          <table:table-cell/>
          <table:table-cell table:formula="of:=MAX([.B409];[.D409];[.G409])-MAX([.A409];[.C409];[.E409])" office:value-type="float" office:value="1.23833012580872" calcext:value-type="float">
            <text:p>1.2383301258</text:p>
          </table:table-cell>
          <table:table-cell table:formula="of:=IF(ISBLANK([.E409]);&quot;&quot;;[.I409])" office:value-type="float" office:value="1.23833012580872" calcext:value-type="float">
            <text:p>1.2383301258</text:p>
          </table:table-cell>
          <table:table-cell table:formula="of:=IF(OR(ISBLANK([.E409]);[.I409]&lt;=0);&quot;&quot;;[.I409])" office:value-type="float" office:value="1.23833012580872" calcext:value-type="float">
            <text:p>1.23833012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3.52805" calcext:value-type="float">
            <text:p>1427749433.52805</text:p>
          </table:table-cell>
          <table:table-cell office:value-type="float" office:value="1427749434.88592" calcext:value-type="float">
            <text:p>1427749434.88592</text:p>
          </table:table-cell>
          <table:table-cell table:number-columns-repeated="4"/>
          <table:table-cell table:formula="of:=MAX([.B410];[.D410];[.G410])-MAX([.A410];[.C410];[.E410])" office:value-type="float" office:value="1.35787010192871" calcext:value-type="float">
            <text:p>1.3578701019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2806" calcext:value-type="float">
            <text:p>1427749433.52806</text:p>
          </table:table-cell>
          <table:table-cell office:value-type="float" office:value="1427749434.85747" calcext:value-type="float">
            <text:p>1427749434.85747</text:p>
          </table:table-cell>
          <table:table-cell office:value-type="float" office:value="1427749434.88592" calcext:value-type="float">
            <text:p>1427749434.88592</text:p>
          </table:table-cell>
          <table:table-cell/>
          <table:table-cell table:formula="of:=MAX([.B411];[.D411];[.G411])-MAX([.A411];[.C411];[.E411])" office:value-type="float" office:value="1.35786008834839" calcext:value-type="float">
            <text:p>1.3578600883</text:p>
          </table:table-cell>
          <table:table-cell table:formula="of:=IF(ISBLANK([.E411]);&quot;&quot;;[.I411])" office:value-type="float" office:value="1.35786008834839" calcext:value-type="float">
            <text:p>1.3578600883</text:p>
          </table:table-cell>
          <table:table-cell table:formula="of:=IF(OR(ISBLANK([.E411]);[.I411]&lt;=0);&quot;&quot;;[.I411])" office:value-type="float" office:value="1.35786008834839" calcext:value-type="float">
            <text:p>1.35786008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2941" calcext:value-type="float">
            <text:p>1427749433.52941</text:p>
          </table:table-cell>
          <table:table-cell office:value-type="float" office:value="1427749434.4154" calcext:value-type="float">
            <text:p>1427749434.4154</text:p>
          </table:table-cell>
          <table:table-cell office:value-type="float" office:value="1427749434.50536" calcext:value-type="float">
            <text:p>1427749434.50536</text:p>
          </table:table-cell>
          <table:table-cell/>
          <table:table-cell table:formula="of:=MAX([.B412];[.D412];[.G412])-MAX([.A412];[.C412];[.E412])" office:value-type="float" office:value="0.975950002670288" calcext:value-type="float">
            <text:p>0.9759500027</text:p>
          </table:table-cell>
          <table:table-cell table:formula="of:=IF(ISBLANK([.E412]);&quot;&quot;;[.I412])" office:value-type="float" office:value="0.975950002670288" calcext:value-type="float">
            <text:p>0.9759500027</text:p>
          </table:table-cell>
          <table:table-cell table:formula="of:=IF(OR(ISBLANK([.E412]);[.I412]&lt;=0);&quot;&quot;;[.I412])" office:value-type="float" office:value="0.975950002670288" calcext:value-type="float">
            <text:p>0.97595000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075" calcext:value-type="float">
            <text:p>1427749433.53075</text:p>
          </table:table-cell>
          <table:table-cell office:value-type="float" office:value="1427749434.6862" calcext:value-type="float">
            <text:p>1427749434.6862</text:p>
          </table:table-cell>
          <table:table-cell office:value-type="float" office:value="1427749434.77409" calcext:value-type="float">
            <text:p>1427749434.77409</text:p>
          </table:table-cell>
          <table:table-cell/>
          <table:table-cell table:formula="of:=MAX([.B413];[.D413];[.G413])-MAX([.A413];[.C413];[.E413])" office:value-type="float" office:value="1.24334001541138" calcext:value-type="float">
            <text:p>1.2433400154</text:p>
          </table:table-cell>
          <table:table-cell table:formula="of:=IF(ISBLANK([.E413]);&quot;&quot;;[.I413])" office:value-type="float" office:value="1.24334001541138" calcext:value-type="float">
            <text:p>1.2433400154</text:p>
          </table:table-cell>
          <table:table-cell table:formula="of:=IF(OR(ISBLANK([.E413]);[.I413]&lt;=0);&quot;&quot;;[.I413])" office:value-type="float" office:value="1.24334001541138" calcext:value-type="float">
            <text:p>1.24334001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242" calcext:value-type="float">
            <text:p>1427749433.53242</text:p>
          </table:table-cell>
          <table:table-cell office:value-type="float" office:value="1427749434.59549" calcext:value-type="float">
            <text:p>1427749434.59549</text:p>
          </table:table-cell>
          <table:table-cell office:value-type="float" office:value="1427749434.68624" calcext:value-type="float">
            <text:p>1427749434.68624</text:p>
          </table:table-cell>
          <table:table-cell/>
          <table:table-cell table:formula="of:=MAX([.B414];[.D414];[.G414])-MAX([.A414];[.C414];[.E414])" office:value-type="float" office:value="1.1538200378418" calcext:value-type="float">
            <text:p>1.1538200378</text:p>
          </table:table-cell>
          <table:table-cell table:formula="of:=IF(ISBLANK([.E414]);&quot;&quot;;[.I414])" office:value-type="float" office:value="1.1538200378418" calcext:value-type="float">
            <text:p>1.1538200378</text:p>
          </table:table-cell>
          <table:table-cell table:formula="of:=IF(OR(ISBLANK([.E414]);[.I414]&lt;=0);&quot;&quot;;[.I414])" office:value-type="float" office:value="1.1538200378418" calcext:value-type="float">
            <text:p>1.15382003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48" calcext:value-type="float">
            <text:p>1427749433.5348</text:p>
          </table:table-cell>
          <table:table-cell office:value-type="float" office:value="1427749434.50532" calcext:value-type="float">
            <text:p>1427749434.50532</text:p>
          </table:table-cell>
          <table:table-cell office:value-type="float" office:value="1427749434.59553" calcext:value-type="float">
            <text:p>1427749434.59553</text:p>
          </table:table-cell>
          <table:table-cell/>
          <table:table-cell table:formula="of:=MAX([.B415];[.D415];[.G415])-MAX([.A415];[.C415];[.E415])" office:value-type="float" office:value="1.06072998046875" calcext:value-type="float">
            <text:p>1.0607299805</text:p>
          </table:table-cell>
          <table:table-cell table:formula="of:=IF(ISBLANK([.E415]);&quot;&quot;;[.I415])" office:value-type="float" office:value="1.06072998046875" calcext:value-type="float">
            <text:p>1.0607299805</text:p>
          </table:table-cell>
          <table:table-cell table:formula="of:=IF(OR(ISBLANK([.E415]);[.I415]&lt;=0);&quot;&quot;;[.I415])" office:value-type="float" office:value="1.06072998046875" calcext:value-type="float">
            <text:p>1.06072998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607" calcext:value-type="float">
            <text:p>1427749433.53607</text:p>
          </table:table-cell>
          <table:table-cell office:value-type="float" office:value="1427749434.3253" calcext:value-type="float">
            <text:p>1427749434.3253</text:p>
          </table:table-cell>
          <table:table-cell office:value-type="float" office:value="1427749434.41544" calcext:value-type="float">
            <text:p>1427749434.41544</text:p>
          </table:table-cell>
          <table:table-cell/>
          <table:table-cell table:formula="of:=MAX([.B416];[.D416];[.G416])-MAX([.A416];[.C416];[.E416])" office:value-type="float" office:value="0.879369974136353" calcext:value-type="float">
            <text:p>0.8793699741</text:p>
          </table:table-cell>
          <table:table-cell table:formula="of:=IF(ISBLANK([.E416]);&quot;&quot;;[.I416])" office:value-type="float" office:value="0.879369974136353" calcext:value-type="float">
            <text:p>0.8793699741</text:p>
          </table:table-cell>
          <table:table-cell table:formula="of:=IF(OR(ISBLANK([.E416]);[.I416]&lt;=0);&quot;&quot;;[.I416])" office:value-type="float" office:value="0.879369974136353" calcext:value-type="float">
            <text:p>0.87936997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686" calcext:value-type="float">
            <text:p>1427749433.53686</text:p>
          </table:table-cell>
          <table:table-cell office:value-type="float" office:value="1427749434.23687" calcext:value-type="float">
            <text:p>1427749434.23687</text:p>
          </table:table-cell>
          <table:table-cell office:value-type="float" office:value="1427749434.32534" calcext:value-type="float">
            <text:p>1427749434.32534</text:p>
          </table:table-cell>
          <table:table-cell/>
          <table:table-cell table:formula="of:=MAX([.B417];[.D417];[.G417])-MAX([.A417];[.C417];[.E417])" office:value-type="float" office:value="0.788480043411255" calcext:value-type="float">
            <text:p>0.7884800434</text:p>
          </table:table-cell>
          <table:table-cell table:formula="of:=IF(ISBLANK([.E417]);&quot;&quot;;[.I417])" office:value-type="float" office:value="0.788480043411255" calcext:value-type="float">
            <text:p>0.7884800434</text:p>
          </table:table-cell>
          <table:table-cell table:formula="of:=IF(OR(ISBLANK([.E417]);[.I417]&lt;=0);&quot;&quot;;[.I417])" office:value-type="float" office:value="0.788480043411255" calcext:value-type="float">
            <text:p>0.78848004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777" calcext:value-type="float">
            <text:p>1427749433.53777</text:p>
          </table:table-cell>
          <table:table-cell office:value-type="float" office:value="1427749434.77421" calcext:value-type="float">
            <text:p>1427749434.77421</text:p>
          </table:table-cell>
          <table:table-cell office:value-type="float" office:value="1427749434.80747" calcext:value-type="float">
            <text:p>1427749434.80747</text:p>
          </table:table-cell>
          <table:table-cell/>
          <table:table-cell table:formula="of:=MAX([.B418];[.D418];[.G418])-MAX([.A418];[.C418];[.E418])" office:value-type="float" office:value="1.269700050354" calcext:value-type="float">
            <text:p>1.2697000504</text:p>
          </table:table-cell>
          <table:table-cell table:formula="of:=IF(ISBLANK([.E418]);&quot;&quot;;[.I418])" office:value-type="float" office:value="1.269700050354" calcext:value-type="float">
            <text:p>1.2697000504</text:p>
          </table:table-cell>
          <table:table-cell table:formula="of:=IF(OR(ISBLANK([.E418]);[.I418]&lt;=0);&quot;&quot;;[.I418])" office:value-type="float" office:value="1.269700050354" calcext:value-type="float">
            <text:p>1.26970005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869" calcext:value-type="float">
            <text:p>1427749433.53869</text:p>
          </table:table-cell>
          <table:table-cell office:value-type="float" office:value="1427749434.1528" calcext:value-type="float">
            <text:p>1427749434.1528</text:p>
          </table:table-cell>
          <table:table-cell office:value-type="float" office:value="1427749434.23693" calcext:value-type="float">
            <text:p>1427749434.23693</text:p>
          </table:table-cell>
          <table:table-cell/>
          <table:table-cell table:formula="of:=MAX([.B419];[.D419];[.G419])-MAX([.A419];[.C419];[.E419])" office:value-type="float" office:value="0.698239803314209" calcext:value-type="float">
            <text:p>0.6982398033</text:p>
          </table:table-cell>
          <table:table-cell table:formula="of:=IF(ISBLANK([.E419]);&quot;&quot;;[.I419])" office:value-type="float" office:value="0.698239803314209" calcext:value-type="float">
            <text:p>0.6982398033</text:p>
          </table:table-cell>
          <table:table-cell table:formula="of:=IF(OR(ISBLANK([.E419]);[.I419]&lt;=0);&quot;&quot;;[.I419])" office:value-type="float" office:value="0.698239803314209" calcext:value-type="float">
            <text:p>0.69823980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3.53958" calcext:value-type="float">
            <text:p>1427749433.53958</text:p>
          </table:table-cell>
          <table:table-cell office:value-type="float" office:value="1427749434.77383" calcext:value-type="float">
            <text:p>1427749434.77383</text:p>
          </table:table-cell>
          <table:table-cell office:value-type="float" office:value="1427749434.80399" calcext:value-type="float">
            <text:p>1427749434.80399</text:p>
          </table:table-cell>
          <table:table-cell/>
          <table:table-cell table:formula="of:=MAX([.B420];[.D420];[.G420])-MAX([.A420];[.C420];[.E420])" office:value-type="float" office:value="1.26440978050232" calcext:value-type="float">
            <text:p>1.2644097805</text:p>
          </table:table-cell>
          <table:table-cell table:formula="of:=IF(ISBLANK([.E420]);&quot;&quot;;[.I420])" office:value-type="float" office:value="1.26440978050232" calcext:value-type="float">
            <text:p>1.2644097805</text:p>
          </table:table-cell>
          <table:table-cell table:formula="of:=IF(OR(ISBLANK([.E420]);[.I420]&lt;=0);&quot;&quot;;[.I420])" office:value-type="float" office:value="1.26440978050232" calcext:value-type="float">
            <text:p>1.26440978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4.88593" calcext:value-type="float">
            <text:p>1427749434.88593</text:p>
          </table:table-cell>
          <table:table-cell office:value-type="float" office:value="1427749436.21853" calcext:value-type="float">
            <text:p>1427749436.21853</text:p>
          </table:table-cell>
          <table:table-cell table:number-columns-repeated="4"/>
          <table:table-cell table:formula="of:=MAX([.B421];[.D421];[.G421])-MAX([.A421];[.C421];[.E421])" office:value-type="float" office:value="1.33259987831116" calcext:value-type="float">
            <text:p>1.3325998783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8594" calcext:value-type="float">
            <text:p>1427749434.88594</text:p>
          </table:table-cell>
          <table:table-cell office:value-type="float" office:value="1427749436.09296" calcext:value-type="float">
            <text:p>1427749436.09296</text:p>
          </table:table-cell>
          <table:table-cell office:value-type="float" office:value="1427749436.13253" calcext:value-type="float">
            <text:p>1427749436.13253</text:p>
          </table:table-cell>
          <table:table-cell/>
          <table:table-cell table:formula="of:=MAX([.B422];[.D422];[.G422])-MAX([.A422];[.C422];[.E422])" office:value-type="float" office:value="1.24658989906311" calcext:value-type="float">
            <text:p>1.2465898991</text:p>
          </table:table-cell>
          <table:table-cell table:formula="of:=IF(ISBLANK([.E422]);&quot;&quot;;[.I422])" office:value-type="float" office:value="1.24658989906311" calcext:value-type="float">
            <text:p>1.2465898991</text:p>
          </table:table-cell>
          <table:table-cell table:formula="of:=IF(OR(ISBLANK([.E422]);[.I422]&lt;=0);&quot;&quot;;[.I422])" office:value-type="float" office:value="1.24658989906311" calcext:value-type="float">
            <text:p>1.24658989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8734" calcext:value-type="float">
            <text:p>1427749434.88734</text:p>
          </table:table-cell>
          <table:table-cell office:value-type="float" office:value="1427749435.93485" calcext:value-type="float">
            <text:p>1427749435.93485</text:p>
          </table:table-cell>
          <table:table-cell office:value-type="float" office:value="1427749436.0143" calcext:value-type="float">
            <text:p>1427749436.0143</text:p>
          </table:table-cell>
          <table:table-cell/>
          <table:table-cell table:formula="of:=MAX([.B423];[.D423];[.G423])-MAX([.A423];[.C423];[.E423])" office:value-type="float" office:value="1.12696003913879" calcext:value-type="float">
            <text:p>1.1269600391</text:p>
          </table:table-cell>
          <table:table-cell table:formula="of:=IF(ISBLANK([.E423]);&quot;&quot;;[.I423])" office:value-type="float" office:value="1.12696003913879" calcext:value-type="float">
            <text:p>1.1269600391</text:p>
          </table:table-cell>
          <table:table-cell table:formula="of:=IF(OR(ISBLANK([.E423]);[.I423]&lt;=0);&quot;&quot;;[.I423])" office:value-type="float" office:value="1.12696003913879" calcext:value-type="float">
            <text:p>1.12696003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8881" calcext:value-type="float">
            <text:p>1427749434.88881</text:p>
          </table:table-cell>
          <table:table-cell office:value-type="float" office:value="1427749435.61994" calcext:value-type="float">
            <text:p>1427749435.61994</text:p>
          </table:table-cell>
          <table:table-cell office:value-type="float" office:value="1427749435.69815" calcext:value-type="float">
            <text:p>1427749435.69815</text:p>
          </table:table-cell>
          <table:table-cell/>
          <table:table-cell table:formula="of:=MAX([.B424];[.D424];[.G424])-MAX([.A424];[.C424];[.E424])" office:value-type="float" office:value="0.809340000152588" calcext:value-type="float">
            <text:p>0.8093400002</text:p>
          </table:table-cell>
          <table:table-cell table:formula="of:=IF(ISBLANK([.E424]);&quot;&quot;;[.I424])" office:value-type="float" office:value="0.809340000152588" calcext:value-type="float">
            <text:p>0.8093400002</text:p>
          </table:table-cell>
          <table:table-cell table:formula="of:=IF(OR(ISBLANK([.E424]);[.I424]&lt;=0);&quot;&quot;;[.I424])" office:value-type="float" office:value="0.809340000152588" calcext:value-type="float">
            <text:p>0.80934000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017" calcext:value-type="float">
            <text:p>1427749434.89017</text:p>
          </table:table-cell>
          <table:table-cell office:value-type="float" office:value="1427749436.01426" calcext:value-type="float">
            <text:p>1427749436.01426</text:p>
          </table:table-cell>
          <table:table-cell office:value-type="float" office:value="1427749436.09299" calcext:value-type="float">
            <text:p>1427749436.09299</text:p>
          </table:table-cell>
          <table:table-cell/>
          <table:table-cell table:formula="of:=MAX([.B425];[.D425];[.G425])-MAX([.A425];[.C425];[.E425])" office:value-type="float" office:value="1.20281982421875" calcext:value-type="float">
            <text:p>1.2028198242</text:p>
          </table:table-cell>
          <table:table-cell table:formula="of:=IF(ISBLANK([.E425]);&quot;&quot;;[.I425])" office:value-type="float" office:value="1.20281982421875" calcext:value-type="float">
            <text:p>1.2028198242</text:p>
          </table:table-cell>
          <table:table-cell table:formula="of:=IF(OR(ISBLANK([.E425]);[.I425]&lt;=0);&quot;&quot;;[.I425])" office:value-type="float" office:value="1.20281982421875" calcext:value-type="float">
            <text:p>1.20281982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155" calcext:value-type="float">
            <text:p>1427749434.89155</text:p>
          </table:table-cell>
          <table:table-cell office:value-type="float" office:value="1427749435.77694" calcext:value-type="float">
            <text:p>1427749435.77694</text:p>
          </table:table-cell>
          <table:table-cell office:value-type="float" office:value="1427749435.85503" calcext:value-type="float">
            <text:p>1427749435.85503</text:p>
          </table:table-cell>
          <table:table-cell/>
          <table:table-cell table:formula="of:=MAX([.B426];[.D426];[.G426])-MAX([.A426];[.C426];[.E426])" office:value-type="float" office:value="0.963479995727539" calcext:value-type="float">
            <text:p>0.9634799957</text:p>
          </table:table-cell>
          <table:table-cell table:formula="of:=IF(ISBLANK([.E426]);&quot;&quot;;[.I426])" office:value-type="float" office:value="0.963479995727539" calcext:value-type="float">
            <text:p>0.9634799957</text:p>
          </table:table-cell>
          <table:table-cell table:formula="of:=IF(OR(ISBLANK([.E426]);[.I426]&lt;=0);&quot;&quot;;[.I426])" office:value-type="float" office:value="0.963479995727539" calcext:value-type="float">
            <text:p>0.96347999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286" calcext:value-type="float">
            <text:p>1427749434.89286</text:p>
          </table:table-cell>
          <table:table-cell office:value-type="float" office:value="1427749436.09967" calcext:value-type="float">
            <text:p>1427749436.09967</text:p>
          </table:table-cell>
          <table:table-cell office:value-type="float" office:value="1427749436.13553" calcext:value-type="float">
            <text:p>1427749436.13553</text:p>
          </table:table-cell>
          <table:table-cell/>
          <table:table-cell table:formula="of:=MAX([.B427];[.D427];[.G427])-MAX([.A427];[.C427];[.E427])" office:value-type="float" office:value="1.2426700592041" calcext:value-type="float">
            <text:p>1.2426700592</text:p>
          </table:table-cell>
          <table:table-cell table:formula="of:=IF(ISBLANK([.E427]);&quot;&quot;;[.I427])" office:value-type="float" office:value="1.2426700592041" calcext:value-type="float">
            <text:p>1.2426700592</text:p>
          </table:table-cell>
          <table:table-cell table:formula="of:=IF(OR(ISBLANK([.E427]);[.I427]&lt;=0);&quot;&quot;;[.I427])" office:value-type="float" office:value="1.2426700592041" calcext:value-type="float">
            <text:p>1.2426700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415" calcext:value-type="float">
            <text:p>1427749434.89415</text:p>
          </table:table-cell>
          <table:table-cell office:value-type="float" office:value="1427749435.69812" calcext:value-type="float">
            <text:p>1427749435.69812</text:p>
          </table:table-cell>
          <table:table-cell office:value-type="float" office:value="1427749435.77698" calcext:value-type="float">
            <text:p>1427749435.77698</text:p>
          </table:table-cell>
          <table:table-cell/>
          <table:table-cell table:formula="of:=MAX([.B428];[.D428];[.G428])-MAX([.A428];[.C428];[.E428])" office:value-type="float" office:value="0.882829904556274" calcext:value-type="float">
            <text:p>0.8828299046</text:p>
          </table:table-cell>
          <table:table-cell table:formula="of:=IF(ISBLANK([.E428]);&quot;&quot;;[.I428])" office:value-type="float" office:value="0.882829904556274" calcext:value-type="float">
            <text:p>0.8828299046</text:p>
          </table:table-cell>
          <table:table-cell table:formula="of:=IF(OR(ISBLANK([.E428]);[.I428]&lt;=0);&quot;&quot;;[.I428])" office:value-type="float" office:value="0.882829904556274" calcext:value-type="float">
            <text:p>0.88282990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549" calcext:value-type="float">
            <text:p>1427749434.89549</text:p>
          </table:table-cell>
          <table:table-cell office:value-type="float" office:value="1427749436.1861" calcext:value-type="float">
            <text:p>1427749436.1861</text:p>
          </table:table-cell>
          <table:table-cell office:value-type="float" office:value="1427749436.21852" calcext:value-type="float">
            <text:p>1427749436.21852</text:p>
          </table:table-cell>
          <table:table-cell/>
          <table:table-cell table:formula="of:=MAX([.B429];[.D429];[.G429])-MAX([.A429];[.C429];[.E429])" office:value-type="float" office:value="1.3230299949646" calcext:value-type="float">
            <text:p>1.323029995</text:p>
          </table:table-cell>
          <table:table-cell table:formula="of:=IF(ISBLANK([.E429]);&quot;&quot;;[.I429])" office:value-type="float" office:value="1.3230299949646" calcext:value-type="float">
            <text:p>1.323029995</text:p>
          </table:table-cell>
          <table:table-cell table:formula="of:=IF(OR(ISBLANK([.E429]);[.I429]&lt;=0);&quot;&quot;;[.I429])" office:value-type="float" office:value="1.3230299949646" calcext:value-type="float">
            <text:p>1.3230299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681" calcext:value-type="float">
            <text:p>1427749434.89681</text:p>
          </table:table-cell>
          <table:table-cell office:value-type="float" office:value="1427749436.09309" calcext:value-type="float">
            <text:p>1427749436.09309</text:p>
          </table:table-cell>
          <table:table-cell office:value-type="float" office:value="1427749436.12742" calcext:value-type="float">
            <text:p>1427749436.12742</text:p>
          </table:table-cell>
          <table:table-cell/>
          <table:table-cell table:formula="of:=MAX([.B430];[.D430];[.G430])-MAX([.A430];[.C430];[.E430])" office:value-type="float" office:value="1.23060989379883" calcext:value-type="float">
            <text:p>1.2306098938</text:p>
          </table:table-cell>
          <table:table-cell table:formula="of:=IF(ISBLANK([.E430]);&quot;&quot;;[.I430])" office:value-type="float" office:value="1.23060989379883" calcext:value-type="float">
            <text:p>1.2306098938</text:p>
          </table:table-cell>
          <table:table-cell table:formula="of:=IF(OR(ISBLANK([.E430]);[.I430]&lt;=0);&quot;&quot;;[.I430])" office:value-type="float" office:value="1.23060989379883" calcext:value-type="float">
            <text:p>1.23060989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4.89813" calcext:value-type="float">
            <text:p>1427749434.89813</text:p>
          </table:table-cell>
          <table:table-cell office:value-type="float" office:value="1427749435.77688" calcext:value-type="float">
            <text:p>1427749435.77688</text:p>
          </table:table-cell>
          <table:table-cell office:value-type="float" office:value="1427749435.85499" calcext:value-type="float">
            <text:p>1427749435.85499</text:p>
          </table:table-cell>
          <table:table-cell/>
          <table:table-cell table:formula="of:=MAX([.B431];[.D431];[.G431])-MAX([.A431];[.C431];[.E431])" office:value-type="float" office:value="0.956860065460205" calcext:value-type="float">
            <text:p>0.9568600655</text:p>
          </table:table-cell>
          <table:table-cell table:formula="of:=IF(ISBLANK([.E431]);&quot;&quot;;[.I431])" office:value-type="float" office:value="0.956860065460205" calcext:value-type="float">
            <text:p>0.9568600655</text:p>
          </table:table-cell>
          <table:table-cell table:formula="of:=IF(OR(ISBLANK([.E431]);[.I431]&lt;=0);&quot;&quot;;[.I431])" office:value-type="float" office:value="0.956860065460205" calcext:value-type="float">
            <text:p>0.95686006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6.21854" calcext:value-type="float">
            <text:p>1427749436.21854</text:p>
          </table:table-cell>
          <table:table-cell office:value-type="float" office:value="1427749437.54823" calcext:value-type="float">
            <text:p>1427749437.54823</text:p>
          </table:table-cell>
          <table:table-cell table:number-columns-repeated="4"/>
          <table:table-cell table:formula="of:=MAX([.B432];[.D432];[.G432])-MAX([.A432];[.C432];[.E432])" office:value-type="float" office:value="1.32968997955322" calcext:value-type="float">
            <text:p>1.3296899796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1854" calcext:value-type="float">
            <text:p>1427749436.21854</text:p>
          </table:table-cell>
          <table:table-cell office:value-type="float" office:value="1427749437.43096" calcext:value-type="float">
            <text:p>1427749437.43096</text:p>
          </table:table-cell>
          <table:table-cell office:value-type="float" office:value="1427749437.46746" calcext:value-type="float">
            <text:p>1427749437.46746</text:p>
          </table:table-cell>
          <table:table-cell/>
          <table:table-cell table:formula="of:=MAX([.B433];[.D433];[.G433])-MAX([.A433];[.C433];[.E433])" office:value-type="float" office:value="1.24891996383667" calcext:value-type="float">
            <text:p>1.2489199638</text:p>
          </table:table-cell>
          <table:table-cell table:formula="of:=IF(ISBLANK([.E433]);&quot;&quot;;[.I433])" office:value-type="float" office:value="1.24891996383667" calcext:value-type="float">
            <text:p>1.2489199638</text:p>
          </table:table-cell>
          <table:table-cell table:formula="of:=IF(OR(ISBLANK([.E433]);[.I433]&lt;=0);&quot;&quot;;[.I433])" office:value-type="float" office:value="1.24891996383667" calcext:value-type="float">
            <text:p>1.24891996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1995" calcext:value-type="float">
            <text:p>1427749436.21995</text:p>
          </table:table-cell>
          <table:table-cell office:value-type="float" office:value="1427749437.5187" calcext:value-type="float">
            <text:p>1427749437.5187</text:p>
          </table:table-cell>
          <table:table-cell office:value-type="float" office:value="1427749437.54823" calcext:value-type="float">
            <text:p>1427749437.54823</text:p>
          </table:table-cell>
          <table:table-cell/>
          <table:table-cell table:formula="of:=MAX([.B434];[.D434];[.G434])-MAX([.A434];[.C434];[.E434])" office:value-type="float" office:value="1.32827997207642" calcext:value-type="float">
            <text:p>1.3282799721</text:p>
          </table:table-cell>
          <table:table-cell table:formula="of:=IF(ISBLANK([.E434]);&quot;&quot;;[.I434])" office:value-type="float" office:value="1.32827997207642" calcext:value-type="float">
            <text:p>1.3282799721</text:p>
          </table:table-cell>
          <table:table-cell table:formula="of:=IF(OR(ISBLANK([.E434]);[.I434]&lt;=0);&quot;&quot;;[.I434])" office:value-type="float" office:value="1.32827997207642" calcext:value-type="float">
            <text:p>1.3282799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125" calcext:value-type="float">
            <text:p>1427749436.22125</text:p>
          </table:table-cell>
          <table:table-cell office:value-type="float" office:value="1427749437.44201" calcext:value-type="float">
            <text:p>1427749437.44201</text:p>
          </table:table-cell>
          <table:table-cell office:value-type="float" office:value="1427749437.48236" calcext:value-type="float">
            <text:p>1427749437.48236</text:p>
          </table:table-cell>
          <table:table-cell/>
          <table:table-cell table:formula="of:=MAX([.B435];[.D435];[.G435])-MAX([.A435];[.C435];[.E435])" office:value-type="float" office:value="1.26110982894897" calcext:value-type="float">
            <text:p>1.2611098289</text:p>
          </table:table-cell>
          <table:table-cell table:formula="of:=IF(ISBLANK([.E435]);&quot;&quot;;[.I435])" office:value-type="float" office:value="1.26110982894897" calcext:value-type="float">
            <text:p>1.2611098289</text:p>
          </table:table-cell>
          <table:table-cell table:formula="of:=IF(OR(ISBLANK([.E435]);[.I435]&lt;=0);&quot;&quot;;[.I435])" office:value-type="float" office:value="1.26110982894897" calcext:value-type="float">
            <text:p>1.26110982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255" calcext:value-type="float">
            <text:p>1427749436.22255</text:p>
          </table:table-cell>
          <table:table-cell office:value-type="float" office:value="1427749437.03424" calcext:value-type="float">
            <text:p>1427749437.03424</text:p>
          </table:table-cell>
          <table:table-cell office:value-type="float" office:value="1427749437.43105" calcext:value-type="float">
            <text:p>1427749437.43105</text:p>
          </table:table-cell>
          <table:table-cell/>
          <table:table-cell table:formula="of:=MAX([.B436];[.D436];[.G436])-MAX([.A436];[.C436];[.E436])" office:value-type="float" office:value="1.20850014686584" calcext:value-type="float">
            <text:p>1.2085001469</text:p>
          </table:table-cell>
          <table:table-cell table:formula="of:=IF(ISBLANK([.E436]);&quot;&quot;;[.I436])" office:value-type="float" office:value="1.20850014686584" calcext:value-type="float">
            <text:p>1.2085001469</text:p>
          </table:table-cell>
          <table:table-cell table:formula="of:=IF(OR(ISBLANK([.E436]);[.I436]&lt;=0);&quot;&quot;;[.I436])" office:value-type="float" office:value="1.20850014686584" calcext:value-type="float">
            <text:p>1.2085001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368" calcext:value-type="float">
            <text:p>1427749436.22368</text:p>
          </table:table-cell>
          <table:table-cell office:value-type="float" office:value="1427749436.87718" calcext:value-type="float">
            <text:p>1427749436.87718</text:p>
          </table:table-cell>
          <table:table-cell office:value-type="float" office:value="1427749436.95525" calcext:value-type="float">
            <text:p>1427749436.95525</text:p>
          </table:table-cell>
          <table:table-cell/>
          <table:table-cell table:formula="of:=MAX([.B437];[.D437];[.G437])-MAX([.A437];[.C437];[.E437])" office:value-type="float" office:value="0.73157000541687" calcext:value-type="float">
            <text:p>0.7315700054</text:p>
          </table:table-cell>
          <table:table-cell table:formula="of:=IF(ISBLANK([.E437]);&quot;&quot;;[.I437])" office:value-type="float" office:value="0.73157000541687" calcext:value-type="float">
            <text:p>0.7315700054</text:p>
          </table:table-cell>
          <table:table-cell table:formula="of:=IF(OR(ISBLANK([.E437]);[.I437]&lt;=0);&quot;&quot;;[.I437])" office:value-type="float" office:value="0.73157000541687" calcext:value-type="float">
            <text:p>0.73157000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413" calcext:value-type="float">
            <text:p>1427749436.22413</text:p>
          </table:table-cell>
          <table:table-cell office:value-type="float" office:value="1427749437.27403" calcext:value-type="float">
            <text:p>1427749437.27403</text:p>
          </table:table-cell>
          <table:table-cell office:value-type="float" office:value="1427749437.35272" calcext:value-type="float">
            <text:p>1427749437.35272</text:p>
          </table:table-cell>
          <table:table-cell/>
          <table:table-cell table:formula="of:=MAX([.B438];[.D438];[.G438])-MAX([.A438];[.C438];[.E438])" office:value-type="float" office:value="1.12859010696411" calcext:value-type="float">
            <text:p>1.128590107</text:p>
          </table:table-cell>
          <table:table-cell table:formula="of:=IF(ISBLANK([.E438]);&quot;&quot;;[.I438])" office:value-type="float" office:value="1.12859010696411" calcext:value-type="float">
            <text:p>1.128590107</text:p>
          </table:table-cell>
          <table:table-cell table:formula="of:=IF(OR(ISBLANK([.E438]);[.I438]&lt;=0);&quot;&quot;;[.I438])" office:value-type="float" office:value="1.12859010696411" calcext:value-type="float">
            <text:p>1.1285901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458" calcext:value-type="float">
            <text:p>1427749436.22458</text:p>
          </table:table-cell>
          <table:table-cell office:value-type="float" office:value="1427749437.43101" calcext:value-type="float">
            <text:p>1427749437.43101</text:p>
          </table:table-cell>
          <table:table-cell office:value-type="float" office:value="1427749437.46441" calcext:value-type="float">
            <text:p>1427749437.46441</text:p>
          </table:table-cell>
          <table:table-cell/>
          <table:table-cell table:formula="of:=MAX([.B439];[.D439];[.G439])-MAX([.A439];[.C439];[.E439])" office:value-type="float" office:value="1.23983001708984" calcext:value-type="float">
            <text:p>1.2398300171</text:p>
          </table:table-cell>
          <table:table-cell table:formula="of:=IF(ISBLANK([.E439]);&quot;&quot;;[.I439])" office:value-type="float" office:value="1.23983001708984" calcext:value-type="float">
            <text:p>1.2398300171</text:p>
          </table:table-cell>
          <table:table-cell table:formula="of:=IF(OR(ISBLANK([.E439]);[.I439]&lt;=0);&quot;&quot;;[.I439])" office:value-type="float" office:value="1.23983001708984" calcext:value-type="float">
            <text:p>1.23983001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503" calcext:value-type="float">
            <text:p>1427749436.22503</text:p>
          </table:table-cell>
          <table:table-cell office:value-type="float" office:value="1427749437.43087" calcext:value-type="float">
            <text:p>1427749437.43087</text:p>
          </table:table-cell>
          <table:table-cell office:value-type="float" office:value="1427749437.4675" calcext:value-type="float">
            <text:p>1427749437.4675</text:p>
          </table:table-cell>
          <table:table-cell/>
          <table:table-cell table:formula="of:=MAX([.B440];[.D440];[.G440])-MAX([.A440];[.C440];[.E440])" office:value-type="float" office:value="1.24247002601624" calcext:value-type="float">
            <text:p>1.242470026</text:p>
          </table:table-cell>
          <table:table-cell table:formula="of:=IF(ISBLANK([.E440]);&quot;&quot;;[.I440])" office:value-type="float" office:value="1.24247002601624" calcext:value-type="float">
            <text:p>1.242470026</text:p>
          </table:table-cell>
          <table:table-cell table:formula="of:=IF(OR(ISBLANK([.E440]);[.I440]&lt;=0);&quot;&quot;;[.I440])" office:value-type="float" office:value="1.24247002601624" calcext:value-type="float">
            <text:p>1.2424700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552" calcext:value-type="float">
            <text:p>1427749436.22552</text:p>
          </table:table-cell>
          <table:table-cell office:value-type="float" office:value="1427749437.2741" calcext:value-type="float">
            <text:p>1427749437.2741</text:p>
          </table:table-cell>
          <table:table-cell office:value-type="float" office:value="1427749437.35275" calcext:value-type="float">
            <text:p>1427749437.35275</text:p>
          </table:table-cell>
          <table:table-cell/>
          <table:table-cell table:formula="of:=MAX([.B441];[.D441];[.G441])-MAX([.A441];[.C441];[.E441])" office:value-type="float" office:value="1.12723016738892" calcext:value-type="float">
            <text:p>1.1272301674</text:p>
          </table:table-cell>
          <table:table-cell table:formula="of:=IF(ISBLANK([.E441]);&quot;&quot;;[.I441])" office:value-type="float" office:value="1.12723016738892" calcext:value-type="float">
            <text:p>1.1272301674</text:p>
          </table:table-cell>
          <table:table-cell table:formula="of:=IF(OR(ISBLANK([.E441]);[.I441]&lt;=0);&quot;&quot;;[.I441])" office:value-type="float" office:value="1.12723016738892" calcext:value-type="float">
            <text:p>1.12723016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6.22598" calcext:value-type="float">
            <text:p>1427749436.22598</text:p>
          </table:table-cell>
          <table:table-cell office:value-type="float" office:value="1427749437.036" calcext:value-type="float">
            <text:p>1427749437.036</text:p>
          </table:table-cell>
          <table:table-cell office:value-type="float" office:value="1427749437.19448" calcext:value-type="float">
            <text:p>1427749437.19448</text:p>
          </table:table-cell>
          <table:table-cell/>
          <table:table-cell table:formula="of:=MAX([.B442];[.D442];[.G442])-MAX([.A442];[.C442];[.E442])" office:value-type="float" office:value="0.968499898910522" calcext:value-type="float">
            <text:p>0.9684998989</text:p>
          </table:table-cell>
          <table:table-cell table:formula="of:=IF(ISBLANK([.E442]);&quot;&quot;;[.I442])" office:value-type="float" office:value="0.968499898910522" calcext:value-type="float">
            <text:p>0.9684998989</text:p>
          </table:table-cell>
          <table:table-cell table:formula="of:=IF(OR(ISBLANK([.E442]);[.I442]&lt;=0);&quot;&quot;;[.I442])" office:value-type="float" office:value="0.968499898910522" calcext:value-type="float">
            <text:p>0.96849989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7.54824" calcext:value-type="float">
            <text:p>1427749437.54824</text:p>
          </table:table-cell>
          <table:table-cell office:value-type="float" office:value="1427749438.82705" calcext:value-type="float">
            <text:p>1427749438.82705</text:p>
          </table:table-cell>
          <table:table-cell table:number-columns-repeated="4"/>
          <table:table-cell table:formula="of:=MAX([.B443];[.D443];[.G443])-MAX([.A443];[.C443];[.E443])" office:value-type="float" office:value="1.27881002426147" calcext:value-type="float">
            <text:p>1.2788100243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4824" calcext:value-type="float">
            <text:p>1427749437.54824</text:p>
          </table:table-cell>
          <table:table-cell office:value-type="float" office:value="1427749438.7009" calcext:value-type="float">
            <text:p>1427749438.7009</text:p>
          </table:table-cell>
          <table:table-cell office:value-type="float" office:value="1427749438.73548" calcext:value-type="float">
            <text:p>1427749438.73548</text:p>
          </table:table-cell>
          <table:table-cell/>
          <table:table-cell table:formula="of:=MAX([.B444];[.D444];[.G444])-MAX([.A444];[.C444];[.E444])" office:value-type="float" office:value="1.18724012374878" calcext:value-type="float">
            <text:p>1.1872401237</text:p>
          </table:table-cell>
          <table:table-cell table:formula="of:=IF(ISBLANK([.E444]);&quot;&quot;;[.I444])" office:value-type="float" office:value="1.18724012374878" calcext:value-type="float">
            <text:p>1.1872401237</text:p>
          </table:table-cell>
          <table:table-cell table:formula="of:=IF(OR(ISBLANK([.E444]);[.I444]&lt;=0);&quot;&quot;;[.I444])" office:value-type="float" office:value="1.18724012374878" calcext:value-type="float">
            <text:p>1.18724012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496" calcext:value-type="float">
            <text:p>1427749437.5496</text:p>
          </table:table-cell>
          <table:table-cell office:value-type="float" office:value="1427749438.30574" calcext:value-type="float">
            <text:p>1427749438.30574</text:p>
          </table:table-cell>
          <table:table-cell office:value-type="float" office:value="1427749438.38505" calcext:value-type="float">
            <text:p>1427749438.38505</text:p>
          </table:table-cell>
          <table:table-cell/>
          <table:table-cell table:formula="of:=MAX([.B445];[.D445];[.G445])-MAX([.A445];[.C445];[.E445])" office:value-type="float" office:value="0.835450172424316" calcext:value-type="float">
            <text:p>0.8354501724</text:p>
          </table:table-cell>
          <table:table-cell table:formula="of:=IF(ISBLANK([.E445]);&quot;&quot;;[.I445])" office:value-type="float" office:value="0.835450172424316" calcext:value-type="float">
            <text:p>0.8354501724</text:p>
          </table:table-cell>
          <table:table-cell table:formula="of:=IF(OR(ISBLANK([.E445]);[.I445]&lt;=0);&quot;&quot;;[.I445])" office:value-type="float" office:value="0.835450172424316" calcext:value-type="float">
            <text:p>0.83545017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09" calcext:value-type="float">
            <text:p>1427749437.5509</text:p>
          </table:table-cell>
          <table:table-cell office:value-type="float" office:value="1427749438.69908" calcext:value-type="float">
            <text:p>1427749438.69908</text:p>
          </table:table-cell>
          <table:table-cell office:value-type="float" office:value="1427749438.7381" calcext:value-type="float">
            <text:p>1427749438.7381</text:p>
          </table:table-cell>
          <table:table-cell/>
          <table:table-cell table:formula="of:=MAX([.B446];[.D446];[.G446])-MAX([.A446];[.C446];[.E446])" office:value-type="float" office:value="1.18720006942749" calcext:value-type="float">
            <text:p>1.1872000694</text:p>
          </table:table-cell>
          <table:table-cell table:formula="of:=IF(ISBLANK([.E446]);&quot;&quot;;[.I446])" office:value-type="float" office:value="1.18720006942749" calcext:value-type="float">
            <text:p>1.1872000694</text:p>
          </table:table-cell>
          <table:table-cell table:formula="of:=IF(OR(ISBLANK([.E446]);[.I446]&lt;=0);&quot;&quot;;[.I446])" office:value-type="float" office:value="1.18720006942749" calcext:value-type="float">
            <text:p>1.18720006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224" calcext:value-type="float">
            <text:p>1427749437.55224</text:p>
          </table:table-cell>
          <table:table-cell office:value-type="float" office:value="1427749438.6992" calcext:value-type="float">
            <text:p>1427749438.6992</text:p>
          </table:table-cell>
          <table:table-cell office:value-type="float" office:value="1427749438.73155" calcext:value-type="float">
            <text:p>1427749438.73155</text:p>
          </table:table-cell>
          <table:table-cell/>
          <table:table-cell table:formula="of:=MAX([.B447];[.D447];[.G447])-MAX([.A447];[.C447];[.E447])" office:value-type="float" office:value="1.17931008338928" calcext:value-type="float">
            <text:p>1.1793100834</text:p>
          </table:table-cell>
          <table:table-cell table:formula="of:=IF(ISBLANK([.E447]);&quot;&quot;;[.I447])" office:value-type="float" office:value="1.17931008338928" calcext:value-type="float">
            <text:p>1.1793100834</text:p>
          </table:table-cell>
          <table:table-cell table:formula="of:=IF(OR(ISBLANK([.E447]);[.I447]&lt;=0);&quot;&quot;;[.I447])" office:value-type="float" office:value="1.17931008338928" calcext:value-type="float">
            <text:p>1.17931008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357" calcext:value-type="float">
            <text:p>1427749437.55357</text:p>
          </table:table-cell>
          <table:table-cell office:value-type="float" office:value="1427749438.54029" calcext:value-type="float">
            <text:p>1427749438.54029</text:p>
          </table:table-cell>
          <table:table-cell office:value-type="float" office:value="1427749438.62" calcext:value-type="float">
            <text:p>1427749438.62</text:p>
          </table:table-cell>
          <table:table-cell/>
          <table:table-cell table:formula="of:=MAX([.B448];[.D448];[.G448])-MAX([.A448];[.C448];[.E448])" office:value-type="float" office:value="1.06642985343933" calcext:value-type="float">
            <text:p>1.0664298534</text:p>
          </table:table-cell>
          <table:table-cell table:formula="of:=IF(ISBLANK([.E448]);&quot;&quot;;[.I448])" office:value-type="float" office:value="1.06642985343933" calcext:value-type="float">
            <text:p>1.0664298534</text:p>
          </table:table-cell>
          <table:table-cell table:formula="of:=IF(OR(ISBLANK([.E448]);[.I448]&lt;=0);&quot;&quot;;[.I448])" office:value-type="float" office:value="1.06642985343933" calcext:value-type="float">
            <text:p>1.06642985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486" calcext:value-type="float">
            <text:p>1427749437.55486</text:p>
          </table:table-cell>
          <table:table-cell office:value-type="float" office:value="1427749438.61996" calcext:value-type="float">
            <text:p>1427749438.61996</text:p>
          </table:table-cell>
          <table:table-cell office:value-type="float" office:value="1427749438.69911" calcext:value-type="float">
            <text:p>1427749438.69911</text:p>
          </table:table-cell>
          <table:table-cell/>
          <table:table-cell table:formula="of:=MAX([.B449];[.D449];[.G449])-MAX([.A449];[.C449];[.E449])" office:value-type="float" office:value="1.14424991607666" calcext:value-type="float">
            <text:p>1.1442499161</text:p>
          </table:table-cell>
          <table:table-cell table:formula="of:=IF(ISBLANK([.E449]);&quot;&quot;;[.I449])" office:value-type="float" office:value="1.14424991607666" calcext:value-type="float">
            <text:p>1.1442499161</text:p>
          </table:table-cell>
          <table:table-cell table:formula="of:=IF(OR(ISBLANK([.E449]);[.I449]&lt;=0);&quot;&quot;;[.I449])" office:value-type="float" office:value="1.14424991607666" calcext:value-type="float">
            <text:p>1.1442499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572" calcext:value-type="float">
            <text:p>1427749437.55572</text:p>
          </table:table-cell>
          <table:table-cell office:value-type="float" office:value="1427749438.38457" calcext:value-type="float">
            <text:p>1427749438.38457</text:p>
          </table:table-cell>
          <table:table-cell office:value-type="float" office:value="1427749438.46226" calcext:value-type="float">
            <text:p>1427749438.46226</text:p>
          </table:table-cell>
          <table:table-cell/>
          <table:table-cell table:formula="of:=MAX([.B450];[.D450];[.G450])-MAX([.A450];[.C450];[.E450])" office:value-type="float" office:value="0.906539916992188" calcext:value-type="float">
            <text:p>0.906539917</text:p>
          </table:table-cell>
          <table:table-cell table:formula="of:=IF(ISBLANK([.E450]);&quot;&quot;;[.I450])" office:value-type="float" office:value="0.906539916992188" calcext:value-type="float">
            <text:p>0.906539917</text:p>
          </table:table-cell>
          <table:table-cell table:formula="of:=IF(OR(ISBLANK([.E450]);[.I450]&lt;=0);&quot;&quot;;[.I450])" office:value-type="float" office:value="0.906539916992188" calcext:value-type="float">
            <text:p>0.9065399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619" calcext:value-type="float">
            <text:p>1427749437.55619</text:p>
          </table:table-cell>
          <table:table-cell office:value-type="float" office:value="1427749438.46222" calcext:value-type="float">
            <text:p>1427749438.46222</text:p>
          </table:table-cell>
          <table:table-cell office:value-type="float" office:value="1427749438.54033" calcext:value-type="float">
            <text:p>1427749438.54033</text:p>
          </table:table-cell>
          <table:table-cell/>
          <table:table-cell table:formula="of:=MAX([.B451];[.D451];[.G451])-MAX([.A451];[.C451];[.E451])" office:value-type="float" office:value="0.984139919281006" calcext:value-type="float">
            <text:p>0.9841399193</text:p>
          </table:table-cell>
          <table:table-cell table:formula="of:=IF(ISBLANK([.E451]);&quot;&quot;;[.I451])" office:value-type="float" office:value="0.984139919281006" calcext:value-type="float">
            <text:p>0.9841399193</text:p>
          </table:table-cell>
          <table:table-cell table:formula="of:=IF(OR(ISBLANK([.E451]);[.I451]&lt;=0);&quot;&quot;;[.I451])" office:value-type="float" office:value="0.984139919281006" calcext:value-type="float">
            <text:p>0.98413991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669" calcext:value-type="float">
            <text:p>1427749437.55669</text:p>
          </table:table-cell>
          <table:table-cell office:value-type="float" office:value="1427749438.79072" calcext:value-type="float">
            <text:p>1427749438.79072</text:p>
          </table:table-cell>
          <table:table-cell office:value-type="float" office:value="1427749438.82705" calcext:value-type="float">
            <text:p>1427749438.82705</text:p>
          </table:table-cell>
          <table:table-cell/>
          <table:table-cell table:formula="of:=MAX([.B452];[.D452];[.G452])-MAX([.A452];[.C452];[.E452])" office:value-type="float" office:value="1.27035999298096" calcext:value-type="float">
            <text:p>1.270359993</text:p>
          </table:table-cell>
          <table:table-cell table:formula="of:=IF(ISBLANK([.E452]);&quot;&quot;;[.I452])" office:value-type="float" office:value="1.27035999298096" calcext:value-type="float">
            <text:p>1.270359993</text:p>
          </table:table-cell>
          <table:table-cell table:formula="of:=IF(OR(ISBLANK([.E452]);[.I452]&lt;=0);&quot;&quot;;[.I452])" office:value-type="float" office:value="1.27035999298096" calcext:value-type="float">
            <text:p>1.2703599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7.55718" calcext:value-type="float">
            <text:p>1427749437.55718</text:p>
          </table:table-cell>
          <table:table-cell office:value-type="float" office:value="1427749438.05953" calcext:value-type="float">
            <text:p>1427749438.05953</text:p>
          </table:table-cell>
          <table:table-cell office:value-type="float" office:value="1427749438.69923" calcext:value-type="float">
            <text:p>1427749438.69923</text:p>
          </table:table-cell>
          <table:table-cell/>
          <table:table-cell table:formula="of:=MAX([.B453];[.D453];[.G453])-MAX([.A453];[.C453];[.E453])" office:value-type="float" office:value="1.14205002784729" calcext:value-type="float">
            <text:p>1.1420500278</text:p>
          </table:table-cell>
          <table:table-cell table:formula="of:=IF(ISBLANK([.E453]);&quot;&quot;;[.I453])" office:value-type="float" office:value="1.14205002784729" calcext:value-type="float">
            <text:p>1.1420500278</text:p>
          </table:table-cell>
          <table:table-cell table:formula="of:=IF(OR(ISBLANK([.E453]);[.I453]&lt;=0);&quot;&quot;;[.I453])" office:value-type="float" office:value="1.14205002784729" calcext:value-type="float">
            <text:p>1.14205002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38.82707" calcext:value-type="float">
            <text:p>1427749438.82707</text:p>
          </table:table-cell>
          <table:table-cell office:value-type="float" office:value="1427749440.15978" calcext:value-type="float">
            <text:p>1427749440.15978</text:p>
          </table:table-cell>
          <table:table-cell table:number-columns-repeated="4"/>
          <table:table-cell table:formula="of:=MAX([.B454];[.D454];[.G454])-MAX([.A454];[.C454];[.E454])" office:value-type="float" office:value="1.3327100276947" calcext:value-type="float">
            <text:p>1.3327100277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2707" calcext:value-type="float">
            <text:p>1427749438.82707</text:p>
          </table:table-cell>
          <table:table-cell office:value-type="float" office:value="1427749439.46299" calcext:value-type="float">
            <text:p>1427749439.46299</text:p>
          </table:table-cell>
          <table:table-cell office:value-type="float" office:value="1427749440.03585" calcext:value-type="float">
            <text:p>1427749440.03585</text:p>
          </table:table-cell>
          <table:table-cell/>
          <table:table-cell table:formula="of:=MAX([.B455];[.D455];[.G455])-MAX([.A455];[.C455];[.E455])" office:value-type="float" office:value="1.20878005027771" calcext:value-type="float">
            <text:p>1.2087800503</text:p>
          </table:table-cell>
          <table:table-cell table:formula="of:=IF(ISBLANK([.E455]);&quot;&quot;;[.I455])" office:value-type="float" office:value="1.20878005027771" calcext:value-type="float">
            <text:p>1.2087800503</text:p>
          </table:table-cell>
          <table:table-cell table:formula="of:=IF(OR(ISBLANK([.E455]);[.I455]&lt;=0);&quot;&quot;;[.I455])" office:value-type="float" office:value="1.20878005027771" calcext:value-type="float">
            <text:p>1.20878005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2847" calcext:value-type="float">
            <text:p>1427749438.82847</text:p>
          </table:table-cell>
          <table:table-cell office:value-type="float" office:value="1427749439.7988" calcext:value-type="float">
            <text:p>1427749439.7988</text:p>
          </table:table-cell>
          <table:table-cell office:value-type="float" office:value="1427749439.87811" calcext:value-type="float">
            <text:p>1427749439.87811</text:p>
          </table:table-cell>
          <table:table-cell/>
          <table:table-cell table:formula="of:=MAX([.B456];[.D456];[.G456])-MAX([.A456];[.C456];[.E456])" office:value-type="float" office:value="1.04963994026184" calcext:value-type="float">
            <text:p>1.0496399403</text:p>
          </table:table-cell>
          <table:table-cell table:formula="of:=IF(ISBLANK([.E456]);&quot;&quot;;[.I456])" office:value-type="float" office:value="1.04963994026184" calcext:value-type="float">
            <text:p>1.0496399403</text:p>
          </table:table-cell>
          <table:table-cell table:formula="of:=IF(OR(ISBLANK([.E456]);[.I456]&lt;=0);&quot;&quot;;[.I456])" office:value-type="float" office:value="1.04963994026184" calcext:value-type="float">
            <text:p>1.04963994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2981" calcext:value-type="float">
            <text:p>1427749438.82981</text:p>
          </table:table-cell>
          <table:table-cell office:value-type="float" office:value="1427749440.03605" calcext:value-type="float">
            <text:p>1427749440.03605</text:p>
          </table:table-cell>
          <table:table-cell office:value-type="float" office:value="1427749440.06562" calcext:value-type="float">
            <text:p>1427749440.06562</text:p>
          </table:table-cell>
          <table:table-cell/>
          <table:table-cell table:formula="of:=MAX([.B457];[.D457];[.G457])-MAX([.A457];[.C457];[.E457])" office:value-type="float" office:value="1.23581004142761" calcext:value-type="float">
            <text:p>1.2358100414</text:p>
          </table:table-cell>
          <table:table-cell table:formula="of:=IF(ISBLANK([.E457]);&quot;&quot;;[.I457])" office:value-type="float" office:value="1.23581004142761" calcext:value-type="float">
            <text:p>1.2358100414</text:p>
          </table:table-cell>
          <table:table-cell table:formula="of:=IF(OR(ISBLANK([.E457]);[.I457]&lt;=0);&quot;&quot;;[.I457])" office:value-type="float" office:value="1.23581004142761" calcext:value-type="float">
            <text:p>1.23581004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111" calcext:value-type="float">
            <text:p>1427749438.83111</text:p>
          </table:table-cell>
          <table:table-cell office:value-type="float" office:value="1427749440.04047" calcext:value-type="float">
            <text:p>1427749440.04047</text:p>
          </table:table-cell>
          <table:table-cell office:value-type="float" office:value="1427749440.07344" calcext:value-type="float">
            <text:p>1427749440.07344</text:p>
          </table:table-cell>
          <table:table-cell/>
          <table:table-cell table:formula="of:=MAX([.B458];[.D458];[.G458])-MAX([.A458];[.C458];[.E458])" office:value-type="float" office:value="1.2423300743103" calcext:value-type="float">
            <text:p>1.2423300743</text:p>
          </table:table-cell>
          <table:table-cell table:formula="of:=IF(ISBLANK([.E458]);&quot;&quot;;[.I458])" office:value-type="float" office:value="1.2423300743103" calcext:value-type="float">
            <text:p>1.2423300743</text:p>
          </table:table-cell>
          <table:table-cell table:formula="of:=IF(OR(ISBLANK([.E458]);[.I458]&lt;=0);&quot;&quot;;[.I458])" office:value-type="float" office:value="1.2423300743103" calcext:value-type="float">
            <text:p>1.24233007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242" calcext:value-type="float">
            <text:p>1427749438.83242</text:p>
          </table:table-cell>
          <table:table-cell office:value-type="float" office:value="1427749440.12524" calcext:value-type="float">
            <text:p>1427749440.12524</text:p>
          </table:table-cell>
          <table:table-cell office:value-type="float" office:value="1427749440.15977" calcext:value-type="float">
            <text:p>1427749440.15977</text:p>
          </table:table-cell>
          <table:table-cell/>
          <table:table-cell table:formula="of:=MAX([.B459];[.D459];[.G459])-MAX([.A459];[.C459];[.E459])" office:value-type="float" office:value="1.32734990119934" calcext:value-type="float">
            <text:p>1.3273499012</text:p>
          </table:table-cell>
          <table:table-cell table:formula="of:=IF(ISBLANK([.E459]);&quot;&quot;;[.I459])" office:value-type="float" office:value="1.32734990119934" calcext:value-type="float">
            <text:p>1.3273499012</text:p>
          </table:table-cell>
          <table:table-cell table:formula="of:=IF(OR(ISBLANK([.E459]);[.I459]&lt;=0);&quot;&quot;;[.I459])" office:value-type="float" office:value="1.32734990119934" calcext:value-type="float">
            <text:p>1.32734990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372" calcext:value-type="float">
            <text:p>1427749438.83372</text:p>
          </table:table-cell>
          <table:table-cell office:value-type="float" office:value="1427749439.87807" calcext:value-type="float">
            <text:p>1427749439.87807</text:p>
          </table:table-cell>
          <table:table-cell office:value-type="float" office:value="1427749439.95721" calcext:value-type="float">
            <text:p>1427749439.95721</text:p>
          </table:table-cell>
          <table:table-cell/>
          <table:table-cell table:formula="of:=MAX([.B460];[.D460];[.G460])-MAX([.A460];[.C460];[.E460])" office:value-type="float" office:value="1.12349009513855" calcext:value-type="float">
            <text:p>1.1234900951</text:p>
          </table:table-cell>
          <table:table-cell table:formula="of:=IF(ISBLANK([.E460]);&quot;&quot;;[.I460])" office:value-type="float" office:value="1.12349009513855" calcext:value-type="float">
            <text:p>1.1234900951</text:p>
          </table:table-cell>
          <table:table-cell table:formula="of:=IF(OR(ISBLANK([.E460]);[.I460]&lt;=0);&quot;&quot;;[.I460])" office:value-type="float" office:value="1.12349009513855" calcext:value-type="float">
            <text:p>1.12349009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502" calcext:value-type="float">
            <text:p>1427749438.83502</text:p>
          </table:table-cell>
          <table:table-cell office:value-type="float" office:value="1427749439.95718" calcext:value-type="float">
            <text:p>1427749439.95718</text:p>
          </table:table-cell>
          <table:table-cell office:value-type="float" office:value="1427749440.03595" calcext:value-type="float">
            <text:p>1427749440.03595</text:p>
          </table:table-cell>
          <table:table-cell/>
          <table:table-cell table:formula="of:=MAX([.B461];[.D461];[.G461])-MAX([.A461];[.C461];[.E461])" office:value-type="float" office:value="1.20092988014221" calcext:value-type="float">
            <text:p>1.2009298801</text:p>
          </table:table-cell>
          <table:table-cell table:formula="of:=IF(ISBLANK([.E461]);&quot;&quot;;[.I461])" office:value-type="float" office:value="1.20092988014221" calcext:value-type="float">
            <text:p>1.2009298801</text:p>
          </table:table-cell>
          <table:table-cell table:formula="of:=IF(OR(ISBLANK([.E461]);[.I461]&lt;=0);&quot;&quot;;[.I461])" office:value-type="float" office:value="1.20092988014221" calcext:value-type="float">
            <text:p>1.20092988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634" calcext:value-type="float">
            <text:p>1427749438.83634</text:p>
          </table:table-cell>
          <table:table-cell office:value-type="float" office:value="1427749439.46522" calcext:value-type="float">
            <text:p>1427749439.46522</text:p>
          </table:table-cell>
          <table:table-cell office:value-type="float" office:value="1427749439.63805" calcext:value-type="float">
            <text:p>1427749439.63805</text:p>
          </table:table-cell>
          <table:table-cell/>
          <table:table-cell table:formula="of:=MAX([.B462];[.D462];[.G462])-MAX([.A462];[.C462];[.E462])" office:value-type="float" office:value="0.80171012878418" calcext:value-type="float">
            <text:p>0.8017101288</text:p>
          </table:table-cell>
          <table:table-cell table:formula="of:=IF(ISBLANK([.E462]);&quot;&quot;;[.I462])" office:value-type="float" office:value="0.80171012878418" calcext:value-type="float">
            <text:p>0.8017101288</text:p>
          </table:table-cell>
          <table:table-cell table:formula="of:=IF(OR(ISBLANK([.E462]);[.I462]&lt;=0);&quot;&quot;;[.I462])" office:value-type="float" office:value="0.80171012878418" calcext:value-type="float">
            <text:p>0.80171012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764" calcext:value-type="float">
            <text:p>1427749438.83764</text:p>
          </table:table-cell>
          <table:table-cell office:value-type="float" office:value="1427749440.03592" calcext:value-type="float">
            <text:p>1427749440.03592</text:p>
          </table:table-cell>
          <table:table-cell office:value-type="float" office:value="1427749440.06887" calcext:value-type="float">
            <text:p>1427749440.06887</text:p>
          </table:table-cell>
          <table:table-cell/>
          <table:table-cell table:formula="of:=MAX([.B463];[.D463];[.G463])-MAX([.A463];[.C463];[.E463])" office:value-type="float" office:value="1.23123002052307" calcext:value-type="float">
            <text:p>1.2312300205</text:p>
          </table:table-cell>
          <table:table-cell table:formula="of:=IF(ISBLANK([.E463]);&quot;&quot;;[.I463])" office:value-type="float" office:value="1.23123002052307" calcext:value-type="float">
            <text:p>1.2312300205</text:p>
          </table:table-cell>
          <table:table-cell table:formula="of:=IF(OR(ISBLANK([.E463]);[.I463]&lt;=0);&quot;&quot;;[.I463])" office:value-type="float" office:value="1.23123002052307" calcext:value-type="float">
            <text:p>1.23123002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38.83894" calcext:value-type="float">
            <text:p>1427749438.83894</text:p>
          </table:table-cell>
          <table:table-cell office:value-type="float" office:value="1427749439.71876" calcext:value-type="float">
            <text:p>1427749439.71876</text:p>
          </table:table-cell>
          <table:table-cell office:value-type="float" office:value="1427749439.79884" calcext:value-type="float">
            <text:p>1427749439.79884</text:p>
          </table:table-cell>
          <table:table-cell/>
          <table:table-cell table:formula="of:=MAX([.B464];[.D464];[.G464])-MAX([.A464];[.C464];[.E464])" office:value-type="float" office:value="0.959900140762329" calcext:value-type="float">
            <text:p>0.9599001408</text:p>
          </table:table-cell>
          <table:table-cell table:formula="of:=IF(ISBLANK([.E464]);&quot;&quot;;[.I464])" office:value-type="float" office:value="0.959900140762329" calcext:value-type="float">
            <text:p>0.9599001408</text:p>
          </table:table-cell>
          <table:table-cell table:formula="of:=IF(OR(ISBLANK([.E464]);[.I464]&lt;=0);&quot;&quot;;[.I464])" office:value-type="float" office:value="0.959900140762329" calcext:value-type="float">
            <text:p>0.95990014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0.15979" calcext:value-type="float">
            <text:p>1427749440.15979</text:p>
          </table:table-cell>
          <table:table-cell office:value-type="float" office:value="1427749441.49933" calcext:value-type="float">
            <text:p>1427749441.49933</text:p>
          </table:table-cell>
          <table:table-cell table:number-columns-repeated="4"/>
          <table:table-cell table:formula="of:=MAX([.B465];[.D465];[.G465])-MAX([.A465];[.C465];[.E465])" office:value-type="float" office:value="1.33954000473022" calcext:value-type="float">
            <text:p>1.3395400047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5979" calcext:value-type="float">
            <text:p>1427749440.15979</text:p>
          </table:table-cell>
          <table:table-cell office:value-type="float" office:value="1427749441.46576" calcext:value-type="float">
            <text:p>1427749441.46576</text:p>
          </table:table-cell>
          <table:table-cell office:value-type="float" office:value="1427749441.49933" calcext:value-type="float">
            <text:p>1427749441.49933</text:p>
          </table:table-cell>
          <table:table-cell/>
          <table:table-cell table:formula="of:=MAX([.B466];[.D466];[.G466])-MAX([.A466];[.C466];[.E466])" office:value-type="float" office:value="1.33954000473022" calcext:value-type="float">
            <text:p>1.3395400047</text:p>
          </table:table-cell>
          <table:table-cell table:formula="of:=IF(ISBLANK([.E466]);&quot;&quot;;[.I466])" office:value-type="float" office:value="1.33954000473022" calcext:value-type="float">
            <text:p>1.3395400047</text:p>
          </table:table-cell>
          <table:table-cell table:formula="of:=IF(OR(ISBLANK([.E466]);[.I466]&lt;=0);&quot;&quot;;[.I466])" office:value-type="float" office:value="1.33954000473022" calcext:value-type="float">
            <text:p>1.33954000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217" calcext:value-type="float">
            <text:p>1427749440.16217</text:p>
          </table:table-cell>
          <table:table-cell office:value-type="float" office:value="1427749441.29434" calcext:value-type="float">
            <text:p>1427749441.29434</text:p>
          </table:table-cell>
          <table:table-cell office:value-type="float" office:value="1427749441.37734" calcext:value-type="float">
            <text:p>1427749441.37734</text:p>
          </table:table-cell>
          <table:table-cell/>
          <table:table-cell table:formula="of:=MAX([.B467];[.D467];[.G467])-MAX([.A467];[.C467];[.E467])" office:value-type="float" office:value="1.21517014503479" calcext:value-type="float">
            <text:p>1.215170145</text:p>
          </table:table-cell>
          <table:table-cell table:formula="of:=IF(ISBLANK([.E467]);&quot;&quot;;[.I467])" office:value-type="float" office:value="1.21517014503479" calcext:value-type="float">
            <text:p>1.215170145</text:p>
          </table:table-cell>
          <table:table-cell table:formula="of:=IF(OR(ISBLANK([.E467]);[.I467]&lt;=0);&quot;&quot;;[.I467])" office:value-type="float" office:value="1.21517014503479" calcext:value-type="float">
            <text:p>1.2151701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351" calcext:value-type="float">
            <text:p>1427749440.16351</text:p>
          </table:table-cell>
          <table:table-cell office:value-type="float" office:value="1427749441.37743" calcext:value-type="float">
            <text:p>1427749441.37743</text:p>
          </table:table-cell>
          <table:table-cell office:value-type="float" office:value="1427749441.41335" calcext:value-type="float">
            <text:p>1427749441.41335</text:p>
          </table:table-cell>
          <table:table-cell/>
          <table:table-cell table:formula="of:=MAX([.B468];[.D468];[.G468])-MAX([.A468];[.C468];[.E468])" office:value-type="float" office:value="1.24984002113342" calcext:value-type="float">
            <text:p>1.2498400211</text:p>
          </table:table-cell>
          <table:table-cell table:formula="of:=IF(ISBLANK([.E468]);&quot;&quot;;[.I468])" office:value-type="float" office:value="1.24984002113342" calcext:value-type="float">
            <text:p>1.2498400211</text:p>
          </table:table-cell>
          <table:table-cell table:formula="of:=IF(OR(ISBLANK([.E468]);[.I468]&lt;=0);&quot;&quot;;[.I468])" office:value-type="float" office:value="1.24984002113342" calcext:value-type="float">
            <text:p>1.2498400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482" calcext:value-type="float">
            <text:p>1427749440.16482</text:p>
          </table:table-cell>
          <table:table-cell office:value-type="float" office:value="1427749441.37748" calcext:value-type="float">
            <text:p>1427749441.37748</text:p>
          </table:table-cell>
          <table:table-cell office:value-type="float" office:value="1427749441.41144" calcext:value-type="float">
            <text:p>1427749441.41144</text:p>
          </table:table-cell>
          <table:table-cell/>
          <table:table-cell table:formula="of:=MAX([.B469];[.D469];[.G469])-MAX([.A469];[.C469];[.E469])" office:value-type="float" office:value="1.24661993980408" calcext:value-type="float">
            <text:p>1.2466199398</text:p>
          </table:table-cell>
          <table:table-cell table:formula="of:=IF(ISBLANK([.E469]);&quot;&quot;;[.I469])" office:value-type="float" office:value="1.24661993980408" calcext:value-type="float">
            <text:p>1.2466199398</text:p>
          </table:table-cell>
          <table:table-cell table:formula="of:=IF(OR(ISBLANK([.E469]);[.I469]&lt;=0);&quot;&quot;;[.I469])" office:value-type="float" office:value="1.24661993980408" calcext:value-type="float">
            <text:p>1.24661993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611" calcext:value-type="float">
            <text:p>1427749440.16611</text:p>
          </table:table-cell>
          <table:table-cell office:value-type="float" office:value="1427749441.37726" calcext:value-type="float">
            <text:p>1427749441.37726</text:p>
          </table:table-cell>
          <table:table-cell office:value-type="float" office:value="1427749441.4134" calcext:value-type="float">
            <text:p>1427749441.4134</text:p>
          </table:table-cell>
          <table:table-cell/>
          <table:table-cell table:formula="of:=MAX([.B470];[.D470];[.G470])-MAX([.A470];[.C470];[.E470])" office:value-type="float" office:value="1.24728989601135" calcext:value-type="float">
            <text:p>1.247289896</text:p>
          </table:table-cell>
          <table:table-cell table:formula="of:=IF(ISBLANK([.E470]);&quot;&quot;;[.I470])" office:value-type="float" office:value="1.24728989601135" calcext:value-type="float">
            <text:p>1.247289896</text:p>
          </table:table-cell>
          <table:table-cell table:formula="of:=IF(OR(ISBLANK([.E470]);[.I470]&lt;=0);&quot;&quot;;[.I470])" office:value-type="float" office:value="1.24728989601135" calcext:value-type="float">
            <text:p>1.2472898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748" calcext:value-type="float">
            <text:p>1427749440.16748</text:p>
          </table:table-cell>
          <table:table-cell office:value-type="float" office:value="1427749441.29428" calcext:value-type="float">
            <text:p>1427749441.29428</text:p>
          </table:table-cell>
          <table:table-cell office:value-type="float" office:value="1427749441.3773" calcext:value-type="float">
            <text:p>1427749441.3773</text:p>
          </table:table-cell>
          <table:table-cell/>
          <table:table-cell table:formula="of:=MAX([.B471];[.D471];[.G471])-MAX([.A471];[.C471];[.E471])" office:value-type="float" office:value="1.20982003211975" calcext:value-type="float">
            <text:p>1.2098200321</text:p>
          </table:table-cell>
          <table:table-cell table:formula="of:=IF(ISBLANK([.E471]);&quot;&quot;;[.I471])" office:value-type="float" office:value="1.20982003211975" calcext:value-type="float">
            <text:p>1.2098200321</text:p>
          </table:table-cell>
          <table:table-cell table:formula="of:=IF(OR(ISBLANK([.E471]);[.I471]&lt;=0);&quot;&quot;;[.I471])" office:value-type="float" office:value="1.20982003211975" calcext:value-type="float">
            <text:p>1.20982003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6878" calcext:value-type="float">
            <text:p>1427749440.16878</text:p>
          </table:table-cell>
          <table:table-cell office:value-type="float" office:value="1427749441.1356" calcext:value-type="float">
            <text:p>1427749441.1356</text:p>
          </table:table-cell>
          <table:table-cell office:value-type="float" office:value="1427749441.21542" calcext:value-type="float">
            <text:p>1427749441.21542</text:p>
          </table:table-cell>
          <table:table-cell/>
          <table:table-cell table:formula="of:=MAX([.B472];[.D472];[.G472])-MAX([.A472];[.C472];[.E472])" office:value-type="float" office:value="1.04663991928101" calcext:value-type="float">
            <text:p>1.0466399193</text:p>
          </table:table-cell>
          <table:table-cell table:formula="of:=IF(ISBLANK([.E472]);&quot;&quot;;[.I472])" office:value-type="float" office:value="1.04663991928101" calcext:value-type="float">
            <text:p>1.0466399193</text:p>
          </table:table-cell>
          <table:table-cell table:formula="of:=IF(OR(ISBLANK([.E472]);[.I472]&lt;=0);&quot;&quot;;[.I472])" office:value-type="float" office:value="1.04663991928101" calcext:value-type="float">
            <text:p>1.04663991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7001" calcext:value-type="float">
            <text:p>1427749440.17001</text:p>
          </table:table-cell>
          <table:table-cell office:value-type="float" office:value="1427749441.05411" calcext:value-type="float">
            <text:p>1427749441.05411</text:p>
          </table:table-cell>
          <table:table-cell office:value-type="float" office:value="1427749441.13564" calcext:value-type="float">
            <text:p>1427749441.13564</text:p>
          </table:table-cell>
          <table:table-cell/>
          <table:table-cell table:formula="of:=MAX([.B473];[.D473];[.G473])-MAX([.A473];[.C473];[.E473])" office:value-type="float" office:value="0.965629816055298" calcext:value-type="float">
            <text:p>0.9656298161</text:p>
          </table:table-cell>
          <table:table-cell table:formula="of:=IF(ISBLANK([.E473]);&quot;&quot;;[.I473])" office:value-type="float" office:value="0.965629816055298" calcext:value-type="float">
            <text:p>0.9656298161</text:p>
          </table:table-cell>
          <table:table-cell table:formula="of:=IF(OR(ISBLANK([.E473]);[.I473]&lt;=0);&quot;&quot;;[.I473])" office:value-type="float" office:value="0.965629816055298" calcext:value-type="float">
            <text:p>0.9656298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7128" calcext:value-type="float">
            <text:p>1427749440.17128</text:p>
          </table:table-cell>
          <table:table-cell office:value-type="float" office:value="1427749440.72439" calcext:value-type="float">
            <text:p>1427749440.72439</text:p>
          </table:table-cell>
          <table:table-cell office:value-type="float" office:value="1427749440.8049" calcext:value-type="float">
            <text:p>1427749440.8049</text:p>
          </table:table-cell>
          <table:table-cell/>
          <table:table-cell table:formula="of:=MAX([.B474];[.D474];[.G474])-MAX([.A474];[.C474];[.E474])" office:value-type="float" office:value="0.633620023727417" calcext:value-type="float">
            <text:p>0.6336200237</text:p>
          </table:table-cell>
          <table:table-cell table:formula="of:=IF(ISBLANK([.E474]);&quot;&quot;;[.I474])" office:value-type="float" office:value="0.633620023727417" calcext:value-type="float">
            <text:p>0.6336200237</text:p>
          </table:table-cell>
          <table:table-cell table:formula="of:=IF(OR(ISBLANK([.E474]);[.I474]&lt;=0);&quot;&quot;;[.I474])" office:value-type="float" office:value="0.633620023727417" calcext:value-type="float">
            <text:p>0.63362002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0.17184" calcext:value-type="float">
            <text:p>1427749440.17184</text:p>
          </table:table-cell>
          <table:table-cell office:value-type="float" office:value="1427749440.88509" calcext:value-type="float">
            <text:p>1427749440.88509</text:p>
          </table:table-cell>
          <table:table-cell office:value-type="float" office:value="1427749441.29422" calcext:value-type="float">
            <text:p>1427749441.29422</text:p>
          </table:table-cell>
          <table:table-cell/>
          <table:table-cell table:formula="of:=MAX([.B475];[.D475];[.G475])-MAX([.A475];[.C475];[.E475])" office:value-type="float" office:value="1.12238001823425" calcext:value-type="float">
            <text:p>1.1223800182</text:p>
          </table:table-cell>
          <table:table-cell table:formula="of:=IF(ISBLANK([.E475]);&quot;&quot;;[.I475])" office:value-type="float" office:value="1.12238001823425" calcext:value-type="float">
            <text:p>1.1223800182</text:p>
          </table:table-cell>
          <table:table-cell table:formula="of:=IF(OR(ISBLANK([.E475]);[.I475]&lt;=0);&quot;&quot;;[.I475])" office:value-type="float" office:value="1.12238001823425" calcext:value-type="float">
            <text:p>1.12238001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1.49934" calcext:value-type="float">
            <text:p>1427749441.49934</text:p>
          </table:table-cell>
          <table:table-cell office:value-type="float" office:value="1427749442.81317" calcext:value-type="float">
            <text:p>1427749442.81317</text:p>
          </table:table-cell>
          <table:table-cell table:number-columns-repeated="4"/>
          <table:table-cell table:formula="of:=MAX([.B476];[.D476];[.G476])-MAX([.A476];[.C476];[.E476])" office:value-type="float" office:value="1.31382989883423" calcext:value-type="float">
            <text:p>1.3138298988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49934" calcext:value-type="float">
            <text:p>1427749441.49934</text:p>
          </table:table-cell>
          <table:table-cell office:value-type="float" office:value="1427749442.68309" calcext:value-type="float">
            <text:p>1427749442.68309</text:p>
          </table:table-cell>
          <table:table-cell office:value-type="float" office:value="1427749442.7174" calcext:value-type="float">
            <text:p>1427749442.7174</text:p>
          </table:table-cell>
          <table:table-cell/>
          <table:table-cell table:formula="of:=MAX([.B477];[.D477];[.G477])-MAX([.A477];[.C477];[.E477])" office:value-type="float" office:value="1.21806001663208" calcext:value-type="float">
            <text:p>1.2180600166</text:p>
          </table:table-cell>
          <table:table-cell table:formula="of:=IF(ISBLANK([.E477]);&quot;&quot;;[.I477])" office:value-type="float" office:value="1.21806001663208" calcext:value-type="float">
            <text:p>1.2180600166</text:p>
          </table:table-cell>
          <table:table-cell table:formula="of:=IF(OR(ISBLANK([.E477]);[.I477]&lt;=0);&quot;&quot;;[.I477])" office:value-type="float" office:value="1.21806001663208" calcext:value-type="float">
            <text:p>1.21806001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063" calcext:value-type="float">
            <text:p>1427749441.50063</text:p>
          </table:table-cell>
          <table:table-cell office:value-type="float" office:value="1427749442.36713" calcext:value-type="float">
            <text:p>1427749442.36713</text:p>
          </table:table-cell>
          <table:table-cell office:value-type="float" office:value="1427749442.44553" calcext:value-type="float">
            <text:p>1427749442.44553</text:p>
          </table:table-cell>
          <table:table-cell/>
          <table:table-cell table:formula="of:=MAX([.B478];[.D478];[.G478])-MAX([.A478];[.C478];[.E478])" office:value-type="float" office:value="0.944900035858154" calcext:value-type="float">
            <text:p>0.9449000359</text:p>
          </table:table-cell>
          <table:table-cell table:formula="of:=IF(ISBLANK([.E478]);&quot;&quot;;[.I478])" office:value-type="float" office:value="0.944900035858154" calcext:value-type="float">
            <text:p>0.9449000359</text:p>
          </table:table-cell>
          <table:table-cell table:formula="of:=IF(OR(ISBLANK([.E478]);[.I478]&lt;=0);&quot;&quot;;[.I478])" office:value-type="float" office:value="0.944900035858154" calcext:value-type="float">
            <text:p>0.94490003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133" calcext:value-type="float">
            <text:p>1427749441.50133</text:p>
          </table:table-cell>
          <table:table-cell office:value-type="float" office:value="1427749442.68596" calcext:value-type="float">
            <text:p>1427749442.68596</text:p>
          </table:table-cell>
          <table:table-cell office:value-type="float" office:value="1427749442.71562" calcext:value-type="float">
            <text:p>1427749442.71562</text:p>
          </table:table-cell>
          <table:table-cell/>
          <table:table-cell table:formula="of:=MAX([.B479];[.D479];[.G479])-MAX([.A479];[.C479];[.E479])" office:value-type="float" office:value="1.21429014205933" calcext:value-type="float">
            <text:p>1.2142901421</text:p>
          </table:table-cell>
          <table:table-cell table:formula="of:=IF(ISBLANK([.E479]);&quot;&quot;;[.I479])" office:value-type="float" office:value="1.21429014205933" calcext:value-type="float">
            <text:p>1.2142901421</text:p>
          </table:table-cell>
          <table:table-cell table:formula="of:=IF(OR(ISBLANK([.E479]);[.I479]&lt;=0);&quot;&quot;;[.I479])" office:value-type="float" office:value="1.21429014205933" calcext:value-type="float">
            <text:p>1.21429014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203" calcext:value-type="float">
            <text:p>1427749441.50203</text:p>
          </table:table-cell>
          <table:table-cell office:value-type="float" office:value="1427749442.77961" calcext:value-type="float">
            <text:p>1427749442.77961</text:p>
          </table:table-cell>
          <table:table-cell office:value-type="float" office:value="1427749442.81317" calcext:value-type="float">
            <text:p>1427749442.81317</text:p>
          </table:table-cell>
          <table:table-cell/>
          <table:table-cell table:formula="of:=MAX([.B480];[.D480];[.G480])-MAX([.A480];[.C480];[.E480])" office:value-type="float" office:value="1.3111400604248" calcext:value-type="float">
            <text:p>1.3111400604</text:p>
          </table:table-cell>
          <table:table-cell table:formula="of:=IF(ISBLANK([.E480]);&quot;&quot;;[.I480])" office:value-type="float" office:value="1.3111400604248" calcext:value-type="float">
            <text:p>1.3111400604</text:p>
          </table:table-cell>
          <table:table-cell table:formula="of:=IF(OR(ISBLANK([.E480]);[.I480]&lt;=0);&quot;&quot;;[.I480])" office:value-type="float" office:value="1.3111400604248" calcext:value-type="float">
            <text:p>1.31114006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273" calcext:value-type="float">
            <text:p>1427749441.50273</text:p>
          </table:table-cell>
          <table:table-cell office:value-type="float" office:value="1427749442.36707" calcext:value-type="float">
            <text:p>1427749442.36707</text:p>
          </table:table-cell>
          <table:table-cell office:value-type="float" office:value="1427749442.4455" calcext:value-type="float">
            <text:p>1427749442.4455</text:p>
          </table:table-cell>
          <table:table-cell/>
          <table:table-cell table:formula="of:=MAX([.B481];[.D481];[.G481])-MAX([.A481];[.C481];[.E481])" office:value-type="float" office:value="0.942770004272461" calcext:value-type="float">
            <text:p>0.9427700043</text:p>
          </table:table-cell>
          <table:table-cell table:formula="of:=IF(ISBLANK([.E481]);&quot;&quot;;[.I481])" office:value-type="float" office:value="0.942770004272461" calcext:value-type="float">
            <text:p>0.9427700043</text:p>
          </table:table-cell>
          <table:table-cell table:formula="of:=IF(OR(ISBLANK([.E481]);[.I481]&lt;=0);&quot;&quot;;[.I481])" office:value-type="float" office:value="0.942770004272461" calcext:value-type="float">
            <text:p>0.94277000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343" calcext:value-type="float">
            <text:p>1427749441.50343</text:p>
          </table:table-cell>
          <table:table-cell office:value-type="float" office:value="1427749442.60446" calcext:value-type="float">
            <text:p>1427749442.60446</text:p>
          </table:table-cell>
          <table:table-cell office:value-type="float" office:value="1427749442.68302" calcext:value-type="float">
            <text:p>1427749442.68302</text:p>
          </table:table-cell>
          <table:table-cell/>
          <table:table-cell table:formula="of:=MAX([.B482];[.D482];[.G482])-MAX([.A482];[.C482];[.E482])" office:value-type="float" office:value="1.17959022521973" calcext:value-type="float">
            <text:p>1.1795902252</text:p>
          </table:table-cell>
          <table:table-cell table:formula="of:=IF(ISBLANK([.E482]);&quot;&quot;;[.I482])" office:value-type="float" office:value="1.17959022521973" calcext:value-type="float">
            <text:p>1.1795902252</text:p>
          </table:table-cell>
          <table:table-cell table:formula="of:=IF(OR(ISBLANK([.E482]);[.I482]&lt;=0);&quot;&quot;;[.I482])" office:value-type="float" office:value="1.17959022521973" calcext:value-type="float">
            <text:p>1.17959022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39" calcext:value-type="float">
            <text:p>1427749441.5039</text:p>
          </table:table-cell>
          <table:table-cell office:value-type="float" office:value="1427749442.52442" calcext:value-type="float">
            <text:p>1427749442.52442</text:p>
          </table:table-cell>
          <table:table-cell office:value-type="float" office:value="1427749442.6045" calcext:value-type="float">
            <text:p>1427749442.6045</text:p>
          </table:table-cell>
          <table:table-cell/>
          <table:table-cell table:formula="of:=MAX([.B483];[.D483];[.G483])-MAX([.A483];[.C483];[.E483])" office:value-type="float" office:value="1.10060000419617" calcext:value-type="float">
            <text:p>1.1006000042</text:p>
          </table:table-cell>
          <table:table-cell table:formula="of:=IF(ISBLANK([.E483]);&quot;&quot;;[.I483])" office:value-type="float" office:value="1.10060000419617" calcext:value-type="float">
            <text:p>1.1006000042</text:p>
          </table:table-cell>
          <table:table-cell table:formula="of:=IF(OR(ISBLANK([.E483]);[.I483]&lt;=0);&quot;&quot;;[.I483])" office:value-type="float" office:value="1.10060000419617" calcext:value-type="float">
            <text:p>1.100600004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439" calcext:value-type="float">
            <text:p>1427749441.50439</text:p>
          </table:table-cell>
          <table:table-cell office:value-type="float" office:value="1427749442.60441" calcext:value-type="float">
            <text:p>1427749442.60441</text:p>
          </table:table-cell>
          <table:table-cell office:value-type="float" office:value="1427749442.68299" calcext:value-type="float">
            <text:p>1427749442.68299</text:p>
          </table:table-cell>
          <table:table-cell/>
          <table:table-cell table:formula="of:=MAX([.B484];[.D484];[.G484])-MAX([.A484];[.C484];[.E484])" office:value-type="float" office:value="1.17860007286072" calcext:value-type="float">
            <text:p>1.1786000729</text:p>
          </table:table-cell>
          <table:table-cell table:formula="of:=IF(ISBLANK([.E484]);&quot;&quot;;[.I484])" office:value-type="float" office:value="1.17860007286072" calcext:value-type="float">
            <text:p>1.1786000729</text:p>
          </table:table-cell>
          <table:table-cell table:formula="of:=IF(OR(ISBLANK([.E484]);[.I484]&lt;=0);&quot;&quot;;[.I484])" office:value-type="float" office:value="1.17860007286072" calcext:value-type="float">
            <text:p>1.17860007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488" calcext:value-type="float">
            <text:p>1427749441.50488</text:p>
          </table:table-cell>
          <table:table-cell office:value-type="float" office:value="1427749442.289" calcext:value-type="float">
            <text:p>1427749442.289</text:p>
          </table:table-cell>
          <table:table-cell office:value-type="float" office:value="1427749442.36716" calcext:value-type="float">
            <text:p>1427749442.36716</text:p>
          </table:table-cell>
          <table:table-cell/>
          <table:table-cell table:formula="of:=MAX([.B485];[.D485];[.G485])-MAX([.A485];[.C485];[.E485])" office:value-type="float" office:value="0.862280130386353" calcext:value-type="float">
            <text:p>0.8622801304</text:p>
          </table:table-cell>
          <table:table-cell table:formula="of:=IF(ISBLANK([.E485]);&quot;&quot;;[.I485])" office:value-type="float" office:value="0.862280130386353" calcext:value-type="float">
            <text:p>0.8622801304</text:p>
          </table:table-cell>
          <table:table-cell table:formula="of:=IF(OR(ISBLANK([.E485]);[.I485]&lt;=0);&quot;&quot;;[.I485])" office:value-type="float" office:value="0.862280130386353" calcext:value-type="float">
            <text:p>0.8622801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1.50535" calcext:value-type="float">
            <text:p>1427749441.50535</text:p>
          </table:table-cell>
          <table:table-cell office:value-type="float" office:value="1427749442.21219" calcext:value-type="float">
            <text:p>1427749442.21219</text:p>
          </table:table-cell>
          <table:table-cell office:value-type="float" office:value="1427749442.28904" calcext:value-type="float">
            <text:p>1427749442.28904</text:p>
          </table:table-cell>
          <table:table-cell/>
          <table:table-cell table:formula="of:=MAX([.B486];[.D486];[.G486])-MAX([.A486];[.C486];[.E486])" office:value-type="float" office:value="0.783689975738525" calcext:value-type="float">
            <text:p>0.7836899757</text:p>
          </table:table-cell>
          <table:table-cell table:formula="of:=IF(ISBLANK([.E486]);&quot;&quot;;[.I486])" office:value-type="float" office:value="0.783689975738525" calcext:value-type="float">
            <text:p>0.7836899757</text:p>
          </table:table-cell>
          <table:table-cell table:formula="of:=IF(OR(ISBLANK([.E486]);[.I486]&lt;=0);&quot;&quot;;[.I486])" office:value-type="float" office:value="0.783689975738525" calcext:value-type="float">
            <text:p>0.78368997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2.81318" calcext:value-type="float">
            <text:p>1427749442.81318</text:p>
          </table:table-cell>
          <table:table-cell office:value-type="float" office:value="1427749444.40943" calcext:value-type="float">
            <text:p>1427749444.40943</text:p>
          </table:table-cell>
          <table:table-cell table:number-columns-repeated="4"/>
          <table:table-cell table:formula="of:=MAX([.B487];[.D487];[.G487])-MAX([.A487];[.C487];[.E487])" office:value-type="float" office:value="1.59625005722046" calcext:value-type="float">
            <text:p>1.5962500572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318" calcext:value-type="float">
            <text:p>1427749442.81318</text:p>
          </table:table-cell>
          <table:table-cell office:value-type="float" office:value="1427749444.28526" calcext:value-type="float">
            <text:p>1427749444.28526</text:p>
          </table:table-cell>
          <table:table-cell office:value-type="float" office:value="1427749444.32324" calcext:value-type="float">
            <text:p>1427749444.32324</text:p>
          </table:table-cell>
          <table:table-cell/>
          <table:table-cell table:formula="of:=MAX([.B488];[.D488];[.G488])-MAX([.A488];[.C488];[.E488])" office:value-type="float" office:value="1.51006007194519" calcext:value-type="float">
            <text:p>1.5100600719</text:p>
          </table:table-cell>
          <table:table-cell table:formula="of:=IF(ISBLANK([.E488]);&quot;&quot;;[.I488])" office:value-type="float" office:value="1.51006007194519" calcext:value-type="float">
            <text:p>1.5100600719</text:p>
          </table:table-cell>
          <table:table-cell table:formula="of:=IF(OR(ISBLANK([.E488]);[.I488]&lt;=0);&quot;&quot;;[.I488])" office:value-type="float" office:value="1.51006007194519" calcext:value-type="float">
            <text:p>1.51006007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372" calcext:value-type="float">
            <text:p>1427749442.81372</text:p>
          </table:table-cell>
          <table:table-cell office:value-type="float" office:value="1427749444.37658" calcext:value-type="float">
            <text:p>1427749444.37658</text:p>
          </table:table-cell>
          <table:table-cell office:value-type="float" office:value="1427749444.40943" calcext:value-type="float">
            <text:p>1427749444.40943</text:p>
          </table:table-cell>
          <table:table-cell/>
          <table:table-cell table:formula="of:=MAX([.B489];[.D489];[.G489])-MAX([.A489];[.C489];[.E489])" office:value-type="float" office:value="1.59571003913879" calcext:value-type="float">
            <text:p>1.5957100391</text:p>
          </table:table-cell>
          <table:table-cell table:formula="of:=IF(ISBLANK([.E489]);&quot;&quot;;[.I489])" office:value-type="float" office:value="1.59571003913879" calcext:value-type="float">
            <text:p>1.5957100391</text:p>
          </table:table-cell>
          <table:table-cell table:formula="of:=IF(OR(ISBLANK([.E489]);[.I489]&lt;=0);&quot;&quot;;[.I489])" office:value-type="float" office:value="1.59571003913879" calcext:value-type="float">
            <text:p>1.59571003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434" calcext:value-type="float">
            <text:p>1427749442.81434</text:p>
          </table:table-cell>
          <table:table-cell office:value-type="float" office:value="1427749444.28746" calcext:value-type="float">
            <text:p>1427749444.28746</text:p>
          </table:table-cell>
          <table:table-cell office:value-type="float" office:value="1427749444.32519" calcext:value-type="float">
            <text:p>1427749444.32519</text:p>
          </table:table-cell>
          <table:table-cell/>
          <table:table-cell table:formula="of:=MAX([.B490];[.D490];[.G490])-MAX([.A490];[.C490];[.E490])" office:value-type="float" office:value="1.51084995269775" calcext:value-type="float">
            <text:p>1.5108499527</text:p>
          </table:table-cell>
          <table:table-cell table:formula="of:=IF(ISBLANK([.E490]);&quot;&quot;;[.I490])" office:value-type="float" office:value="1.51084995269775" calcext:value-type="float">
            <text:p>1.5108499527</text:p>
          </table:table-cell>
          <table:table-cell table:formula="of:=IF(OR(ISBLANK([.E490]);[.I490]&lt;=0);&quot;&quot;;[.I490])" office:value-type="float" office:value="1.51084995269775" calcext:value-type="float">
            <text:p>1.510849952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483" calcext:value-type="float">
            <text:p>1427749442.81483</text:p>
          </table:table-cell>
          <table:table-cell office:value-type="float" office:value="1427749444.16405" calcext:value-type="float">
            <text:p>1427749444.16405</text:p>
          </table:table-cell>
          <table:table-cell office:value-type="float" office:value="1427749444.28508" calcext:value-type="float">
            <text:p>1427749444.28508</text:p>
          </table:table-cell>
          <table:table-cell/>
          <table:table-cell table:formula="of:=MAX([.B491];[.D491];[.G491])-MAX([.A491];[.C491];[.E491])" office:value-type="float" office:value="1.47024989128113" calcext:value-type="float">
            <text:p>1.4702498913</text:p>
          </table:table-cell>
          <table:table-cell table:formula="of:=IF(ISBLANK([.E491]);&quot;&quot;;[.I491])" office:value-type="float" office:value="1.47024989128113" calcext:value-type="float">
            <text:p>1.4702498913</text:p>
          </table:table-cell>
          <table:table-cell table:formula="of:=IF(OR(ISBLANK([.E491]);[.I491]&lt;=0);&quot;&quot;;[.I491])" office:value-type="float" office:value="1.47024989128113" calcext:value-type="float">
            <text:p>1.47024989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535" calcext:value-type="float">
            <text:p>1427749442.81535</text:p>
          </table:table-cell>
          <table:table-cell office:value-type="float" office:value="1427749443.92501" calcext:value-type="float">
            <text:p>1427749443.92501</text:p>
          </table:table-cell>
          <table:table-cell office:value-type="float" office:value="1427749444.04451" calcext:value-type="float">
            <text:p>1427749444.04451</text:p>
          </table:table-cell>
          <table:table-cell/>
          <table:table-cell table:formula="of:=MAX([.B492];[.D492];[.G492])-MAX([.A492];[.C492];[.E492])" office:value-type="float" office:value="1.22915983200073" calcext:value-type="float">
            <text:p>1.229159832</text:p>
          </table:table-cell>
          <table:table-cell table:formula="of:=IF(ISBLANK([.E492]);&quot;&quot;;[.I492])" office:value-type="float" office:value="1.22915983200073" calcext:value-type="float">
            <text:p>1.229159832</text:p>
          </table:table-cell>
          <table:table-cell table:formula="of:=IF(OR(ISBLANK([.E492]);[.I492]&lt;=0);&quot;&quot;;[.I492])" office:value-type="float" office:value="1.22915983200073" calcext:value-type="float">
            <text:p>1.2291598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583" calcext:value-type="float">
            <text:p>1427749442.81583</text:p>
          </table:table-cell>
          <table:table-cell office:value-type="float" office:value="1427749444.16415" calcext:value-type="float">
            <text:p>1427749444.16415</text:p>
          </table:table-cell>
          <table:table-cell office:value-type="float" office:value="1427749444.28513" calcext:value-type="float">
            <text:p>1427749444.28513</text:p>
          </table:table-cell>
          <table:table-cell/>
          <table:table-cell table:formula="of:=MAX([.B493];[.D493];[.G493])-MAX([.A493];[.C493];[.E493])" office:value-type="float" office:value="1.46930003166199" calcext:value-type="float">
            <text:p>1.4693000317</text:p>
          </table:table-cell>
          <table:table-cell table:formula="of:=IF(ISBLANK([.E493]);&quot;&quot;;[.I493])" office:value-type="float" office:value="1.46930003166199" calcext:value-type="float">
            <text:p>1.4693000317</text:p>
          </table:table-cell>
          <table:table-cell table:formula="of:=IF(OR(ISBLANK([.E493]);[.I493]&lt;=0);&quot;&quot;;[.I493])" office:value-type="float" office:value="1.46930003166199" calcext:value-type="float">
            <text:p>1.46930003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632" calcext:value-type="float">
            <text:p>1427749442.81632</text:p>
          </table:table-cell>
          <table:table-cell office:value-type="float" office:value="1427749444.04459" calcext:value-type="float">
            <text:p>1427749444.04459</text:p>
          </table:table-cell>
          <table:table-cell office:value-type="float" office:value="1427749444.1642" calcext:value-type="float">
            <text:p>1427749444.1642</text:p>
          </table:table-cell>
          <table:table-cell/>
          <table:table-cell table:formula="of:=MAX([.B494];[.D494];[.G494])-MAX([.A494];[.C494];[.E494])" office:value-type="float" office:value="1.34788012504578" calcext:value-type="float">
            <text:p>1.347880125</text:p>
          </table:table-cell>
          <table:table-cell table:formula="of:=IF(ISBLANK([.E494]);&quot;&quot;;[.I494])" office:value-type="float" office:value="1.34788012504578" calcext:value-type="float">
            <text:p>1.347880125</text:p>
          </table:table-cell>
          <table:table-cell table:formula="of:=IF(OR(ISBLANK([.E494]);[.I494]&lt;=0);&quot;&quot;;[.I494])" office:value-type="float" office:value="1.34788012504578" calcext:value-type="float">
            <text:p>1.3478801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679" calcext:value-type="float">
            <text:p>1427749442.81679</text:p>
          </table:table-cell>
          <table:table-cell office:value-type="float" office:value="1427749443.9251" calcext:value-type="float">
            <text:p>1427749443.9251</text:p>
          </table:table-cell>
          <table:table-cell office:value-type="float" office:value="1427749444.04464" calcext:value-type="float">
            <text:p>1427749444.04464</text:p>
          </table:table-cell>
          <table:table-cell/>
          <table:table-cell table:formula="of:=MAX([.B495];[.D495];[.G495])-MAX([.A495];[.C495];[.E495])" office:value-type="float" office:value="1.22784996032715" calcext:value-type="float">
            <text:p>1.2278499603</text:p>
          </table:table-cell>
          <table:table-cell table:formula="of:=IF(ISBLANK([.E495]);&quot;&quot;;[.I495])" office:value-type="float" office:value="1.22784996032715" calcext:value-type="float">
            <text:p>1.2278499603</text:p>
          </table:table-cell>
          <table:table-cell table:formula="of:=IF(OR(ISBLANK([.E495]);[.I495]&lt;=0);&quot;&quot;;[.I495])" office:value-type="float" office:value="1.22784996032715" calcext:value-type="float">
            <text:p>1.22784996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728" calcext:value-type="float">
            <text:p>1427749442.81728</text:p>
          </table:table-cell>
          <table:table-cell office:value-type="float" office:value="1427749443.84431" calcext:value-type="float">
            <text:p>1427749443.84431</text:p>
          </table:table-cell>
          <table:table-cell office:value-type="float" office:value="1427749443.92515" calcext:value-type="float">
            <text:p>1427749443.92515</text:p>
          </table:table-cell>
          <table:table-cell/>
          <table:table-cell table:formula="of:=MAX([.B496];[.D496];[.G496])-MAX([.A496];[.C496];[.E496])" office:value-type="float" office:value="1.10786986351013" calcext:value-type="float">
            <text:p>1.1078698635</text:p>
          </table:table-cell>
          <table:table-cell table:formula="of:=IF(ISBLANK([.E496]);&quot;&quot;;[.I496])" office:value-type="float" office:value="1.10786986351013" calcext:value-type="float">
            <text:p>1.1078698635</text:p>
          </table:table-cell>
          <table:table-cell table:formula="of:=IF(OR(ISBLANK([.E496]);[.I496]&lt;=0);&quot;&quot;;[.I496])" office:value-type="float" office:value="1.10786986351013" calcext:value-type="float">
            <text:p>1.107869863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2.81777" calcext:value-type="float">
            <text:p>1427749442.81777</text:p>
          </table:table-cell>
          <table:table-cell office:value-type="float" office:value="1427749443.72394" calcext:value-type="float">
            <text:p>1427749443.72394</text:p>
          </table:table-cell>
          <table:table-cell office:value-type="float" office:value="1427749443.84436" calcext:value-type="float">
            <text:p>1427749443.84436</text:p>
          </table:table-cell>
          <table:table-cell/>
          <table:table-cell table:formula="of:=MAX([.B497];[.D497];[.G497])-MAX([.A497];[.C497];[.E497])" office:value-type="float" office:value="1.02659010887146" calcext:value-type="float">
            <text:p>1.0265901089</text:p>
          </table:table-cell>
          <table:table-cell table:formula="of:=IF(ISBLANK([.E497]);&quot;&quot;;[.I497])" office:value-type="float" office:value="1.02659010887146" calcext:value-type="float">
            <text:p>1.0265901089</text:p>
          </table:table-cell>
          <table:table-cell table:formula="of:=IF(OR(ISBLANK([.E497]);[.I497]&lt;=0);&quot;&quot;;[.I497])" office:value-type="float" office:value="1.02659010887146" calcext:value-type="float">
            <text:p>1.02659010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4.40945" calcext:value-type="float">
            <text:p>1427749444.40945</text:p>
          </table:table-cell>
          <table:table-cell office:value-type="float" office:value="1427749445.69416" calcext:value-type="float">
            <text:p>1427749445.69416</text:p>
          </table:table-cell>
          <table:table-cell table:number-columns-repeated="4"/>
          <table:table-cell table:formula="of:=MAX([.B498];[.D498];[.G498])-MAX([.A498];[.C498];[.E498])" office:value-type="float" office:value="1.28470993041992" calcext:value-type="float">
            <text:p>1.2847099304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0945" calcext:value-type="float">
            <text:p>1427749444.40945</text:p>
          </table:table-cell>
          <table:table-cell office:value-type="float" office:value="1427749445.57158" calcext:value-type="float">
            <text:p>1427749445.57158</text:p>
          </table:table-cell>
          <table:table-cell office:value-type="float" office:value="1427749445.60631" calcext:value-type="float">
            <text:p>1427749445.60631</text:p>
          </table:table-cell>
          <table:table-cell/>
          <table:table-cell table:formula="of:=MAX([.B499];[.D499];[.G499])-MAX([.A499];[.C499];[.E499])" office:value-type="float" office:value="1.19685983657837" calcext:value-type="float">
            <text:p>1.1968598366</text:p>
          </table:table-cell>
          <table:table-cell table:formula="of:=IF(ISBLANK([.E499]);&quot;&quot;;[.I499])" office:value-type="float" office:value="1.19685983657837" calcext:value-type="float">
            <text:p>1.1968598366</text:p>
          </table:table-cell>
          <table:table-cell table:formula="of:=IF(OR(ISBLANK([.E499]);[.I499]&lt;=0);&quot;&quot;;[.I499])" office:value-type="float" office:value="1.19685983657837" calcext:value-type="float">
            <text:p>1.196859836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083" calcext:value-type="float">
            <text:p>1427749444.41083</text:p>
          </table:table-cell>
          <table:table-cell office:value-type="float" office:value="1427749445.57172" calcext:value-type="float">
            <text:p>1427749445.57172</text:p>
          </table:table-cell>
          <table:table-cell office:value-type="float" office:value="1427749445.60739" calcext:value-type="float">
            <text:p>1427749445.60739</text:p>
          </table:table-cell>
          <table:table-cell/>
          <table:table-cell table:formula="of:=MAX([.B500];[.D500];[.G500])-MAX([.A500];[.C500];[.E500])" office:value-type="float" office:value="1.19655990600586" calcext:value-type="float">
            <text:p>1.196559906</text:p>
          </table:table-cell>
          <table:table-cell table:formula="of:=IF(ISBLANK([.E500]);&quot;&quot;;[.I500])" office:value-type="float" office:value="1.19655990600586" calcext:value-type="float">
            <text:p>1.196559906</text:p>
          </table:table-cell>
          <table:table-cell table:formula="of:=IF(OR(ISBLANK([.E500]);[.I500]&lt;=0);&quot;&quot;;[.I500])" office:value-type="float" office:value="1.19655990600586" calcext:value-type="float">
            <text:p>1.1965599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262" calcext:value-type="float">
            <text:p>1427749444.41262</text:p>
          </table:table-cell>
          <table:table-cell office:value-type="float" office:value="1427749445.41311" calcext:value-type="float">
            <text:p>1427749445.41311</text:p>
          </table:table-cell>
          <table:table-cell office:value-type="float" office:value="1427749445.49131" calcext:value-type="float">
            <text:p>1427749445.49131</text:p>
          </table:table-cell>
          <table:table-cell/>
          <table:table-cell table:formula="of:=MAX([.B501];[.D501];[.G501])-MAX([.A501];[.C501];[.E501])" office:value-type="float" office:value="1.07868981361389" calcext:value-type="float">
            <text:p>1.0786898136</text:p>
          </table:table-cell>
          <table:table-cell table:formula="of:=IF(ISBLANK([.E501]);&quot;&quot;;[.I501])" office:value-type="float" office:value="1.07868981361389" calcext:value-type="float">
            <text:p>1.0786898136</text:p>
          </table:table-cell>
          <table:table-cell table:formula="of:=IF(OR(ISBLANK([.E501]);[.I501]&lt;=0);&quot;&quot;;[.I501])" office:value-type="float" office:value="1.07868981361389" calcext:value-type="float">
            <text:p>1.07868981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392" calcext:value-type="float">
            <text:p>1427749444.41392</text:p>
          </table:table-cell>
          <table:table-cell office:value-type="float" office:value="1427749445.49128" calcext:value-type="float">
            <text:p>1427749445.49128</text:p>
          </table:table-cell>
          <table:table-cell office:value-type="float" office:value="1427749445.57162" calcext:value-type="float">
            <text:p>1427749445.57162</text:p>
          </table:table-cell>
          <table:table-cell/>
          <table:table-cell table:formula="of:=MAX([.B502];[.D502];[.G502])-MAX([.A502];[.C502];[.E502])" office:value-type="float" office:value="1.1577000617981" calcext:value-type="float">
            <text:p>1.1577000618</text:p>
          </table:table-cell>
          <table:table-cell table:formula="of:=IF(ISBLANK([.E502]);&quot;&quot;;[.I502])" office:value-type="float" office:value="1.1577000617981" calcext:value-type="float">
            <text:p>1.1577000618</text:p>
          </table:table-cell>
          <table:table-cell table:formula="of:=IF(OR(ISBLANK([.E502]);[.I502]&lt;=0);&quot;&quot;;[.I502])" office:value-type="float" office:value="1.1577000617981" calcext:value-type="float">
            <text:p>1.15770006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522" calcext:value-type="float">
            <text:p>1427749444.41522</text:p>
          </table:table-cell>
          <table:table-cell office:value-type="float" office:value="1427749445.33461" calcext:value-type="float">
            <text:p>1427749445.33461</text:p>
          </table:table-cell>
          <table:table-cell office:value-type="float" office:value="1427749445.41315" calcext:value-type="float">
            <text:p>1427749445.41315</text:p>
          </table:table-cell>
          <table:table-cell/>
          <table:table-cell table:formula="of:=MAX([.B503];[.D503];[.G503])-MAX([.A503];[.C503];[.E503])" office:value-type="float" office:value="0.99793004989624" calcext:value-type="float">
            <text:p>0.9979300499</text:p>
          </table:table-cell>
          <table:table-cell table:formula="of:=IF(ISBLANK([.E503]);&quot;&quot;;[.I503])" office:value-type="float" office:value="0.99793004989624" calcext:value-type="float">
            <text:p>0.9979300499</text:p>
          </table:table-cell>
          <table:table-cell table:formula="of:=IF(OR(ISBLANK([.E503]);[.I503]&lt;=0);&quot;&quot;;[.I503])" office:value-type="float" office:value="0.99793004989624" calcext:value-type="float">
            <text:p>0.99793004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653" calcext:value-type="float">
            <text:p>1427749444.41653</text:p>
          </table:table-cell>
          <table:table-cell office:value-type="float" office:value="1427749445.17866" calcext:value-type="float">
            <text:p>1427749445.17866</text:p>
          </table:table-cell>
          <table:table-cell office:value-type="float" office:value="1427749445.25653" calcext:value-type="float">
            <text:p>1427749445.25653</text:p>
          </table:table-cell>
          <table:table-cell/>
          <table:table-cell table:formula="of:=MAX([.B504];[.D504];[.G504])-MAX([.A504];[.C504];[.E504])" office:value-type="float" office:value="0.840000152587891" calcext:value-type="float">
            <text:p>0.8400001526</text:p>
          </table:table-cell>
          <table:table-cell table:formula="of:=IF(ISBLANK([.E504]);&quot;&quot;;[.I504])" office:value-type="float" office:value="0.840000152587891" calcext:value-type="float">
            <text:p>0.8400001526</text:p>
          </table:table-cell>
          <table:table-cell table:formula="of:=IF(OR(ISBLANK([.E504]);[.I504]&lt;=0);&quot;&quot;;[.I504])" office:value-type="float" office:value="0.840000152587891" calcext:value-type="float">
            <text:p>0.84000015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786" calcext:value-type="float">
            <text:p>1427749444.41786</text:p>
          </table:table-cell>
          <table:table-cell office:value-type="float" office:value="1427749445.65903" calcext:value-type="float">
            <text:p>1427749445.65903</text:p>
          </table:table-cell>
          <table:table-cell office:value-type="float" office:value="1427749445.69415" calcext:value-type="float">
            <text:p>1427749445.69415</text:p>
          </table:table-cell>
          <table:table-cell/>
          <table:table-cell table:formula="of:=MAX([.B505];[.D505];[.G505])-MAX([.A505];[.C505];[.E505])" office:value-type="float" office:value="1.27628993988037" calcext:value-type="float">
            <text:p>1.2762899399</text:p>
          </table:table-cell>
          <table:table-cell table:formula="of:=IF(ISBLANK([.E505]);&quot;&quot;;[.I505])" office:value-type="float" office:value="1.27628993988037" calcext:value-type="float">
            <text:p>1.2762899399</text:p>
          </table:table-cell>
          <table:table-cell table:formula="of:=IF(OR(ISBLANK([.E505]);[.I505]&lt;=0);&quot;&quot;;[.I505])" office:value-type="float" office:value="1.27628993988037" calcext:value-type="float">
            <text:p>1.27628993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916" calcext:value-type="float">
            <text:p>1427749444.41916</text:p>
          </table:table-cell>
          <table:table-cell office:value-type="float" office:value="1427749445.25649" calcext:value-type="float">
            <text:p>1427749445.25649</text:p>
          </table:table-cell>
          <table:table-cell office:value-type="float" office:value="1427749445.33465" calcext:value-type="float">
            <text:p>1427749445.33465</text:p>
          </table:table-cell>
          <table:table-cell/>
          <table:table-cell table:formula="of:=MAX([.B506];[.D506];[.G506])-MAX([.A506];[.C506];[.E506])" office:value-type="float" office:value="0.91549015045166" calcext:value-type="float">
            <text:p>0.9154901505</text:p>
          </table:table-cell>
          <table:table-cell table:formula="of:=IF(ISBLANK([.E506]);&quot;&quot;;[.I506])" office:value-type="float" office:value="0.91549015045166" calcext:value-type="float">
            <text:p>0.9154901505</text:p>
          </table:table-cell>
          <table:table-cell table:formula="of:=IF(OR(ISBLANK([.E506]);[.I506]&lt;=0);&quot;&quot;;[.I506])" office:value-type="float" office:value="0.91549015045166" calcext:value-type="float">
            <text:p>0.91549015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1983" calcext:value-type="float">
            <text:p>1427749444.41983</text:p>
          </table:table-cell>
          <table:table-cell office:value-type="float" office:value="1427749445.57554" calcext:value-type="float">
            <text:p>1427749445.57554</text:p>
          </table:table-cell>
          <table:table-cell office:value-type="float" office:value="1427749445.60914" calcext:value-type="float">
            <text:p>1427749445.60914</text:p>
          </table:table-cell>
          <table:table-cell/>
          <table:table-cell table:formula="of:=MAX([.B507];[.D507];[.G507])-MAX([.A507];[.C507];[.E507])" office:value-type="float" office:value="1.18930983543396" calcext:value-type="float">
            <text:p>1.1893098354</text:p>
          </table:table-cell>
          <table:table-cell table:formula="of:=IF(ISBLANK([.E507]);&quot;&quot;;[.I507])" office:value-type="float" office:value="1.18930983543396" calcext:value-type="float">
            <text:p>1.1893098354</text:p>
          </table:table-cell>
          <table:table-cell table:formula="of:=IF(OR(ISBLANK([.E507]);[.I507]&lt;=0);&quot;&quot;;[.I507])" office:value-type="float" office:value="1.18930983543396" calcext:value-type="float">
            <text:p>1.18930983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4.42031" calcext:value-type="float">
            <text:p>1427749444.42031</text:p>
          </table:table-cell>
          <table:table-cell office:value-type="float" office:value="1427749445.09782" calcext:value-type="float">
            <text:p>1427749445.09782</text:p>
          </table:table-cell>
          <table:table-cell office:value-type="float" office:value="1427749445.1787" calcext:value-type="float">
            <text:p>1427749445.1787</text:p>
          </table:table-cell>
          <table:table-cell/>
          <table:table-cell table:formula="of:=MAX([.B508];[.D508];[.G508])-MAX([.A508];[.C508];[.E508])" office:value-type="float" office:value="0.758389949798584" calcext:value-type="float">
            <text:p>0.7583899498</text:p>
          </table:table-cell>
          <table:table-cell table:formula="of:=IF(ISBLANK([.E508]);&quot;&quot;;[.I508])" office:value-type="float" office:value="0.758389949798584" calcext:value-type="float">
            <text:p>0.7583899498</text:p>
          </table:table-cell>
          <table:table-cell table:formula="of:=IF(OR(ISBLANK([.E508]);[.I508]&lt;=0);&quot;&quot;;[.I508])" office:value-type="float" office:value="0.758389949798584" calcext:value-type="float">
            <text:p>0.7583899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5.69417" calcext:value-type="float">
            <text:p>1427749445.69417</text:p>
          </table:table-cell>
          <table:table-cell office:value-type="float" office:value="1427749447.00054" calcext:value-type="float">
            <text:p>1427749447.00054</text:p>
          </table:table-cell>
          <table:table-cell table:number-columns-repeated="4"/>
          <table:table-cell table:formula="of:=MAX([.B509];[.D509];[.G509])-MAX([.A509];[.C509];[.E509])" office:value-type="float" office:value="1.30637001991272" calcext:value-type="float">
            <text:p>1.3063700199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69417" calcext:value-type="float">
            <text:p>1427749445.69417</text:p>
          </table:table-cell>
          <table:table-cell office:value-type="float" office:value="1427749446.88024" calcext:value-type="float">
            <text:p>1427749446.88024</text:p>
          </table:table-cell>
          <table:table-cell office:value-type="float" office:value="1427749446.91795" calcext:value-type="float">
            <text:p>1427749446.91795</text:p>
          </table:table-cell>
          <table:table-cell/>
          <table:table-cell table:formula="of:=MAX([.B510];[.D510];[.G510])-MAX([.A510];[.C510];[.E510])" office:value-type="float" office:value="1.22377991676331" calcext:value-type="float">
            <text:p>1.2237799168</text:p>
          </table:table-cell>
          <table:table-cell table:formula="of:=IF(ISBLANK([.E510]);&quot;&quot;;[.I510])" office:value-type="float" office:value="1.22377991676331" calcext:value-type="float">
            <text:p>1.2237799168</text:p>
          </table:table-cell>
          <table:table-cell table:formula="of:=IF(OR(ISBLANK([.E510]);[.I510]&lt;=0);&quot;&quot;;[.I510])" office:value-type="float" office:value="1.22377991676331" calcext:value-type="float">
            <text:p>1.22377991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69556" calcext:value-type="float">
            <text:p>1427749445.69556</text:p>
          </table:table-cell>
          <table:table-cell office:value-type="float" office:value="1427749446.80118" calcext:value-type="float">
            <text:p>1427749446.80118</text:p>
          </table:table-cell>
          <table:table-cell office:value-type="float" office:value="1427749446.87983" calcext:value-type="float">
            <text:p>1427749446.87983</text:p>
          </table:table-cell>
          <table:table-cell/>
          <table:table-cell table:formula="of:=MAX([.B511];[.D511];[.G511])-MAX([.A511];[.C511];[.E511])" office:value-type="float" office:value="1.18426990509033" calcext:value-type="float">
            <text:p>1.1842699051</text:p>
          </table:table-cell>
          <table:table-cell table:formula="of:=IF(ISBLANK([.E511]);&quot;&quot;;[.I511])" office:value-type="float" office:value="1.18426990509033" calcext:value-type="float">
            <text:p>1.1842699051</text:p>
          </table:table-cell>
          <table:table-cell table:formula="of:=IF(OR(ISBLANK([.E511]);[.I511]&lt;=0);&quot;&quot;;[.I511])" office:value-type="float" office:value="1.18426990509033" calcext:value-type="float">
            <text:p>1.18426990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6978" calcext:value-type="float">
            <text:p>1427749445.6978</text:p>
          </table:table-cell>
          <table:table-cell office:value-type="float" office:value="1427749446.87995" calcext:value-type="float">
            <text:p>1427749446.87995</text:p>
          </table:table-cell>
          <table:table-cell office:value-type="float" office:value="1427749446.91234" calcext:value-type="float">
            <text:p>1427749446.91234</text:p>
          </table:table-cell>
          <table:table-cell/>
          <table:table-cell table:formula="of:=MAX([.B512];[.D512];[.G512])-MAX([.A512];[.C512];[.E512])" office:value-type="float" office:value="1.21454000473022" calcext:value-type="float">
            <text:p>1.2145400047</text:p>
          </table:table-cell>
          <table:table-cell table:formula="of:=IF(ISBLANK([.E512]);&quot;&quot;;[.I512])" office:value-type="float" office:value="1.21454000473022" calcext:value-type="float">
            <text:p>1.2145400047</text:p>
          </table:table-cell>
          <table:table-cell table:formula="of:=IF(OR(ISBLANK([.E512]);[.I512]&lt;=0);&quot;&quot;;[.I512])" office:value-type="float" office:value="1.21454000473022" calcext:value-type="float">
            <text:p>1.21454000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69911" calcext:value-type="float">
            <text:p>1427749445.69911</text:p>
          </table:table-cell>
          <table:table-cell office:value-type="float" office:value="1427749446.64217" calcext:value-type="float">
            <text:p>1427749446.64217</text:p>
          </table:table-cell>
          <table:table-cell office:value-type="float" office:value="1427749446.7219" calcext:value-type="float">
            <text:p>1427749446.7219</text:p>
          </table:table-cell>
          <table:table-cell/>
          <table:table-cell table:formula="of:=MAX([.B513];[.D513];[.G513])-MAX([.A513];[.C513];[.E513])" office:value-type="float" office:value="1.02278995513916" calcext:value-type="float">
            <text:p>1.0227899551</text:p>
          </table:table-cell>
          <table:table-cell table:formula="of:=IF(ISBLANK([.E513]);&quot;&quot;;[.I513])" office:value-type="float" office:value="1.02278995513916" calcext:value-type="float">
            <text:p>1.0227899551</text:p>
          </table:table-cell>
          <table:table-cell table:formula="of:=IF(OR(ISBLANK([.E513]);[.I513]&lt;=0);&quot;&quot;;[.I513])" office:value-type="float" office:value="1.02278995513916" calcext:value-type="float">
            <text:p>1.02278995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043" calcext:value-type="float">
            <text:p>1427749445.70043</text:p>
          </table:table-cell>
          <table:table-cell office:value-type="float" office:value="1427749446.64223" calcext:value-type="float">
            <text:p>1427749446.64223</text:p>
          </table:table-cell>
          <table:table-cell office:value-type="float" office:value="1427749446.72195" calcext:value-type="float">
            <text:p>1427749446.72195</text:p>
          </table:table-cell>
          <table:table-cell/>
          <table:table-cell table:formula="of:=MAX([.B514];[.D514];[.G514])-MAX([.A514];[.C514];[.E514])" office:value-type="float" office:value="1.02152013778687" calcext:value-type="float">
            <text:p>1.0215201378</text:p>
          </table:table-cell>
          <table:table-cell table:formula="of:=IF(ISBLANK([.E514]);&quot;&quot;;[.I514])" office:value-type="float" office:value="1.02152013778687" calcext:value-type="float">
            <text:p>1.0215201378</text:p>
          </table:table-cell>
          <table:table-cell table:formula="of:=IF(OR(ISBLANK([.E514]);[.I514]&lt;=0);&quot;&quot;;[.I514])" office:value-type="float" office:value="1.02152013778687" calcext:value-type="float">
            <text:p>1.02152013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173" calcext:value-type="float">
            <text:p>1427749445.70173</text:p>
          </table:table-cell>
          <table:table-cell office:value-type="float" office:value="1427749446.39944" calcext:value-type="float">
            <text:p>1427749446.39944</text:p>
          </table:table-cell>
          <table:table-cell office:value-type="float" office:value="1427749446.47902" calcext:value-type="float">
            <text:p>1427749446.47902</text:p>
          </table:table-cell>
          <table:table-cell/>
          <table:table-cell table:formula="of:=MAX([.B515];[.D515];[.G515])-MAX([.A515];[.C515];[.E515])" office:value-type="float" office:value="0.777290105819702" calcext:value-type="float">
            <text:p>0.7772901058</text:p>
          </table:table-cell>
          <table:table-cell table:formula="of:=IF(ISBLANK([.E515]);&quot;&quot;;[.I515])" office:value-type="float" office:value="0.777290105819702" calcext:value-type="float">
            <text:p>0.7772901058</text:p>
          </table:table-cell>
          <table:table-cell table:formula="of:=IF(OR(ISBLANK([.E515]);[.I515]&lt;=0);&quot;&quot;;[.I515])" office:value-type="float" office:value="0.777290105819702" calcext:value-type="float">
            <text:p>0.77729010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303" calcext:value-type="float">
            <text:p>1427749445.70303</text:p>
          </table:table-cell>
          <table:table-cell office:value-type="float" office:value="1427749446.56006" calcext:value-type="float">
            <text:p>1427749446.56006</text:p>
          </table:table-cell>
          <table:table-cell office:value-type="float" office:value="1427749446.64226" calcext:value-type="float">
            <text:p>1427749446.64226</text:p>
          </table:table-cell>
          <table:table-cell/>
          <table:table-cell table:formula="of:=MAX([.B516];[.D516];[.G516])-MAX([.A516];[.C516];[.E516])" office:value-type="float" office:value="0.939229965209961" calcext:value-type="float">
            <text:p>0.9392299652</text:p>
          </table:table-cell>
          <table:table-cell table:formula="of:=IF(ISBLANK([.E516]);&quot;&quot;;[.I516])" office:value-type="float" office:value="0.939229965209961" calcext:value-type="float">
            <text:p>0.9392299652</text:p>
          </table:table-cell>
          <table:table-cell table:formula="of:=IF(OR(ISBLANK([.E516]);[.I516]&lt;=0);&quot;&quot;;[.I516])" office:value-type="float" office:value="0.939229965209961" calcext:value-type="float">
            <text:p>0.93922996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384" calcext:value-type="float">
            <text:p>1427749445.70384</text:p>
          </table:table-cell>
          <table:table-cell office:value-type="float" office:value="1427749446.47897" calcext:value-type="float">
            <text:p>1427749446.47897</text:p>
          </table:table-cell>
          <table:table-cell office:value-type="float" office:value="1427749446.5601" calcext:value-type="float">
            <text:p>1427749446.5601</text:p>
          </table:table-cell>
          <table:table-cell/>
          <table:table-cell table:formula="of:=MAX([.B517];[.D517];[.G517])-MAX([.A517];[.C517];[.E517])" office:value-type="float" office:value="0.856260061264038" calcext:value-type="float">
            <text:p>0.8562600613</text:p>
          </table:table-cell>
          <table:table-cell table:formula="of:=IF(ISBLANK([.E517]);&quot;&quot;;[.I517])" office:value-type="float" office:value="0.856260061264038" calcext:value-type="float">
            <text:p>0.8562600613</text:p>
          </table:table-cell>
          <table:table-cell table:formula="of:=IF(OR(ISBLANK([.E517]);[.I517]&lt;=0);&quot;&quot;;[.I517])" office:value-type="float" office:value="0.856260061264038" calcext:value-type="float">
            <text:p>0.85626006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434" calcext:value-type="float">
            <text:p>1427749445.70434</text:p>
          </table:table-cell>
          <table:table-cell office:value-type="float" office:value="1427749446.96862" calcext:value-type="float">
            <text:p>1427749446.96862</text:p>
          </table:table-cell>
          <table:table-cell office:value-type="float" office:value="1427749447.00053" calcext:value-type="float">
            <text:p>1427749447.00053</text:p>
          </table:table-cell>
          <table:table-cell/>
          <table:table-cell table:formula="of:=MAX([.B518];[.D518];[.G518])-MAX([.A518];[.C518];[.E518])" office:value-type="float" office:value="1.29619002342224" calcext:value-type="float">
            <text:p>1.2961900234</text:p>
          </table:table-cell>
          <table:table-cell table:formula="of:=IF(ISBLANK([.E518]);&quot;&quot;;[.I518])" office:value-type="float" office:value="1.29619002342224" calcext:value-type="float">
            <text:p>1.2961900234</text:p>
          </table:table-cell>
          <table:table-cell table:formula="of:=IF(OR(ISBLANK([.E518]);[.I518]&lt;=0);&quot;&quot;;[.I518])" office:value-type="float" office:value="1.29619002342224" calcext:value-type="float">
            <text:p>1.29619002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5.70479" calcext:value-type="float">
            <text:p>1427749445.70479</text:p>
          </table:table-cell>
          <table:table-cell office:value-type="float" office:value="1427749446.87989" calcext:value-type="float">
            <text:p>1427749446.87989</text:p>
          </table:table-cell>
          <table:table-cell office:value-type="float" office:value="1427749446.91547" calcext:value-type="float">
            <text:p>1427749446.91547</text:p>
          </table:table-cell>
          <table:table-cell/>
          <table:table-cell table:formula="of:=MAX([.B519];[.D519];[.G519])-MAX([.A519];[.C519];[.E519])" office:value-type="float" office:value="1.21067976951599" calcext:value-type="float">
            <text:p>1.2106797695</text:p>
          </table:table-cell>
          <table:table-cell table:formula="of:=IF(ISBLANK([.E519]);&quot;&quot;;[.I519])" office:value-type="float" office:value="1.21067976951599" calcext:value-type="float">
            <text:p>1.2106797695</text:p>
          </table:table-cell>
          <table:table-cell table:formula="of:=IF(OR(ISBLANK([.E519]);[.I519]&lt;=0);&quot;&quot;;[.I519])" office:value-type="float" office:value="1.21067976951599" calcext:value-type="float">
            <text:p>1.210679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7.00055" calcext:value-type="float">
            <text:p>1427749447.00055</text:p>
          </table:table-cell>
          <table:table-cell office:value-type="float" office:value="1427749448.37251" calcext:value-type="float">
            <text:p>1427749448.37251</text:p>
          </table:table-cell>
          <table:table-cell table:number-columns-repeated="4"/>
          <table:table-cell table:formula="of:=MAX([.B520];[.D520];[.G520])-MAX([.A520];[.C520];[.E520])" office:value-type="float" office:value="1.37195992469788" calcext:value-type="float">
            <text:p>1.3719599247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055" calcext:value-type="float">
            <text:p>1427749447.00055</text:p>
          </table:table-cell>
          <table:table-cell office:value-type="float" office:value="1427749448.33865" calcext:value-type="float">
            <text:p>1427749448.33865</text:p>
          </table:table-cell>
          <table:table-cell office:value-type="float" office:value="1427749448.3725" calcext:value-type="float">
            <text:p>1427749448.3725</text:p>
          </table:table-cell>
          <table:table-cell/>
          <table:table-cell table:formula="of:=MAX([.B521];[.D521];[.G521])-MAX([.A521];[.C521];[.E521])" office:value-type="float" office:value="1.37194991111755" calcext:value-type="float">
            <text:p>1.3719499111</text:p>
          </table:table-cell>
          <table:table-cell table:formula="of:=IF(ISBLANK([.E521]);&quot;&quot;;[.I521])" office:value-type="float" office:value="1.37194991111755" calcext:value-type="float">
            <text:p>1.3719499111</text:p>
          </table:table-cell>
          <table:table-cell table:formula="of:=IF(OR(ISBLANK([.E521]);[.I521]&lt;=0);&quot;&quot;;[.I521])" office:value-type="float" office:value="1.37194991111755" calcext:value-type="float">
            <text:p>1.37194991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105" calcext:value-type="float">
            <text:p>1427749447.00105</text:p>
          </table:table-cell>
          <table:table-cell office:value-type="float" office:value="1427749448.2497" calcext:value-type="float">
            <text:p>1427749448.2497</text:p>
          </table:table-cell>
          <table:table-cell office:value-type="float" office:value="1427749448.27954" calcext:value-type="float">
            <text:p>1427749448.27954</text:p>
          </table:table-cell>
          <table:table-cell/>
          <table:table-cell table:formula="of:=MAX([.B522];[.D522];[.G522])-MAX([.A522];[.C522];[.E522])" office:value-type="float" office:value="1.27849006652832" calcext:value-type="float">
            <text:p>1.2784900665</text:p>
          </table:table-cell>
          <table:table-cell table:formula="of:=IF(ISBLANK([.E522]);&quot;&quot;;[.I522])" office:value-type="float" office:value="1.27849006652832" calcext:value-type="float">
            <text:p>1.2784900665</text:p>
          </table:table-cell>
          <table:table-cell table:formula="of:=IF(OR(ISBLANK([.E522]);[.I522]&lt;=0);&quot;&quot;;[.I522])" office:value-type="float" office:value="1.27849006652832" calcext:value-type="float">
            <text:p>1.27849006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15" calcext:value-type="float">
            <text:p>1427749447.0015</text:p>
          </table:table-cell>
          <table:table-cell office:value-type="float" office:value="1427749447.85292" calcext:value-type="float">
            <text:p>1427749447.85292</text:p>
          </table:table-cell>
          <table:table-cell office:value-type="float" office:value="1427749448.17071" calcext:value-type="float">
            <text:p>1427749448.17071</text:p>
          </table:table-cell>
          <table:table-cell/>
          <table:table-cell table:formula="of:=MAX([.B523];[.D523];[.G523])-MAX([.A523];[.C523];[.E523])" office:value-type="float" office:value="1.16921019554138" calcext:value-type="float">
            <text:p>1.1692101955</text:p>
          </table:table-cell>
          <table:table-cell table:formula="of:=IF(ISBLANK([.E523]);&quot;&quot;;[.I523])" office:value-type="float" office:value="1.16921019554138" calcext:value-type="float">
            <text:p>1.1692101955</text:p>
          </table:table-cell>
          <table:table-cell table:formula="of:=IF(OR(ISBLANK([.E523]);[.I523]&lt;=0);&quot;&quot;;[.I523])" office:value-type="float" office:value="1.16921019554138" calcext:value-type="float">
            <text:p>1.16921019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234" calcext:value-type="float">
            <text:p>1427749447.00234</text:p>
          </table:table-cell>
          <table:table-cell office:value-type="float" office:value="1427749448.24953" calcext:value-type="float">
            <text:p>1427749448.24953</text:p>
          </table:table-cell>
          <table:table-cell office:value-type="float" office:value="1427749448.28624" calcext:value-type="float">
            <text:p>1427749448.28624</text:p>
          </table:table-cell>
          <table:table-cell/>
          <table:table-cell table:formula="of:=MAX([.B524];[.D524];[.G524])-MAX([.A524];[.C524];[.E524])" office:value-type="float" office:value="1.28390002250671" calcext:value-type="float">
            <text:p>1.2839000225</text:p>
          </table:table-cell>
          <table:table-cell table:formula="of:=IF(ISBLANK([.E524]);&quot;&quot;;[.I524])" office:value-type="float" office:value="1.28390002250671" calcext:value-type="float">
            <text:p>1.2839000225</text:p>
          </table:table-cell>
          <table:table-cell table:formula="of:=IF(OR(ISBLANK([.E524]);[.I524]&lt;=0);&quot;&quot;;[.I524])" office:value-type="float" office:value="1.28390002250671" calcext:value-type="float">
            <text:p>1.28390002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279" calcext:value-type="float">
            <text:p>1427749447.00279</text:p>
          </table:table-cell>
          <table:table-cell office:value-type="float" office:value="1427749447.49338" calcext:value-type="float">
            <text:p>1427749447.49338</text:p>
          </table:table-cell>
          <table:table-cell office:value-type="float" office:value="1427749447.85286" calcext:value-type="float">
            <text:p>1427749447.85286</text:p>
          </table:table-cell>
          <table:table-cell/>
          <table:table-cell table:formula="of:=MAX([.B525];[.D525];[.G525])-MAX([.A525];[.C525];[.E525])" office:value-type="float" office:value="0.850069999694824" calcext:value-type="float">
            <text:p>0.8500699997</text:p>
          </table:table-cell>
          <table:table-cell table:formula="of:=IF(ISBLANK([.E525]);&quot;&quot;;[.I525])" office:value-type="float" office:value="0.850069999694824" calcext:value-type="float">
            <text:p>0.8500699997</text:p>
          </table:table-cell>
          <table:table-cell table:formula="of:=IF(OR(ISBLANK([.E525]);[.I525]&lt;=0);&quot;&quot;;[.I525])" office:value-type="float" office:value="0.850069999694824" calcext:value-type="float">
            <text:p>0.850069999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324" calcext:value-type="float">
            <text:p>1427749447.00324</text:p>
          </table:table-cell>
          <table:table-cell office:value-type="float" office:value="1427749447.77268" calcext:value-type="float">
            <text:p>1427749447.77268</text:p>
          </table:table-cell>
          <table:table-cell office:value-type="float" office:value="1427749447.85189" calcext:value-type="float">
            <text:p>1427749447.85189</text:p>
          </table:table-cell>
          <table:table-cell/>
          <table:table-cell table:formula="of:=MAX([.B526];[.D526];[.G526])-MAX([.A526];[.C526];[.E526])" office:value-type="float" office:value="0.848649978637695" calcext:value-type="float">
            <text:p>0.8486499786</text:p>
          </table:table-cell>
          <table:table-cell table:formula="of:=IF(ISBLANK([.E526]);&quot;&quot;;[.I526])" office:value-type="float" office:value="0.848649978637695" calcext:value-type="float">
            <text:p>0.8486499786</text:p>
          </table:table-cell>
          <table:table-cell table:formula="of:=IF(OR(ISBLANK([.E526]);[.I526]&lt;=0);&quot;&quot;;[.I526])" office:value-type="float" office:value="0.848649978637695" calcext:value-type="float">
            <text:p>0.84864997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446" calcext:value-type="float">
            <text:p>1427749447.00446</text:p>
          </table:table-cell>
          <table:table-cell office:value-type="float" office:value="1427749447.77277" calcext:value-type="float">
            <text:p>1427749447.77277</text:p>
          </table:table-cell>
          <table:table-cell office:value-type="float" office:value="1427749447.85192" calcext:value-type="float">
            <text:p>1427749447.85192</text:p>
          </table:table-cell>
          <table:table-cell/>
          <table:table-cell table:formula="of:=MAX([.B527];[.D527];[.G527])-MAX([.A527];[.C527];[.E527])" office:value-type="float" office:value="0.84745979309082" calcext:value-type="float">
            <text:p>0.8474597931</text:p>
          </table:table-cell>
          <table:table-cell table:formula="of:=IF(ISBLANK([.E527]);&quot;&quot;;[.I527])" office:value-type="float" office:value="0.84745979309082" calcext:value-type="float">
            <text:p>0.8474597931</text:p>
          </table:table-cell>
          <table:table-cell table:formula="of:=IF(OR(ISBLANK([.E527]);[.I527]&lt;=0);&quot;&quot;;[.I527])" office:value-type="float" office:value="0.84745979309082" calcext:value-type="float">
            <text:p>0.84745979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576" calcext:value-type="float">
            <text:p>1427749447.00576</text:p>
          </table:table-cell>
          <table:table-cell office:value-type="float" office:value="1427749448.17079" calcext:value-type="float">
            <text:p>1427749448.17079</text:p>
          </table:table-cell>
          <table:table-cell office:value-type="float" office:value="1427749448.2496" calcext:value-type="float">
            <text:p>1427749448.2496</text:p>
          </table:table-cell>
          <table:table-cell/>
          <table:table-cell table:formula="of:=MAX([.B528];[.D528];[.G528])-MAX([.A528];[.C528];[.E528])" office:value-type="float" office:value="1.24383997917175" calcext:value-type="float">
            <text:p>1.2438399792</text:p>
          </table:table-cell>
          <table:table-cell table:formula="of:=IF(ISBLANK([.E528]);&quot;&quot;;[.I528])" office:value-type="float" office:value="1.24383997917175" calcext:value-type="float">
            <text:p>1.2438399792</text:p>
          </table:table-cell>
          <table:table-cell table:formula="of:=IF(OR(ISBLANK([.E528]);[.I528]&lt;=0);&quot;&quot;;[.I528])" office:value-type="float" office:value="1.24383997917175" calcext:value-type="float">
            <text:p>1.24383997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712" calcext:value-type="float">
            <text:p>1427749447.00712</text:p>
          </table:table-cell>
          <table:table-cell office:value-type="float" office:value="1427749447.8538" calcext:value-type="float">
            <text:p>1427749447.8538</text:p>
          </table:table-cell>
          <table:table-cell office:value-type="float" office:value="1427749447.93347" calcext:value-type="float">
            <text:p>1427749447.93347</text:p>
          </table:table-cell>
          <table:table-cell/>
          <table:table-cell table:formula="of:=MAX([.B529];[.D529];[.G529])-MAX([.A529];[.C529];[.E529])" office:value-type="float" office:value="0.926350116729736" calcext:value-type="float">
            <text:p>0.9263501167</text:p>
          </table:table-cell>
          <table:table-cell table:formula="of:=IF(ISBLANK([.E529]);&quot;&quot;;[.I529])" office:value-type="float" office:value="0.926350116729736" calcext:value-type="float">
            <text:p>0.9263501167</text:p>
          </table:table-cell>
          <table:table-cell table:formula="of:=IF(OR(ISBLANK([.E529]);[.I529]&lt;=0);&quot;&quot;;[.I529])" office:value-type="float" office:value="0.926350116729736" calcext:value-type="float">
            <text:p>0.926350116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7.00847" calcext:value-type="float">
            <text:p>1427749447.00847</text:p>
          </table:table-cell>
          <table:table-cell office:value-type="float" office:value="1427749448.2547" calcext:value-type="float">
            <text:p>1427749448.2547</text:p>
          </table:table-cell>
          <table:table-cell office:value-type="float" office:value="1427749448.29009" calcext:value-type="float">
            <text:p>1427749448.29009</text:p>
          </table:table-cell>
          <table:table-cell/>
          <table:table-cell table:formula="of:=MAX([.B530];[.D530];[.G530])-MAX([.A530];[.C530];[.E530])" office:value-type="float" office:value="1.28162002563477" calcext:value-type="float">
            <text:p>1.2816200256</text:p>
          </table:table-cell>
          <table:table-cell table:formula="of:=IF(ISBLANK([.E530]);&quot;&quot;;[.I530])" office:value-type="float" office:value="1.28162002563477" calcext:value-type="float">
            <text:p>1.2816200256</text:p>
          </table:table-cell>
          <table:table-cell table:formula="of:=IF(OR(ISBLANK([.E530]);[.I530]&lt;=0);&quot;&quot;;[.I530])" office:value-type="float" office:value="1.28162002563477" calcext:value-type="float">
            <text:p>1.28162002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8.37252" calcext:value-type="float">
            <text:p>1427749448.37252</text:p>
          </table:table-cell>
          <table:table-cell office:value-type="float" office:value="1427749449.8189" calcext:value-type="float">
            <text:p>1427749449.8189</text:p>
          </table:table-cell>
          <table:table-cell table:number-columns-repeated="4"/>
          <table:table-cell table:formula="of:=MAX([.B531];[.D531];[.G531])-MAX([.A531];[.C531];[.E531])" office:value-type="float" office:value="1.44638013839722" calcext:value-type="float">
            <text:p>1.4463801384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252" calcext:value-type="float">
            <text:p>1427749448.37252</text:p>
          </table:table-cell>
          <table:table-cell office:value-type="float" office:value="1427749449.6925" calcext:value-type="float">
            <text:p>1427749449.6925</text:p>
          </table:table-cell>
          <table:table-cell office:value-type="float" office:value="1427749449.71952" calcext:value-type="float">
            <text:p>1427749449.71952</text:p>
          </table:table-cell>
          <table:table-cell/>
          <table:table-cell table:formula="of:=MAX([.B532];[.D532];[.G532])-MAX([.A532];[.C532];[.E532])" office:value-type="float" office:value="1.34700012207031" calcext:value-type="float">
            <text:p>1.3470001221</text:p>
          </table:table-cell>
          <table:table-cell table:formula="of:=IF(ISBLANK([.E532]);&quot;&quot;;[.I532])" office:value-type="float" office:value="1.34700012207031" calcext:value-type="float">
            <text:p>1.3470001221</text:p>
          </table:table-cell>
          <table:table-cell table:formula="of:=IF(OR(ISBLANK([.E532]);[.I532]&lt;=0);&quot;&quot;;[.I532])" office:value-type="float" office:value="1.34700012207031" calcext:value-type="float">
            <text:p>1.34700012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388" calcext:value-type="float">
            <text:p>1427749448.37388</text:p>
          </table:table-cell>
          <table:table-cell office:value-type="float" office:value="1427749449.33731" calcext:value-type="float">
            <text:p>1427749449.33731</text:p>
          </table:table-cell>
          <table:table-cell office:value-type="float" office:value="1427749449.41501" calcext:value-type="float">
            <text:p>1427749449.41501</text:p>
          </table:table-cell>
          <table:table-cell/>
          <table:table-cell table:formula="of:=MAX([.B533];[.D533];[.G533])-MAX([.A533];[.C533];[.E533])" office:value-type="float" office:value="1.04113006591797" calcext:value-type="float">
            <text:p>1.0411300659</text:p>
          </table:table-cell>
          <table:table-cell table:formula="of:=IF(ISBLANK([.E533]);&quot;&quot;;[.I533])" office:value-type="float" office:value="1.04113006591797" calcext:value-type="float">
            <text:p>1.0411300659</text:p>
          </table:table-cell>
          <table:table-cell table:formula="of:=IF(OR(ISBLANK([.E533]);[.I533]&lt;=0);&quot;&quot;;[.I533])" office:value-type="float" office:value="1.04113006591797" calcext:value-type="float">
            <text:p>1.04113006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521" calcext:value-type="float">
            <text:p>1427749448.37521</text:p>
          </table:table-cell>
          <table:table-cell office:value-type="float" office:value="1427749449.69268" calcext:value-type="float">
            <text:p>1427749449.69268</text:p>
          </table:table-cell>
          <table:table-cell office:value-type="float" office:value="1427749449.72313" calcext:value-type="float">
            <text:p>1427749449.72313</text:p>
          </table:table-cell>
          <table:table-cell/>
          <table:table-cell table:formula="of:=MAX([.B534];[.D534];[.G534])-MAX([.A534];[.C534];[.E534])" office:value-type="float" office:value="1.34791994094849" calcext:value-type="float">
            <text:p>1.3479199409</text:p>
          </table:table-cell>
          <table:table-cell table:formula="of:=IF(ISBLANK([.E534]);&quot;&quot;;[.I534])" office:value-type="float" office:value="1.34791994094849" calcext:value-type="float">
            <text:p>1.3479199409</text:p>
          </table:table-cell>
          <table:table-cell table:formula="of:=IF(OR(ISBLANK([.E534]);[.I534]&lt;=0);&quot;&quot;;[.I534])" office:value-type="float" office:value="1.34791994094849" calcext:value-type="float">
            <text:p>1.34791994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685" calcext:value-type="float">
            <text:p>1427749448.37685</text:p>
          </table:table-cell>
          <table:table-cell office:value-type="float" office:value="1427749449.78303" calcext:value-type="float">
            <text:p>1427749449.78303</text:p>
          </table:table-cell>
          <table:table-cell office:value-type="float" office:value="1427749449.81889" calcext:value-type="float">
            <text:p>1427749449.81889</text:p>
          </table:table-cell>
          <table:table-cell/>
          <table:table-cell table:formula="of:=MAX([.B535];[.D535];[.G535])-MAX([.A535];[.C535];[.E535])" office:value-type="float" office:value="1.44204020500183" calcext:value-type="float">
            <text:p>1.442040205</text:p>
          </table:table-cell>
          <table:table-cell table:formula="of:=IF(ISBLANK([.E535]);&quot;&quot;;[.I535])" office:value-type="float" office:value="1.44204020500183" calcext:value-type="float">
            <text:p>1.442040205</text:p>
          </table:table-cell>
          <table:table-cell table:formula="of:=IF(OR(ISBLANK([.E535]);[.I535]&lt;=0);&quot;&quot;;[.I535])" office:value-type="float" office:value="1.44204020500183" calcext:value-type="float">
            <text:p>1.4420402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816" calcext:value-type="float">
            <text:p>1427749448.37816</text:p>
          </table:table-cell>
          <table:table-cell office:value-type="float" office:value="1427749449.69329" calcext:value-type="float">
            <text:p>1427749449.69329</text:p>
          </table:table-cell>
          <table:table-cell office:value-type="float" office:value="1427749449.72744" calcext:value-type="float">
            <text:p>1427749449.72744</text:p>
          </table:table-cell>
          <table:table-cell/>
          <table:table-cell table:formula="of:=MAX([.B536];[.D536];[.G536])-MAX([.A536];[.C536];[.E536])" office:value-type="float" office:value="1.34928011894226" calcext:value-type="float">
            <text:p>1.3492801189</text:p>
          </table:table-cell>
          <table:table-cell table:formula="of:=IF(ISBLANK([.E536]);&quot;&quot;;[.I536])" office:value-type="float" office:value="1.34928011894226" calcext:value-type="float">
            <text:p>1.3492801189</text:p>
          </table:table-cell>
          <table:table-cell table:formula="of:=IF(OR(ISBLANK([.E536]);[.I536]&lt;=0);&quot;&quot;;[.I536])" office:value-type="float" office:value="1.34928011894226" calcext:value-type="float">
            <text:p>1.34928011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7954" calcext:value-type="float">
            <text:p>1427749448.37954</text:p>
          </table:table-cell>
          <table:table-cell office:value-type="float" office:value="1427749449.49443" calcext:value-type="float">
            <text:p>1427749449.49443</text:p>
          </table:table-cell>
          <table:table-cell office:value-type="float" office:value="1427749449.61397" calcext:value-type="float">
            <text:p>1427749449.61397</text:p>
          </table:table-cell>
          <table:table-cell/>
          <table:table-cell table:formula="of:=MAX([.B537];[.D537];[.G537])-MAX([.A537];[.C537];[.E537])" office:value-type="float" office:value="1.23443007469177" calcext:value-type="float">
            <text:p>1.2344300747</text:p>
          </table:table-cell>
          <table:table-cell table:formula="of:=IF(ISBLANK([.E537]);&quot;&quot;;[.I537])" office:value-type="float" office:value="1.23443007469177" calcext:value-type="float">
            <text:p>1.2344300747</text:p>
          </table:table-cell>
          <table:table-cell table:formula="of:=IF(OR(ISBLANK([.E537]);[.I537]&lt;=0);&quot;&quot;;[.I537])" office:value-type="float" office:value="1.23443007469177" calcext:value-type="float">
            <text:p>1.23443007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8085" calcext:value-type="float">
            <text:p>1427749448.38085</text:p>
          </table:table-cell>
          <table:table-cell office:value-type="float" office:value="1427749449.21779" calcext:value-type="float">
            <text:p>1427749449.21779</text:p>
          </table:table-cell>
          <table:table-cell office:value-type="float" office:value="1427749449.33737" calcext:value-type="float">
            <text:p>1427749449.33737</text:p>
          </table:table-cell>
          <table:table-cell/>
          <table:table-cell table:formula="of:=MAX([.B538];[.D538];[.G538])-MAX([.A538];[.C538];[.E538])" office:value-type="float" office:value="0.956519842147827" calcext:value-type="float">
            <text:p>0.9565198421</text:p>
          </table:table-cell>
          <table:table-cell table:formula="of:=IF(ISBLANK([.E538]);&quot;&quot;;[.I538])" office:value-type="float" office:value="0.956519842147827" calcext:value-type="float">
            <text:p>0.9565198421</text:p>
          </table:table-cell>
          <table:table-cell table:formula="of:=IF(OR(ISBLANK([.E538]);[.I538]&lt;=0);&quot;&quot;;[.I538])" office:value-type="float" office:value="0.956519842147827" calcext:value-type="float">
            <text:p>0.95651984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8216" calcext:value-type="float">
            <text:p>1427749448.38216</text:p>
          </table:table-cell>
          <table:table-cell office:value-type="float" office:value="1427749449.61391" calcext:value-type="float">
            <text:p>1427749449.61391</text:p>
          </table:table-cell>
          <table:table-cell office:value-type="float" office:value="1427749449.69256" calcext:value-type="float">
            <text:p>1427749449.69256</text:p>
          </table:table-cell>
          <table:table-cell/>
          <table:table-cell table:formula="of:=MAX([.B539];[.D539];[.G539])-MAX([.A539];[.C539];[.E539])" office:value-type="float" office:value="1.31040000915527" calcext:value-type="float">
            <text:p>1.3104000092</text:p>
          </table:table-cell>
          <table:table-cell table:formula="of:=IF(ISBLANK([.E539]);&quot;&quot;;[.I539])" office:value-type="float" office:value="1.31040000915527" calcext:value-type="float">
            <text:p>1.3104000092</text:p>
          </table:table-cell>
          <table:table-cell table:formula="of:=IF(OR(ISBLANK([.E539]);[.I539]&lt;=0);&quot;&quot;;[.I539])" office:value-type="float" office:value="1.31040000915527" calcext:value-type="float">
            <text:p>1.31040000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8348" calcext:value-type="float">
            <text:p>1427749448.38348</text:p>
          </table:table-cell>
          <table:table-cell office:value-type="float" office:value="1427749449.06054" calcext:value-type="float">
            <text:p>1427749449.06054</text:p>
          </table:table-cell>
          <table:table-cell office:value-type="float" office:value="1427749449.13915" calcext:value-type="float">
            <text:p>1427749449.13915</text:p>
          </table:table-cell>
          <table:table-cell/>
          <table:table-cell table:formula="of:=MAX([.B540];[.D540];[.G540])-MAX([.A540];[.C540];[.E540])" office:value-type="float" office:value="0.755669832229614" calcext:value-type="float">
            <text:p>0.7556698322</text:p>
          </table:table-cell>
          <table:table-cell table:formula="of:=IF(ISBLANK([.E540]);&quot;&quot;;[.I540])" office:value-type="float" office:value="0.755669832229614" calcext:value-type="float">
            <text:p>0.7556698322</text:p>
          </table:table-cell>
          <table:table-cell table:formula="of:=IF(OR(ISBLANK([.E540]);[.I540]&lt;=0);&quot;&quot;;[.I540])" office:value-type="float" office:value="0.755669832229614" calcext:value-type="float">
            <text:p>0.75566983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8.38486" calcext:value-type="float">
            <text:p>1427749448.38486</text:p>
          </table:table-cell>
          <table:table-cell office:value-type="float" office:value="1427749449.41495" calcext:value-type="float">
            <text:p>1427749449.41495</text:p>
          </table:table-cell>
          <table:table-cell office:value-type="float" office:value="1427749449.49449" calcext:value-type="float">
            <text:p>1427749449.49449</text:p>
          </table:table-cell>
          <table:table-cell/>
          <table:table-cell table:formula="of:=MAX([.B541];[.D541];[.G541])-MAX([.A541];[.C541];[.E541])" office:value-type="float" office:value="1.10962986946106" calcext:value-type="float">
            <text:p>1.1096298695</text:p>
          </table:table-cell>
          <table:table-cell table:formula="of:=IF(ISBLANK([.E541]);&quot;&quot;;[.I541])" office:value-type="float" office:value="1.10962986946106" calcext:value-type="float">
            <text:p>1.1096298695</text:p>
          </table:table-cell>
          <table:table-cell table:formula="of:=IF(OR(ISBLANK([.E541]);[.I541]&lt;=0);&quot;&quot;;[.I541])" office:value-type="float" office:value="1.10962986946106" calcext:value-type="float">
            <text:p>1.1096298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7749449.81891" calcext:value-type="float">
            <text:p>1427749449.81891</text:p>
          </table:table-cell>
          <table:table-cell office:value-type="float" office:value="1427749451.51415" calcext:value-type="float">
            <text:p>1427749451.51415</text:p>
          </table:table-cell>
          <table:table-cell table:number-columns-repeated="4"/>
          <table:table-cell table:formula="of:=MAX([.B542];[.D542];[.G542])-MAX([.A542];[.C542];[.E542])" office:value-type="float" office:value="1.69524002075195" calcext:value-type="float">
            <text:p>1.6952400208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1891" calcext:value-type="float">
            <text:p>1427749449.81891</text:p>
          </table:table-cell>
          <table:table-cell office:value-type="float" office:value="1427749451.38774" calcext:value-type="float">
            <text:p>1427749451.38774</text:p>
          </table:table-cell>
          <table:table-cell office:value-type="float" office:value="1427749451.41716" calcext:value-type="float">
            <text:p>1427749451.41716</text:p>
          </table:table-cell>
          <table:table-cell/>
          <table:table-cell table:formula="of:=MAX([.B543];[.D543];[.G543])-MAX([.A543];[.C543];[.E543])" office:value-type="float" office:value="1.59825015068054" calcext:value-type="float">
            <text:p>1.5982501507</text:p>
          </table:table-cell>
          <table:table-cell table:formula="of:=IF(ISBLANK([.E543]);&quot;&quot;;[.I543])" office:value-type="float" office:value="1.59825015068054" calcext:value-type="float">
            <text:p>1.5982501507</text:p>
          </table:table-cell>
          <table:table-cell table:formula="of:=IF(OR(ISBLANK([.E543]);[.I543]&lt;=0);&quot;&quot;;[.I543])" office:value-type="float" office:value="1.59825015068054" calcext:value-type="float">
            <text:p>1.59825015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029" calcext:value-type="float">
            <text:p>1427749449.82029</text:p>
          </table:table-cell>
          <table:table-cell office:value-type="float" office:value="1427749451.47819" calcext:value-type="float">
            <text:p>1427749451.47819</text:p>
          </table:table-cell>
          <table:table-cell office:value-type="float" office:value="1427749451.51415" calcext:value-type="float">
            <text:p>1427749451.51415</text:p>
          </table:table-cell>
          <table:table-cell/>
          <table:table-cell table:formula="of:=MAX([.B544];[.D544];[.G544])-MAX([.A544];[.C544];[.E544])" office:value-type="float" office:value="1.69385981559753" calcext:value-type="float">
            <text:p>1.6938598156</text:p>
          </table:table-cell>
          <table:table-cell table:formula="of:=IF(ISBLANK([.E544]);&quot;&quot;;[.I544])" office:value-type="float" office:value="1.69385981559753" calcext:value-type="float">
            <text:p>1.6938598156</text:p>
          </table:table-cell>
          <table:table-cell table:formula="of:=IF(OR(ISBLANK([.E544]);[.I544]&lt;=0);&quot;&quot;;[.I544])" office:value-type="float" office:value="1.69385981559753" calcext:value-type="float">
            <text:p>1.69385981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162" calcext:value-type="float">
            <text:p>1427749449.82162</text:p>
          </table:table-cell>
          <table:table-cell office:value-type="float" office:value="1427749450.82662" calcext:value-type="float">
            <text:p>1427749450.82662</text:p>
          </table:table-cell>
          <table:table-cell office:value-type="float" office:value="1427749450.90629" calcext:value-type="float">
            <text:p>1427749450.90629</text:p>
          </table:table-cell>
          <table:table-cell/>
          <table:table-cell table:formula="of:=MAX([.B545];[.D545];[.G545])-MAX([.A545];[.C545];[.E545])" office:value-type="float" office:value="1.0846700668335" calcext:value-type="float">
            <text:p>1.0846700668</text:p>
          </table:table-cell>
          <table:table-cell table:formula="of:=IF(ISBLANK([.E545]);&quot;&quot;;[.I545])" office:value-type="float" office:value="1.0846700668335" calcext:value-type="float">
            <text:p>1.0846700668</text:p>
          </table:table-cell>
          <table:table-cell table:formula="of:=IF(OR(ISBLANK([.E545]);[.I545]&lt;=0);&quot;&quot;;[.I545])" office:value-type="float" office:value="1.0846700668335" calcext:value-type="float">
            <text:p>1.08467006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293" calcext:value-type="float">
            <text:p>1427749449.82293</text:p>
          </table:table-cell>
          <table:table-cell office:value-type="float" office:value="1427749451.39565" calcext:value-type="float">
            <text:p>1427749451.39565</text:p>
          </table:table-cell>
          <table:table-cell office:value-type="float" office:value="1427749451.43049" calcext:value-type="float">
            <text:p>1427749451.43049</text:p>
          </table:table-cell>
          <table:table-cell/>
          <table:table-cell table:formula="of:=MAX([.B546];[.D546];[.G546])-MAX([.A546];[.C546];[.E546])" office:value-type="float" office:value="1.6075599193573" calcext:value-type="float">
            <text:p>1.6075599194</text:p>
          </table:table-cell>
          <table:table-cell table:formula="of:=IF(ISBLANK([.E546]);&quot;&quot;;[.I546])" office:value-type="float" office:value="1.6075599193573" calcext:value-type="float">
            <text:p>1.6075599194</text:p>
          </table:table-cell>
          <table:table-cell table:formula="of:=IF(OR(ISBLANK([.E546]);[.I546]&lt;=0);&quot;&quot;;[.I546])" office:value-type="float" office:value="1.6075599193573" calcext:value-type="float">
            <text:p>1.60755991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409" calcext:value-type="float">
            <text:p>1427749449.82409</text:p>
          </table:table-cell>
          <table:table-cell office:value-type="float" office:value="1427749451.38784" calcext:value-type="float">
            <text:p>1427749451.38784</text:p>
          </table:table-cell>
          <table:table-cell office:value-type="float" office:value="1427749451.42247" calcext:value-type="float">
            <text:p>1427749451.42247</text:p>
          </table:table-cell>
          <table:table-cell/>
          <table:table-cell table:formula="of:=MAX([.B547];[.D547];[.G547])-MAX([.A547];[.C547];[.E547])" office:value-type="float" office:value="1.59838008880615" calcext:value-type="float">
            <text:p>1.5983800888</text:p>
          </table:table-cell>
          <table:table-cell table:formula="of:=IF(ISBLANK([.E547]);&quot;&quot;;[.I547])" office:value-type="float" office:value="1.59838008880615" calcext:value-type="float">
            <text:p>1.5983800888</text:p>
          </table:table-cell>
          <table:table-cell table:formula="of:=IF(OR(ISBLANK([.E547]);[.I547]&lt;=0);&quot;&quot;;[.I547])" office:value-type="float" office:value="1.59838008880615" calcext:value-type="float">
            <text:p>1.598380088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455" calcext:value-type="float">
            <text:p>1427749449.82455</text:p>
          </table:table-cell>
          <table:table-cell office:value-type="float" office:value="1427749451.02611" calcext:value-type="float">
            <text:p>1427749451.02611</text:p>
          </table:table-cell>
          <table:table-cell office:value-type="float" office:value="1427749451.14806" calcext:value-type="float">
            <text:p>1427749451.14806</text:p>
          </table:table-cell>
          <table:table-cell/>
          <table:table-cell table:formula="of:=MAX([.B548];[.D548];[.G548])-MAX([.A548];[.C548];[.E548])" office:value-type="float" office:value="1.32351016998291" calcext:value-type="float">
            <text:p>1.32351017</text:p>
          </table:table-cell>
          <table:table-cell table:formula="of:=IF(ISBLANK([.E548]);&quot;&quot;;[.I548])" office:value-type="float" office:value="1.32351016998291" calcext:value-type="float">
            <text:p>1.32351017</text:p>
          </table:table-cell>
          <table:table-cell table:formula="of:=IF(OR(ISBLANK([.E548]);[.I548]&lt;=0);&quot;&quot;;[.I548])" office:value-type="float" office:value="1.32351016998291" calcext:value-type="float">
            <text:p>1.323510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501" calcext:value-type="float">
            <text:p>1427749449.82501</text:p>
          </table:table-cell>
          <table:table-cell office:value-type="float" office:value="1427749450.90624" calcext:value-type="float">
            <text:p>1427749450.90624</text:p>
          </table:table-cell>
          <table:table-cell office:value-type="float" office:value="1427749451.02626" calcext:value-type="float">
            <text:p>1427749451.02626</text:p>
          </table:table-cell>
          <table:table-cell/>
          <table:table-cell table:formula="of:=MAX([.B549];[.D549];[.G549])-MAX([.A549];[.C549];[.E549])" office:value-type="float" office:value="1.20124983787537" calcext:value-type="float">
            <text:p>1.2012498379</text:p>
          </table:table-cell>
          <table:table-cell table:formula="of:=IF(ISBLANK([.E549]);&quot;&quot;;[.I549])" office:value-type="float" office:value="1.20124983787537" calcext:value-type="float">
            <text:p>1.2012498379</text:p>
          </table:table-cell>
          <table:table-cell table:formula="of:=IF(OR(ISBLANK([.E549]);[.I549]&lt;=0);&quot;&quot;;[.I549])" office:value-type="float" office:value="1.20124983787537" calcext:value-type="float">
            <text:p>1.20124983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546" calcext:value-type="float">
            <text:p>1427749449.82546</text:p>
          </table:table-cell>
          <table:table-cell office:value-type="float" office:value="1427749451.0262" calcext:value-type="float">
            <text:p>1427749451.0262</text:p>
          </table:table-cell>
          <table:table-cell office:value-type="float" office:value="1427749451.1481" calcext:value-type="float">
            <text:p>1427749451.1481</text:p>
          </table:table-cell>
          <table:table-cell/>
          <table:table-cell table:formula="of:=MAX([.B550];[.D550];[.G550])-MAX([.A550];[.C550];[.E550])" office:value-type="float" office:value="1.32263994216919" calcext:value-type="float">
            <text:p>1.3226399422</text:p>
          </table:table-cell>
          <table:table-cell table:formula="of:=IF(ISBLANK([.E550]);&quot;&quot;;[.I550])" office:value-type="float" office:value="1.32263994216919" calcext:value-type="float">
            <text:p>1.3226399422</text:p>
          </table:table-cell>
          <table:table-cell table:formula="of:=IF(OR(ISBLANK([.E550]);[.I550]&lt;=0);&quot;&quot;;[.I550])" office:value-type="float" office:value="1.32263994216919" calcext:value-type="float">
            <text:p>1.32263994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591" calcext:value-type="float">
            <text:p>1427749449.82591</text:p>
          </table:table-cell>
          <table:table-cell office:value-type="float" office:value="1427749451.22856" calcext:value-type="float">
            <text:p>1427749451.22856</text:p>
          </table:table-cell>
          <table:table-cell office:value-type="float" office:value="1427749451.30929" calcext:value-type="float">
            <text:p>1427749451.30929</text:p>
          </table:table-cell>
          <table:table-cell/>
          <table:table-cell table:formula="of:=MAX([.B551];[.D551];[.G551])-MAX([.A551];[.C551];[.E551])" office:value-type="float" office:value="1.48337984085083" calcext:value-type="float">
            <text:p>1.4833798409</text:p>
          </table:table-cell>
          <table:table-cell table:formula="of:=IF(ISBLANK([.E551]);&quot;&quot;;[.I551])" office:value-type="float" office:value="1.48337984085083" calcext:value-type="float">
            <text:p>1.4833798409</text:p>
          </table:table-cell>
          <table:table-cell table:formula="of:=IF(OR(ISBLANK([.E551]);[.I551]&lt;=0);&quot;&quot;;[.I551])" office:value-type="float" office:value="1.48337984085083" calcext:value-type="float">
            <text:p>1.48337984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7749449.82636" calcext:value-type="float">
            <text:p>1427749449.82636</text:p>
          </table:table-cell>
          <table:table-cell office:value-type="float" office:value="1427749451.22849" calcext:value-type="float">
            <text:p>1427749451.22849</text:p>
          </table:table-cell>
          <table:table-cell office:value-type="float" office:value="1427749451.30925" calcext:value-type="float">
            <text:p>1427749451.30925</text:p>
          </table:table-cell>
          <table:table-cell/>
          <table:table-cell table:formula="of:=MAX([.B552];[.D552];[.G552])-MAX([.A552];[.C552];[.E552])" office:value-type="float" office:value="1.48289012908936" calcext:value-type="float">
            <text:p>1.4828901291</text:p>
          </table:table-cell>
          <table:table-cell table:formula="of:=IF(ISBLANK([.E552]);&quot;&quot;;[.I552])" office:value-type="float" office:value="1.48289012908936" calcext:value-type="float">
            <text:p>1.4828901291</text:p>
          </table:table-cell>
          <table:table-cell table:formula="of:=IF(OR(ISBLANK([.E552]);[.I552]&lt;=0);&quot;&quot;;[.I552])" office:value-type="float" office:value="1.48289012908936" calcext:value-type="float">
            <text:p>1.4828901291</text:p>
          </table:table-cell>
          <table:table-cell/>
        </table:table-row>
        <table:table-row table:style-name="ro1">
          <table:table-cell table:number-columns-repeated="10"/>
          <table:table-cell table:formula="of:=IF(OR(ISBLANK([.E553]);[.I553]&lt;=0);&quot;&quot;;[.I553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4]);[.I554]&lt;=0);&quot;&quot;;[.I554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5]);[.I555]&lt;=0);&quot;&quot;;[.I555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6]);[.I556]&lt;=0);&quot;&quot;;[.I556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7]);[.I557]&lt;=0);&quot;&quot;;[.I557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8]);[.I558]&lt;=0);&quot;&quot;;[.I558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59]);[.I559]&lt;=0);&quot;&quot;;[.I559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0]);[.I560]&lt;=0);&quot;&quot;;[.I560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1]);[.I561]&lt;=0);&quot;&quot;;[.I561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2]);[.I562]&lt;=0);&quot;&quot;;[.I562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3]);[.I563]&lt;=0);&quot;&quot;;[.I563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4]);[.I564]&lt;=0);&quot;&quot;;[.I564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5]);[.I565]&lt;=0);&quot;&quot;;[.I565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6]);[.I566]&lt;=0);&quot;&quot;;[.I566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7]);[.I567]&lt;=0);&quot;&quot;;[.I567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8]);[.I568]&lt;=0);&quot;&quot;;[.I568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69]);[.I569]&lt;=0);&quot;&quot;;[.I569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0]);[.I570]&lt;=0);&quot;&quot;;[.I570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1]);[.I571]&lt;=0);&quot;&quot;;[.I571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2]);[.I572]&lt;=0);&quot;&quot;;[.I572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3]);[.I573]&lt;=0);&quot;&quot;;[.I573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4]);[.I574]&lt;=0);&quot;&quot;;[.I574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5]);[.I575]&lt;=0);&quot;&quot;;[.I575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6]);[.I576]&lt;=0);&quot;&quot;;[.I576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7]);[.I577]&lt;=0);&quot;&quot;;[.I577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8]);[.I578]&lt;=0);&quot;&quot;;[.I578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79]);[.I579]&lt;=0);&quot;&quot;;[.I579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0]);[.I580]&lt;=0);&quot;&quot;;[.I580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1]);[.I581]&lt;=0);&quot;&quot;;[.I581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2]);[.I582]&lt;=0);&quot;&quot;;[.I582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3]);[.I583]&lt;=0);&quot;&quot;;[.I583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4]);[.I584]&lt;=0);&quot;&quot;;[.I584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5]);[.I585]&lt;=0);&quot;&quot;;[.I585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6]);[.I586]&lt;=0);&quot;&quot;;[.I586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7]);[.I587]&lt;=0);&quot;&quot;;[.I587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8]);[.I588]&lt;=0);&quot;&quot;;[.I588])">
            <text:p/>
          </table:table-cell>
          <table:table-cell/>
        </table:table-row>
        <table:table-row table:style-name="ro1">
          <table:table-cell table:number-columns-repeated="10"/>
          <table:table-cell table:formula="of:=IF(OR(ISBLANK([.E589]);[.I589]&lt;=0);&quot;&quot;;[.I589])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8:19:59.298212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18:39:31.794029337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3294" meta:object-count="0"/>
  </office:meta>
</office:document-meta>
</file>